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3_26_26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ОСТАТКИ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34" calcext:value-type="float">
            <text:p>34</text:p>
          </table:table-cell>
          <table:table-cell table:style-name="Default" table:formula="of:=[.B2]" office:value-type="float" office:value="34" calcext:value-type="float">
            <text:p>34</text:p>
          </table:table-cell>
          <table:table-cell table:style-name="Default"/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41" calcext:value-type="float">
            <text:p>41</text:p>
          </table:table-cell>
          <table:table-cell table:formula="of:=IF([.A3]=[.A2];[.C2]+[.B3];[.B3])" office:value-type="float" office:value="75" calcext:value-type="float">
            <text:p>75</text:p>
          </table:table-cell>
          <table:table-cell table:formula="of:=IF(AND([.A3]=[.A2];[.C3]&gt;500);1;&quot;&quot;)">
            <text:p/>
          </table:table-cell>
          <table:table-cell table:formula="of:=IF(AND([.D2]=&quot;&quot;;[.D3]=1);1;[.D3]+[.E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48" calcext:value-type="float">
            <text:p>48</text:p>
          </table:table-cell>
          <table:table-cell table:formula="of:=IF([.A4]=[.A3];[.C3]+[.B4];[.B4])" office:value-type="float" office:value="123" calcext:value-type="float">
            <text:p>123</text:p>
          </table:table-cell>
          <table:table-cell table:formula="of:=IF(AND([.A4]=[.A3];[.C4]&gt;500);1;&quot;&quot;)">
            <text:p/>
          </table:table-cell>
          <table:table-cell table:formula="of:=IF(AND([.D3]=&quot;&quot;;[.D4]=1);1;[.D4]+[.E3])" office:value-type="string" office:string-value="" calcext:value-type="error">
            <text:p>#ЗНАЧ!</text:p>
          </table:table-cell>
          <table:table-cell table:number-columns-repeated="3"/>
          <table:table-cell office:value-type="float" office:value="391" calcext:value-type="float">
            <text:p>391</text:p>
          </table:table-cell>
          <table:table-cell office:value-type="float" office:value="15230058" calcext:value-type="float">
            <text:p>15230058</text:p>
          </table:table-cell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52" calcext:value-type="float">
            <text:p>52</text:p>
          </table:table-cell>
          <table:table-cell table:formula="of:=IF([.A5]=[.A4];[.C4]+[.B5];[.B5])" office:value-type="float" office:value="175" calcext:value-type="float">
            <text:p>175</text:p>
          </table:table-cell>
          <table:table-cell table:formula="of:=IF(AND([.A5]=[.A4];[.C5]&gt;500);1;&quot;&quot;)">
            <text:p/>
          </table:table-cell>
          <table:table-cell table:formula="of:=IF(AND([.D4]=&quot;&quot;;[.D5]=1);1;[.D5]+[.E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54" calcext:value-type="float">
            <text:p>54</text:p>
          </table:table-cell>
          <table:table-cell table:formula="of:=IF([.A6]=[.A5];[.C5]+[.B6];[.B6])" office:value-type="float" office:value="229" calcext:value-type="float">
            <text:p>229</text:p>
          </table:table-cell>
          <table:table-cell table:formula="of:=IF(AND([.A6]=[.A5];[.C6]&gt;500);1;&quot;&quot;)">
            <text:p/>
          </table:table-cell>
          <table:table-cell table:formula="of:=IF(AND([.D5]=&quot;&quot;;[.D6]=1);1;[.D6]+[.E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58" calcext:value-type="float">
            <text:p>58</text:p>
          </table:table-cell>
          <table:table-cell table:formula="of:=IF([.A7]=[.A6];[.C6]+[.B7];[.B7])" office:value-type="float" office:value="287" calcext:value-type="float">
            <text:p>287</text:p>
          </table:table-cell>
          <table:table-cell table:formula="of:=IF(AND([.A7]=[.A6];[.C7]&gt;500);1;&quot;&quot;)">
            <text:p/>
          </table:table-cell>
          <table:table-cell table:formula="of:=IF(AND([.D6]=&quot;&quot;;[.D7]=1);1;[.D7]+[.E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63" calcext:value-type="float">
            <text:p>63</text:p>
          </table:table-cell>
          <table:table-cell table:formula="of:=IF([.A8]=[.A7];[.C7]+[.B8];[.B8])" office:value-type="float" office:value="350" calcext:value-type="float">
            <text:p>350</text:p>
          </table:table-cell>
          <table:table-cell table:formula="of:=IF(AND([.A8]=[.A7];[.C8]&gt;500);1;&quot;&quot;)">
            <text:p/>
          </table:table-cell>
          <table:table-cell table:formula="of:=IF(AND([.D7]=&quot;&quot;;[.D8]=1);1;[.D8]+[.E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67" calcext:value-type="float">
            <text:p>67</text:p>
          </table:table-cell>
          <table:table-cell table:formula="of:=IF([.A9]=[.A8];[.C8]+[.B9];[.B9])" office:value-type="float" office:value="417" calcext:value-type="float">
            <text:p>417</text:p>
          </table:table-cell>
          <table:table-cell table:formula="of:=IF(AND([.A9]=[.A8];[.C9]&gt;500);1;&quot;&quot;)">
            <text:p/>
          </table:table-cell>
          <table:table-cell table:formula="of:=IF(AND([.D8]=&quot;&quot;;[.D9]=1);1;[.D9]+[.E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75" calcext:value-type="float">
            <text:p>75</text:p>
          </table:table-cell>
          <table:table-cell table:formula="of:=IF([.A10]=[.A9];[.C9]+[.B10];[.B10])" office:value-type="float" office:value="492" calcext:value-type="float">
            <text:p>492</text:p>
          </table:table-cell>
          <table:table-cell table:formula="of:=IF(AND([.A10]=[.A9];[.C10]&gt;500);1;&quot;&quot;)">
            <text:p/>
          </table:table-cell>
          <table:table-cell table:formula="of:=IF(AND([.D9]=&quot;&quot;;[.D10]=1);1;[.D10]+[.E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77" calcext:value-type="float">
            <text:p>77</text:p>
          </table:table-cell>
          <table:table-cell table:formula="of:=IF([.A11]=[.A10];[.C10]+[.B11];[.B11])" office:value-type="float" office:value="569" calcext:value-type="float">
            <text:p>569</text:p>
          </table:table-cell>
          <table:table-cell table:formula="of:=IF(AND([.A11]=[.A10];[.C11]&gt;500);1;&quot;&quot;)" office:value-type="float" office:value="1" calcext:value-type="float">
            <text:p>1</text:p>
          </table:table-cell>
          <table:table-cell table:formula="of:=IF(AND([.D10]=&quot;&quot;;[.D11]=1);1;[.D11]+[.E1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78" calcext:value-type="float">
            <text:p>78</text:p>
          </table:table-cell>
          <table:table-cell table:formula="of:=IF([.A12]=[.A11];[.C11]+[.B12];[.B12])" office:value-type="float" office:value="647" calcext:value-type="float">
            <text:p>647</text:p>
          </table:table-cell>
          <table:table-cell table:formula="of:=IF(AND([.A12]=[.A11];[.C12]&gt;500);1;&quot;&quot;)" office:value-type="float" office:value="1" calcext:value-type="float">
            <text:p>1</text:p>
          </table:table-cell>
          <table:table-cell table:formula="of:=IF(AND([.D11]=&quot;&quot;;[.D12]=1);1;[.D12]+[.E1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89" calcext:value-type="float">
            <text:p>89</text:p>
          </table:table-cell>
          <table:table-cell table:formula="of:=IF([.A13]=[.A12];[.C12]+[.B13];[.B13])" office:value-type="float" office:value="736" calcext:value-type="float">
            <text:p>736</text:p>
          </table:table-cell>
          <table:table-cell table:formula="of:=IF(AND([.A13]=[.A12];[.C13]&gt;500);1;&quot;&quot;)" office:value-type="float" office:value="1" calcext:value-type="float">
            <text:p>1</text:p>
          </table:table-cell>
          <table:table-cell table:formula="of:=IF(AND([.D12]=&quot;&quot;;[.D13]=1);1;[.D13]+[.E1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99" calcext:value-type="float">
            <text:p>99</text:p>
          </table:table-cell>
          <table:table-cell table:formula="of:=IF([.A14]=[.A13];[.C13]+[.B14];[.B14])" office:value-type="float" office:value="835" calcext:value-type="float">
            <text:p>835</text:p>
          </table:table-cell>
          <table:table-cell table:formula="of:=IF(AND([.A14]=[.A13];[.C14]&gt;500);1;&quot;&quot;)" office:value-type="float" office:value="1" calcext:value-type="float">
            <text:p>1</text:p>
          </table:table-cell>
          <table:table-cell table:formula="of:=IF(AND([.D13]=&quot;&quot;;[.D14]=1);1;[.D14]+[.E1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166618" calcext:value-type="float">
            <text:p>10166618</text:p>
          </table:table-cell>
          <table:table-cell office:value-type="float" office:value="108" calcext:value-type="float">
            <text:p>108</text:p>
          </table:table-cell>
          <table:table-cell table:formula="of:=IF([.A15]=[.A14];[.C14]+[.B15];[.B15])" office:value-type="float" office:value="943" calcext:value-type="float">
            <text:p>943</text:p>
          </table:table-cell>
          <table:table-cell table:formula="of:=IF(AND([.A15]=[.A14];[.C15]&gt;500);1;&quot;&quot;)" office:value-type="float" office:value="1" calcext:value-type="float">
            <text:p>1</text:p>
          </table:table-cell>
          <table:table-cell table:formula="of:=IF(AND([.D14]=&quot;&quot;;[.D15]=1);1;[.D15]+[.E14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34" calcext:value-type="float">
            <text:p>34</text:p>
          </table:table-cell>
          <table:table-cell table:formula="of:=IF([.A16]=[.A15];[.C15]+[.B16];[.B16])" office:value-type="float" office:value="34" calcext:value-type="float">
            <text:p>34</text:p>
          </table:table-cell>
          <table:table-cell table:formula="of:=IF(AND([.A16]=[.A15];[.C16]&gt;500);1;&quot;&quot;)">
            <text:p/>
          </table:table-cell>
          <table:table-cell table:formula="of:=IF(AND([.D15]=&quot;&quot;;[.D16]=1);1;[.D16]+[.E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36" calcext:value-type="float">
            <text:p>36</text:p>
          </table:table-cell>
          <table:table-cell table:formula="of:=IF([.A17]=[.A16];[.C16]+[.B17];[.B17])" office:value-type="float" office:value="70" calcext:value-type="float">
            <text:p>70</text:p>
          </table:table-cell>
          <table:table-cell table:formula="of:=IF(AND([.A17]=[.A16];[.C17]&gt;500);1;&quot;&quot;)">
            <text:p/>
          </table:table-cell>
          <table:table-cell table:formula="of:=IF(AND([.D16]=&quot;&quot;;[.D17]=1);1;[.D17]+[.E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36" calcext:value-type="float">
            <text:p>36</text:p>
          </table:table-cell>
          <table:table-cell table:formula="of:=IF([.A18]=[.A17];[.C17]+[.B18];[.B18])" office:value-type="float" office:value="106" calcext:value-type="float">
            <text:p>106</text:p>
          </table:table-cell>
          <table:table-cell table:formula="of:=IF(AND([.A18]=[.A17];[.C18]&gt;500);1;&quot;&quot;)">
            <text:p/>
          </table:table-cell>
          <table:table-cell table:formula="of:=IF(AND([.D17]=&quot;&quot;;[.D18]=1);1;[.D18]+[.E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38" calcext:value-type="float">
            <text:p>38</text:p>
          </table:table-cell>
          <table:table-cell table:formula="of:=IF([.A19]=[.A18];[.C18]+[.B19];[.B19])" office:value-type="float" office:value="144" calcext:value-type="float">
            <text:p>144</text:p>
          </table:table-cell>
          <table:table-cell table:formula="of:=IF(AND([.A19]=[.A18];[.C19]&gt;500);1;&quot;&quot;)">
            <text:p/>
          </table:table-cell>
          <table:table-cell table:formula="of:=IF(AND([.D18]=&quot;&quot;;[.D19]=1);1;[.D19]+[.E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42" calcext:value-type="float">
            <text:p>42</text:p>
          </table:table-cell>
          <table:table-cell table:formula="of:=IF([.A20]=[.A19];[.C19]+[.B20];[.B20])" office:value-type="float" office:value="186" calcext:value-type="float">
            <text:p>186</text:p>
          </table:table-cell>
          <table:table-cell table:formula="of:=IF(AND([.A20]=[.A19];[.C20]&gt;500);1;&quot;&quot;)">
            <text:p/>
          </table:table-cell>
          <table:table-cell table:formula="of:=IF(AND([.D19]=&quot;&quot;;[.D20]=1);1;[.D20]+[.E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1606873" calcext:value-type="float">
            <text:p>11606873</text:p>
          </table:table-cell>
          <table:table-cell office:value-type="float" office:value="48" calcext:value-type="float">
            <text:p>48</text:p>
          </table:table-cell>
          <table:table-cell table:formula="of:=IF([.A21]=[.A20];[.C20]+[.B21];[.B21])" office:value-type="float" office:value="234" calcext:value-type="float">
            <text:p>234</text:p>
          </table:table-cell>
          <table:table-cell table:formula="of:=IF(AND([.A21]=[.A20];[.C21]&gt;500);1;&quot;&quot;)">
            <text:p/>
          </table:table-cell>
          <table:table-cell table:formula="of:=IF(AND([.D20]=&quot;&quot;;[.D21]=1);1;[.D21]+[.E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2824309" calcext:value-type="float">
            <text:p>12824309</text:p>
          </table:table-cell>
          <table:table-cell office:value-type="float" office:value="35" calcext:value-type="float">
            <text:p>35</text:p>
          </table:table-cell>
          <table:table-cell table:formula="of:=IF([.A22]=[.A21];[.C21]+[.B22];[.B22])" office:value-type="float" office:value="35" calcext:value-type="float">
            <text:p>35</text:p>
          </table:table-cell>
          <table:table-cell table:formula="of:=IF(AND([.A22]=[.A21];[.C22]&gt;500);1;&quot;&quot;)">
            <text:p/>
          </table:table-cell>
          <table:table-cell table:formula="of:=IF(AND([.D21]=&quot;&quot;;[.D22]=1);1;[.D22]+[.E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2824309" calcext:value-type="float">
            <text:p>12824309</text:p>
          </table:table-cell>
          <table:table-cell office:value-type="float" office:value="36" calcext:value-type="float">
            <text:p>36</text:p>
          </table:table-cell>
          <table:table-cell table:formula="of:=IF([.A23]=[.A22];[.C22]+[.B23];[.B23])" office:value-type="float" office:value="71" calcext:value-type="float">
            <text:p>71</text:p>
          </table:table-cell>
          <table:table-cell table:formula="of:=IF(AND([.A23]=[.A22];[.C23]&gt;500);1;&quot;&quot;)">
            <text:p/>
          </table:table-cell>
          <table:table-cell table:formula="of:=IF(AND([.D22]=&quot;&quot;;[.D23]=1);1;[.D23]+[.E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2824309" calcext:value-type="float">
            <text:p>12824309</text:p>
          </table:table-cell>
          <table:table-cell office:value-type="float" office:value="41" calcext:value-type="float">
            <text:p>41</text:p>
          </table:table-cell>
          <table:table-cell table:formula="of:=IF([.A24]=[.A23];[.C23]+[.B24];[.B24])" office:value-type="float" office:value="112" calcext:value-type="float">
            <text:p>112</text:p>
          </table:table-cell>
          <table:table-cell table:formula="of:=IF(AND([.A24]=[.A23];[.C24]&gt;500);1;&quot;&quot;)">
            <text:p/>
          </table:table-cell>
          <table:table-cell table:formula="of:=IF(AND([.D23]=&quot;&quot;;[.D24]=1);1;[.D24]+[.E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2824309" calcext:value-type="float">
            <text:p>12824309</text:p>
          </table:table-cell>
          <table:table-cell office:value-type="float" office:value="48" calcext:value-type="float">
            <text:p>48</text:p>
          </table:table-cell>
          <table:table-cell table:formula="of:=IF([.A25]=[.A24];[.C24]+[.B25];[.B25])" office:value-type="float" office:value="160" calcext:value-type="float">
            <text:p>160</text:p>
          </table:table-cell>
          <table:table-cell table:formula="of:=IF(AND([.A25]=[.A24];[.C25]&gt;500);1;&quot;&quot;)">
            <text:p/>
          </table:table-cell>
          <table:table-cell table:formula="of:=IF(AND([.D24]=&quot;&quot;;[.D25]=1);1;[.D25]+[.E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2824309" calcext:value-type="float">
            <text:p>12824309</text:p>
          </table:table-cell>
          <table:table-cell office:value-type="float" office:value="49" calcext:value-type="float">
            <text:p>49</text:p>
          </table:table-cell>
          <table:table-cell table:formula="of:=IF([.A26]=[.A25];[.C25]+[.B26];[.B26])" office:value-type="float" office:value="209" calcext:value-type="float">
            <text:p>209</text:p>
          </table:table-cell>
          <table:table-cell table:formula="of:=IF(AND([.A26]=[.A25];[.C26]&gt;500);1;&quot;&quot;)">
            <text:p/>
          </table:table-cell>
          <table:table-cell table:formula="of:=IF(AND([.D25]=&quot;&quot;;[.D26]=1);1;[.D26]+[.E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36" calcext:value-type="float">
            <text:p>36</text:p>
          </table:table-cell>
          <table:table-cell table:formula="of:=IF([.A27]=[.A26];[.C26]+[.B27];[.B27])" office:value-type="float" office:value="36" calcext:value-type="float">
            <text:p>36</text:p>
          </table:table-cell>
          <table:table-cell table:formula="of:=IF(AND([.A27]=[.A26];[.C27]&gt;500);1;&quot;&quot;)">
            <text:p/>
          </table:table-cell>
          <table:table-cell table:formula="of:=IF(AND([.D26]=&quot;&quot;;[.D27]=1);1;[.D27]+[.E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42" calcext:value-type="float">
            <text:p>42</text:p>
          </table:table-cell>
          <table:table-cell table:formula="of:=IF([.A28]=[.A27];[.C27]+[.B28];[.B28])" office:value-type="float" office:value="78" calcext:value-type="float">
            <text:p>78</text:p>
          </table:table-cell>
          <table:table-cell table:formula="of:=IF(AND([.A28]=[.A27];[.C28]&gt;500);1;&quot;&quot;)">
            <text:p/>
          </table:table-cell>
          <table:table-cell table:formula="of:=IF(AND([.D27]=&quot;&quot;;[.D28]=1);1;[.D28]+[.E2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53" calcext:value-type="float">
            <text:p>53</text:p>
          </table:table-cell>
          <table:table-cell table:formula="of:=IF([.A29]=[.A28];[.C28]+[.B29];[.B29])" office:value-type="float" office:value="131" calcext:value-type="float">
            <text:p>131</text:p>
          </table:table-cell>
          <table:table-cell table:formula="of:=IF(AND([.A29]=[.A28];[.C29]&gt;500);1;&quot;&quot;)">
            <text:p/>
          </table:table-cell>
          <table:table-cell table:formula="of:=IF(AND([.D28]=&quot;&quot;;[.D29]=1);1;[.D29]+[.E2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55" calcext:value-type="float">
            <text:p>55</text:p>
          </table:table-cell>
          <table:table-cell table:formula="of:=IF([.A30]=[.A29];[.C29]+[.B30];[.B30])" office:value-type="float" office:value="186" calcext:value-type="float">
            <text:p>186</text:p>
          </table:table-cell>
          <table:table-cell table:formula="of:=IF(AND([.A30]=[.A29];[.C30]&gt;500);1;&quot;&quot;)">
            <text:p/>
          </table:table-cell>
          <table:table-cell table:formula="of:=IF(AND([.D29]=&quot;&quot;;[.D30]=1);1;[.D30]+[.E2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67" calcext:value-type="float">
            <text:p>67</text:p>
          </table:table-cell>
          <table:table-cell table:formula="of:=IF([.A31]=[.A30];[.C30]+[.B31];[.B31])" office:value-type="float" office:value="253" calcext:value-type="float">
            <text:p>253</text:p>
          </table:table-cell>
          <table:table-cell table:formula="of:=IF(AND([.A31]=[.A30];[.C31]&gt;500);1;&quot;&quot;)">
            <text:p/>
          </table:table-cell>
          <table:table-cell table:formula="of:=IF(AND([.D30]=&quot;&quot;;[.D31]=1);1;[.D31]+[.E3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72" calcext:value-type="float">
            <text:p>72</text:p>
          </table:table-cell>
          <table:table-cell table:formula="of:=IF([.A32]=[.A31];[.C31]+[.B32];[.B32])" office:value-type="float" office:value="325" calcext:value-type="float">
            <text:p>325</text:p>
          </table:table-cell>
          <table:table-cell table:formula="of:=IF(AND([.A32]=[.A31];[.C32]&gt;500);1;&quot;&quot;)">
            <text:p/>
          </table:table-cell>
          <table:table-cell table:formula="of:=IF(AND([.D31]=&quot;&quot;;[.D32]=1);1;[.D32]+[.E3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78" calcext:value-type="float">
            <text:p>78</text:p>
          </table:table-cell>
          <table:table-cell table:formula="of:=IF([.A33]=[.A32];[.C32]+[.B33];[.B33])" office:value-type="float" office:value="403" calcext:value-type="float">
            <text:p>403</text:p>
          </table:table-cell>
          <table:table-cell table:formula="of:=IF(AND([.A33]=[.A32];[.C33]&gt;500);1;&quot;&quot;)">
            <text:p/>
          </table:table-cell>
          <table:table-cell table:formula="of:=IF(AND([.D32]=&quot;&quot;;[.D33]=1);1;[.D33]+[.E3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86" calcext:value-type="float">
            <text:p>86</text:p>
          </table:table-cell>
          <table:table-cell table:formula="of:=IF([.A34]=[.A33];[.C33]+[.B34];[.B34])" office:value-type="float" office:value="489" calcext:value-type="float">
            <text:p>489</text:p>
          </table:table-cell>
          <table:table-cell table:formula="of:=IF(AND([.A34]=[.A33];[.C34]&gt;500);1;&quot;&quot;)">
            <text:p/>
          </table:table-cell>
          <table:table-cell table:formula="of:=IF(AND([.D33]=&quot;&quot;;[.D34]=1);1;[.D34]+[.E3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98" calcext:value-type="float">
            <text:p>98</text:p>
          </table:table-cell>
          <table:table-cell table:formula="of:=IF([.A35]=[.A34];[.C34]+[.B35];[.B35])" office:value-type="float" office:value="587" calcext:value-type="float">
            <text:p>587</text:p>
          </table:table-cell>
          <table:table-cell table:formula="of:=IF(AND([.A35]=[.A34];[.C35]&gt;500);1;&quot;&quot;)" office:value-type="float" office:value="1" calcext:value-type="float">
            <text:p>1</text:p>
          </table:table-cell>
          <table:table-cell table:formula="of:=IF(AND([.D34]=&quot;&quot;;[.D35]=1);1;[.D35]+[.E3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98" calcext:value-type="float">
            <text:p>98</text:p>
          </table:table-cell>
          <table:table-cell table:formula="of:=IF([.A36]=[.A35];[.C35]+[.B36];[.B36])" office:value-type="float" office:value="685" calcext:value-type="float">
            <text:p>685</text:p>
          </table:table-cell>
          <table:table-cell table:formula="of:=IF(AND([.A36]=[.A35];[.C36]&gt;500);1;&quot;&quot;)" office:value-type="float" office:value="1" calcext:value-type="float">
            <text:p>1</text:p>
          </table:table-cell>
          <table:table-cell table:formula="of:=IF(AND([.D35]=&quot;&quot;;[.D36]=1);1;[.D36]+[.E3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04" calcext:value-type="float">
            <text:p>104</text:p>
          </table:table-cell>
          <table:table-cell table:formula="of:=IF([.A37]=[.A36];[.C36]+[.B37];[.B37])" office:value-type="float" office:value="789" calcext:value-type="float">
            <text:p>789</text:p>
          </table:table-cell>
          <table:table-cell table:formula="of:=IF(AND([.A37]=[.A36];[.C37]&gt;500);1;&quot;&quot;)" office:value-type="float" office:value="1" calcext:value-type="float">
            <text:p>1</text:p>
          </table:table-cell>
          <table:table-cell table:formula="of:=IF(AND([.D36]=&quot;&quot;;[.D37]=1);1;[.D37]+[.E3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15" calcext:value-type="float">
            <text:p>115</text:p>
          </table:table-cell>
          <table:table-cell table:formula="of:=IF([.A38]=[.A37];[.C37]+[.B38];[.B38])" office:value-type="float" office:value="904" calcext:value-type="float">
            <text:p>904</text:p>
          </table:table-cell>
          <table:table-cell table:formula="of:=IF(AND([.A38]=[.A37];[.C38]&gt;500);1;&quot;&quot;)" office:value-type="float" office:value="1" calcext:value-type="float">
            <text:p>1</text:p>
          </table:table-cell>
          <table:table-cell table:formula="of:=IF(AND([.D37]=&quot;&quot;;[.D38]=1);1;[.D38]+[.E3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17" calcext:value-type="float">
            <text:p>117</text:p>
          </table:table-cell>
          <table:table-cell table:formula="of:=IF([.A39]=[.A38];[.C38]+[.B39];[.B39])" office:value-type="float" office:value="1021" calcext:value-type="float">
            <text:p>1021</text:p>
          </table:table-cell>
          <table:table-cell table:formula="of:=IF(AND([.A39]=[.A38];[.C39]&gt;500);1;&quot;&quot;)" office:value-type="float" office:value="1" calcext:value-type="float">
            <text:p>1</text:p>
          </table:table-cell>
          <table:table-cell table:formula="of:=IF(AND([.D38]=&quot;&quot;;[.D39]=1);1;[.D39]+[.E3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17" calcext:value-type="float">
            <text:p>117</text:p>
          </table:table-cell>
          <table:table-cell table:formula="of:=IF([.A40]=[.A39];[.C39]+[.B40];[.B40])" office:value-type="float" office:value="1138" calcext:value-type="float">
            <text:p>1138</text:p>
          </table:table-cell>
          <table:table-cell table:formula="of:=IF(AND([.A40]=[.A39];[.C40]&gt;500);1;&quot;&quot;)" office:value-type="float" office:value="1" calcext:value-type="float">
            <text:p>1</text:p>
          </table:table-cell>
          <table:table-cell table:formula="of:=IF(AND([.D39]=&quot;&quot;;[.D40]=1);1;[.D40]+[.E3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28" calcext:value-type="float">
            <text:p>128</text:p>
          </table:table-cell>
          <table:table-cell table:formula="of:=IF([.A41]=[.A40];[.C40]+[.B41];[.B41])" office:value-type="float" office:value="1266" calcext:value-type="float">
            <text:p>1266</text:p>
          </table:table-cell>
          <table:table-cell table:formula="of:=IF(AND([.A41]=[.A40];[.C41]&gt;500);1;&quot;&quot;)" office:value-type="float" office:value="1" calcext:value-type="float">
            <text:p>1</text:p>
          </table:table-cell>
          <table:table-cell table:formula="of:=IF(AND([.D40]=&quot;&quot;;[.D41]=1);1;[.D41]+[.E4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38" calcext:value-type="float">
            <text:p>138</text:p>
          </table:table-cell>
          <table:table-cell table:formula="of:=IF([.A42]=[.A41];[.C41]+[.B42];[.B42])" office:value-type="float" office:value="1404" calcext:value-type="float">
            <text:p>1404</text:p>
          </table:table-cell>
          <table:table-cell table:formula="of:=IF(AND([.A42]=[.A41];[.C42]&gt;500);1;&quot;&quot;)" office:value-type="float" office:value="1" calcext:value-type="float">
            <text:p>1</text:p>
          </table:table-cell>
          <table:table-cell table:formula="of:=IF(AND([.D41]=&quot;&quot;;[.D42]=1);1;[.D42]+[.E4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695027" calcext:value-type="float">
            <text:p>13695027</text:p>
          </table:table-cell>
          <table:table-cell office:value-type="float" office:value="142" calcext:value-type="float">
            <text:p>142</text:p>
          </table:table-cell>
          <table:table-cell table:formula="of:=IF([.A43]=[.A42];[.C42]+[.B43];[.B43])" office:value-type="float" office:value="1546" calcext:value-type="float">
            <text:p>1546</text:p>
          </table:table-cell>
          <table:table-cell table:formula="of:=IF(AND([.A43]=[.A42];[.C43]&gt;500);1;&quot;&quot;)" office:value-type="float" office:value="1" calcext:value-type="float">
            <text:p>1</text:p>
          </table:table-cell>
          <table:table-cell table:formula="of:=IF(AND([.D42]=&quot;&quot;;[.D43]=1);1;[.D43]+[.E4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31" calcext:value-type="float">
            <text:p>31</text:p>
          </table:table-cell>
          <table:table-cell table:formula="of:=IF([.A44]=[.A43];[.C43]+[.B44];[.B44])" office:value-type="float" office:value="31" calcext:value-type="float">
            <text:p>31</text:p>
          </table:table-cell>
          <table:table-cell table:formula="of:=IF(AND([.A44]=[.A43];[.C44]&gt;500);1;&quot;&quot;)">
            <text:p/>
          </table:table-cell>
          <table:table-cell table:formula="of:=IF(AND([.D43]=&quot;&quot;;[.D44]=1);1;[.D44]+[.E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33" calcext:value-type="float">
            <text:p>33</text:p>
          </table:table-cell>
          <table:table-cell table:formula="of:=IF([.A45]=[.A44];[.C44]+[.B45];[.B45])" office:value-type="float" office:value="64" calcext:value-type="float">
            <text:p>64</text:p>
          </table:table-cell>
          <table:table-cell table:formula="of:=IF(AND([.A45]=[.A44];[.C45]&gt;500);1;&quot;&quot;)">
            <text:p/>
          </table:table-cell>
          <table:table-cell table:formula="of:=IF(AND([.D44]=&quot;&quot;;[.D45]=1);1;[.D45]+[.E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40" calcext:value-type="float">
            <text:p>40</text:p>
          </table:table-cell>
          <table:table-cell table:formula="of:=IF([.A46]=[.A45];[.C45]+[.B46];[.B46])" office:value-type="float" office:value="104" calcext:value-type="float">
            <text:p>104</text:p>
          </table:table-cell>
          <table:table-cell table:formula="of:=IF(AND([.A46]=[.A45];[.C46]&gt;500);1;&quot;&quot;)">
            <text:p/>
          </table:table-cell>
          <table:table-cell table:formula="of:=IF(AND([.D45]=&quot;&quot;;[.D46]=1);1;[.D46]+[.E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47" calcext:value-type="float">
            <text:p>47</text:p>
          </table:table-cell>
          <table:table-cell table:formula="of:=IF([.A47]=[.A46];[.C46]+[.B47];[.B47])" office:value-type="float" office:value="151" calcext:value-type="float">
            <text:p>151</text:p>
          </table:table-cell>
          <table:table-cell table:formula="of:=IF(AND([.A47]=[.A46];[.C47]&gt;500);1;&quot;&quot;)">
            <text:p/>
          </table:table-cell>
          <table:table-cell table:formula="of:=IF(AND([.D46]=&quot;&quot;;[.D47]=1);1;[.D47]+[.E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49" calcext:value-type="float">
            <text:p>49</text:p>
          </table:table-cell>
          <table:table-cell table:formula="of:=IF([.A48]=[.A47];[.C47]+[.B48];[.B48])" office:value-type="float" office:value="200" calcext:value-type="float">
            <text:p>200</text:p>
          </table:table-cell>
          <table:table-cell table:formula="of:=IF(AND([.A48]=[.A47];[.C48]&gt;500);1;&quot;&quot;)">
            <text:p/>
          </table:table-cell>
          <table:table-cell table:formula="of:=IF(AND([.D47]=&quot;&quot;;[.D48]=1);1;[.D48]+[.E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60" calcext:value-type="float">
            <text:p>60</text:p>
          </table:table-cell>
          <table:table-cell table:formula="of:=IF([.A49]=[.A48];[.C48]+[.B49];[.B49])" office:value-type="float" office:value="260" calcext:value-type="float">
            <text:p>260</text:p>
          </table:table-cell>
          <table:table-cell table:formula="of:=IF(AND([.A49]=[.A48];[.C49]&gt;500);1;&quot;&quot;)">
            <text:p/>
          </table:table-cell>
          <table:table-cell table:formula="of:=IF(AND([.D48]=&quot;&quot;;[.D49]=1);1;[.D49]+[.E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71" calcext:value-type="float">
            <text:p>71</text:p>
          </table:table-cell>
          <table:table-cell table:formula="of:=IF([.A50]=[.A49];[.C49]+[.B50];[.B50])" office:value-type="float" office:value="331" calcext:value-type="float">
            <text:p>331</text:p>
          </table:table-cell>
          <table:table-cell table:formula="of:=IF(AND([.A50]=[.A49];[.C50]&gt;500);1;&quot;&quot;)">
            <text:p/>
          </table:table-cell>
          <table:table-cell table:formula="of:=IF(AND([.D49]=&quot;&quot;;[.D50]=1);1;[.D50]+[.E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79" calcext:value-type="float">
            <text:p>79</text:p>
          </table:table-cell>
          <table:table-cell table:formula="of:=IF([.A51]=[.A50];[.C50]+[.B51];[.B51])" office:value-type="float" office:value="410" calcext:value-type="float">
            <text:p>410</text:p>
          </table:table-cell>
          <table:table-cell table:formula="of:=IF(AND([.A51]=[.A50];[.C51]&gt;500);1;&quot;&quot;)">
            <text:p/>
          </table:table-cell>
          <table:table-cell table:formula="of:=IF(AND([.D50]=&quot;&quot;;[.D51]=1);1;[.D51]+[.E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84" calcext:value-type="float">
            <text:p>84</text:p>
          </table:table-cell>
          <table:table-cell table:formula="of:=IF([.A52]=[.A51];[.C51]+[.B52];[.B52])" office:value-type="float" office:value="494" calcext:value-type="float">
            <text:p>494</text:p>
          </table:table-cell>
          <table:table-cell table:formula="of:=IF(AND([.A52]=[.A51];[.C52]&gt;500);1;&quot;&quot;)">
            <text:p/>
          </table:table-cell>
          <table:table-cell table:formula="of:=IF(AND([.D51]=&quot;&quot;;[.D52]=1);1;[.D52]+[.E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91" calcext:value-type="float">
            <text:p>91</text:p>
          </table:table-cell>
          <table:table-cell table:formula="of:=IF([.A53]=[.A52];[.C52]+[.B53];[.B53])" office:value-type="float" office:value="585" calcext:value-type="float">
            <text:p>585</text:p>
          </table:table-cell>
          <table:table-cell table:formula="of:=IF(AND([.A53]=[.A52];[.C53]&gt;500);1;&quot;&quot;)" office:value-type="float" office:value="1" calcext:value-type="float">
            <text:p>1</text:p>
          </table:table-cell>
          <table:table-cell table:formula="of:=IF(AND([.D52]=&quot;&quot;;[.D53]=1);1;[.D53]+[.E5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93" calcext:value-type="float">
            <text:p>93</text:p>
          </table:table-cell>
          <table:table-cell table:formula="of:=IF([.A54]=[.A53];[.C53]+[.B54];[.B54])" office:value-type="float" office:value="678" calcext:value-type="float">
            <text:p>678</text:p>
          </table:table-cell>
          <table:table-cell table:formula="of:=IF(AND([.A54]=[.A53];[.C54]&gt;500);1;&quot;&quot;)" office:value-type="float" office:value="1" calcext:value-type="float">
            <text:p>1</text:p>
          </table:table-cell>
          <table:table-cell table:formula="of:=IF(AND([.D53]=&quot;&quot;;[.D54]=1);1;[.D54]+[.E5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252631" calcext:value-type="float">
            <text:p>14252631</text:p>
          </table:table-cell>
          <table:table-cell office:value-type="float" office:value="94" calcext:value-type="float">
            <text:p>94</text:p>
          </table:table-cell>
          <table:table-cell table:formula="of:=IF([.A55]=[.A54];[.C54]+[.B55];[.B55])" office:value-type="float" office:value="772" calcext:value-type="float">
            <text:p>772</text:p>
          </table:table-cell>
          <table:table-cell table:formula="of:=IF(AND([.A55]=[.A54];[.C55]&gt;500);1;&quot;&quot;)" office:value-type="float" office:value="1" calcext:value-type="float">
            <text:p>1</text:p>
          </table:table-cell>
          <table:table-cell table:formula="of:=IF(AND([.D54]=&quot;&quot;;[.D55]=1);1;[.D55]+[.E5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26" calcext:value-type="float">
            <text:p>26</text:p>
          </table:table-cell>
          <table:table-cell table:formula="of:=IF([.A56]=[.A55];[.C55]+[.B56];[.B56])" office:value-type="float" office:value="26" calcext:value-type="float">
            <text:p>26</text:p>
          </table:table-cell>
          <table:table-cell table:formula="of:=IF(AND([.A56]=[.A55];[.C56]&gt;500);1;&quot;&quot;)">
            <text:p/>
          </table:table-cell>
          <table:table-cell table:formula="of:=IF(AND([.D55]=&quot;&quot;;[.D56]=1);1;[.D56]+[.E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33" calcext:value-type="float">
            <text:p>33</text:p>
          </table:table-cell>
          <table:table-cell table:formula="of:=IF([.A57]=[.A56];[.C56]+[.B57];[.B57])" office:value-type="float" office:value="59" calcext:value-type="float">
            <text:p>59</text:p>
          </table:table-cell>
          <table:table-cell table:formula="of:=IF(AND([.A57]=[.A56];[.C57]&gt;500);1;&quot;&quot;)">
            <text:p/>
          </table:table-cell>
          <table:table-cell table:formula="of:=IF(AND([.D56]=&quot;&quot;;[.D57]=1);1;[.D57]+[.E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40" calcext:value-type="float">
            <text:p>40</text:p>
          </table:table-cell>
          <table:table-cell table:formula="of:=IF([.A58]=[.A57];[.C57]+[.B58];[.B58])" office:value-type="float" office:value="99" calcext:value-type="float">
            <text:p>99</text:p>
          </table:table-cell>
          <table:table-cell table:formula="of:=IF(AND([.A58]=[.A57];[.C58]&gt;500);1;&quot;&quot;)">
            <text:p/>
          </table:table-cell>
          <table:table-cell table:formula="of:=IF(AND([.D57]=&quot;&quot;;[.D58]=1);1;[.D58]+[.E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45" calcext:value-type="float">
            <text:p>45</text:p>
          </table:table-cell>
          <table:table-cell table:formula="of:=IF([.A59]=[.A58];[.C58]+[.B59];[.B59])" office:value-type="float" office:value="144" calcext:value-type="float">
            <text:p>144</text:p>
          </table:table-cell>
          <table:table-cell table:formula="of:=IF(AND([.A59]=[.A58];[.C59]&gt;500);1;&quot;&quot;)">
            <text:p/>
          </table:table-cell>
          <table:table-cell table:formula="of:=IF(AND([.D58]=&quot;&quot;;[.D59]=1);1;[.D59]+[.E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51" calcext:value-type="float">
            <text:p>51</text:p>
          </table:table-cell>
          <table:table-cell table:formula="of:=IF([.A60]=[.A59];[.C59]+[.B60];[.B60])" office:value-type="float" office:value="195" calcext:value-type="float">
            <text:p>195</text:p>
          </table:table-cell>
          <table:table-cell table:formula="of:=IF(AND([.A60]=[.A59];[.C60]&gt;500);1;&quot;&quot;)">
            <text:p/>
          </table:table-cell>
          <table:table-cell table:formula="of:=IF(AND([.D59]=&quot;&quot;;[.D60]=1);1;[.D60]+[.E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56" calcext:value-type="float">
            <text:p>56</text:p>
          </table:table-cell>
          <table:table-cell table:formula="of:=IF([.A61]=[.A60];[.C60]+[.B61];[.B61])" office:value-type="float" office:value="251" calcext:value-type="float">
            <text:p>251</text:p>
          </table:table-cell>
          <table:table-cell table:formula="of:=IF(AND([.A61]=[.A60];[.C61]&gt;500);1;&quot;&quot;)">
            <text:p/>
          </table:table-cell>
          <table:table-cell table:formula="of:=IF(AND([.D60]=&quot;&quot;;[.D61]=1);1;[.D61]+[.E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61" calcext:value-type="float">
            <text:p>61</text:p>
          </table:table-cell>
          <table:table-cell table:formula="of:=IF([.A62]=[.A61];[.C61]+[.B62];[.B62])" office:value-type="float" office:value="312" calcext:value-type="float">
            <text:p>312</text:p>
          </table:table-cell>
          <table:table-cell table:formula="of:=IF(AND([.A62]=[.A61];[.C62]&gt;500);1;&quot;&quot;)">
            <text:p/>
          </table:table-cell>
          <table:table-cell table:formula="of:=IF(AND([.D61]=&quot;&quot;;[.D62]=1);1;[.D62]+[.E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71" calcext:value-type="float">
            <text:p>71</text:p>
          </table:table-cell>
          <table:table-cell table:formula="of:=IF([.A63]=[.A62];[.C62]+[.B63];[.B63])" office:value-type="float" office:value="383" calcext:value-type="float">
            <text:p>383</text:p>
          </table:table-cell>
          <table:table-cell table:formula="of:=IF(AND([.A63]=[.A62];[.C63]&gt;500);1;&quot;&quot;)">
            <text:p/>
          </table:table-cell>
          <table:table-cell table:formula="of:=IF(AND([.D62]=&quot;&quot;;[.D63]=1);1;[.D63]+[.E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75" calcext:value-type="float">
            <text:p>75</text:p>
          </table:table-cell>
          <table:table-cell table:formula="of:=IF([.A64]=[.A63];[.C63]+[.B64];[.B64])" office:value-type="float" office:value="458" calcext:value-type="float">
            <text:p>458</text:p>
          </table:table-cell>
          <table:table-cell table:formula="of:=IF(AND([.A64]=[.A63];[.C64]&gt;500);1;&quot;&quot;)">
            <text:p/>
          </table:table-cell>
          <table:table-cell table:formula="of:=IF(AND([.D63]=&quot;&quot;;[.D64]=1);1;[.D64]+[.E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80" calcext:value-type="float">
            <text:p>80</text:p>
          </table:table-cell>
          <table:table-cell table:formula="of:=IF([.A65]=[.A64];[.C64]+[.B65];[.B65])" office:value-type="float" office:value="538" calcext:value-type="float">
            <text:p>538</text:p>
          </table:table-cell>
          <table:table-cell table:formula="of:=IF(AND([.A65]=[.A64];[.C65]&gt;500);1;&quot;&quot;)" office:value-type="float" office:value="1" calcext:value-type="float">
            <text:p>1</text:p>
          </table:table-cell>
          <table:table-cell table:formula="of:=IF(AND([.D64]=&quot;&quot;;[.D65]=1);1;[.D65]+[.E6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81" calcext:value-type="float">
            <text:p>81</text:p>
          </table:table-cell>
          <table:table-cell table:formula="of:=IF([.A66]=[.A65];[.C65]+[.B66];[.B66])" office:value-type="float" office:value="619" calcext:value-type="float">
            <text:p>619</text:p>
          </table:table-cell>
          <table:table-cell table:formula="of:=IF(AND([.A66]=[.A65];[.C66]&gt;500);1;&quot;&quot;)" office:value-type="float" office:value="1" calcext:value-type="float">
            <text:p>1</text:p>
          </table:table-cell>
          <table:table-cell table:formula="of:=IF(AND([.D65]=&quot;&quot;;[.D66]=1);1;[.D66]+[.E6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85" calcext:value-type="float">
            <text:p>85</text:p>
          </table:table-cell>
          <table:table-cell table:formula="of:=IF([.A67]=[.A66];[.C66]+[.B67];[.B67])" office:value-type="float" office:value="704" calcext:value-type="float">
            <text:p>704</text:p>
          </table:table-cell>
          <table:table-cell table:formula="of:=IF(AND([.A67]=[.A66];[.C67]&gt;500);1;&quot;&quot;)" office:value-type="float" office:value="1" calcext:value-type="float">
            <text:p>1</text:p>
          </table:table-cell>
          <table:table-cell table:formula="of:=IF(AND([.D66]=&quot;&quot;;[.D67]=1);1;[.D67]+[.E6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88" calcext:value-type="float">
            <text:p>88</text:p>
          </table:table-cell>
          <table:table-cell table:formula="of:=IF([.A68]=[.A67];[.C67]+[.B68];[.B68])" office:value-type="float" office:value="792" calcext:value-type="float">
            <text:p>792</text:p>
          </table:table-cell>
          <table:table-cell table:formula="of:=IF(AND([.A68]=[.A67];[.C68]&gt;500);1;&quot;&quot;)" office:value-type="float" office:value="1" calcext:value-type="float">
            <text:p>1</text:p>
          </table:table-cell>
          <table:table-cell table:formula="of:=IF(AND([.D67]=&quot;&quot;;[.D68]=1);1;[.D68]+[.E6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99" calcext:value-type="float">
            <text:p>99</text:p>
          </table:table-cell>
          <table:table-cell table:formula="of:=IF([.A69]=[.A68];[.C68]+[.B69];[.B69])" office:value-type="float" office:value="891" calcext:value-type="float">
            <text:p>891</text:p>
          </table:table-cell>
          <table:table-cell table:formula="of:=IF(AND([.A69]=[.A68];[.C69]&gt;500);1;&quot;&quot;)" office:value-type="float" office:value="1" calcext:value-type="float">
            <text:p>1</text:p>
          </table:table-cell>
          <table:table-cell table:formula="of:=IF(AND([.D68]=&quot;&quot;;[.D69]=1);1;[.D69]+[.E6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104" calcext:value-type="float">
            <text:p>104</text:p>
          </table:table-cell>
          <table:table-cell table:formula="of:=IF([.A70]=[.A69];[.C69]+[.B70];[.B70])" office:value-type="float" office:value="995" calcext:value-type="float">
            <text:p>995</text:p>
          </table:table-cell>
          <table:table-cell table:formula="of:=IF(AND([.A70]=[.A69];[.C70]&gt;500);1;&quot;&quot;)" office:value-type="float" office:value="1" calcext:value-type="float">
            <text:p>1</text:p>
          </table:table-cell>
          <table:table-cell table:formula="of:=IF(AND([.D69]=&quot;&quot;;[.D70]=1);1;[.D70]+[.E6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112" calcext:value-type="float">
            <text:p>112</text:p>
          </table:table-cell>
          <table:table-cell table:formula="of:=IF([.A71]=[.A70];[.C70]+[.B71];[.B71])" office:value-type="float" office:value="1107" calcext:value-type="float">
            <text:p>1107</text:p>
          </table:table-cell>
          <table:table-cell table:formula="of:=IF(AND([.A71]=[.A70];[.C71]&gt;500);1;&quot;&quot;)" office:value-type="float" office:value="1" calcext:value-type="float">
            <text:p>1</text:p>
          </table:table-cell>
          <table:table-cell table:formula="of:=IF(AND([.D70]=&quot;&quot;;[.D71]=1);1;[.D71]+[.E7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4981976" calcext:value-type="float">
            <text:p>14981976</text:p>
          </table:table-cell>
          <table:table-cell office:value-type="float" office:value="122" calcext:value-type="float">
            <text:p>122</text:p>
          </table:table-cell>
          <table:table-cell table:formula="of:=IF([.A72]=[.A71];[.C71]+[.B72];[.B72])" office:value-type="float" office:value="1229" calcext:value-type="float">
            <text:p>1229</text:p>
          </table:table-cell>
          <table:table-cell table:formula="of:=IF(AND([.A72]=[.A71];[.C72]&gt;500);1;&quot;&quot;)" office:value-type="float" office:value="1" calcext:value-type="float">
            <text:p>1</text:p>
          </table:table-cell>
          <table:table-cell table:formula="of:=IF(AND([.D71]=&quot;&quot;;[.D72]=1);1;[.D72]+[.E7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36" calcext:value-type="float">
            <text:p>36</text:p>
          </table:table-cell>
          <table:table-cell table:formula="of:=IF([.A73]=[.A72];[.C72]+[.B73];[.B73])" office:value-type="float" office:value="36" calcext:value-type="float">
            <text:p>36</text:p>
          </table:table-cell>
          <table:table-cell table:formula="of:=IF(AND([.A73]=[.A72];[.C73]&gt;500);1;&quot;&quot;)">
            <text:p/>
          </table:table-cell>
          <table:table-cell table:formula="of:=IF(AND([.D72]=&quot;&quot;;[.D73]=1);1;[.D73]+[.E7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46" calcext:value-type="float">
            <text:p>46</text:p>
          </table:table-cell>
          <table:table-cell table:formula="of:=IF([.A74]=[.A73];[.C73]+[.B74];[.B74])" office:value-type="float" office:value="82" calcext:value-type="float">
            <text:p>82</text:p>
          </table:table-cell>
          <table:table-cell table:formula="of:=IF(AND([.A74]=[.A73];[.C74]&gt;500);1;&quot;&quot;)">
            <text:p/>
          </table:table-cell>
          <table:table-cell table:formula="of:=IF(AND([.D73]=&quot;&quot;;[.D74]=1);1;[.D74]+[.E7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49" calcext:value-type="float">
            <text:p>49</text:p>
          </table:table-cell>
          <table:table-cell table:formula="of:=IF([.A75]=[.A74];[.C74]+[.B75];[.B75])" office:value-type="float" office:value="131" calcext:value-type="float">
            <text:p>131</text:p>
          </table:table-cell>
          <table:table-cell table:formula="of:=IF(AND([.A75]=[.A74];[.C75]&gt;500);1;&quot;&quot;)">
            <text:p/>
          </table:table-cell>
          <table:table-cell table:formula="of:=IF(AND([.D74]=&quot;&quot;;[.D75]=1);1;[.D75]+[.E7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52" calcext:value-type="float">
            <text:p>52</text:p>
          </table:table-cell>
          <table:table-cell table:formula="of:=IF([.A76]=[.A75];[.C75]+[.B76];[.B76])" office:value-type="float" office:value="183" calcext:value-type="float">
            <text:p>183</text:p>
          </table:table-cell>
          <table:table-cell table:formula="of:=IF(AND([.A76]=[.A75];[.C76]&gt;500);1;&quot;&quot;)">
            <text:p/>
          </table:table-cell>
          <table:table-cell table:formula="of:=IF(AND([.D75]=&quot;&quot;;[.D76]=1);1;[.D76]+[.E7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61" calcext:value-type="float">
            <text:p>61</text:p>
          </table:table-cell>
          <table:table-cell table:formula="of:=IF([.A77]=[.A76];[.C76]+[.B77];[.B77])" office:value-type="float" office:value="244" calcext:value-type="float">
            <text:p>244</text:p>
          </table:table-cell>
          <table:table-cell table:formula="of:=IF(AND([.A77]=[.A76];[.C77]&gt;500);1;&quot;&quot;)">
            <text:p/>
          </table:table-cell>
          <table:table-cell table:formula="of:=IF(AND([.D76]=&quot;&quot;;[.D77]=1);1;[.D77]+[.E7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68" calcext:value-type="float">
            <text:p>68</text:p>
          </table:table-cell>
          <table:table-cell table:formula="of:=IF([.A78]=[.A77];[.C77]+[.B78];[.B78])" office:value-type="float" office:value="312" calcext:value-type="float">
            <text:p>312</text:p>
          </table:table-cell>
          <table:table-cell table:formula="of:=IF(AND([.A78]=[.A77];[.C78]&gt;500);1;&quot;&quot;)">
            <text:p/>
          </table:table-cell>
          <table:table-cell table:formula="of:=IF(AND([.D77]=&quot;&quot;;[.D78]=1);1;[.D78]+[.E7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79" calcext:value-type="float">
            <text:p>79</text:p>
          </table:table-cell>
          <table:table-cell table:formula="of:=IF([.A79]=[.A78];[.C78]+[.B79];[.B79])" office:value-type="float" office:value="391" calcext:value-type="float">
            <text:p>391</text:p>
          </table:table-cell>
          <table:table-cell table:formula="of:=IF(AND([.A79]=[.A78];[.C79]&gt;500);1;&quot;&quot;)">
            <text:p/>
          </table:table-cell>
          <table:table-cell table:formula="of:=IF(AND([.D78]=&quot;&quot;;[.D79]=1);1;[.D79]+[.E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80" calcext:value-type="float">
            <text:p>80</text:p>
          </table:table-cell>
          <table:table-cell table:formula="of:=IF([.A80]=[.A79];[.C79]+[.B80];[.B80])" office:value-type="float" office:value="471" calcext:value-type="float">
            <text:p>471</text:p>
          </table:table-cell>
          <table:table-cell table:formula="of:=IF(AND([.A80]=[.A79];[.C80]&gt;500);1;&quot;&quot;)">
            <text:p/>
          </table:table-cell>
          <table:table-cell table:formula="of:=IF(AND([.D79]=&quot;&quot;;[.D80]=1);1;[.D80]+[.E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92" calcext:value-type="float">
            <text:p>92</text:p>
          </table:table-cell>
          <table:table-cell table:formula="of:=IF([.A81]=[.A80];[.C80]+[.B81];[.B81])" office:value-type="float" office:value="563" calcext:value-type="float">
            <text:p>563</text:p>
          </table:table-cell>
          <table:table-cell table:formula="of:=IF(AND([.A81]=[.A80];[.C81]&gt;500);1;&quot;&quot;)" office:value-type="float" office:value="1" calcext:value-type="float">
            <text:p>1</text:p>
          </table:table-cell>
          <table:table-cell table:formula="of:=IF(AND([.D80]=&quot;&quot;;[.D81]=1);1;[.D81]+[.E8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97" calcext:value-type="float">
            <text:p>97</text:p>
          </table:table-cell>
          <table:table-cell table:formula="of:=IF([.A82]=[.A81];[.C81]+[.B82];[.B82])" office:value-type="float" office:value="660" calcext:value-type="float">
            <text:p>660</text:p>
          </table:table-cell>
          <table:table-cell table:formula="of:=IF(AND([.A82]=[.A81];[.C82]&gt;500);1;&quot;&quot;)" office:value-type="float" office:value="1" calcext:value-type="float">
            <text:p>1</text:p>
          </table:table-cell>
          <table:table-cell table:formula="of:=IF(AND([.D81]=&quot;&quot;;[.D82]=1);1;[.D82]+[.E8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09" calcext:value-type="float">
            <text:p>109</text:p>
          </table:table-cell>
          <table:table-cell table:formula="of:=IF([.A83]=[.A82];[.C82]+[.B83];[.B83])" office:value-type="float" office:value="769" calcext:value-type="float">
            <text:p>769</text:p>
          </table:table-cell>
          <table:table-cell table:formula="of:=IF(AND([.A83]=[.A82];[.C83]&gt;500);1;&quot;&quot;)" office:value-type="float" office:value="1" calcext:value-type="float">
            <text:p>1</text:p>
          </table:table-cell>
          <table:table-cell table:formula="of:=IF(AND([.D82]=&quot;&quot;;[.D83]=1);1;[.D83]+[.E8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20" calcext:value-type="float">
            <text:p>120</text:p>
          </table:table-cell>
          <table:table-cell table:formula="of:=IF([.A84]=[.A83];[.C83]+[.B84];[.B84])" office:value-type="float" office:value="889" calcext:value-type="float">
            <text:p>889</text:p>
          </table:table-cell>
          <table:table-cell table:formula="of:=IF(AND([.A84]=[.A83];[.C84]&gt;500);1;&quot;&quot;)" office:value-type="float" office:value="1" calcext:value-type="float">
            <text:p>1</text:p>
          </table:table-cell>
          <table:table-cell table:formula="of:=IF(AND([.D83]=&quot;&quot;;[.D84]=1);1;[.D84]+[.E8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30" calcext:value-type="float">
            <text:p>130</text:p>
          </table:table-cell>
          <table:table-cell table:formula="of:=IF([.A85]=[.A84];[.C84]+[.B85];[.B85])" office:value-type="float" office:value="1019" calcext:value-type="float">
            <text:p>1019</text:p>
          </table:table-cell>
          <table:table-cell table:formula="of:=IF(AND([.A85]=[.A84];[.C85]&gt;500);1;&quot;&quot;)" office:value-type="float" office:value="1" calcext:value-type="float">
            <text:p>1</text:p>
          </table:table-cell>
          <table:table-cell table:formula="of:=IF(AND([.D84]=&quot;&quot;;[.D85]=1);1;[.D85]+[.E84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33" calcext:value-type="float">
            <text:p>133</text:p>
          </table:table-cell>
          <table:table-cell table:formula="of:=IF([.A86]=[.A85];[.C85]+[.B86];[.B86])" office:value-type="float" office:value="1152" calcext:value-type="float">
            <text:p>1152</text:p>
          </table:table-cell>
          <table:table-cell table:formula="of:=IF(AND([.A86]=[.A85];[.C86]&gt;500);1;&quot;&quot;)" office:value-type="float" office:value="1" calcext:value-type="float">
            <text:p>1</text:p>
          </table:table-cell>
          <table:table-cell table:formula="of:=IF(AND([.D85]=&quot;&quot;;[.D86]=1);1;[.D86]+[.E8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37" calcext:value-type="float">
            <text:p>137</text:p>
          </table:table-cell>
          <table:table-cell table:formula="of:=IF([.A87]=[.A86];[.C86]+[.B87];[.B87])" office:value-type="float" office:value="1289" calcext:value-type="float">
            <text:p>1289</text:p>
          </table:table-cell>
          <table:table-cell table:formula="of:=IF(AND([.A87]=[.A86];[.C87]&gt;500);1;&quot;&quot;)" office:value-type="float" office:value="1" calcext:value-type="float">
            <text:p>1</text:p>
          </table:table-cell>
          <table:table-cell table:formula="of:=IF(AND([.D86]=&quot;&quot;;[.D87]=1);1;[.D87]+[.E8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45" calcext:value-type="float">
            <text:p>145</text:p>
          </table:table-cell>
          <table:table-cell table:formula="of:=IF([.A88]=[.A87];[.C87]+[.B88];[.B88])" office:value-type="float" office:value="1434" calcext:value-type="float">
            <text:p>1434</text:p>
          </table:table-cell>
          <table:table-cell table:formula="of:=IF(AND([.A88]=[.A87];[.C88]&gt;500);1;&quot;&quot;)" office:value-type="float" office:value="1" calcext:value-type="float">
            <text:p>1</text:p>
          </table:table-cell>
          <table:table-cell table:formula="of:=IF(AND([.D87]=&quot;&quot;;[.D88]=1);1;[.D88]+[.E8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51" calcext:value-type="float">
            <text:p>151</text:p>
          </table:table-cell>
          <table:table-cell table:formula="of:=IF([.A89]=[.A88];[.C88]+[.B89];[.B89])" office:value-type="float" office:value="1585" calcext:value-type="float">
            <text:p>1585</text:p>
          </table:table-cell>
          <table:table-cell table:formula="of:=IF(AND([.A89]=[.A88];[.C89]&gt;500);1;&quot;&quot;)" office:value-type="float" office:value="1" calcext:value-type="float">
            <text:p>1</text:p>
          </table:table-cell>
          <table:table-cell table:formula="of:=IF(AND([.D88]=&quot;&quot;;[.D89]=1);1;[.D89]+[.E8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52" calcext:value-type="float">
            <text:p>152</text:p>
          </table:table-cell>
          <table:table-cell table:formula="of:=IF([.A90]=[.A89];[.C89]+[.B90];[.B90])" office:value-type="float" office:value="1737" calcext:value-type="float">
            <text:p>1737</text:p>
          </table:table-cell>
          <table:table-cell table:formula="of:=IF(AND([.A90]=[.A89];[.C90]&gt;500);1;&quot;&quot;)" office:value-type="float" office:value="1" calcext:value-type="float">
            <text:p>1</text:p>
          </table:table-cell>
          <table:table-cell table:formula="of:=IF(AND([.D89]=&quot;&quot;;[.D90]=1);1;[.D90]+[.E8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55" calcext:value-type="float">
            <text:p>155</text:p>
          </table:table-cell>
          <table:table-cell table:formula="of:=IF([.A91]=[.A90];[.C90]+[.B91];[.B91])" office:value-type="float" office:value="1892" calcext:value-type="float">
            <text:p>1892</text:p>
          </table:table-cell>
          <table:table-cell table:formula="of:=IF(AND([.A91]=[.A90];[.C91]&gt;500);1;&quot;&quot;)" office:value-type="float" office:value="1" calcext:value-type="float">
            <text:p>1</text:p>
          </table:table-cell>
          <table:table-cell table:formula="of:=IF(AND([.D90]=&quot;&quot;;[.D91]=1);1;[.D91]+[.E9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63" calcext:value-type="float">
            <text:p>163</text:p>
          </table:table-cell>
          <table:table-cell table:formula="of:=IF([.A92]=[.A91];[.C91]+[.B92];[.B92])" office:value-type="float" office:value="2055" calcext:value-type="float">
            <text:p>2055</text:p>
          </table:table-cell>
          <table:table-cell table:formula="of:=IF(AND([.A92]=[.A91];[.C92]&gt;500);1;&quot;&quot;)" office:value-type="float" office:value="1" calcext:value-type="float">
            <text:p>1</text:p>
          </table:table-cell>
          <table:table-cell table:formula="of:=IF(AND([.D91]=&quot;&quot;;[.D92]=1);1;[.D92]+[.E9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67" calcext:value-type="float">
            <text:p>167</text:p>
          </table:table-cell>
          <table:table-cell table:formula="of:=IF([.A93]=[.A92];[.C92]+[.B93];[.B93])" office:value-type="float" office:value="2222" calcext:value-type="float">
            <text:p>2222</text:p>
          </table:table-cell>
          <table:table-cell table:formula="of:=IF(AND([.A93]=[.A92];[.C93]&gt;500);1;&quot;&quot;)" office:value-type="float" office:value="1" calcext:value-type="float">
            <text:p>1</text:p>
          </table:table-cell>
          <table:table-cell table:formula="of:=IF(AND([.D92]=&quot;&quot;;[.D93]=1);1;[.D93]+[.E9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74" calcext:value-type="float">
            <text:p>174</text:p>
          </table:table-cell>
          <table:table-cell table:formula="of:=IF([.A94]=[.A93];[.C93]+[.B94];[.B94])" office:value-type="float" office:value="2396" calcext:value-type="float">
            <text:p>2396</text:p>
          </table:table-cell>
          <table:table-cell table:formula="of:=IF(AND([.A94]=[.A93];[.C94]&gt;500);1;&quot;&quot;)" office:value-type="float" office:value="1" calcext:value-type="float">
            <text:p>1</text:p>
          </table:table-cell>
          <table:table-cell table:formula="of:=IF(AND([.D93]=&quot;&quot;;[.D94]=1);1;[.D94]+[.E9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76" calcext:value-type="float">
            <text:p>176</text:p>
          </table:table-cell>
          <table:table-cell table:formula="of:=IF([.A95]=[.A94];[.C94]+[.B95];[.B95])" office:value-type="float" office:value="2572" calcext:value-type="float">
            <text:p>2572</text:p>
          </table:table-cell>
          <table:table-cell table:formula="of:=IF(AND([.A95]=[.A94];[.C95]&gt;500);1;&quot;&quot;)" office:value-type="float" office:value="1" calcext:value-type="float">
            <text:p>1</text:p>
          </table:table-cell>
          <table:table-cell table:formula="of:=IF(AND([.D94]=&quot;&quot;;[.D95]=1);1;[.D95]+[.E9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82" calcext:value-type="float">
            <text:p>182</text:p>
          </table:table-cell>
          <table:table-cell table:formula="of:=IF([.A96]=[.A95];[.C95]+[.B96];[.B96])" office:value-type="float" office:value="2754" calcext:value-type="float">
            <text:p>2754</text:p>
          </table:table-cell>
          <table:table-cell table:formula="of:=IF(AND([.A96]=[.A95];[.C96]&gt;500);1;&quot;&quot;)" office:value-type="float" office:value="1" calcext:value-type="float">
            <text:p>1</text:p>
          </table:table-cell>
          <table:table-cell table:formula="of:=IF(AND([.D95]=&quot;&quot;;[.D96]=1);1;[.D96]+[.E9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88" calcext:value-type="float">
            <text:p>188</text:p>
          </table:table-cell>
          <table:table-cell table:formula="of:=IF([.A97]=[.A96];[.C96]+[.B97];[.B97])" office:value-type="float" office:value="2942" calcext:value-type="float">
            <text:p>2942</text:p>
          </table:table-cell>
          <table:table-cell table:formula="of:=IF(AND([.A97]=[.A96];[.C97]&gt;500);1;&quot;&quot;)" office:value-type="float" office:value="1" calcext:value-type="float">
            <text:p>1</text:p>
          </table:table-cell>
          <table:table-cell table:formula="of:=IF(AND([.D96]=&quot;&quot;;[.D97]=1);1;[.D97]+[.E9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95" calcext:value-type="float">
            <text:p>195</text:p>
          </table:table-cell>
          <table:table-cell table:formula="of:=IF([.A98]=[.A97];[.C97]+[.B98];[.B98])" office:value-type="float" office:value="3137" calcext:value-type="float">
            <text:p>3137</text:p>
          </table:table-cell>
          <table:table-cell table:formula="of:=IF(AND([.A98]=[.A97];[.C98]&gt;500);1;&quot;&quot;)" office:value-type="float" office:value="1" calcext:value-type="float">
            <text:p>1</text:p>
          </table:table-cell>
          <table:table-cell table:formula="of:=IF(AND([.D97]=&quot;&quot;;[.D98]=1);1;[.D98]+[.E9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199" calcext:value-type="float">
            <text:p>199</text:p>
          </table:table-cell>
          <table:table-cell table:formula="of:=IF([.A99]=[.A98];[.C98]+[.B99];[.B99])" office:value-type="float" office:value="3336" calcext:value-type="float">
            <text:p>3336</text:p>
          </table:table-cell>
          <table:table-cell table:formula="of:=IF(AND([.A99]=[.A98];[.C99]&gt;500);1;&quot;&quot;)" office:value-type="float" office:value="1" calcext:value-type="float">
            <text:p>1</text:p>
          </table:table-cell>
          <table:table-cell table:formula="of:=IF(AND([.D98]=&quot;&quot;;[.D99]=1);1;[.D99]+[.E9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211" calcext:value-type="float">
            <text:p>211</text:p>
          </table:table-cell>
          <table:table-cell table:formula="of:=IF([.A100]=[.A99];[.C99]+[.B100];[.B100])" office:value-type="float" office:value="3547" calcext:value-type="float">
            <text:p>3547</text:p>
          </table:table-cell>
          <table:table-cell table:formula="of:=IF(AND([.A100]=[.A99];[.C100]&gt;500);1;&quot;&quot;)" office:value-type="float" office:value="1" calcext:value-type="float">
            <text:p>1</text:p>
          </table:table-cell>
          <table:table-cell table:formula="of:=IF(AND([.D99]=&quot;&quot;;[.D100]=1);1;[.D100]+[.E99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223" calcext:value-type="float">
            <text:p>223</text:p>
          </table:table-cell>
          <table:table-cell table:formula="of:=IF([.A101]=[.A100];[.C100]+[.B101];[.B101])" office:value-type="float" office:value="3770" calcext:value-type="float">
            <text:p>3770</text:p>
          </table:table-cell>
          <table:table-cell table:formula="of:=IF(AND([.A101]=[.A100];[.C101]&gt;500);1;&quot;&quot;)" office:value-type="float" office:value="1" calcext:value-type="float">
            <text:p>1</text:p>
          </table:table-cell>
          <table:table-cell table:formula="of:=IF(AND([.D100]=&quot;&quot;;[.D101]=1);1;[.D101]+[.E10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234" calcext:value-type="float">
            <text:p>234</text:p>
          </table:table-cell>
          <table:table-cell table:formula="of:=IF([.A102]=[.A101];[.C101]+[.B102];[.B102])" office:value-type="float" office:value="4004" calcext:value-type="float">
            <text:p>4004</text:p>
          </table:table-cell>
          <table:table-cell table:formula="of:=IF(AND([.A102]=[.A101];[.C102]&gt;500);1;&quot;&quot;)" office:value-type="float" office:value="1" calcext:value-type="float">
            <text:p>1</text:p>
          </table:table-cell>
          <table:table-cell table:formula="of:=IF(AND([.D101]=&quot;&quot;;[.D102]=1);1;[.D102]+[.E101]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15230058" calcext:value-type="float">
            <text:p>15230058</text:p>
          </table:table-cell>
          <table:table-cell office:value-type="float" office:value="243" calcext:value-type="float">
            <text:p>243</text:p>
          </table:table-cell>
          <table:table-cell table:formula="of:=IF([.A103]=[.A102];[.C102]+[.B103];[.B103])" office:value-type="float" office:value="4247" calcext:value-type="float">
            <text:p>4247</text:p>
          </table:table-cell>
          <table:table-cell table:formula="of:=IF(AND([.A103]=[.A102];[.C103]&gt;500);1;&quot;&quot;)" office:value-type="float" office:value="1" calcext:value-type="float">
            <text:p>1</text:p>
          </table:table-cell>
          <table:table-cell table:formula="of:=IF(AND([.D102]=&quot;&quot;;[.D103]=1);1;[.D103]+[.E102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16337423" calcext:value-type="float">
            <text:p>16337423</text:p>
          </table:table-cell>
          <table:table-cell office:value-type="float" office:value="30" calcext:value-type="float">
            <text:p>30</text:p>
          </table:table-cell>
          <table:table-cell table:formula="of:=IF([.A104]=[.A103];[.C103]+[.B104];[.B104])" office:value-type="float" office:value="30" calcext:value-type="float">
            <text:p>30</text:p>
          </table:table-cell>
          <table:table-cell table:formula="of:=IF(AND([.A104]=[.A103];[.C104]&gt;500);1;&quot;&quot;)">
            <text:p/>
          </table:table-cell>
          <table:table-cell table:formula="of:=IF(AND([.D103]=&quot;&quot;;[.D104]=1);1;[.D104]+[.E1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6337423" calcext:value-type="float">
            <text:p>16337423</text:p>
          </table:table-cell>
          <table:table-cell office:value-type="float" office:value="42" calcext:value-type="float">
            <text:p>42</text:p>
          </table:table-cell>
          <table:table-cell table:formula="of:=IF([.A105]=[.A104];[.C104]+[.B105];[.B105])" office:value-type="float" office:value="72" calcext:value-type="float">
            <text:p>72</text:p>
          </table:table-cell>
          <table:table-cell table:formula="of:=IF(AND([.A105]=[.A104];[.C105]&gt;500);1;&quot;&quot;)">
            <text:p/>
          </table:table-cell>
          <table:table-cell table:formula="of:=IF(AND([.D104]=&quot;&quot;;[.D105]=1);1;[.D105]+[.E1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6337423" calcext:value-type="float">
            <text:p>16337423</text:p>
          </table:table-cell>
          <table:table-cell office:value-type="float" office:value="43" calcext:value-type="float">
            <text:p>43</text:p>
          </table:table-cell>
          <table:table-cell table:formula="of:=IF([.A106]=[.A105];[.C105]+[.B106];[.B106])" office:value-type="float" office:value="115" calcext:value-type="float">
            <text:p>115</text:p>
          </table:table-cell>
          <table:table-cell table:formula="of:=IF(AND([.A106]=[.A105];[.C106]&gt;500);1;&quot;&quot;)">
            <text:p/>
          </table:table-cell>
          <table:table-cell table:formula="of:=IF(AND([.D105]=&quot;&quot;;[.D106]=1);1;[.D106]+[.E1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6337423" calcext:value-type="float">
            <text:p>16337423</text:p>
          </table:table-cell>
          <table:table-cell office:value-type="float" office:value="52" calcext:value-type="float">
            <text:p>52</text:p>
          </table:table-cell>
          <table:table-cell table:formula="of:=IF([.A107]=[.A106];[.C106]+[.B107];[.B107])" office:value-type="float" office:value="167" calcext:value-type="float">
            <text:p>167</text:p>
          </table:table-cell>
          <table:table-cell table:formula="of:=IF(AND([.A107]=[.A106];[.C107]&gt;500);1;&quot;&quot;)">
            <text:p/>
          </table:table-cell>
          <table:table-cell table:formula="of:=IF(AND([.D106]=&quot;&quot;;[.D107]=1);1;[.D107]+[.E1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6337423" calcext:value-type="float">
            <text:p>16337423</text:p>
          </table:table-cell>
          <table:table-cell office:value-type="float" office:value="57" calcext:value-type="float">
            <text:p>57</text:p>
          </table:table-cell>
          <table:table-cell table:formula="of:=IF([.A108]=[.A107];[.C107]+[.B108];[.B108])" office:value-type="float" office:value="224" calcext:value-type="float">
            <text:p>224</text:p>
          </table:table-cell>
          <table:table-cell table:formula="of:=IF(AND([.A108]=[.A107];[.C108]&gt;500);1;&quot;&quot;)">
            <text:p/>
          </table:table-cell>
          <table:table-cell table:formula="of:=IF(AND([.D107]=&quot;&quot;;[.D108]=1);1;[.D108]+[.E10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30" calcext:value-type="float">
            <text:p>30</text:p>
          </table:table-cell>
          <table:table-cell table:formula="of:=IF([.A109]=[.A108];[.C108]+[.B109];[.B109])" office:value-type="float" office:value="30" calcext:value-type="float">
            <text:p>30</text:p>
          </table:table-cell>
          <table:table-cell table:formula="of:=IF(AND([.A109]=[.A108];[.C109]&gt;500);1;&quot;&quot;)">
            <text:p/>
          </table:table-cell>
          <table:table-cell table:formula="of:=IF(AND([.D108]=&quot;&quot;;[.D109]=1);1;[.D109]+[.E10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40" calcext:value-type="float">
            <text:p>40</text:p>
          </table:table-cell>
          <table:table-cell table:formula="of:=IF([.A110]=[.A109];[.C109]+[.B110];[.B110])" office:value-type="float" office:value="70" calcext:value-type="float">
            <text:p>70</text:p>
          </table:table-cell>
          <table:table-cell table:formula="of:=IF(AND([.A110]=[.A109];[.C110]&gt;500);1;&quot;&quot;)">
            <text:p/>
          </table:table-cell>
          <table:table-cell table:formula="of:=IF(AND([.D109]=&quot;&quot;;[.D110]=1);1;[.D110]+[.E1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44" calcext:value-type="float">
            <text:p>44</text:p>
          </table:table-cell>
          <table:table-cell table:formula="of:=IF([.A111]=[.A110];[.C110]+[.B111];[.B111])" office:value-type="float" office:value="114" calcext:value-type="float">
            <text:p>114</text:p>
          </table:table-cell>
          <table:table-cell table:formula="of:=IF(AND([.A111]=[.A110];[.C111]&gt;500);1;&quot;&quot;)">
            <text:p/>
          </table:table-cell>
          <table:table-cell table:formula="of:=IF(AND([.D110]=&quot;&quot;;[.D111]=1);1;[.D111]+[.E1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45" calcext:value-type="float">
            <text:p>45</text:p>
          </table:table-cell>
          <table:table-cell table:formula="of:=IF([.A112]=[.A111];[.C111]+[.B112];[.B112])" office:value-type="float" office:value="159" calcext:value-type="float">
            <text:p>159</text:p>
          </table:table-cell>
          <table:table-cell table:formula="of:=IF(AND([.A112]=[.A111];[.C112]&gt;500);1;&quot;&quot;)">
            <text:p/>
          </table:table-cell>
          <table:table-cell table:formula="of:=IF(AND([.D111]=&quot;&quot;;[.D112]=1);1;[.D112]+[.E1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55" calcext:value-type="float">
            <text:p>55</text:p>
          </table:table-cell>
          <table:table-cell table:formula="of:=IF([.A113]=[.A112];[.C112]+[.B113];[.B113])" office:value-type="float" office:value="214" calcext:value-type="float">
            <text:p>214</text:p>
          </table:table-cell>
          <table:table-cell table:formula="of:=IF(AND([.A113]=[.A112];[.C113]&gt;500);1;&quot;&quot;)">
            <text:p/>
          </table:table-cell>
          <table:table-cell table:formula="of:=IF(AND([.D112]=&quot;&quot;;[.D113]=1);1;[.D113]+[.E1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55" calcext:value-type="float">
            <text:p>55</text:p>
          </table:table-cell>
          <table:table-cell table:formula="of:=IF([.A114]=[.A113];[.C113]+[.B114];[.B114])" office:value-type="float" office:value="269" calcext:value-type="float">
            <text:p>269</text:p>
          </table:table-cell>
          <table:table-cell table:formula="of:=IF(AND([.A114]=[.A113];[.C114]&gt;500);1;&quot;&quot;)">
            <text:p/>
          </table:table-cell>
          <table:table-cell table:formula="of:=IF(AND([.D113]=&quot;&quot;;[.D114]=1);1;[.D114]+[.E1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56" calcext:value-type="float">
            <text:p>56</text:p>
          </table:table-cell>
          <table:table-cell table:formula="of:=IF([.A115]=[.A114];[.C114]+[.B115];[.B115])" office:value-type="float" office:value="325" calcext:value-type="float">
            <text:p>325</text:p>
          </table:table-cell>
          <table:table-cell table:formula="of:=IF(AND([.A115]=[.A114];[.C115]&gt;500);1;&quot;&quot;)">
            <text:p/>
          </table:table-cell>
          <table:table-cell table:formula="of:=IF(AND([.D114]=&quot;&quot;;[.D115]=1);1;[.D115]+[.E1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65" calcext:value-type="float">
            <text:p>65</text:p>
          </table:table-cell>
          <table:table-cell table:formula="of:=IF([.A116]=[.A115];[.C115]+[.B116];[.B116])" office:value-type="float" office:value="390" calcext:value-type="float">
            <text:p>390</text:p>
          </table:table-cell>
          <table:table-cell table:formula="of:=IF(AND([.A116]=[.A115];[.C116]&gt;500);1;&quot;&quot;)">
            <text:p/>
          </table:table-cell>
          <table:table-cell table:formula="of:=IF(AND([.D115]=&quot;&quot;;[.D116]=1);1;[.D116]+[.E1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69" calcext:value-type="float">
            <text:p>69</text:p>
          </table:table-cell>
          <table:table-cell table:formula="of:=IF([.A117]=[.A116];[.C116]+[.B117];[.B117])" office:value-type="float" office:value="459" calcext:value-type="float">
            <text:p>459</text:p>
          </table:table-cell>
          <table:table-cell table:formula="of:=IF(AND([.A117]=[.A116];[.C117]&gt;500);1;&quot;&quot;)">
            <text:p/>
          </table:table-cell>
          <table:table-cell table:formula="of:=IF(AND([.D116]=&quot;&quot;;[.D117]=1);1;[.D117]+[.E1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77" calcext:value-type="float">
            <text:p>77</text:p>
          </table:table-cell>
          <table:table-cell table:formula="of:=IF([.A118]=[.A117];[.C117]+[.B118];[.B118])" office:value-type="float" office:value="536" calcext:value-type="float">
            <text:p>536</text:p>
          </table:table-cell>
          <table:table-cell table:formula="of:=IF(AND([.A118]=[.A117];[.C118]&gt;500);1;&quot;&quot;)" office:value-type="float" office:value="1" calcext:value-type="float">
            <text:p>1</text:p>
          </table:table-cell>
          <table:table-cell table:formula="of:=IF(AND([.D117]=&quot;&quot;;[.D118]=1);1;[.D118]+[.E11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84" calcext:value-type="float">
            <text:p>84</text:p>
          </table:table-cell>
          <table:table-cell table:formula="of:=IF([.A119]=[.A118];[.C118]+[.B119];[.B119])" office:value-type="float" office:value="620" calcext:value-type="float">
            <text:p>620</text:p>
          </table:table-cell>
          <table:table-cell table:formula="of:=IF(AND([.A119]=[.A118];[.C119]&gt;500);1;&quot;&quot;)" office:value-type="float" office:value="1" calcext:value-type="float">
            <text:p>1</text:p>
          </table:table-cell>
          <table:table-cell table:formula="of:=IF(AND([.D118]=&quot;&quot;;[.D119]=1);1;[.D119]+[.E11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408939" calcext:value-type="float">
            <text:p>17408939</text:p>
          </table:table-cell>
          <table:table-cell office:value-type="float" office:value="89" calcext:value-type="float">
            <text:p>89</text:p>
          </table:table-cell>
          <table:table-cell table:formula="of:=IF([.A120]=[.A119];[.C119]+[.B120];[.B120])" office:value-type="float" office:value="709" calcext:value-type="float">
            <text:p>709</text:p>
          </table:table-cell>
          <table:table-cell table:formula="of:=IF(AND([.A120]=[.A119];[.C120]&gt;500);1;&quot;&quot;)" office:value-type="float" office:value="1" calcext:value-type="float">
            <text:p>1</text:p>
          </table:table-cell>
          <table:table-cell table:formula="of:=IF(AND([.D119]=&quot;&quot;;[.D120]=1);1;[.D120]+[.E11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33" calcext:value-type="float">
            <text:p>33</text:p>
          </table:table-cell>
          <table:table-cell table:formula="of:=IF([.A121]=[.A120];[.C120]+[.B121];[.B121])" office:value-type="float" office:value="33" calcext:value-type="float">
            <text:p>33</text:p>
          </table:table-cell>
          <table:table-cell table:formula="of:=IF(AND([.A121]=[.A120];[.C121]&gt;500);1;&quot;&quot;)">
            <text:p/>
          </table:table-cell>
          <table:table-cell table:formula="of:=IF(AND([.D120]=&quot;&quot;;[.D121]=1);1;[.D121]+[.E1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43" calcext:value-type="float">
            <text:p>43</text:p>
          </table:table-cell>
          <table:table-cell table:formula="of:=IF([.A122]=[.A121];[.C121]+[.B122];[.B122])" office:value-type="float" office:value="76" calcext:value-type="float">
            <text:p>76</text:p>
          </table:table-cell>
          <table:table-cell table:formula="of:=IF(AND([.A122]=[.A121];[.C122]&gt;500);1;&quot;&quot;)">
            <text:p/>
          </table:table-cell>
          <table:table-cell table:formula="of:=IF(AND([.D121]=&quot;&quot;;[.D122]=1);1;[.D122]+[.E1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55" calcext:value-type="float">
            <text:p>55</text:p>
          </table:table-cell>
          <table:table-cell table:formula="of:=IF([.A123]=[.A122];[.C122]+[.B123];[.B123])" office:value-type="float" office:value="131" calcext:value-type="float">
            <text:p>131</text:p>
          </table:table-cell>
          <table:table-cell table:formula="of:=IF(AND([.A123]=[.A122];[.C123]&gt;500);1;&quot;&quot;)">
            <text:p/>
          </table:table-cell>
          <table:table-cell table:formula="of:=IF(AND([.D122]=&quot;&quot;;[.D123]=1);1;[.D123]+[.E1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64" calcext:value-type="float">
            <text:p>64</text:p>
          </table:table-cell>
          <table:table-cell table:formula="of:=IF([.A124]=[.A123];[.C123]+[.B124];[.B124])" office:value-type="float" office:value="195" calcext:value-type="float">
            <text:p>195</text:p>
          </table:table-cell>
          <table:table-cell table:formula="of:=IF(AND([.A124]=[.A123];[.C124]&gt;500);1;&quot;&quot;)">
            <text:p/>
          </table:table-cell>
          <table:table-cell table:formula="of:=IF(AND([.D123]=&quot;&quot;;[.D124]=1);1;[.D124]+[.E1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64" calcext:value-type="float">
            <text:p>64</text:p>
          </table:table-cell>
          <table:table-cell table:formula="of:=IF([.A125]=[.A124];[.C124]+[.B125];[.B125])" office:value-type="float" office:value="259" calcext:value-type="float">
            <text:p>259</text:p>
          </table:table-cell>
          <table:table-cell table:formula="of:=IF(AND([.A125]=[.A124];[.C125]&gt;500);1;&quot;&quot;)">
            <text:p/>
          </table:table-cell>
          <table:table-cell table:formula="of:=IF(AND([.D124]=&quot;&quot;;[.D125]=1);1;[.D125]+[.E1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69" calcext:value-type="float">
            <text:p>69</text:p>
          </table:table-cell>
          <table:table-cell table:formula="of:=IF([.A126]=[.A125];[.C125]+[.B126];[.B126])" office:value-type="float" office:value="328" calcext:value-type="float">
            <text:p>328</text:p>
          </table:table-cell>
          <table:table-cell table:formula="of:=IF(AND([.A126]=[.A125];[.C126]&gt;500);1;&quot;&quot;)">
            <text:p/>
          </table:table-cell>
          <table:table-cell table:formula="of:=IF(AND([.D125]=&quot;&quot;;[.D126]=1);1;[.D126]+[.E1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77" calcext:value-type="float">
            <text:p>77</text:p>
          </table:table-cell>
          <table:table-cell table:formula="of:=IF([.A127]=[.A126];[.C126]+[.B127];[.B127])" office:value-type="float" office:value="405" calcext:value-type="float">
            <text:p>405</text:p>
          </table:table-cell>
          <table:table-cell table:formula="of:=IF(AND([.A127]=[.A126];[.C127]&gt;500);1;&quot;&quot;)">
            <text:p/>
          </table:table-cell>
          <table:table-cell table:formula="of:=IF(AND([.D126]=&quot;&quot;;[.D127]=1);1;[.D127]+[.E1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78" calcext:value-type="float">
            <text:p>78</text:p>
          </table:table-cell>
          <table:table-cell table:formula="of:=IF([.A128]=[.A127];[.C127]+[.B128];[.B128])" office:value-type="float" office:value="483" calcext:value-type="float">
            <text:p>483</text:p>
          </table:table-cell>
          <table:table-cell table:formula="of:=IF(AND([.A128]=[.A127];[.C128]&gt;500);1;&quot;&quot;)">
            <text:p/>
          </table:table-cell>
          <table:table-cell table:formula="of:=IF(AND([.D127]=&quot;&quot;;[.D128]=1);1;[.D128]+[.E12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84" calcext:value-type="float">
            <text:p>84</text:p>
          </table:table-cell>
          <table:table-cell table:formula="of:=IF([.A129]=[.A128];[.C128]+[.B129];[.B129])" office:value-type="float" office:value="567" calcext:value-type="float">
            <text:p>567</text:p>
          </table:table-cell>
          <table:table-cell table:formula="of:=IF(AND([.A129]=[.A128];[.C129]&gt;500);1;&quot;&quot;)" office:value-type="float" office:value="1" calcext:value-type="float">
            <text:p>1</text:p>
          </table:table-cell>
          <table:table-cell table:formula="of:=IF(AND([.D128]=&quot;&quot;;[.D129]=1);1;[.D129]+[.E12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93" calcext:value-type="float">
            <text:p>93</text:p>
          </table:table-cell>
          <table:table-cell table:formula="of:=IF([.A130]=[.A129];[.C129]+[.B130];[.B130])" office:value-type="float" office:value="660" calcext:value-type="float">
            <text:p>660</text:p>
          </table:table-cell>
          <table:table-cell table:formula="of:=IF(AND([.A130]=[.A129];[.C130]&gt;500);1;&quot;&quot;)" office:value-type="float" office:value="1" calcext:value-type="float">
            <text:p>1</text:p>
          </table:table-cell>
          <table:table-cell table:formula="of:=IF(AND([.D129]=&quot;&quot;;[.D130]=1);1;[.D130]+[.E12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104" calcext:value-type="float">
            <text:p>104</text:p>
          </table:table-cell>
          <table:table-cell table:formula="of:=IF([.A131]=[.A130];[.C130]+[.B131];[.B131])" office:value-type="float" office:value="764" calcext:value-type="float">
            <text:p>764</text:p>
          </table:table-cell>
          <table:table-cell table:formula="of:=IF(AND([.A131]=[.A130];[.C131]&gt;500);1;&quot;&quot;)" office:value-type="float" office:value="1" calcext:value-type="float">
            <text:p>1</text:p>
          </table:table-cell>
          <table:table-cell table:formula="of:=IF(AND([.D130]=&quot;&quot;;[.D131]=1);1;[.D131]+[.E13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109" calcext:value-type="float">
            <text:p>109</text:p>
          </table:table-cell>
          <table:table-cell table:formula="of:=IF([.A132]=[.A131];[.C131]+[.B132];[.B132])" office:value-type="float" office:value="873" calcext:value-type="float">
            <text:p>873</text:p>
          </table:table-cell>
          <table:table-cell table:formula="of:=IF(AND([.A132]=[.A131];[.C132]&gt;500);1;&quot;&quot;)" office:value-type="float" office:value="1" calcext:value-type="float">
            <text:p>1</text:p>
          </table:table-cell>
          <table:table-cell table:formula="of:=IF(AND([.D131]=&quot;&quot;;[.D132]=1);1;[.D132]+[.E13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117" calcext:value-type="float">
            <text:p>117</text:p>
          </table:table-cell>
          <table:table-cell table:formula="of:=IF([.A133]=[.A132];[.C132]+[.B133];[.B133])" office:value-type="float" office:value="990" calcext:value-type="float">
            <text:p>990</text:p>
          </table:table-cell>
          <table:table-cell table:formula="of:=IF(AND([.A133]=[.A132];[.C133]&gt;500);1;&quot;&quot;)" office:value-type="float" office:value="1" calcext:value-type="float">
            <text:p>1</text:p>
          </table:table-cell>
          <table:table-cell table:formula="of:=IF(AND([.D132]=&quot;&quot;;[.D133]=1);1;[.D133]+[.E13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125" calcext:value-type="float">
            <text:p>125</text:p>
          </table:table-cell>
          <table:table-cell table:formula="of:=IF([.A134]=[.A133];[.C133]+[.B134];[.B134])" office:value-type="float" office:value="1115" calcext:value-type="float">
            <text:p>1115</text:p>
          </table:table-cell>
          <table:table-cell table:formula="of:=IF(AND([.A134]=[.A133];[.C134]&gt;500);1;&quot;&quot;)" office:value-type="float" office:value="1" calcext:value-type="float">
            <text:p>1</text:p>
          </table:table-cell>
          <table:table-cell table:formula="of:=IF(AND([.D133]=&quot;&quot;;[.D134]=1);1;[.D134]+[.E13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9540689" calcext:value-type="float">
            <text:p>19540689</text:p>
          </table:table-cell>
          <table:table-cell office:value-type="float" office:value="133" calcext:value-type="float">
            <text:p>133</text:p>
          </table:table-cell>
          <table:table-cell table:formula="of:=IF([.A135]=[.A134];[.C134]+[.B135];[.B135])" office:value-type="float" office:value="1248" calcext:value-type="float">
            <text:p>1248</text:p>
          </table:table-cell>
          <table:table-cell table:formula="of:=IF(AND([.A135]=[.A134];[.C135]&gt;500);1;&quot;&quot;)" office:value-type="float" office:value="1" calcext:value-type="float">
            <text:p>1</text:p>
          </table:table-cell>
          <table:table-cell table:formula="of:=IF(AND([.D134]=&quot;&quot;;[.D135]=1);1;[.D135]+[.E13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357889" calcext:value-type="float">
            <text:p>20357889</text:p>
          </table:table-cell>
          <table:table-cell office:value-type="float" office:value="36" calcext:value-type="float">
            <text:p>36</text:p>
          </table:table-cell>
          <table:table-cell table:formula="of:=IF([.A136]=[.A135];[.C135]+[.B136];[.B136])" office:value-type="float" office:value="36" calcext:value-type="float">
            <text:p>36</text:p>
          </table:table-cell>
          <table:table-cell table:formula="of:=IF(AND([.A136]=[.A135];[.C136]&gt;500);1;&quot;&quot;)">
            <text:p/>
          </table:table-cell>
          <table:table-cell table:formula="of:=IF(AND([.D135]=&quot;&quot;;[.D136]=1);1;[.D136]+[.E1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0357889" calcext:value-type="float">
            <text:p>20357889</text:p>
          </table:table-cell>
          <table:table-cell office:value-type="float" office:value="46" calcext:value-type="float">
            <text:p>46</text:p>
          </table:table-cell>
          <table:table-cell table:formula="of:=IF([.A137]=[.A136];[.C136]+[.B137];[.B137])" office:value-type="float" office:value="82" calcext:value-type="float">
            <text:p>82</text:p>
          </table:table-cell>
          <table:table-cell table:formula="of:=IF(AND([.A137]=[.A136];[.C137]&gt;500);1;&quot;&quot;)">
            <text:p/>
          </table:table-cell>
          <table:table-cell table:formula="of:=IF(AND([.D136]=&quot;&quot;;[.D137]=1);1;[.D137]+[.E1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0357889" calcext:value-type="float">
            <text:p>20357889</text:p>
          </table:table-cell>
          <table:table-cell office:value-type="float" office:value="58" calcext:value-type="float">
            <text:p>58</text:p>
          </table:table-cell>
          <table:table-cell table:formula="of:=IF([.A138]=[.A137];[.C137]+[.B138];[.B138])" office:value-type="float" office:value="140" calcext:value-type="float">
            <text:p>140</text:p>
          </table:table-cell>
          <table:table-cell table:formula="of:=IF(AND([.A138]=[.A137];[.C138]&gt;500);1;&quot;&quot;)">
            <text:p/>
          </table:table-cell>
          <table:table-cell table:formula="of:=IF(AND([.D137]=&quot;&quot;;[.D138]=1);1;[.D138]+[.E1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0357889" calcext:value-type="float">
            <text:p>20357889</text:p>
          </table:table-cell>
          <table:table-cell office:value-type="float" office:value="61" calcext:value-type="float">
            <text:p>61</text:p>
          </table:table-cell>
          <table:table-cell table:formula="of:=IF([.A139]=[.A138];[.C138]+[.B139];[.B139])" office:value-type="float" office:value="201" calcext:value-type="float">
            <text:p>201</text:p>
          </table:table-cell>
          <table:table-cell table:formula="of:=IF(AND([.A139]=[.A138];[.C139]&gt;500);1;&quot;&quot;)">
            <text:p/>
          </table:table-cell>
          <table:table-cell table:formula="of:=IF(AND([.D138]=&quot;&quot;;[.D139]=1);1;[.D139]+[.E1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0357889" calcext:value-type="float">
            <text:p>20357889</text:p>
          </table:table-cell>
          <table:table-cell office:value-type="float" office:value="64" calcext:value-type="float">
            <text:p>64</text:p>
          </table:table-cell>
          <table:table-cell table:formula="of:=IF([.A140]=[.A139];[.C139]+[.B140];[.B140])" office:value-type="float" office:value="265" calcext:value-type="float">
            <text:p>265</text:p>
          </table:table-cell>
          <table:table-cell table:formula="of:=IF(AND([.A140]=[.A139];[.C140]&gt;500);1;&quot;&quot;)">
            <text:p/>
          </table:table-cell>
          <table:table-cell table:formula="of:=IF(AND([.D139]=&quot;&quot;;[.D140]=1);1;[.D140]+[.E1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28" calcext:value-type="float">
            <text:p>28</text:p>
          </table:table-cell>
          <table:table-cell table:formula="of:=IF([.A141]=[.A140];[.C140]+[.B141];[.B141])" office:value-type="float" office:value="28" calcext:value-type="float">
            <text:p>28</text:p>
          </table:table-cell>
          <table:table-cell table:formula="of:=IF(AND([.A141]=[.A140];[.C141]&gt;500);1;&quot;&quot;)">
            <text:p/>
          </table:table-cell>
          <table:table-cell table:formula="of:=IF(AND([.D140]=&quot;&quot;;[.D141]=1);1;[.D141]+[.E1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37" calcext:value-type="float">
            <text:p>37</text:p>
          </table:table-cell>
          <table:table-cell table:formula="of:=IF([.A142]=[.A141];[.C141]+[.B142];[.B142])" office:value-type="float" office:value="65" calcext:value-type="float">
            <text:p>65</text:p>
          </table:table-cell>
          <table:table-cell table:formula="of:=IF(AND([.A142]=[.A141];[.C142]&gt;500);1;&quot;&quot;)">
            <text:p/>
          </table:table-cell>
          <table:table-cell table:formula="of:=IF(AND([.D141]=&quot;&quot;;[.D142]=1);1;[.D142]+[.E1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41" calcext:value-type="float">
            <text:p>41</text:p>
          </table:table-cell>
          <table:table-cell table:formula="of:=IF([.A143]=[.A142];[.C142]+[.B143];[.B143])" office:value-type="float" office:value="106" calcext:value-type="float">
            <text:p>106</text:p>
          </table:table-cell>
          <table:table-cell table:formula="of:=IF(AND([.A143]=[.A142];[.C143]&gt;500);1;&quot;&quot;)">
            <text:p/>
          </table:table-cell>
          <table:table-cell table:formula="of:=IF(AND([.D142]=&quot;&quot;;[.D143]=1);1;[.D143]+[.E14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45" calcext:value-type="float">
            <text:p>45</text:p>
          </table:table-cell>
          <table:table-cell table:formula="of:=IF([.A144]=[.A143];[.C143]+[.B144];[.B144])" office:value-type="float" office:value="151" calcext:value-type="float">
            <text:p>151</text:p>
          </table:table-cell>
          <table:table-cell table:formula="of:=IF(AND([.A144]=[.A143];[.C144]&gt;500);1;&quot;&quot;)">
            <text:p/>
          </table:table-cell>
          <table:table-cell table:formula="of:=IF(AND([.D143]=&quot;&quot;;[.D144]=1);1;[.D144]+[.E1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47" calcext:value-type="float">
            <text:p>47</text:p>
          </table:table-cell>
          <table:table-cell table:formula="of:=IF([.A145]=[.A144];[.C144]+[.B145];[.B145])" office:value-type="float" office:value="198" calcext:value-type="float">
            <text:p>198</text:p>
          </table:table-cell>
          <table:table-cell table:formula="of:=IF(AND([.A145]=[.A144];[.C145]&gt;500);1;&quot;&quot;)">
            <text:p/>
          </table:table-cell>
          <table:table-cell table:formula="of:=IF(AND([.D144]=&quot;&quot;;[.D145]=1);1;[.D145]+[.E1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53" calcext:value-type="float">
            <text:p>53</text:p>
          </table:table-cell>
          <table:table-cell table:formula="of:=IF([.A146]=[.A145];[.C145]+[.B146];[.B146])" office:value-type="float" office:value="251" calcext:value-type="float">
            <text:p>251</text:p>
          </table:table-cell>
          <table:table-cell table:formula="of:=IF(AND([.A146]=[.A145];[.C146]&gt;500);1;&quot;&quot;)">
            <text:p/>
          </table:table-cell>
          <table:table-cell table:formula="of:=IF(AND([.D145]=&quot;&quot;;[.D146]=1);1;[.D146]+[.E1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56" calcext:value-type="float">
            <text:p>56</text:p>
          </table:table-cell>
          <table:table-cell table:formula="of:=IF([.A147]=[.A146];[.C146]+[.B147];[.B147])" office:value-type="float" office:value="307" calcext:value-type="float">
            <text:p>307</text:p>
          </table:table-cell>
          <table:table-cell table:formula="of:=IF(AND([.A147]=[.A146];[.C147]&gt;500);1;&quot;&quot;)">
            <text:p/>
          </table:table-cell>
          <table:table-cell table:formula="of:=IF(AND([.D146]=&quot;&quot;;[.D147]=1);1;[.D147]+[.E1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57" calcext:value-type="float">
            <text:p>57</text:p>
          </table:table-cell>
          <table:table-cell table:formula="of:=IF([.A148]=[.A147];[.C147]+[.B148];[.B148])" office:value-type="float" office:value="364" calcext:value-type="float">
            <text:p>364</text:p>
          </table:table-cell>
          <table:table-cell table:formula="of:=IF(AND([.A148]=[.A147];[.C148]&gt;500);1;&quot;&quot;)">
            <text:p/>
          </table:table-cell>
          <table:table-cell table:formula="of:=IF(AND([.D147]=&quot;&quot;;[.D148]=1);1;[.D148]+[.E1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64" calcext:value-type="float">
            <text:p>64</text:p>
          </table:table-cell>
          <table:table-cell table:formula="of:=IF([.A149]=[.A148];[.C148]+[.B149];[.B149])" office:value-type="float" office:value="428" calcext:value-type="float">
            <text:p>428</text:p>
          </table:table-cell>
          <table:table-cell table:formula="of:=IF(AND([.A149]=[.A148];[.C149]&gt;500);1;&quot;&quot;)">
            <text:p/>
          </table:table-cell>
          <table:table-cell table:formula="of:=IF(AND([.D148]=&quot;&quot;;[.D149]=1);1;[.D149]+[.E1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1611341" calcext:value-type="float">
            <text:p>21611341</text:p>
          </table:table-cell>
          <table:table-cell office:value-type="float" office:value="69" calcext:value-type="float">
            <text:p>69</text:p>
          </table:table-cell>
          <table:table-cell table:formula="of:=IF([.A150]=[.A149];[.C149]+[.B150];[.B150])" office:value-type="float" office:value="497" calcext:value-type="float">
            <text:p>497</text:p>
          </table:table-cell>
          <table:table-cell table:formula="of:=IF(AND([.A150]=[.A149];[.C150]&gt;500);1;&quot;&quot;)">
            <text:p/>
          </table:table-cell>
          <table:table-cell table:formula="of:=IF(AND([.D149]=&quot;&quot;;[.D150]=1);1;[.D150]+[.E1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29" calcext:value-type="float">
            <text:p>29</text:p>
          </table:table-cell>
          <table:table-cell table:formula="of:=IF([.A151]=[.A150];[.C150]+[.B151];[.B151])" office:value-type="float" office:value="29" calcext:value-type="float">
            <text:p>29</text:p>
          </table:table-cell>
          <table:table-cell table:formula="of:=IF(AND([.A151]=[.A150];[.C151]&gt;500);1;&quot;&quot;)">
            <text:p/>
          </table:table-cell>
          <table:table-cell table:formula="of:=IF(AND([.D150]=&quot;&quot;;[.D151]=1);1;[.D151]+[.E1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37" calcext:value-type="float">
            <text:p>37</text:p>
          </table:table-cell>
          <table:table-cell table:formula="of:=IF([.A152]=[.A151];[.C151]+[.B152];[.B152])" office:value-type="float" office:value="66" calcext:value-type="float">
            <text:p>66</text:p>
          </table:table-cell>
          <table:table-cell table:formula="of:=IF(AND([.A152]=[.A151];[.C152]&gt;500);1;&quot;&quot;)">
            <text:p/>
          </table:table-cell>
          <table:table-cell table:formula="of:=IF(AND([.D151]=&quot;&quot;;[.D152]=1);1;[.D152]+[.E1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42" calcext:value-type="float">
            <text:p>42</text:p>
          </table:table-cell>
          <table:table-cell table:formula="of:=IF([.A153]=[.A152];[.C152]+[.B153];[.B153])" office:value-type="float" office:value="108" calcext:value-type="float">
            <text:p>108</text:p>
          </table:table-cell>
          <table:table-cell table:formula="of:=IF(AND([.A153]=[.A152];[.C153]&gt;500);1;&quot;&quot;)">
            <text:p/>
          </table:table-cell>
          <table:table-cell table:formula="of:=IF(AND([.D152]=&quot;&quot;;[.D153]=1);1;[.D153]+[.E1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44" calcext:value-type="float">
            <text:p>44</text:p>
          </table:table-cell>
          <table:table-cell table:formula="of:=IF([.A154]=[.A153];[.C153]+[.B154];[.B154])" office:value-type="float" office:value="152" calcext:value-type="float">
            <text:p>152</text:p>
          </table:table-cell>
          <table:table-cell table:formula="of:=IF(AND([.A154]=[.A153];[.C154]&gt;500);1;&quot;&quot;)">
            <text:p/>
          </table:table-cell>
          <table:table-cell table:formula="of:=IF(AND([.D153]=&quot;&quot;;[.D154]=1);1;[.D154]+[.E1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45" calcext:value-type="float">
            <text:p>45</text:p>
          </table:table-cell>
          <table:table-cell table:formula="of:=IF([.A155]=[.A154];[.C154]+[.B155];[.B155])" office:value-type="float" office:value="197" calcext:value-type="float">
            <text:p>197</text:p>
          </table:table-cell>
          <table:table-cell table:formula="of:=IF(AND([.A155]=[.A154];[.C155]&gt;500);1;&quot;&quot;)">
            <text:p/>
          </table:table-cell>
          <table:table-cell table:formula="of:=IF(AND([.D154]=&quot;&quot;;[.D155]=1);1;[.D155]+[.E1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48" calcext:value-type="float">
            <text:p>48</text:p>
          </table:table-cell>
          <table:table-cell table:formula="of:=IF([.A156]=[.A155];[.C155]+[.B156];[.B156])" office:value-type="float" office:value="245" calcext:value-type="float">
            <text:p>245</text:p>
          </table:table-cell>
          <table:table-cell table:formula="of:=IF(AND([.A156]=[.A155];[.C156]&gt;500);1;&quot;&quot;)">
            <text:p/>
          </table:table-cell>
          <table:table-cell table:formula="of:=IF(AND([.D155]=&quot;&quot;;[.D156]=1);1;[.D156]+[.E1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58" calcext:value-type="float">
            <text:p>58</text:p>
          </table:table-cell>
          <table:table-cell table:formula="of:=IF([.A157]=[.A156];[.C156]+[.B157];[.B157])" office:value-type="float" office:value="303" calcext:value-type="float">
            <text:p>303</text:p>
          </table:table-cell>
          <table:table-cell table:formula="of:=IF(AND([.A157]=[.A156];[.C157]&gt;500);1;&quot;&quot;)">
            <text:p/>
          </table:table-cell>
          <table:table-cell table:formula="of:=IF(AND([.D156]=&quot;&quot;;[.D157]=1);1;[.D157]+[.E1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62" calcext:value-type="float">
            <text:p>62</text:p>
          </table:table-cell>
          <table:table-cell table:formula="of:=IF([.A158]=[.A157];[.C157]+[.B158];[.B158])" office:value-type="float" office:value="365" calcext:value-type="float">
            <text:p>365</text:p>
          </table:table-cell>
          <table:table-cell table:formula="of:=IF(AND([.A158]=[.A157];[.C158]&gt;500);1;&quot;&quot;)">
            <text:p/>
          </table:table-cell>
          <table:table-cell table:formula="of:=IF(AND([.D157]=&quot;&quot;;[.D158]=1);1;[.D158]+[.E1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67" calcext:value-type="float">
            <text:p>67</text:p>
          </table:table-cell>
          <table:table-cell table:formula="of:=IF([.A159]=[.A158];[.C158]+[.B159];[.B159])" office:value-type="float" office:value="432" calcext:value-type="float">
            <text:p>432</text:p>
          </table:table-cell>
          <table:table-cell table:formula="of:=IF(AND([.A159]=[.A158];[.C159]&gt;500);1;&quot;&quot;)">
            <text:p/>
          </table:table-cell>
          <table:table-cell table:formula="of:=IF(AND([.D158]=&quot;&quot;;[.D159]=1);1;[.D159]+[.E1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72" calcext:value-type="float">
            <text:p>72</text:p>
          </table:table-cell>
          <table:table-cell table:formula="of:=IF([.A160]=[.A159];[.C159]+[.B160];[.B160])" office:value-type="float" office:value="504" calcext:value-type="float">
            <text:p>504</text:p>
          </table:table-cell>
          <table:table-cell table:formula="of:=IF(AND([.A160]=[.A159];[.C160]&gt;500);1;&quot;&quot;)" office:value-type="float" office:value="1" calcext:value-type="float">
            <text:p>1</text:p>
          </table:table-cell>
          <table:table-cell table:formula="of:=IF(AND([.D159]=&quot;&quot;;[.D160]=1);1;[.D160]+[.E15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74" calcext:value-type="float">
            <text:p>74</text:p>
          </table:table-cell>
          <table:table-cell table:formula="of:=IF([.A161]=[.A160];[.C160]+[.B161];[.B161])" office:value-type="float" office:value="578" calcext:value-type="float">
            <text:p>578</text:p>
          </table:table-cell>
          <table:table-cell table:formula="of:=IF(AND([.A161]=[.A160];[.C161]&gt;500);1;&quot;&quot;)" office:value-type="float" office:value="1" calcext:value-type="float">
            <text:p>1</text:p>
          </table:table-cell>
          <table:table-cell table:formula="of:=IF(AND([.D160]=&quot;&quot;;[.D161]=1);1;[.D161]+[.E16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77" calcext:value-type="float">
            <text:p>77</text:p>
          </table:table-cell>
          <table:table-cell table:formula="of:=IF([.A162]=[.A161];[.C161]+[.B162];[.B162])" office:value-type="float" office:value="655" calcext:value-type="float">
            <text:p>655</text:p>
          </table:table-cell>
          <table:table-cell table:formula="of:=IF(AND([.A162]=[.A161];[.C162]&gt;500);1;&quot;&quot;)" office:value-type="float" office:value="1" calcext:value-type="float">
            <text:p>1</text:p>
          </table:table-cell>
          <table:table-cell table:formula="of:=IF(AND([.D161]=&quot;&quot;;[.D162]=1);1;[.D162]+[.E16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256567" calcext:value-type="float">
            <text:p>23256567</text:p>
          </table:table-cell>
          <table:table-cell office:value-type="float" office:value="88" calcext:value-type="float">
            <text:p>88</text:p>
          </table:table-cell>
          <table:table-cell table:formula="of:=IF([.A163]=[.A162];[.C162]+[.B163];[.B163])" office:value-type="float" office:value="743" calcext:value-type="float">
            <text:p>743</text:p>
          </table:table-cell>
          <table:table-cell table:formula="of:=IF(AND([.A163]=[.A162];[.C163]&gt;500);1;&quot;&quot;)" office:value-type="float" office:value="1" calcext:value-type="float">
            <text:p>1</text:p>
          </table:table-cell>
          <table:table-cell table:formula="of:=IF(AND([.D162]=&quot;&quot;;[.D163]=1);1;[.D163]+[.E16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27" calcext:value-type="float">
            <text:p>27</text:p>
          </table:table-cell>
          <table:table-cell table:formula="of:=IF([.A164]=[.A163];[.C163]+[.B164];[.B164])" office:value-type="float" office:value="27" calcext:value-type="float">
            <text:p>27</text:p>
          </table:table-cell>
          <table:table-cell table:formula="of:=IF(AND([.A164]=[.A163];[.C164]&gt;500);1;&quot;&quot;)">
            <text:p/>
          </table:table-cell>
          <table:table-cell table:formula="of:=IF(AND([.D163]=&quot;&quot;;[.D164]=1);1;[.D164]+[.E1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39" calcext:value-type="float">
            <text:p>39</text:p>
          </table:table-cell>
          <table:table-cell table:formula="of:=IF([.A165]=[.A164];[.C164]+[.B165];[.B165])" office:value-type="float" office:value="66" calcext:value-type="float">
            <text:p>66</text:p>
          </table:table-cell>
          <table:table-cell table:formula="of:=IF(AND([.A165]=[.A164];[.C165]&gt;500);1;&quot;&quot;)">
            <text:p/>
          </table:table-cell>
          <table:table-cell table:formula="of:=IF(AND([.D164]=&quot;&quot;;[.D165]=1);1;[.D165]+[.E16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43" calcext:value-type="float">
            <text:p>43</text:p>
          </table:table-cell>
          <table:table-cell table:formula="of:=IF([.A166]=[.A165];[.C165]+[.B166];[.B166])" office:value-type="float" office:value="109" calcext:value-type="float">
            <text:p>109</text:p>
          </table:table-cell>
          <table:table-cell table:formula="of:=IF(AND([.A166]=[.A165];[.C166]&gt;500);1;&quot;&quot;)">
            <text:p/>
          </table:table-cell>
          <table:table-cell table:formula="of:=IF(AND([.D165]=&quot;&quot;;[.D166]=1);1;[.D166]+[.E16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48" calcext:value-type="float">
            <text:p>48</text:p>
          </table:table-cell>
          <table:table-cell table:formula="of:=IF([.A167]=[.A166];[.C166]+[.B167];[.B167])" office:value-type="float" office:value="157" calcext:value-type="float">
            <text:p>157</text:p>
          </table:table-cell>
          <table:table-cell table:formula="of:=IF(AND([.A167]=[.A166];[.C167]&gt;500);1;&quot;&quot;)">
            <text:p/>
          </table:table-cell>
          <table:table-cell table:formula="of:=IF(AND([.D166]=&quot;&quot;;[.D167]=1);1;[.D167]+[.E1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53" calcext:value-type="float">
            <text:p>53</text:p>
          </table:table-cell>
          <table:table-cell table:formula="of:=IF([.A168]=[.A167];[.C167]+[.B168];[.B168])" office:value-type="float" office:value="210" calcext:value-type="float">
            <text:p>210</text:p>
          </table:table-cell>
          <table:table-cell table:formula="of:=IF(AND([.A168]=[.A167];[.C168]&gt;500);1;&quot;&quot;)">
            <text:p/>
          </table:table-cell>
          <table:table-cell table:formula="of:=IF(AND([.D167]=&quot;&quot;;[.D168]=1);1;[.D168]+[.E1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62" calcext:value-type="float">
            <text:p>62</text:p>
          </table:table-cell>
          <table:table-cell table:formula="of:=IF([.A169]=[.A168];[.C168]+[.B169];[.B169])" office:value-type="float" office:value="272" calcext:value-type="float">
            <text:p>272</text:p>
          </table:table-cell>
          <table:table-cell table:formula="of:=IF(AND([.A169]=[.A168];[.C169]&gt;500);1;&quot;&quot;)">
            <text:p/>
          </table:table-cell>
          <table:table-cell table:formula="of:=IF(AND([.D168]=&quot;&quot;;[.D169]=1);1;[.D169]+[.E16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67" calcext:value-type="float">
            <text:p>67</text:p>
          </table:table-cell>
          <table:table-cell table:formula="of:=IF([.A170]=[.A169];[.C169]+[.B170];[.B170])" office:value-type="float" office:value="339" calcext:value-type="float">
            <text:p>339</text:p>
          </table:table-cell>
          <table:table-cell table:formula="of:=IF(AND([.A170]=[.A169];[.C170]&gt;500);1;&quot;&quot;)">
            <text:p/>
          </table:table-cell>
          <table:table-cell table:formula="of:=IF(AND([.D169]=&quot;&quot;;[.D170]=1);1;[.D170]+[.E16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76" calcext:value-type="float">
            <text:p>76</text:p>
          </table:table-cell>
          <table:table-cell table:formula="of:=IF([.A171]=[.A170];[.C170]+[.B171];[.B171])" office:value-type="float" office:value="415" calcext:value-type="float">
            <text:p>415</text:p>
          </table:table-cell>
          <table:table-cell table:formula="of:=IF(AND([.A171]=[.A170];[.C171]&gt;500);1;&quot;&quot;)">
            <text:p/>
          </table:table-cell>
          <table:table-cell table:formula="of:=IF(AND([.D170]=&quot;&quot;;[.D171]=1);1;[.D171]+[.E17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87" calcext:value-type="float">
            <text:p>87</text:p>
          </table:table-cell>
          <table:table-cell table:formula="of:=IF([.A172]=[.A171];[.C171]+[.B172];[.B172])" office:value-type="float" office:value="502" calcext:value-type="float">
            <text:p>502</text:p>
          </table:table-cell>
          <table:table-cell table:formula="of:=IF(AND([.A172]=[.A171];[.C172]&gt;500);1;&quot;&quot;)" office:value-type="float" office:value="1" calcext:value-type="float">
            <text:p>1</text:p>
          </table:table-cell>
          <table:table-cell table:formula="of:=IF(AND([.D171]=&quot;&quot;;[.D172]=1);1;[.D172]+[.E17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94" calcext:value-type="float">
            <text:p>94</text:p>
          </table:table-cell>
          <table:table-cell table:formula="of:=IF([.A173]=[.A172];[.C172]+[.B173];[.B173])" office:value-type="float" office:value="596" calcext:value-type="float">
            <text:p>596</text:p>
          </table:table-cell>
          <table:table-cell table:formula="of:=IF(AND([.A173]=[.A172];[.C173]&gt;500);1;&quot;&quot;)" office:value-type="float" office:value="1" calcext:value-type="float">
            <text:p>1</text:p>
          </table:table-cell>
          <table:table-cell table:formula="of:=IF(AND([.D172]=&quot;&quot;;[.D173]=1);1;[.D173]+[.E17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100" calcext:value-type="float">
            <text:p>100</text:p>
          </table:table-cell>
          <table:table-cell table:formula="of:=IF([.A174]=[.A173];[.C173]+[.B174];[.B174])" office:value-type="float" office:value="696" calcext:value-type="float">
            <text:p>696</text:p>
          </table:table-cell>
          <table:table-cell table:formula="of:=IF(AND([.A174]=[.A173];[.C174]&gt;500);1;&quot;&quot;)" office:value-type="float" office:value="1" calcext:value-type="float">
            <text:p>1</text:p>
          </table:table-cell>
          <table:table-cell table:formula="of:=IF(AND([.D173]=&quot;&quot;;[.D174]=1);1;[.D174]+[.E17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106" calcext:value-type="float">
            <text:p>106</text:p>
          </table:table-cell>
          <table:table-cell table:formula="of:=IF([.A175]=[.A174];[.C174]+[.B175];[.B175])" office:value-type="float" office:value="802" calcext:value-type="float">
            <text:p>802</text:p>
          </table:table-cell>
          <table:table-cell table:formula="of:=IF(AND([.A175]=[.A174];[.C175]&gt;500);1;&quot;&quot;)" office:value-type="float" office:value="1" calcext:value-type="float">
            <text:p>1</text:p>
          </table:table-cell>
          <table:table-cell table:formula="of:=IF(AND([.D174]=&quot;&quot;;[.D175]=1);1;[.D175]+[.E17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109" calcext:value-type="float">
            <text:p>109</text:p>
          </table:table-cell>
          <table:table-cell table:formula="of:=IF([.A176]=[.A175];[.C175]+[.B176];[.B176])" office:value-type="float" office:value="911" calcext:value-type="float">
            <text:p>911</text:p>
          </table:table-cell>
          <table:table-cell table:formula="of:=IF(AND([.A176]=[.A175];[.C176]&gt;500);1;&quot;&quot;)" office:value-type="float" office:value="1" calcext:value-type="float">
            <text:p>1</text:p>
          </table:table-cell>
          <table:table-cell table:formula="of:=IF(AND([.D175]=&quot;&quot;;[.D176]=1);1;[.D176]+[.E17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120" calcext:value-type="float">
            <text:p>120</text:p>
          </table:table-cell>
          <table:table-cell table:formula="of:=IF([.A177]=[.A176];[.C176]+[.B177];[.B177])" office:value-type="float" office:value="1031" calcext:value-type="float">
            <text:p>1031</text:p>
          </table:table-cell>
          <table:table-cell table:formula="of:=IF(AND([.A177]=[.A176];[.C177]&gt;500);1;&quot;&quot;)" office:value-type="float" office:value="1" calcext:value-type="float">
            <text:p>1</text:p>
          </table:table-cell>
          <table:table-cell table:formula="of:=IF(AND([.D176]=&quot;&quot;;[.D177]=1);1;[.D177]+[.E17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639756" calcext:value-type="float">
            <text:p>23639756</text:p>
          </table:table-cell>
          <table:table-cell office:value-type="float" office:value="125" calcext:value-type="float">
            <text:p>125</text:p>
          </table:table-cell>
          <table:table-cell table:formula="of:=IF([.A178]=[.A177];[.C177]+[.B178];[.B178])" office:value-type="float" office:value="1156" calcext:value-type="float">
            <text:p>1156</text:p>
          </table:table-cell>
          <table:table-cell table:formula="of:=IF(AND([.A178]=[.A177];[.C178]&gt;500);1;&quot;&quot;)" office:value-type="float" office:value="1" calcext:value-type="float">
            <text:p>1</text:p>
          </table:table-cell>
          <table:table-cell table:formula="of:=IF(AND([.D177]=&quot;&quot;;[.D178]=1);1;[.D178]+[.E17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35" calcext:value-type="float">
            <text:p>35</text:p>
          </table:table-cell>
          <table:table-cell table:formula="of:=IF([.A179]=[.A178];[.C178]+[.B179];[.B179])" office:value-type="float" office:value="35" calcext:value-type="float">
            <text:p>35</text:p>
          </table:table-cell>
          <table:table-cell table:formula="of:=IF(AND([.A179]=[.A178];[.C179]&gt;500);1;&quot;&quot;)">
            <text:p/>
          </table:table-cell>
          <table:table-cell table:formula="of:=IF(AND([.D178]=&quot;&quot;;[.D179]=1);1;[.D179]+[.E1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44" calcext:value-type="float">
            <text:p>44</text:p>
          </table:table-cell>
          <table:table-cell table:formula="of:=IF([.A180]=[.A179];[.C179]+[.B180];[.B180])" office:value-type="float" office:value="79" calcext:value-type="float">
            <text:p>79</text:p>
          </table:table-cell>
          <table:table-cell table:formula="of:=IF(AND([.A180]=[.A179];[.C180]&gt;500);1;&quot;&quot;)">
            <text:p/>
          </table:table-cell>
          <table:table-cell table:formula="of:=IF(AND([.D179]=&quot;&quot;;[.D180]=1);1;[.D180]+[.E1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44" calcext:value-type="float">
            <text:p>44</text:p>
          </table:table-cell>
          <table:table-cell table:formula="of:=IF([.A181]=[.A180];[.C180]+[.B181];[.B181])" office:value-type="float" office:value="123" calcext:value-type="float">
            <text:p>123</text:p>
          </table:table-cell>
          <table:table-cell table:formula="of:=IF(AND([.A181]=[.A180];[.C181]&gt;500);1;&quot;&quot;)">
            <text:p/>
          </table:table-cell>
          <table:table-cell table:formula="of:=IF(AND([.D180]=&quot;&quot;;[.D181]=1);1;[.D181]+[.E1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51" calcext:value-type="float">
            <text:p>51</text:p>
          </table:table-cell>
          <table:table-cell table:formula="of:=IF([.A182]=[.A181];[.C181]+[.B182];[.B182])" office:value-type="float" office:value="174" calcext:value-type="float">
            <text:p>174</text:p>
          </table:table-cell>
          <table:table-cell table:formula="of:=IF(AND([.A182]=[.A181];[.C182]&gt;500);1;&quot;&quot;)">
            <text:p/>
          </table:table-cell>
          <table:table-cell table:formula="of:=IF(AND([.D181]=&quot;&quot;;[.D182]=1);1;[.D182]+[.E1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58" calcext:value-type="float">
            <text:p>58</text:p>
          </table:table-cell>
          <table:table-cell table:formula="of:=IF([.A183]=[.A182];[.C182]+[.B183];[.B183])" office:value-type="float" office:value="232" calcext:value-type="float">
            <text:p>232</text:p>
          </table:table-cell>
          <table:table-cell table:formula="of:=IF(AND([.A183]=[.A182];[.C183]&gt;500);1;&quot;&quot;)">
            <text:p/>
          </table:table-cell>
          <table:table-cell table:formula="of:=IF(AND([.D182]=&quot;&quot;;[.D183]=1);1;[.D183]+[.E1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62" calcext:value-type="float">
            <text:p>62</text:p>
          </table:table-cell>
          <table:table-cell table:formula="of:=IF([.A184]=[.A183];[.C183]+[.B184];[.B184])" office:value-type="float" office:value="294" calcext:value-type="float">
            <text:p>294</text:p>
          </table:table-cell>
          <table:table-cell table:formula="of:=IF(AND([.A184]=[.A183];[.C184]&gt;500);1;&quot;&quot;)">
            <text:p/>
          </table:table-cell>
          <table:table-cell table:formula="of:=IF(AND([.D183]=&quot;&quot;;[.D184]=1);1;[.D184]+[.E1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62" calcext:value-type="float">
            <text:p>62</text:p>
          </table:table-cell>
          <table:table-cell table:formula="of:=IF([.A185]=[.A184];[.C184]+[.B185];[.B185])" office:value-type="float" office:value="356" calcext:value-type="float">
            <text:p>356</text:p>
          </table:table-cell>
          <table:table-cell table:formula="of:=IF(AND([.A185]=[.A184];[.C185]&gt;500);1;&quot;&quot;)">
            <text:p/>
          </table:table-cell>
          <table:table-cell table:formula="of:=IF(AND([.D184]=&quot;&quot;;[.D185]=1);1;[.D185]+[.E1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70" calcext:value-type="float">
            <text:p>70</text:p>
          </table:table-cell>
          <table:table-cell table:formula="of:=IF([.A186]=[.A185];[.C185]+[.B186];[.B186])" office:value-type="float" office:value="426" calcext:value-type="float">
            <text:p>426</text:p>
          </table:table-cell>
          <table:table-cell table:formula="of:=IF(AND([.A186]=[.A185];[.C186]&gt;500);1;&quot;&quot;)">
            <text:p/>
          </table:table-cell>
          <table:table-cell table:formula="of:=IF(AND([.D185]=&quot;&quot;;[.D186]=1);1;[.D186]+[.E1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80" calcext:value-type="float">
            <text:p>80</text:p>
          </table:table-cell>
          <table:table-cell table:formula="of:=IF([.A187]=[.A186];[.C186]+[.B187];[.B187])" office:value-type="float" office:value="506" calcext:value-type="float">
            <text:p>506</text:p>
          </table:table-cell>
          <table:table-cell table:formula="of:=IF(AND([.A187]=[.A186];[.C187]&gt;500);1;&quot;&quot;)" office:value-type="float" office:value="1" calcext:value-type="float">
            <text:p>1</text:p>
          </table:table-cell>
          <table:table-cell table:formula="of:=IF(AND([.D186]=&quot;&quot;;[.D187]=1);1;[.D187]+[.E18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83" calcext:value-type="float">
            <text:p>83</text:p>
          </table:table-cell>
          <table:table-cell table:formula="of:=IF([.A188]=[.A187];[.C187]+[.B188];[.B188])" office:value-type="float" office:value="589" calcext:value-type="float">
            <text:p>589</text:p>
          </table:table-cell>
          <table:table-cell table:formula="of:=IF(AND([.A188]=[.A187];[.C188]&gt;500);1;&quot;&quot;)" office:value-type="float" office:value="1" calcext:value-type="float">
            <text:p>1</text:p>
          </table:table-cell>
          <table:table-cell table:formula="of:=IF(AND([.D187]=&quot;&quot;;[.D188]=1);1;[.D188]+[.E18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92" calcext:value-type="float">
            <text:p>92</text:p>
          </table:table-cell>
          <table:table-cell table:formula="of:=IF([.A189]=[.A188];[.C188]+[.B189];[.B189])" office:value-type="float" office:value="681" calcext:value-type="float">
            <text:p>681</text:p>
          </table:table-cell>
          <table:table-cell table:formula="of:=IF(AND([.A189]=[.A188];[.C189]&gt;500);1;&quot;&quot;)" office:value-type="float" office:value="1" calcext:value-type="float">
            <text:p>1</text:p>
          </table:table-cell>
          <table:table-cell table:formula="of:=IF(AND([.D188]=&quot;&quot;;[.D189]=1);1;[.D189]+[.E18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99" calcext:value-type="float">
            <text:p>99</text:p>
          </table:table-cell>
          <table:table-cell table:formula="of:=IF([.A190]=[.A189];[.C189]+[.B190];[.B190])" office:value-type="float" office:value="780" calcext:value-type="float">
            <text:p>780</text:p>
          </table:table-cell>
          <table:table-cell table:formula="of:=IF(AND([.A190]=[.A189];[.C190]&gt;500);1;&quot;&quot;)" office:value-type="float" office:value="1" calcext:value-type="float">
            <text:p>1</text:p>
          </table:table-cell>
          <table:table-cell table:formula="of:=IF(AND([.D189]=&quot;&quot;;[.D190]=1);1;[.D190]+[.E18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09" calcext:value-type="float">
            <text:p>109</text:p>
          </table:table-cell>
          <table:table-cell table:formula="of:=IF([.A191]=[.A190];[.C190]+[.B191];[.B191])" office:value-type="float" office:value="889" calcext:value-type="float">
            <text:p>889</text:p>
          </table:table-cell>
          <table:table-cell table:formula="of:=IF(AND([.A191]=[.A190];[.C191]&gt;500);1;&quot;&quot;)" office:value-type="float" office:value="1" calcext:value-type="float">
            <text:p>1</text:p>
          </table:table-cell>
          <table:table-cell table:formula="of:=IF(AND([.D190]=&quot;&quot;;[.D191]=1);1;[.D191]+[.E19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21" calcext:value-type="float">
            <text:p>121</text:p>
          </table:table-cell>
          <table:table-cell table:formula="of:=IF([.A192]=[.A191];[.C191]+[.B192];[.B192])" office:value-type="float" office:value="1010" calcext:value-type="float">
            <text:p>1010</text:p>
          </table:table-cell>
          <table:table-cell table:formula="of:=IF(AND([.A192]=[.A191];[.C192]&gt;500);1;&quot;&quot;)" office:value-type="float" office:value="1" calcext:value-type="float">
            <text:p>1</text:p>
          </table:table-cell>
          <table:table-cell table:formula="of:=IF(AND([.D191]=&quot;&quot;;[.D192]=1);1;[.D192]+[.E19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27" calcext:value-type="float">
            <text:p>127</text:p>
          </table:table-cell>
          <table:table-cell table:formula="of:=IF([.A193]=[.A192];[.C192]+[.B193];[.B193])" office:value-type="float" office:value="1137" calcext:value-type="float">
            <text:p>1137</text:p>
          </table:table-cell>
          <table:table-cell table:formula="of:=IF(AND([.A193]=[.A192];[.C193]&gt;500);1;&quot;&quot;)" office:value-type="float" office:value="1" calcext:value-type="float">
            <text:p>1</text:p>
          </table:table-cell>
          <table:table-cell table:formula="of:=IF(AND([.D192]=&quot;&quot;;[.D193]=1);1;[.D193]+[.E192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32" calcext:value-type="float">
            <text:p>132</text:p>
          </table:table-cell>
          <table:table-cell table:formula="of:=IF([.A194]=[.A193];[.C193]+[.B194];[.B194])" office:value-type="float" office:value="1269" calcext:value-type="float">
            <text:p>1269</text:p>
          </table:table-cell>
          <table:table-cell table:formula="of:=IF(AND([.A194]=[.A193];[.C194]&gt;500);1;&quot;&quot;)" office:value-type="float" office:value="1" calcext:value-type="float">
            <text:p>1</text:p>
          </table:table-cell>
          <table:table-cell table:formula="of:=IF(AND([.D193]=&quot;&quot;;[.D194]=1);1;[.D194]+[.E19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35" calcext:value-type="float">
            <text:p>135</text:p>
          </table:table-cell>
          <table:table-cell table:formula="of:=IF([.A195]=[.A194];[.C194]+[.B195];[.B195])" office:value-type="float" office:value="1404" calcext:value-type="float">
            <text:p>1404</text:p>
          </table:table-cell>
          <table:table-cell table:formula="of:=IF(AND([.A195]=[.A194];[.C195]&gt;500);1;&quot;&quot;)" office:value-type="float" office:value="1" calcext:value-type="float">
            <text:p>1</text:p>
          </table:table-cell>
          <table:table-cell table:formula="of:=IF(AND([.D194]=&quot;&quot;;[.D195]=1);1;[.D195]+[.E19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38" calcext:value-type="float">
            <text:p>138</text:p>
          </table:table-cell>
          <table:table-cell table:formula="of:=IF([.A196]=[.A195];[.C195]+[.B196];[.B196])" office:value-type="float" office:value="1542" calcext:value-type="float">
            <text:p>1542</text:p>
          </table:table-cell>
          <table:table-cell table:formula="of:=IF(AND([.A196]=[.A195];[.C196]&gt;500);1;&quot;&quot;)" office:value-type="float" office:value="1" calcext:value-type="float">
            <text:p>1</text:p>
          </table:table-cell>
          <table:table-cell table:formula="of:=IF(AND([.D195]=&quot;&quot;;[.D196]=1);1;[.D196]+[.E19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41" calcext:value-type="float">
            <text:p>141</text:p>
          </table:table-cell>
          <table:table-cell table:formula="of:=IF([.A197]=[.A196];[.C196]+[.B197];[.B197])" office:value-type="float" office:value="1683" calcext:value-type="float">
            <text:p>1683</text:p>
          </table:table-cell>
          <table:table-cell table:formula="of:=IF(AND([.A197]=[.A196];[.C197]&gt;500);1;&quot;&quot;)" office:value-type="float" office:value="1" calcext:value-type="float">
            <text:p>1</text:p>
          </table:table-cell>
          <table:table-cell table:formula="of:=IF(AND([.D196]=&quot;&quot;;[.D197]=1);1;[.D197]+[.E19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5629561" calcext:value-type="float">
            <text:p>25629561</text:p>
          </table:table-cell>
          <table:table-cell office:value-type="float" office:value="147" calcext:value-type="float">
            <text:p>147</text:p>
          </table:table-cell>
          <table:table-cell table:formula="of:=IF([.A198]=[.A197];[.C197]+[.B198];[.B198])" office:value-type="float" office:value="1830" calcext:value-type="float">
            <text:p>1830</text:p>
          </table:table-cell>
          <table:table-cell table:formula="of:=IF(AND([.A198]=[.A197];[.C198]&gt;500);1;&quot;&quot;)" office:value-type="float" office:value="1" calcext:value-type="float">
            <text:p>1</text:p>
          </table:table-cell>
          <table:table-cell table:formula="of:=IF(AND([.D197]=&quot;&quot;;[.D198]=1);1;[.D198]+[.E19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34" calcext:value-type="float">
            <text:p>34</text:p>
          </table:table-cell>
          <table:table-cell table:formula="of:=IF([.A199]=[.A198];[.C198]+[.B199];[.B199])" office:value-type="float" office:value="34" calcext:value-type="float">
            <text:p>34</text:p>
          </table:table-cell>
          <table:table-cell table:formula="of:=IF(AND([.A199]=[.A198];[.C199]&gt;500);1;&quot;&quot;)">
            <text:p/>
          </table:table-cell>
          <table:table-cell table:formula="of:=IF(AND([.D198]=&quot;&quot;;[.D199]=1);1;[.D199]+[.E1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35" calcext:value-type="float">
            <text:p>35</text:p>
          </table:table-cell>
          <table:table-cell table:formula="of:=IF([.A200]=[.A199];[.C199]+[.B200];[.B200])" office:value-type="float" office:value="69" calcext:value-type="float">
            <text:p>69</text:p>
          </table:table-cell>
          <table:table-cell table:formula="of:=IF(AND([.A200]=[.A199];[.C200]&gt;500);1;&quot;&quot;)">
            <text:p/>
          </table:table-cell>
          <table:table-cell table:formula="of:=IF(AND([.D199]=&quot;&quot;;[.D200]=1);1;[.D200]+[.E1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37" calcext:value-type="float">
            <text:p>37</text:p>
          </table:table-cell>
          <table:table-cell table:formula="of:=IF([.A201]=[.A200];[.C200]+[.B201];[.B201])" office:value-type="float" office:value="106" calcext:value-type="float">
            <text:p>106</text:p>
          </table:table-cell>
          <table:table-cell table:formula="of:=IF(AND([.A201]=[.A200];[.C201]&gt;500);1;&quot;&quot;)">
            <text:p/>
          </table:table-cell>
          <table:table-cell table:formula="of:=IF(AND([.D200]=&quot;&quot;;[.D201]=1);1;[.D201]+[.E20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44" calcext:value-type="float">
            <text:p>44</text:p>
          </table:table-cell>
          <table:table-cell table:formula="of:=IF([.A202]=[.A201];[.C201]+[.B202];[.B202])" office:value-type="float" office:value="150" calcext:value-type="float">
            <text:p>150</text:p>
          </table:table-cell>
          <table:table-cell table:formula="of:=IF(AND([.A202]=[.A201];[.C202]&gt;500);1;&quot;&quot;)">
            <text:p/>
          </table:table-cell>
          <table:table-cell table:formula="of:=IF(AND([.D201]=&quot;&quot;;[.D202]=1);1;[.D202]+[.E20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52" calcext:value-type="float">
            <text:p>52</text:p>
          </table:table-cell>
          <table:table-cell table:formula="of:=IF([.A203]=[.A202];[.C202]+[.B203];[.B203])" office:value-type="float" office:value="202" calcext:value-type="float">
            <text:p>202</text:p>
          </table:table-cell>
          <table:table-cell table:formula="of:=IF(AND([.A203]=[.A202];[.C203]&gt;500);1;&quot;&quot;)">
            <text:p/>
          </table:table-cell>
          <table:table-cell table:formula="of:=IF(AND([.D202]=&quot;&quot;;[.D203]=1);1;[.D203]+[.E20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53" calcext:value-type="float">
            <text:p>53</text:p>
          </table:table-cell>
          <table:table-cell table:formula="of:=IF([.A204]=[.A203];[.C203]+[.B204];[.B204])" office:value-type="float" office:value="255" calcext:value-type="float">
            <text:p>255</text:p>
          </table:table-cell>
          <table:table-cell table:formula="of:=IF(AND([.A204]=[.A203];[.C204]&gt;500);1;&quot;&quot;)">
            <text:p/>
          </table:table-cell>
          <table:table-cell table:formula="of:=IF(AND([.D203]=&quot;&quot;;[.D204]=1);1;[.D204]+[.E2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55" calcext:value-type="float">
            <text:p>55</text:p>
          </table:table-cell>
          <table:table-cell table:formula="of:=IF([.A205]=[.A204];[.C204]+[.B205];[.B205])" office:value-type="float" office:value="310" calcext:value-type="float">
            <text:p>310</text:p>
          </table:table-cell>
          <table:table-cell table:formula="of:=IF(AND([.A205]=[.A204];[.C205]&gt;500);1;&quot;&quot;)">
            <text:p/>
          </table:table-cell>
          <table:table-cell table:formula="of:=IF(AND([.D204]=&quot;&quot;;[.D205]=1);1;[.D205]+[.E2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65" calcext:value-type="float">
            <text:p>65</text:p>
          </table:table-cell>
          <table:table-cell table:formula="of:=IF([.A206]=[.A205];[.C205]+[.B206];[.B206])" office:value-type="float" office:value="375" calcext:value-type="float">
            <text:p>375</text:p>
          </table:table-cell>
          <table:table-cell table:formula="of:=IF(AND([.A206]=[.A205];[.C206]&gt;500);1;&quot;&quot;)">
            <text:p/>
          </table:table-cell>
          <table:table-cell table:formula="of:=IF(AND([.D205]=&quot;&quot;;[.D206]=1);1;[.D206]+[.E2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72" calcext:value-type="float">
            <text:p>72</text:p>
          </table:table-cell>
          <table:table-cell table:formula="of:=IF([.A207]=[.A206];[.C206]+[.B207];[.B207])" office:value-type="float" office:value="447" calcext:value-type="float">
            <text:p>447</text:p>
          </table:table-cell>
          <table:table-cell table:formula="of:=IF(AND([.A207]=[.A206];[.C207]&gt;500);1;&quot;&quot;)">
            <text:p/>
          </table:table-cell>
          <table:table-cell table:formula="of:=IF(AND([.D206]=&quot;&quot;;[.D207]=1);1;[.D207]+[.E2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81" calcext:value-type="float">
            <text:p>81</text:p>
          </table:table-cell>
          <table:table-cell table:formula="of:=IF([.A208]=[.A207];[.C207]+[.B208];[.B208])" office:value-type="float" office:value="528" calcext:value-type="float">
            <text:p>528</text:p>
          </table:table-cell>
          <table:table-cell table:formula="of:=IF(AND([.A208]=[.A207];[.C208]&gt;500);1;&quot;&quot;)" office:value-type="float" office:value="1" calcext:value-type="float">
            <text:p>1</text:p>
          </table:table-cell>
          <table:table-cell table:formula="of:=IF(AND([.D207]=&quot;&quot;;[.D208]=1);1;[.D208]+[.E20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057374" calcext:value-type="float">
            <text:p>28057374</text:p>
          </table:table-cell>
          <table:table-cell office:value-type="float" office:value="82" calcext:value-type="float">
            <text:p>82</text:p>
          </table:table-cell>
          <table:table-cell table:formula="of:=IF([.A209]=[.A208];[.C208]+[.B209];[.B209])" office:value-type="float" office:value="610" calcext:value-type="float">
            <text:p>610</text:p>
          </table:table-cell>
          <table:table-cell table:formula="of:=IF(AND([.A209]=[.A208];[.C209]&gt;500);1;&quot;&quot;)" office:value-type="float" office:value="1" calcext:value-type="float">
            <text:p>1</text:p>
          </table:table-cell>
          <table:table-cell table:formula="of:=IF(AND([.D208]=&quot;&quot;;[.D209]=1);1;[.D209]+[.E20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28" calcext:value-type="float">
            <text:p>28</text:p>
          </table:table-cell>
          <table:table-cell table:formula="of:=IF([.A210]=[.A209];[.C209]+[.B210];[.B210])" office:value-type="float" office:value="28" calcext:value-type="float">
            <text:p>28</text:p>
          </table:table-cell>
          <table:table-cell table:formula="of:=IF(AND([.A210]=[.A209];[.C210]&gt;500);1;&quot;&quot;)">
            <text:p/>
          </table:table-cell>
          <table:table-cell table:formula="of:=IF(AND([.D209]=&quot;&quot;;[.D210]=1);1;[.D210]+[.E2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30" calcext:value-type="float">
            <text:p>30</text:p>
          </table:table-cell>
          <table:table-cell table:formula="of:=IF([.A211]=[.A210];[.C210]+[.B211];[.B211])" office:value-type="float" office:value="58" calcext:value-type="float">
            <text:p>58</text:p>
          </table:table-cell>
          <table:table-cell table:formula="of:=IF(AND([.A211]=[.A210];[.C211]&gt;500);1;&quot;&quot;)">
            <text:p/>
          </table:table-cell>
          <table:table-cell table:formula="of:=IF(AND([.D210]=&quot;&quot;;[.D211]=1);1;[.D211]+[.E2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35" calcext:value-type="float">
            <text:p>35</text:p>
          </table:table-cell>
          <table:table-cell table:formula="of:=IF([.A212]=[.A211];[.C211]+[.B212];[.B212])" office:value-type="float" office:value="93" calcext:value-type="float">
            <text:p>93</text:p>
          </table:table-cell>
          <table:table-cell table:formula="of:=IF(AND([.A212]=[.A211];[.C212]&gt;500);1;&quot;&quot;)">
            <text:p/>
          </table:table-cell>
          <table:table-cell table:formula="of:=IF(AND([.D211]=&quot;&quot;;[.D212]=1);1;[.D212]+[.E2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46" calcext:value-type="float">
            <text:p>46</text:p>
          </table:table-cell>
          <table:table-cell table:formula="of:=IF([.A213]=[.A212];[.C212]+[.B213];[.B213])" office:value-type="float" office:value="139" calcext:value-type="float">
            <text:p>139</text:p>
          </table:table-cell>
          <table:table-cell table:formula="of:=IF(AND([.A213]=[.A212];[.C213]&gt;500);1;&quot;&quot;)">
            <text:p/>
          </table:table-cell>
          <table:table-cell table:formula="of:=IF(AND([.D212]=&quot;&quot;;[.D213]=1);1;[.D213]+[.E2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50" calcext:value-type="float">
            <text:p>50</text:p>
          </table:table-cell>
          <table:table-cell table:formula="of:=IF([.A214]=[.A213];[.C213]+[.B214];[.B214])" office:value-type="float" office:value="189" calcext:value-type="float">
            <text:p>189</text:p>
          </table:table-cell>
          <table:table-cell table:formula="of:=IF(AND([.A214]=[.A213];[.C214]&gt;500);1;&quot;&quot;)">
            <text:p/>
          </table:table-cell>
          <table:table-cell table:formula="of:=IF(AND([.D213]=&quot;&quot;;[.D214]=1);1;[.D214]+[.E2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59" calcext:value-type="float">
            <text:p>59</text:p>
          </table:table-cell>
          <table:table-cell table:formula="of:=IF([.A215]=[.A214];[.C214]+[.B215];[.B215])" office:value-type="float" office:value="248" calcext:value-type="float">
            <text:p>248</text:p>
          </table:table-cell>
          <table:table-cell table:formula="of:=IF(AND([.A215]=[.A214];[.C215]&gt;500);1;&quot;&quot;)">
            <text:p/>
          </table:table-cell>
          <table:table-cell table:formula="of:=IF(AND([.D214]=&quot;&quot;;[.D215]=1);1;[.D215]+[.E2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71" calcext:value-type="float">
            <text:p>71</text:p>
          </table:table-cell>
          <table:table-cell table:formula="of:=IF([.A216]=[.A215];[.C215]+[.B216];[.B216])" office:value-type="float" office:value="319" calcext:value-type="float">
            <text:p>319</text:p>
          </table:table-cell>
          <table:table-cell table:formula="of:=IF(AND([.A216]=[.A215];[.C216]&gt;500);1;&quot;&quot;)">
            <text:p/>
          </table:table-cell>
          <table:table-cell table:formula="of:=IF(AND([.D215]=&quot;&quot;;[.D216]=1);1;[.D216]+[.E2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75" calcext:value-type="float">
            <text:p>75</text:p>
          </table:table-cell>
          <table:table-cell table:formula="of:=IF([.A217]=[.A216];[.C216]+[.B217];[.B217])" office:value-type="float" office:value="394" calcext:value-type="float">
            <text:p>394</text:p>
          </table:table-cell>
          <table:table-cell table:formula="of:=IF(AND([.A217]=[.A216];[.C217]&gt;500);1;&quot;&quot;)">
            <text:p/>
          </table:table-cell>
          <table:table-cell table:formula="of:=IF(AND([.D216]=&quot;&quot;;[.D217]=1);1;[.D217]+[.E2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79" calcext:value-type="float">
            <text:p>79</text:p>
          </table:table-cell>
          <table:table-cell table:formula="of:=IF([.A218]=[.A217];[.C217]+[.B218];[.B218])" office:value-type="float" office:value="473" calcext:value-type="float">
            <text:p>473</text:p>
          </table:table-cell>
          <table:table-cell table:formula="of:=IF(AND([.A218]=[.A217];[.C218]&gt;500);1;&quot;&quot;)">
            <text:p/>
          </table:table-cell>
          <table:table-cell table:formula="of:=IF(AND([.D217]=&quot;&quot;;[.D218]=1);1;[.D218]+[.E2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84" calcext:value-type="float">
            <text:p>84</text:p>
          </table:table-cell>
          <table:table-cell table:formula="of:=IF([.A219]=[.A218];[.C218]+[.B219];[.B219])" office:value-type="float" office:value="557" calcext:value-type="float">
            <text:p>557</text:p>
          </table:table-cell>
          <table:table-cell table:formula="of:=IF(AND([.A219]=[.A218];[.C219]&gt;500);1;&quot;&quot;)" office:value-type="float" office:value="1" calcext:value-type="float">
            <text:p>1</text:p>
          </table:table-cell>
          <table:table-cell table:formula="of:=IF(AND([.D218]=&quot;&quot;;[.D219]=1);1;[.D219]+[.E21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88" calcext:value-type="float">
            <text:p>88</text:p>
          </table:table-cell>
          <table:table-cell table:formula="of:=IF([.A220]=[.A219];[.C219]+[.B220];[.B220])" office:value-type="float" office:value="645" calcext:value-type="float">
            <text:p>645</text:p>
          </table:table-cell>
          <table:table-cell table:formula="of:=IF(AND([.A220]=[.A219];[.C220]&gt;500);1;&quot;&quot;)" office:value-type="float" office:value="1" calcext:value-type="float">
            <text:p>1</text:p>
          </table:table-cell>
          <table:table-cell table:formula="of:=IF(AND([.D219]=&quot;&quot;;[.D220]=1);1;[.D220]+[.E21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92" calcext:value-type="float">
            <text:p>92</text:p>
          </table:table-cell>
          <table:table-cell table:formula="of:=IF([.A221]=[.A220];[.C220]+[.B221];[.B221])" office:value-type="float" office:value="737" calcext:value-type="float">
            <text:p>737</text:p>
          </table:table-cell>
          <table:table-cell table:formula="of:=IF(AND([.A221]=[.A220];[.C221]&gt;500);1;&quot;&quot;)" office:value-type="float" office:value="1" calcext:value-type="float">
            <text:p>1</text:p>
          </table:table-cell>
          <table:table-cell table:formula="of:=IF(AND([.D220]=&quot;&quot;;[.D221]=1);1;[.D221]+[.E22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03" calcext:value-type="float">
            <text:p>103</text:p>
          </table:table-cell>
          <table:table-cell table:formula="of:=IF([.A222]=[.A221];[.C221]+[.B222];[.B222])" office:value-type="float" office:value="840" calcext:value-type="float">
            <text:p>840</text:p>
          </table:table-cell>
          <table:table-cell table:formula="of:=IF(AND([.A222]=[.A221];[.C222]&gt;500);1;&quot;&quot;)" office:value-type="float" office:value="1" calcext:value-type="float">
            <text:p>1</text:p>
          </table:table-cell>
          <table:table-cell table:formula="of:=IF(AND([.D221]=&quot;&quot;;[.D222]=1);1;[.D222]+[.E22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09" calcext:value-type="float">
            <text:p>109</text:p>
          </table:table-cell>
          <table:table-cell table:formula="of:=IF([.A223]=[.A222];[.C222]+[.B223];[.B223])" office:value-type="float" office:value="949" calcext:value-type="float">
            <text:p>949</text:p>
          </table:table-cell>
          <table:table-cell table:formula="of:=IF(AND([.A223]=[.A222];[.C223]&gt;500);1;&quot;&quot;)" office:value-type="float" office:value="1" calcext:value-type="float">
            <text:p>1</text:p>
          </table:table-cell>
          <table:table-cell table:formula="of:=IF(AND([.D222]=&quot;&quot;;[.D223]=1);1;[.D223]+[.E22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17" calcext:value-type="float">
            <text:p>117</text:p>
          </table:table-cell>
          <table:table-cell table:formula="of:=IF([.A224]=[.A223];[.C223]+[.B224];[.B224])" office:value-type="float" office:value="1066" calcext:value-type="float">
            <text:p>1066</text:p>
          </table:table-cell>
          <table:table-cell table:formula="of:=IF(AND([.A224]=[.A223];[.C224]&gt;500);1;&quot;&quot;)" office:value-type="float" office:value="1" calcext:value-type="float">
            <text:p>1</text:p>
          </table:table-cell>
          <table:table-cell table:formula="of:=IF(AND([.D223]=&quot;&quot;;[.D224]=1);1;[.D224]+[.E22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21" calcext:value-type="float">
            <text:p>121</text:p>
          </table:table-cell>
          <table:table-cell table:formula="of:=IF([.A225]=[.A224];[.C224]+[.B225];[.B225])" office:value-type="float" office:value="1187" calcext:value-type="float">
            <text:p>1187</text:p>
          </table:table-cell>
          <table:table-cell table:formula="of:=IF(AND([.A225]=[.A224];[.C225]&gt;500);1;&quot;&quot;)" office:value-type="float" office:value="1" calcext:value-type="float">
            <text:p>1</text:p>
          </table:table-cell>
          <table:table-cell table:formula="of:=IF(AND([.D224]=&quot;&quot;;[.D225]=1);1;[.D225]+[.E22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27" calcext:value-type="float">
            <text:p>127</text:p>
          </table:table-cell>
          <table:table-cell table:formula="of:=IF([.A226]=[.A225];[.C225]+[.B226];[.B226])" office:value-type="float" office:value="1314" calcext:value-type="float">
            <text:p>1314</text:p>
          </table:table-cell>
          <table:table-cell table:formula="of:=IF(AND([.A226]=[.A225];[.C226]&gt;500);1;&quot;&quot;)" office:value-type="float" office:value="1" calcext:value-type="float">
            <text:p>1</text:p>
          </table:table-cell>
          <table:table-cell table:formula="of:=IF(AND([.D225]=&quot;&quot;;[.D226]=1);1;[.D226]+[.E22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815922" calcext:value-type="float">
            <text:p>31815922</text:p>
          </table:table-cell>
          <table:table-cell office:value-type="float" office:value="139" calcext:value-type="float">
            <text:p>139</text:p>
          </table:table-cell>
          <table:table-cell table:formula="of:=IF([.A227]=[.A226];[.C226]+[.B227];[.B227])" office:value-type="float" office:value="1453" calcext:value-type="float">
            <text:p>1453</text:p>
          </table:table-cell>
          <table:table-cell table:formula="of:=IF(AND([.A227]=[.A226];[.C227]&gt;500);1;&quot;&quot;)" office:value-type="float" office:value="1" calcext:value-type="float">
            <text:p>1</text:p>
          </table:table-cell>
          <table:table-cell table:formula="of:=IF(AND([.D226]=&quot;&quot;;[.D227]=1);1;[.D227]+[.E22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31" calcext:value-type="float">
            <text:p>31</text:p>
          </table:table-cell>
          <table:table-cell table:formula="of:=IF([.A228]=[.A227];[.C227]+[.B228];[.B228])" office:value-type="float" office:value="31" calcext:value-type="float">
            <text:p>31</text:p>
          </table:table-cell>
          <table:table-cell table:formula="of:=IF(AND([.A228]=[.A227];[.C228]&gt;500);1;&quot;&quot;)">
            <text:p/>
          </table:table-cell>
          <table:table-cell table:formula="of:=IF(AND([.D227]=&quot;&quot;;[.D228]=1);1;[.D228]+[.E22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41" calcext:value-type="float">
            <text:p>41</text:p>
          </table:table-cell>
          <table:table-cell table:formula="of:=IF([.A229]=[.A228];[.C228]+[.B229];[.B229])" office:value-type="float" office:value="72" calcext:value-type="float">
            <text:p>72</text:p>
          </table:table-cell>
          <table:table-cell table:formula="of:=IF(AND([.A229]=[.A228];[.C229]&gt;500);1;&quot;&quot;)">
            <text:p/>
          </table:table-cell>
          <table:table-cell table:formula="of:=IF(AND([.D228]=&quot;&quot;;[.D229]=1);1;[.D229]+[.E22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50" calcext:value-type="float">
            <text:p>50</text:p>
          </table:table-cell>
          <table:table-cell table:formula="of:=IF([.A230]=[.A229];[.C229]+[.B230];[.B230])" office:value-type="float" office:value="122" calcext:value-type="float">
            <text:p>122</text:p>
          </table:table-cell>
          <table:table-cell table:formula="of:=IF(AND([.A230]=[.A229];[.C230]&gt;500);1;&quot;&quot;)">
            <text:p/>
          </table:table-cell>
          <table:table-cell table:formula="of:=IF(AND([.D229]=&quot;&quot;;[.D230]=1);1;[.D230]+[.E22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61" calcext:value-type="float">
            <text:p>61</text:p>
          </table:table-cell>
          <table:table-cell table:formula="of:=IF([.A231]=[.A230];[.C230]+[.B231];[.B231])" office:value-type="float" office:value="183" calcext:value-type="float">
            <text:p>183</text:p>
          </table:table-cell>
          <table:table-cell table:formula="of:=IF(AND([.A231]=[.A230];[.C231]&gt;500);1;&quot;&quot;)">
            <text:p/>
          </table:table-cell>
          <table:table-cell table:formula="of:=IF(AND([.D230]=&quot;&quot;;[.D231]=1);1;[.D231]+[.E23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65" calcext:value-type="float">
            <text:p>65</text:p>
          </table:table-cell>
          <table:table-cell table:formula="of:=IF([.A232]=[.A231];[.C231]+[.B232];[.B232])" office:value-type="float" office:value="248" calcext:value-type="float">
            <text:p>248</text:p>
          </table:table-cell>
          <table:table-cell table:formula="of:=IF(AND([.A232]=[.A231];[.C232]&gt;500);1;&quot;&quot;)">
            <text:p/>
          </table:table-cell>
          <table:table-cell table:formula="of:=IF(AND([.D231]=&quot;&quot;;[.D232]=1);1;[.D232]+[.E23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73" calcext:value-type="float">
            <text:p>73</text:p>
          </table:table-cell>
          <table:table-cell table:formula="of:=IF([.A233]=[.A232];[.C232]+[.B233];[.B233])" office:value-type="float" office:value="321" calcext:value-type="float">
            <text:p>321</text:p>
          </table:table-cell>
          <table:table-cell table:formula="of:=IF(AND([.A233]=[.A232];[.C233]&gt;500);1;&quot;&quot;)">
            <text:p/>
          </table:table-cell>
          <table:table-cell table:formula="of:=IF(AND([.D232]=&quot;&quot;;[.D233]=1);1;[.D233]+[.E23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85" calcext:value-type="float">
            <text:p>85</text:p>
          </table:table-cell>
          <table:table-cell table:formula="of:=IF([.A234]=[.A233];[.C233]+[.B234];[.B234])" office:value-type="float" office:value="406" calcext:value-type="float">
            <text:p>406</text:p>
          </table:table-cell>
          <table:table-cell table:formula="of:=IF(AND([.A234]=[.A233];[.C234]&gt;500);1;&quot;&quot;)">
            <text:p/>
          </table:table-cell>
          <table:table-cell table:formula="of:=IF(AND([.D233]=&quot;&quot;;[.D234]=1);1;[.D234]+[.E23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95" calcext:value-type="float">
            <text:p>95</text:p>
          </table:table-cell>
          <table:table-cell table:formula="of:=IF([.A235]=[.A234];[.C234]+[.B235];[.B235])" office:value-type="float" office:value="501" calcext:value-type="float">
            <text:p>501</text:p>
          </table:table-cell>
          <table:table-cell table:formula="of:=IF(AND([.A235]=[.A234];[.C235]&gt;500);1;&quot;&quot;)" office:value-type="float" office:value="1" calcext:value-type="float">
            <text:p>1</text:p>
          </table:table-cell>
          <table:table-cell table:formula="of:=IF(AND([.D234]=&quot;&quot;;[.D235]=1);1;[.D235]+[.E23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2" calcext:value-type="float">
            <text:p>102</text:p>
          </table:table-cell>
          <table:table-cell table:formula="of:=IF([.A236]=[.A235];[.C235]+[.B236];[.B236])" office:value-type="float" office:value="603" calcext:value-type="float">
            <text:p>603</text:p>
          </table:table-cell>
          <table:table-cell table:formula="of:=IF(AND([.A236]=[.A235];[.C236]&gt;500);1;&quot;&quot;)" office:value-type="float" office:value="1" calcext:value-type="float">
            <text:p>1</text:p>
          </table:table-cell>
          <table:table-cell table:formula="of:=IF(AND([.D235]=&quot;&quot;;[.D236]=1);1;[.D236]+[.E23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4" calcext:value-type="float">
            <text:p>104</text:p>
          </table:table-cell>
          <table:table-cell table:formula="of:=IF([.A237]=[.A236];[.C236]+[.B237];[.B237])" office:value-type="float" office:value="707" calcext:value-type="float">
            <text:p>707</text:p>
          </table:table-cell>
          <table:table-cell table:formula="of:=IF(AND([.A237]=[.A236];[.C237]&gt;500);1;&quot;&quot;)" office:value-type="float" office:value="1" calcext:value-type="float">
            <text:p>1</text:p>
          </table:table-cell>
          <table:table-cell table:formula="of:=IF(AND([.D236]=&quot;&quot;;[.D237]=1);1;[.D237]+[.E23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4" calcext:value-type="float">
            <text:p>104</text:p>
          </table:table-cell>
          <table:table-cell table:formula="of:=IF([.A238]=[.A237];[.C237]+[.B238];[.B238])" office:value-type="float" office:value="811" calcext:value-type="float">
            <text:p>811</text:p>
          </table:table-cell>
          <table:table-cell table:formula="of:=IF(AND([.A238]=[.A237];[.C238]&gt;500);1;&quot;&quot;)" office:value-type="float" office:value="1" calcext:value-type="float">
            <text:p>1</text:p>
          </table:table-cell>
          <table:table-cell table:formula="of:=IF(AND([.D237]=&quot;&quot;;[.D238]=1);1;[.D238]+[.E23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5" calcext:value-type="float">
            <text:p>105</text:p>
          </table:table-cell>
          <table:table-cell table:formula="of:=IF([.A239]=[.A238];[.C238]+[.B239];[.B239])" office:value-type="float" office:value="916" calcext:value-type="float">
            <text:p>916</text:p>
          </table:table-cell>
          <table:table-cell table:formula="of:=IF(AND([.A239]=[.A238];[.C239]&gt;500);1;&quot;&quot;)" office:value-type="float" office:value="1" calcext:value-type="float">
            <text:p>1</text:p>
          </table:table-cell>
          <table:table-cell table:formula="of:=IF(AND([.D238]=&quot;&quot;;[.D239]=1);1;[.D239]+[.E23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8" calcext:value-type="float">
            <text:p>108</text:p>
          </table:table-cell>
          <table:table-cell table:formula="of:=IF([.A240]=[.A239];[.C239]+[.B240];[.B240])" office:value-type="float" office:value="1024" calcext:value-type="float">
            <text:p>1024</text:p>
          </table:table-cell>
          <table:table-cell table:formula="of:=IF(AND([.A240]=[.A239];[.C240]&gt;500);1;&quot;&quot;)" office:value-type="float" office:value="1" calcext:value-type="float">
            <text:p>1</text:p>
          </table:table-cell>
          <table:table-cell table:formula="of:=IF(AND([.D239]=&quot;&quot;;[.D240]=1);1;[.D240]+[.E23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09" calcext:value-type="float">
            <text:p>109</text:p>
          </table:table-cell>
          <table:table-cell table:formula="of:=IF([.A241]=[.A240];[.C240]+[.B241];[.B241])" office:value-type="float" office:value="1133" calcext:value-type="float">
            <text:p>1133</text:p>
          </table:table-cell>
          <table:table-cell table:formula="of:=IF(AND([.A241]=[.A240];[.C241]&gt;500);1;&quot;&quot;)" office:value-type="float" office:value="1" calcext:value-type="float">
            <text:p>1</text:p>
          </table:table-cell>
          <table:table-cell table:formula="of:=IF(AND([.D240]=&quot;&quot;;[.D241]=1);1;[.D241]+[.E24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13" calcext:value-type="float">
            <text:p>113</text:p>
          </table:table-cell>
          <table:table-cell table:formula="of:=IF([.A242]=[.A241];[.C241]+[.B242];[.B242])" office:value-type="float" office:value="1246" calcext:value-type="float">
            <text:p>1246</text:p>
          </table:table-cell>
          <table:table-cell table:formula="of:=IF(AND([.A242]=[.A241];[.C242]&gt;500);1;&quot;&quot;)" office:value-type="float" office:value="1" calcext:value-type="float">
            <text:p>1</text:p>
          </table:table-cell>
          <table:table-cell table:formula="of:=IF(AND([.D241]=&quot;&quot;;[.D242]=1);1;[.D242]+[.E24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1961290" calcext:value-type="float">
            <text:p>31961290</text:p>
          </table:table-cell>
          <table:table-cell office:value-type="float" office:value="113" calcext:value-type="float">
            <text:p>113</text:p>
          </table:table-cell>
          <table:table-cell table:formula="of:=IF([.A243]=[.A242];[.C242]+[.B243];[.B243])" office:value-type="float" office:value="1359" calcext:value-type="float">
            <text:p>1359</text:p>
          </table:table-cell>
          <table:table-cell table:formula="of:=IF(AND([.A243]=[.A242];[.C243]&gt;500);1;&quot;&quot;)" office:value-type="float" office:value="1" calcext:value-type="float">
            <text:p>1</text:p>
          </table:table-cell>
          <table:table-cell table:formula="of:=IF(AND([.D242]=&quot;&quot;;[.D243]=1);1;[.D243]+[.E24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3580032" calcext:value-type="float">
            <text:p>33580032</text:p>
          </table:table-cell>
          <table:table-cell office:value-type="float" office:value="27" calcext:value-type="float">
            <text:p>27</text:p>
          </table:table-cell>
          <table:table-cell table:formula="of:=IF([.A244]=[.A243];[.C243]+[.B244];[.B244])" office:value-type="float" office:value="27" calcext:value-type="float">
            <text:p>27</text:p>
          </table:table-cell>
          <table:table-cell table:formula="of:=IF(AND([.A244]=[.A243];[.C244]&gt;500);1;&quot;&quot;)">
            <text:p/>
          </table:table-cell>
          <table:table-cell table:formula="of:=IF(AND([.D243]=&quot;&quot;;[.D244]=1);1;[.D244]+[.E2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580032" calcext:value-type="float">
            <text:p>33580032</text:p>
          </table:table-cell>
          <table:table-cell office:value-type="float" office:value="35" calcext:value-type="float">
            <text:p>35</text:p>
          </table:table-cell>
          <table:table-cell table:formula="of:=IF([.A245]=[.A244];[.C244]+[.B245];[.B245])" office:value-type="float" office:value="62" calcext:value-type="float">
            <text:p>62</text:p>
          </table:table-cell>
          <table:table-cell table:formula="of:=IF(AND([.A245]=[.A244];[.C245]&gt;500);1;&quot;&quot;)">
            <text:p/>
          </table:table-cell>
          <table:table-cell table:formula="of:=IF(AND([.D244]=&quot;&quot;;[.D245]=1);1;[.D245]+[.E2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580032" calcext:value-type="float">
            <text:p>33580032</text:p>
          </table:table-cell>
          <table:table-cell office:value-type="float" office:value="41" calcext:value-type="float">
            <text:p>41</text:p>
          </table:table-cell>
          <table:table-cell table:formula="of:=IF([.A246]=[.A245];[.C245]+[.B246];[.B246])" office:value-type="float" office:value="103" calcext:value-type="float">
            <text:p>103</text:p>
          </table:table-cell>
          <table:table-cell table:formula="of:=IF(AND([.A246]=[.A245];[.C246]&gt;500);1;&quot;&quot;)">
            <text:p/>
          </table:table-cell>
          <table:table-cell table:formula="of:=IF(AND([.D245]=&quot;&quot;;[.D246]=1);1;[.D246]+[.E2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580032" calcext:value-type="float">
            <text:p>33580032</text:p>
          </table:table-cell>
          <table:table-cell office:value-type="float" office:value="43" calcext:value-type="float">
            <text:p>43</text:p>
          </table:table-cell>
          <table:table-cell table:formula="of:=IF([.A247]=[.A246];[.C246]+[.B247];[.B247])" office:value-type="float" office:value="146" calcext:value-type="float">
            <text:p>146</text:p>
          </table:table-cell>
          <table:table-cell table:formula="of:=IF(AND([.A247]=[.A246];[.C247]&gt;500);1;&quot;&quot;)">
            <text:p/>
          </table:table-cell>
          <table:table-cell table:formula="of:=IF(AND([.D246]=&quot;&quot;;[.D247]=1);1;[.D247]+[.E2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580032" calcext:value-type="float">
            <text:p>33580032</text:p>
          </table:table-cell>
          <table:table-cell office:value-type="float" office:value="48" calcext:value-type="float">
            <text:p>48</text:p>
          </table:table-cell>
          <table:table-cell table:formula="of:=IF([.A248]=[.A247];[.C247]+[.B248];[.B248])" office:value-type="float" office:value="194" calcext:value-type="float">
            <text:p>194</text:p>
          </table:table-cell>
          <table:table-cell table:formula="of:=IF(AND([.A248]=[.A247];[.C248]&gt;500);1;&quot;&quot;)">
            <text:p/>
          </table:table-cell>
          <table:table-cell table:formula="of:=IF(AND([.D247]=&quot;&quot;;[.D248]=1);1;[.D248]+[.E2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37" calcext:value-type="float">
            <text:p>37</text:p>
          </table:table-cell>
          <table:table-cell table:formula="of:=IF([.A249]=[.A248];[.C248]+[.B249];[.B249])" office:value-type="float" office:value="37" calcext:value-type="float">
            <text:p>37</text:p>
          </table:table-cell>
          <table:table-cell table:formula="of:=IF(AND([.A249]=[.A248];[.C249]&gt;500);1;&quot;&quot;)">
            <text:p/>
          </table:table-cell>
          <table:table-cell table:formula="of:=IF(AND([.D248]=&quot;&quot;;[.D249]=1);1;[.D249]+[.E2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43" calcext:value-type="float">
            <text:p>43</text:p>
          </table:table-cell>
          <table:table-cell table:formula="of:=IF([.A250]=[.A249];[.C249]+[.B250];[.B250])" office:value-type="float" office:value="80" calcext:value-type="float">
            <text:p>80</text:p>
          </table:table-cell>
          <table:table-cell table:formula="of:=IF(AND([.A250]=[.A249];[.C250]&gt;500);1;&quot;&quot;)">
            <text:p/>
          </table:table-cell>
          <table:table-cell table:formula="of:=IF(AND([.D249]=&quot;&quot;;[.D250]=1);1;[.D250]+[.E2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48" calcext:value-type="float">
            <text:p>48</text:p>
          </table:table-cell>
          <table:table-cell table:formula="of:=IF([.A251]=[.A250];[.C250]+[.B251];[.B251])" office:value-type="float" office:value="128" calcext:value-type="float">
            <text:p>128</text:p>
          </table:table-cell>
          <table:table-cell table:formula="of:=IF(AND([.A251]=[.A250];[.C251]&gt;500);1;&quot;&quot;)">
            <text:p/>
          </table:table-cell>
          <table:table-cell table:formula="of:=IF(AND([.D250]=&quot;&quot;;[.D251]=1);1;[.D251]+[.E2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58" calcext:value-type="float">
            <text:p>58</text:p>
          </table:table-cell>
          <table:table-cell table:formula="of:=IF([.A252]=[.A251];[.C251]+[.B252];[.B252])" office:value-type="float" office:value="186" calcext:value-type="float">
            <text:p>186</text:p>
          </table:table-cell>
          <table:table-cell table:formula="of:=IF(AND([.A252]=[.A251];[.C252]&gt;500);1;&quot;&quot;)">
            <text:p/>
          </table:table-cell>
          <table:table-cell table:formula="of:=IF(AND([.D251]=&quot;&quot;;[.D252]=1);1;[.D252]+[.E2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58" calcext:value-type="float">
            <text:p>58</text:p>
          </table:table-cell>
          <table:table-cell table:formula="of:=IF([.A253]=[.A252];[.C252]+[.B253];[.B253])" office:value-type="float" office:value="244" calcext:value-type="float">
            <text:p>244</text:p>
          </table:table-cell>
          <table:table-cell table:formula="of:=IF(AND([.A253]=[.A252];[.C253]&gt;500);1;&quot;&quot;)">
            <text:p/>
          </table:table-cell>
          <table:table-cell table:formula="of:=IF(AND([.D252]=&quot;&quot;;[.D253]=1);1;[.D253]+[.E2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67" calcext:value-type="float">
            <text:p>67</text:p>
          </table:table-cell>
          <table:table-cell table:formula="of:=IF([.A254]=[.A253];[.C253]+[.B254];[.B254])" office:value-type="float" office:value="311" calcext:value-type="float">
            <text:p>311</text:p>
          </table:table-cell>
          <table:table-cell table:formula="of:=IF(AND([.A254]=[.A253];[.C254]&gt;500);1;&quot;&quot;)">
            <text:p/>
          </table:table-cell>
          <table:table-cell table:formula="of:=IF(AND([.D253]=&quot;&quot;;[.D254]=1);1;[.D254]+[.E2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77" calcext:value-type="float">
            <text:p>77</text:p>
          </table:table-cell>
          <table:table-cell table:formula="of:=IF([.A255]=[.A254];[.C254]+[.B255];[.B255])" office:value-type="float" office:value="388" calcext:value-type="float">
            <text:p>388</text:p>
          </table:table-cell>
          <table:table-cell table:formula="of:=IF(AND([.A255]=[.A254];[.C255]&gt;500);1;&quot;&quot;)">
            <text:p/>
          </table:table-cell>
          <table:table-cell table:formula="of:=IF(AND([.D254]=&quot;&quot;;[.D255]=1);1;[.D255]+[.E2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86" calcext:value-type="float">
            <text:p>86</text:p>
          </table:table-cell>
          <table:table-cell table:formula="of:=IF([.A256]=[.A255];[.C255]+[.B256];[.B256])" office:value-type="float" office:value="474" calcext:value-type="float">
            <text:p>474</text:p>
          </table:table-cell>
          <table:table-cell table:formula="of:=IF(AND([.A256]=[.A255];[.C256]&gt;500);1;&quot;&quot;)">
            <text:p/>
          </table:table-cell>
          <table:table-cell table:formula="of:=IF(AND([.D255]=&quot;&quot;;[.D256]=1);1;[.D256]+[.E2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95" calcext:value-type="float">
            <text:p>95</text:p>
          </table:table-cell>
          <table:table-cell table:formula="of:=IF([.A257]=[.A256];[.C256]+[.B257];[.B257])" office:value-type="float" office:value="569" calcext:value-type="float">
            <text:p>569</text:p>
          </table:table-cell>
          <table:table-cell table:formula="of:=IF(AND([.A257]=[.A256];[.C257]&gt;500);1;&quot;&quot;)" office:value-type="float" office:value="1" calcext:value-type="float">
            <text:p>1</text:p>
          </table:table-cell>
          <table:table-cell table:formula="of:=IF(AND([.D256]=&quot;&quot;;[.D257]=1);1;[.D257]+[.E25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3648067" calcext:value-type="float">
            <text:p>33648067</text:p>
          </table:table-cell>
          <table:table-cell office:value-type="float" office:value="106" calcext:value-type="float">
            <text:p>106</text:p>
          </table:table-cell>
          <table:table-cell table:formula="of:=IF([.A258]=[.A257];[.C257]+[.B258];[.B258])" office:value-type="float" office:value="675" calcext:value-type="float">
            <text:p>675</text:p>
          </table:table-cell>
          <table:table-cell table:formula="of:=IF(AND([.A258]=[.A257];[.C258]&gt;500);1;&quot;&quot;)" office:value-type="float" office:value="1" calcext:value-type="float">
            <text:p>1</text:p>
          </table:table-cell>
          <table:table-cell table:formula="of:=IF(AND([.D257]=&quot;&quot;;[.D258]=1);1;[.D258]+[.E25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269531" calcext:value-type="float">
            <text:p>37269531</text:p>
          </table:table-cell>
          <table:table-cell office:value-type="float" office:value="33" calcext:value-type="float">
            <text:p>33</text:p>
          </table:table-cell>
          <table:table-cell table:formula="of:=IF([.A259]=[.A258];[.C258]+[.B259];[.B259])" office:value-type="float" office:value="33" calcext:value-type="float">
            <text:p>33</text:p>
          </table:table-cell>
          <table:table-cell table:formula="of:=IF(AND([.A259]=[.A258];[.C259]&gt;500);1;&quot;&quot;)">
            <text:p/>
          </table:table-cell>
          <table:table-cell table:formula="of:=IF(AND([.D258]=&quot;&quot;;[.D259]=1);1;[.D259]+[.E2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269531" calcext:value-type="float">
            <text:p>37269531</text:p>
          </table:table-cell>
          <table:table-cell office:value-type="float" office:value="34" calcext:value-type="float">
            <text:p>34</text:p>
          </table:table-cell>
          <table:table-cell table:formula="of:=IF([.A260]=[.A259];[.C259]+[.B260];[.B260])" office:value-type="float" office:value="67" calcext:value-type="float">
            <text:p>67</text:p>
          </table:table-cell>
          <table:table-cell table:formula="of:=IF(AND([.A260]=[.A259];[.C260]&gt;500);1;&quot;&quot;)">
            <text:p/>
          </table:table-cell>
          <table:table-cell table:formula="of:=IF(AND([.D259]=&quot;&quot;;[.D260]=1);1;[.D260]+[.E2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269531" calcext:value-type="float">
            <text:p>37269531</text:p>
          </table:table-cell>
          <table:table-cell office:value-type="float" office:value="36" calcext:value-type="float">
            <text:p>36</text:p>
          </table:table-cell>
          <table:table-cell table:formula="of:=IF([.A261]=[.A260];[.C260]+[.B261];[.B261])" office:value-type="float" office:value="103" calcext:value-type="float">
            <text:p>103</text:p>
          </table:table-cell>
          <table:table-cell table:formula="of:=IF(AND([.A261]=[.A260];[.C261]&gt;500);1;&quot;&quot;)">
            <text:p/>
          </table:table-cell>
          <table:table-cell table:formula="of:=IF(AND([.D260]=&quot;&quot;;[.D261]=1);1;[.D261]+[.E2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269531" calcext:value-type="float">
            <text:p>37269531</text:p>
          </table:table-cell>
          <table:table-cell office:value-type="float" office:value="42" calcext:value-type="float">
            <text:p>42</text:p>
          </table:table-cell>
          <table:table-cell table:formula="of:=IF([.A262]=[.A261];[.C261]+[.B262];[.B262])" office:value-type="float" office:value="145" calcext:value-type="float">
            <text:p>145</text:p>
          </table:table-cell>
          <table:table-cell table:formula="of:=IF(AND([.A262]=[.A261];[.C262]&gt;500);1;&quot;&quot;)">
            <text:p/>
          </table:table-cell>
          <table:table-cell table:formula="of:=IF(AND([.D261]=&quot;&quot;;[.D262]=1);1;[.D262]+[.E2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269531" calcext:value-type="float">
            <text:p>37269531</text:p>
          </table:table-cell>
          <table:table-cell office:value-type="float" office:value="49" calcext:value-type="float">
            <text:p>49</text:p>
          </table:table-cell>
          <table:table-cell table:formula="of:=IF([.A263]=[.A262];[.C262]+[.B263];[.B263])" office:value-type="float" office:value="194" calcext:value-type="float">
            <text:p>194</text:p>
          </table:table-cell>
          <table:table-cell table:formula="of:=IF(AND([.A263]=[.A262];[.C263]&gt;500);1;&quot;&quot;)">
            <text:p/>
          </table:table-cell>
          <table:table-cell table:formula="of:=IF(AND([.D262]=&quot;&quot;;[.D263]=1);1;[.D263]+[.E2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31" calcext:value-type="float">
            <text:p>31</text:p>
          </table:table-cell>
          <table:table-cell table:formula="of:=IF([.A264]=[.A263];[.C263]+[.B264];[.B264])" office:value-type="float" office:value="31" calcext:value-type="float">
            <text:p>31</text:p>
          </table:table-cell>
          <table:table-cell table:formula="of:=IF(AND([.A264]=[.A263];[.C264]&gt;500);1;&quot;&quot;)">
            <text:p/>
          </table:table-cell>
          <table:table-cell table:formula="of:=IF(AND([.D263]=&quot;&quot;;[.D264]=1);1;[.D264]+[.E2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34" calcext:value-type="float">
            <text:p>34</text:p>
          </table:table-cell>
          <table:table-cell table:formula="of:=IF([.A265]=[.A264];[.C264]+[.B265];[.B265])" office:value-type="float" office:value="65" calcext:value-type="float">
            <text:p>65</text:p>
          </table:table-cell>
          <table:table-cell table:formula="of:=IF(AND([.A265]=[.A264];[.C265]&gt;500);1;&quot;&quot;)">
            <text:p/>
          </table:table-cell>
          <table:table-cell table:formula="of:=IF(AND([.D264]=&quot;&quot;;[.D265]=1);1;[.D265]+[.E26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42" calcext:value-type="float">
            <text:p>42</text:p>
          </table:table-cell>
          <table:table-cell table:formula="of:=IF([.A266]=[.A265];[.C265]+[.B266];[.B266])" office:value-type="float" office:value="107" calcext:value-type="float">
            <text:p>107</text:p>
          </table:table-cell>
          <table:table-cell table:formula="of:=IF(AND([.A266]=[.A265];[.C266]&gt;500);1;&quot;&quot;)">
            <text:p/>
          </table:table-cell>
          <table:table-cell table:formula="of:=IF(AND([.D265]=&quot;&quot;;[.D266]=1);1;[.D266]+[.E26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53" calcext:value-type="float">
            <text:p>53</text:p>
          </table:table-cell>
          <table:table-cell table:formula="of:=IF([.A267]=[.A266];[.C266]+[.B267];[.B267])" office:value-type="float" office:value="160" calcext:value-type="float">
            <text:p>160</text:p>
          </table:table-cell>
          <table:table-cell table:formula="of:=IF(AND([.A267]=[.A266];[.C267]&gt;500);1;&quot;&quot;)">
            <text:p/>
          </table:table-cell>
          <table:table-cell table:formula="of:=IF(AND([.D266]=&quot;&quot;;[.D267]=1);1;[.D267]+[.E2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56" calcext:value-type="float">
            <text:p>56</text:p>
          </table:table-cell>
          <table:table-cell table:formula="of:=IF([.A268]=[.A267];[.C267]+[.B268];[.B268])" office:value-type="float" office:value="216" calcext:value-type="float">
            <text:p>216</text:p>
          </table:table-cell>
          <table:table-cell table:formula="of:=IF(AND([.A268]=[.A267];[.C268]&gt;500);1;&quot;&quot;)">
            <text:p/>
          </table:table-cell>
          <table:table-cell table:formula="of:=IF(AND([.D267]=&quot;&quot;;[.D268]=1);1;[.D268]+[.E2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68" calcext:value-type="float">
            <text:p>68</text:p>
          </table:table-cell>
          <table:table-cell table:formula="of:=IF([.A269]=[.A268];[.C268]+[.B269];[.B269])" office:value-type="float" office:value="284" calcext:value-type="float">
            <text:p>284</text:p>
          </table:table-cell>
          <table:table-cell table:formula="of:=IF(AND([.A269]=[.A268];[.C269]&gt;500);1;&quot;&quot;)">
            <text:p/>
          </table:table-cell>
          <table:table-cell table:formula="of:=IF(AND([.D268]=&quot;&quot;;[.D269]=1);1;[.D269]+[.E26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68" calcext:value-type="float">
            <text:p>68</text:p>
          </table:table-cell>
          <table:table-cell table:formula="of:=IF([.A270]=[.A269];[.C269]+[.B270];[.B270])" office:value-type="float" office:value="352" calcext:value-type="float">
            <text:p>352</text:p>
          </table:table-cell>
          <table:table-cell table:formula="of:=IF(AND([.A270]=[.A269];[.C270]&gt;500);1;&quot;&quot;)">
            <text:p/>
          </table:table-cell>
          <table:table-cell table:formula="of:=IF(AND([.D269]=&quot;&quot;;[.D270]=1);1;[.D270]+[.E26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76" calcext:value-type="float">
            <text:p>76</text:p>
          </table:table-cell>
          <table:table-cell table:formula="of:=IF([.A271]=[.A270];[.C270]+[.B271];[.B271])" office:value-type="float" office:value="428" calcext:value-type="float">
            <text:p>428</text:p>
          </table:table-cell>
          <table:table-cell table:formula="of:=IF(AND([.A271]=[.A270];[.C271]&gt;500);1;&quot;&quot;)">
            <text:p/>
          </table:table-cell>
          <table:table-cell table:formula="of:=IF(AND([.D270]=&quot;&quot;;[.D271]=1);1;[.D271]+[.E27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88" calcext:value-type="float">
            <text:p>88</text:p>
          </table:table-cell>
          <table:table-cell table:formula="of:=IF([.A272]=[.A271];[.C271]+[.B272];[.B272])" office:value-type="float" office:value="516" calcext:value-type="float">
            <text:p>516</text:p>
          </table:table-cell>
          <table:table-cell table:formula="of:=IF(AND([.A272]=[.A271];[.C272]&gt;500);1;&quot;&quot;)" office:value-type="float" office:value="1" calcext:value-type="float">
            <text:p>1</text:p>
          </table:table-cell>
          <table:table-cell table:formula="of:=IF(AND([.D271]=&quot;&quot;;[.D272]=1);1;[.D272]+[.E27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94" calcext:value-type="float">
            <text:p>94</text:p>
          </table:table-cell>
          <table:table-cell table:formula="of:=IF([.A273]=[.A272];[.C272]+[.B273];[.B273])" office:value-type="float" office:value="610" calcext:value-type="float">
            <text:p>610</text:p>
          </table:table-cell>
          <table:table-cell table:formula="of:=IF(AND([.A273]=[.A272];[.C273]&gt;500);1;&quot;&quot;)" office:value-type="float" office:value="1" calcext:value-type="float">
            <text:p>1</text:p>
          </table:table-cell>
          <table:table-cell table:formula="of:=IF(AND([.D272]=&quot;&quot;;[.D273]=1);1;[.D273]+[.E27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06" calcext:value-type="float">
            <text:p>106</text:p>
          </table:table-cell>
          <table:table-cell table:formula="of:=IF([.A274]=[.A273];[.C273]+[.B274];[.B274])" office:value-type="float" office:value="716" calcext:value-type="float">
            <text:p>716</text:p>
          </table:table-cell>
          <table:table-cell table:formula="of:=IF(AND([.A274]=[.A273];[.C274]&gt;500);1;&quot;&quot;)" office:value-type="float" office:value="1" calcext:value-type="float">
            <text:p>1</text:p>
          </table:table-cell>
          <table:table-cell table:formula="of:=IF(AND([.D273]=&quot;&quot;;[.D274]=1);1;[.D274]+[.E27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16" calcext:value-type="float">
            <text:p>116</text:p>
          </table:table-cell>
          <table:table-cell table:formula="of:=IF([.A275]=[.A274];[.C274]+[.B275];[.B275])" office:value-type="float" office:value="832" calcext:value-type="float">
            <text:p>832</text:p>
          </table:table-cell>
          <table:table-cell table:formula="of:=IF(AND([.A275]=[.A274];[.C275]&gt;500);1;&quot;&quot;)" office:value-type="float" office:value="1" calcext:value-type="float">
            <text:p>1</text:p>
          </table:table-cell>
          <table:table-cell table:formula="of:=IF(AND([.D274]=&quot;&quot;;[.D275]=1);1;[.D275]+[.E27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27" calcext:value-type="float">
            <text:p>127</text:p>
          </table:table-cell>
          <table:table-cell table:formula="of:=IF([.A276]=[.A275];[.C275]+[.B276];[.B276])" office:value-type="float" office:value="959" calcext:value-type="float">
            <text:p>959</text:p>
          </table:table-cell>
          <table:table-cell table:formula="of:=IF(AND([.A276]=[.A275];[.C276]&gt;500);1;&quot;&quot;)" office:value-type="float" office:value="1" calcext:value-type="float">
            <text:p>1</text:p>
          </table:table-cell>
          <table:table-cell table:formula="of:=IF(AND([.D275]=&quot;&quot;;[.D276]=1);1;[.D276]+[.E27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38" calcext:value-type="float">
            <text:p>138</text:p>
          </table:table-cell>
          <table:table-cell table:formula="of:=IF([.A277]=[.A276];[.C276]+[.B277];[.B277])" office:value-type="float" office:value="1097" calcext:value-type="float">
            <text:p>1097</text:p>
          </table:table-cell>
          <table:table-cell table:formula="of:=IF(AND([.A277]=[.A276];[.C277]&gt;500);1;&quot;&quot;)" office:value-type="float" office:value="1" calcext:value-type="float">
            <text:p>1</text:p>
          </table:table-cell>
          <table:table-cell table:formula="of:=IF(AND([.D276]=&quot;&quot;;[.D277]=1);1;[.D277]+[.E27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43" calcext:value-type="float">
            <text:p>143</text:p>
          </table:table-cell>
          <table:table-cell table:formula="of:=IF([.A278]=[.A277];[.C277]+[.B278];[.B278])" office:value-type="float" office:value="1240" calcext:value-type="float">
            <text:p>1240</text:p>
          </table:table-cell>
          <table:table-cell table:formula="of:=IF(AND([.A278]=[.A277];[.C278]&gt;500);1;&quot;&quot;)" office:value-type="float" office:value="1" calcext:value-type="float">
            <text:p>1</text:p>
          </table:table-cell>
          <table:table-cell table:formula="of:=IF(AND([.D277]=&quot;&quot;;[.D278]=1);1;[.D278]+[.E27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47" calcext:value-type="float">
            <text:p>147</text:p>
          </table:table-cell>
          <table:table-cell table:formula="of:=IF([.A279]=[.A278];[.C278]+[.B279];[.B279])" office:value-type="float" office:value="1387" calcext:value-type="float">
            <text:p>1387</text:p>
          </table:table-cell>
          <table:table-cell table:formula="of:=IF(AND([.A279]=[.A278];[.C279]&gt;500);1;&quot;&quot;)" office:value-type="float" office:value="1" calcext:value-type="float">
            <text:p>1</text:p>
          </table:table-cell>
          <table:table-cell table:formula="of:=IF(AND([.D278]=&quot;&quot;;[.D279]=1);1;[.D279]+[.E27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50" calcext:value-type="float">
            <text:p>150</text:p>
          </table:table-cell>
          <table:table-cell table:formula="of:=IF([.A280]=[.A279];[.C279]+[.B280];[.B280])" office:value-type="float" office:value="1537" calcext:value-type="float">
            <text:p>1537</text:p>
          </table:table-cell>
          <table:table-cell table:formula="of:=IF(AND([.A280]=[.A279];[.C280]&gt;500);1;&quot;&quot;)" office:value-type="float" office:value="1" calcext:value-type="float">
            <text:p>1</text:p>
          </table:table-cell>
          <table:table-cell table:formula="of:=IF(AND([.D279]=&quot;&quot;;[.D280]=1);1;[.D280]+[.E27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7947044" calcext:value-type="float">
            <text:p>37947044</text:p>
          </table:table-cell>
          <table:table-cell office:value-type="float" office:value="151" calcext:value-type="float">
            <text:p>151</text:p>
          </table:table-cell>
          <table:table-cell table:formula="of:=IF([.A281]=[.A280];[.C280]+[.B281];[.B281])" office:value-type="float" office:value="1688" calcext:value-type="float">
            <text:p>1688</text:p>
          </table:table-cell>
          <table:table-cell table:formula="of:=IF(AND([.A281]=[.A280];[.C281]&gt;500);1;&quot;&quot;)" office:value-type="float" office:value="1" calcext:value-type="float">
            <text:p>1</text:p>
          </table:table-cell>
          <table:table-cell table:formula="of:=IF(AND([.D280]=&quot;&quot;;[.D281]=1);1;[.D281]+[.E28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8788494" calcext:value-type="float">
            <text:p>38788494</text:p>
          </table:table-cell>
          <table:table-cell office:value-type="float" office:value="35" calcext:value-type="float">
            <text:p>35</text:p>
          </table:table-cell>
          <table:table-cell table:formula="of:=IF([.A282]=[.A281];[.C281]+[.B282];[.B282])" office:value-type="float" office:value="35" calcext:value-type="float">
            <text:p>35</text:p>
          </table:table-cell>
          <table:table-cell table:formula="of:=IF(AND([.A282]=[.A281];[.C282]&gt;500);1;&quot;&quot;)">
            <text:p/>
          </table:table-cell>
          <table:table-cell table:formula="of:=IF(AND([.D281]=&quot;&quot;;[.D282]=1);1;[.D282]+[.E2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8788494" calcext:value-type="float">
            <text:p>38788494</text:p>
          </table:table-cell>
          <table:table-cell office:value-type="float" office:value="46" calcext:value-type="float">
            <text:p>46</text:p>
          </table:table-cell>
          <table:table-cell table:formula="of:=IF([.A283]=[.A282];[.C282]+[.B283];[.B283])" office:value-type="float" office:value="81" calcext:value-type="float">
            <text:p>81</text:p>
          </table:table-cell>
          <table:table-cell table:formula="of:=IF(AND([.A283]=[.A282];[.C283]&gt;500);1;&quot;&quot;)">
            <text:p/>
          </table:table-cell>
          <table:table-cell table:formula="of:=IF(AND([.D282]=&quot;&quot;;[.D283]=1);1;[.D283]+[.E2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8788494" calcext:value-type="float">
            <text:p>38788494</text:p>
          </table:table-cell>
          <table:table-cell office:value-type="float" office:value="53" calcext:value-type="float">
            <text:p>53</text:p>
          </table:table-cell>
          <table:table-cell table:formula="of:=IF([.A284]=[.A283];[.C283]+[.B284];[.B284])" office:value-type="float" office:value="134" calcext:value-type="float">
            <text:p>134</text:p>
          </table:table-cell>
          <table:table-cell table:formula="of:=IF(AND([.A284]=[.A283];[.C284]&gt;500);1;&quot;&quot;)">
            <text:p/>
          </table:table-cell>
          <table:table-cell table:formula="of:=IF(AND([.D283]=&quot;&quot;;[.D284]=1);1;[.D284]+[.E2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8788494" calcext:value-type="float">
            <text:p>38788494</text:p>
          </table:table-cell>
          <table:table-cell office:value-type="float" office:value="53" calcext:value-type="float">
            <text:p>53</text:p>
          </table:table-cell>
          <table:table-cell table:formula="of:=IF([.A285]=[.A284];[.C284]+[.B285];[.B285])" office:value-type="float" office:value="187" calcext:value-type="float">
            <text:p>187</text:p>
          </table:table-cell>
          <table:table-cell table:formula="of:=IF(AND([.A285]=[.A284];[.C285]&gt;500);1;&quot;&quot;)">
            <text:p/>
          </table:table-cell>
          <table:table-cell table:formula="of:=IF(AND([.D284]=&quot;&quot;;[.D285]=1);1;[.D285]+[.E2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38788494" calcext:value-type="float">
            <text:p>38788494</text:p>
          </table:table-cell>
          <table:table-cell office:value-type="float" office:value="58" calcext:value-type="float">
            <text:p>58</text:p>
          </table:table-cell>
          <table:table-cell table:formula="of:=IF([.A286]=[.A285];[.C285]+[.B286];[.B286])" office:value-type="float" office:value="245" calcext:value-type="float">
            <text:p>245</text:p>
          </table:table-cell>
          <table:table-cell table:formula="of:=IF(AND([.A286]=[.A285];[.C286]&gt;500);1;&quot;&quot;)">
            <text:p/>
          </table:table-cell>
          <table:table-cell table:formula="of:=IF(AND([.D285]=&quot;&quot;;[.D286]=1);1;[.D286]+[.E2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37" calcext:value-type="float">
            <text:p>37</text:p>
          </table:table-cell>
          <table:table-cell table:formula="of:=IF([.A287]=[.A286];[.C286]+[.B287];[.B287])" office:value-type="float" office:value="37" calcext:value-type="float">
            <text:p>37</text:p>
          </table:table-cell>
          <table:table-cell table:formula="of:=IF(AND([.A287]=[.A286];[.C287]&gt;500);1;&quot;&quot;)">
            <text:p/>
          </table:table-cell>
          <table:table-cell table:formula="of:=IF(AND([.D286]=&quot;&quot;;[.D287]=1);1;[.D287]+[.E2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47" calcext:value-type="float">
            <text:p>47</text:p>
          </table:table-cell>
          <table:table-cell table:formula="of:=IF([.A288]=[.A287];[.C287]+[.B288];[.B288])" office:value-type="float" office:value="84" calcext:value-type="float">
            <text:p>84</text:p>
          </table:table-cell>
          <table:table-cell table:formula="of:=IF(AND([.A288]=[.A287];[.C288]&gt;500);1;&quot;&quot;)">
            <text:p/>
          </table:table-cell>
          <table:table-cell table:formula="of:=IF(AND([.D287]=&quot;&quot;;[.D288]=1);1;[.D288]+[.E2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52" calcext:value-type="float">
            <text:p>52</text:p>
          </table:table-cell>
          <table:table-cell table:formula="of:=IF([.A289]=[.A288];[.C288]+[.B289];[.B289])" office:value-type="float" office:value="136" calcext:value-type="float">
            <text:p>136</text:p>
          </table:table-cell>
          <table:table-cell table:formula="of:=IF(AND([.A289]=[.A288];[.C289]&gt;500);1;&quot;&quot;)">
            <text:p/>
          </table:table-cell>
          <table:table-cell table:formula="of:=IF(AND([.D288]=&quot;&quot;;[.D289]=1);1;[.D289]+[.E2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59" calcext:value-type="float">
            <text:p>59</text:p>
          </table:table-cell>
          <table:table-cell table:formula="of:=IF([.A290]=[.A289];[.C289]+[.B290];[.B290])" office:value-type="float" office:value="195" calcext:value-type="float">
            <text:p>195</text:p>
          </table:table-cell>
          <table:table-cell table:formula="of:=IF(AND([.A290]=[.A289];[.C290]&gt;500);1;&quot;&quot;)">
            <text:p/>
          </table:table-cell>
          <table:table-cell table:formula="of:=IF(AND([.D289]=&quot;&quot;;[.D290]=1);1;[.D290]+[.E2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63" calcext:value-type="float">
            <text:p>63</text:p>
          </table:table-cell>
          <table:table-cell table:formula="of:=IF([.A291]=[.A290];[.C290]+[.B291];[.B291])" office:value-type="float" office:value="258" calcext:value-type="float">
            <text:p>258</text:p>
          </table:table-cell>
          <table:table-cell table:formula="of:=IF(AND([.A291]=[.A290];[.C291]&gt;500);1;&quot;&quot;)">
            <text:p/>
          </table:table-cell>
          <table:table-cell table:formula="of:=IF(AND([.D290]=&quot;&quot;;[.D291]=1);1;[.D291]+[.E2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65" calcext:value-type="float">
            <text:p>65</text:p>
          </table:table-cell>
          <table:table-cell table:formula="of:=IF([.A292]=[.A291];[.C291]+[.B292];[.B292])" office:value-type="float" office:value="323" calcext:value-type="float">
            <text:p>323</text:p>
          </table:table-cell>
          <table:table-cell table:formula="of:=IF(AND([.A292]=[.A291];[.C292]&gt;500);1;&quot;&quot;)">
            <text:p/>
          </table:table-cell>
          <table:table-cell table:formula="of:=IF(AND([.D291]=&quot;&quot;;[.D292]=1);1;[.D292]+[.E2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70" calcext:value-type="float">
            <text:p>70</text:p>
          </table:table-cell>
          <table:table-cell table:formula="of:=IF([.A293]=[.A292];[.C292]+[.B293];[.B293])" office:value-type="float" office:value="393" calcext:value-type="float">
            <text:p>393</text:p>
          </table:table-cell>
          <table:table-cell table:formula="of:=IF(AND([.A293]=[.A292];[.C293]&gt;500);1;&quot;&quot;)">
            <text:p/>
          </table:table-cell>
          <table:table-cell table:formula="of:=IF(AND([.D292]=&quot;&quot;;[.D293]=1);1;[.D293]+[.E2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79" calcext:value-type="float">
            <text:p>79</text:p>
          </table:table-cell>
          <table:table-cell table:formula="of:=IF([.A294]=[.A293];[.C293]+[.B294];[.B294])" office:value-type="float" office:value="472" calcext:value-type="float">
            <text:p>472</text:p>
          </table:table-cell>
          <table:table-cell table:formula="of:=IF(AND([.A294]=[.A293];[.C294]&gt;500);1;&quot;&quot;)">
            <text:p/>
          </table:table-cell>
          <table:table-cell table:formula="of:=IF(AND([.D293]=&quot;&quot;;[.D294]=1);1;[.D294]+[.E29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87" calcext:value-type="float">
            <text:p>87</text:p>
          </table:table-cell>
          <table:table-cell table:formula="of:=IF([.A295]=[.A294];[.C294]+[.B295];[.B295])" office:value-type="float" office:value="559" calcext:value-type="float">
            <text:p>559</text:p>
          </table:table-cell>
          <table:table-cell table:formula="of:=IF(AND([.A295]=[.A294];[.C295]&gt;500);1;&quot;&quot;)" office:value-type="float" office:value="1" calcext:value-type="float">
            <text:p>1</text:p>
          </table:table-cell>
          <table:table-cell table:formula="of:=IF(AND([.D294]=&quot;&quot;;[.D295]=1);1;[.D295]+[.E29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99" calcext:value-type="float">
            <text:p>99</text:p>
          </table:table-cell>
          <table:table-cell table:formula="of:=IF([.A296]=[.A295];[.C295]+[.B296];[.B296])" office:value-type="float" office:value="658" calcext:value-type="float">
            <text:p>658</text:p>
          </table:table-cell>
          <table:table-cell table:formula="of:=IF(AND([.A296]=[.A295];[.C296]&gt;500);1;&quot;&quot;)" office:value-type="float" office:value="1" calcext:value-type="float">
            <text:p>1</text:p>
          </table:table-cell>
          <table:table-cell table:formula="of:=IF(AND([.D295]=&quot;&quot;;[.D296]=1);1;[.D296]+[.E29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103" calcext:value-type="float">
            <text:p>103</text:p>
          </table:table-cell>
          <table:table-cell table:formula="of:=IF([.A297]=[.A296];[.C296]+[.B297];[.B297])" office:value-type="float" office:value="761" calcext:value-type="float">
            <text:p>761</text:p>
          </table:table-cell>
          <table:table-cell table:formula="of:=IF(AND([.A297]=[.A296];[.C297]&gt;500);1;&quot;&quot;)" office:value-type="float" office:value="1" calcext:value-type="float">
            <text:p>1</text:p>
          </table:table-cell>
          <table:table-cell table:formula="of:=IF(AND([.D296]=&quot;&quot;;[.D297]=1);1;[.D297]+[.E29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0334689" calcext:value-type="float">
            <text:p>40334689</text:p>
          </table:table-cell>
          <table:table-cell office:value-type="float" office:value="110" calcext:value-type="float">
            <text:p>110</text:p>
          </table:table-cell>
          <table:table-cell table:formula="of:=IF([.A298]=[.A297];[.C297]+[.B298];[.B298])" office:value-type="float" office:value="871" calcext:value-type="float">
            <text:p>871</text:p>
          </table:table-cell>
          <table:table-cell table:formula="of:=IF(AND([.A298]=[.A297];[.C298]&gt;500);1;&quot;&quot;)" office:value-type="float" office:value="1" calcext:value-type="float">
            <text:p>1</text:p>
          </table:table-cell>
          <table:table-cell table:formula="of:=IF(AND([.D297]=&quot;&quot;;[.D298]=1);1;[.D298]+[.E29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28" calcext:value-type="float">
            <text:p>28</text:p>
          </table:table-cell>
          <table:table-cell table:formula="of:=IF([.A299]=[.A298];[.C298]+[.B299];[.B299])" office:value-type="float" office:value="28" calcext:value-type="float">
            <text:p>28</text:p>
          </table:table-cell>
          <table:table-cell table:formula="of:=IF(AND([.A299]=[.A298];[.C299]&gt;500);1;&quot;&quot;)">
            <text:p/>
          </table:table-cell>
          <table:table-cell table:formula="of:=IF(AND([.D298]=&quot;&quot;;[.D299]=1);1;[.D299]+[.E2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28" calcext:value-type="float">
            <text:p>28</text:p>
          </table:table-cell>
          <table:table-cell table:formula="of:=IF([.A300]=[.A299];[.C299]+[.B300];[.B300])" office:value-type="float" office:value="56" calcext:value-type="float">
            <text:p>56</text:p>
          </table:table-cell>
          <table:table-cell table:formula="of:=IF(AND([.A300]=[.A299];[.C300]&gt;500);1;&quot;&quot;)">
            <text:p/>
          </table:table-cell>
          <table:table-cell table:formula="of:=IF(AND([.D299]=&quot;&quot;;[.D300]=1);1;[.D300]+[.E2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30" calcext:value-type="float">
            <text:p>30</text:p>
          </table:table-cell>
          <table:table-cell table:formula="of:=IF([.A301]=[.A300];[.C300]+[.B301];[.B301])" office:value-type="float" office:value="86" calcext:value-type="float">
            <text:p>86</text:p>
          </table:table-cell>
          <table:table-cell table:formula="of:=IF(AND([.A301]=[.A300];[.C301]&gt;500);1;&quot;&quot;)">
            <text:p/>
          </table:table-cell>
          <table:table-cell table:formula="of:=IF(AND([.D300]=&quot;&quot;;[.D301]=1);1;[.D301]+[.E30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37" calcext:value-type="float">
            <text:p>37</text:p>
          </table:table-cell>
          <table:table-cell table:formula="of:=IF([.A302]=[.A301];[.C301]+[.B302];[.B302])" office:value-type="float" office:value="123" calcext:value-type="float">
            <text:p>123</text:p>
          </table:table-cell>
          <table:table-cell table:formula="of:=IF(AND([.A302]=[.A301];[.C302]&gt;500);1;&quot;&quot;)">
            <text:p/>
          </table:table-cell>
          <table:table-cell table:formula="of:=IF(AND([.D301]=&quot;&quot;;[.D302]=1);1;[.D302]+[.E30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40" calcext:value-type="float">
            <text:p>40</text:p>
          </table:table-cell>
          <table:table-cell table:formula="of:=IF([.A303]=[.A302];[.C302]+[.B303];[.B303])" office:value-type="float" office:value="163" calcext:value-type="float">
            <text:p>163</text:p>
          </table:table-cell>
          <table:table-cell table:formula="of:=IF(AND([.A303]=[.A302];[.C303]&gt;500);1;&quot;&quot;)">
            <text:p/>
          </table:table-cell>
          <table:table-cell table:formula="of:=IF(AND([.D302]=&quot;&quot;;[.D303]=1);1;[.D303]+[.E30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47" calcext:value-type="float">
            <text:p>47</text:p>
          </table:table-cell>
          <table:table-cell table:formula="of:=IF([.A304]=[.A303];[.C303]+[.B304];[.B304])" office:value-type="float" office:value="210" calcext:value-type="float">
            <text:p>210</text:p>
          </table:table-cell>
          <table:table-cell table:formula="of:=IF(AND([.A304]=[.A303];[.C304]&gt;500);1;&quot;&quot;)">
            <text:p/>
          </table:table-cell>
          <table:table-cell table:formula="of:=IF(AND([.D303]=&quot;&quot;;[.D304]=1);1;[.D304]+[.E3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57" calcext:value-type="float">
            <text:p>57</text:p>
          </table:table-cell>
          <table:table-cell table:formula="of:=IF([.A305]=[.A304];[.C304]+[.B305];[.B305])" office:value-type="float" office:value="267" calcext:value-type="float">
            <text:p>267</text:p>
          </table:table-cell>
          <table:table-cell table:formula="of:=IF(AND([.A305]=[.A304];[.C305]&gt;500);1;&quot;&quot;)">
            <text:p/>
          </table:table-cell>
          <table:table-cell table:formula="of:=IF(AND([.D304]=&quot;&quot;;[.D305]=1);1;[.D305]+[.E3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1643757" calcext:value-type="float">
            <text:p>41643757</text:p>
          </table:table-cell>
          <table:table-cell office:value-type="float" office:value="60" calcext:value-type="float">
            <text:p>60</text:p>
          </table:table-cell>
          <table:table-cell table:formula="of:=IF([.A306]=[.A305];[.C305]+[.B306];[.B306])" office:value-type="float" office:value="327" calcext:value-type="float">
            <text:p>327</text:p>
          </table:table-cell>
          <table:table-cell table:formula="of:=IF(AND([.A306]=[.A305];[.C306]&gt;500);1;&quot;&quot;)">
            <text:p/>
          </table:table-cell>
          <table:table-cell table:formula="of:=IF(AND([.D305]=&quot;&quot;;[.D306]=1);1;[.D306]+[.E3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30" calcext:value-type="float">
            <text:p>30</text:p>
          </table:table-cell>
          <table:table-cell table:formula="of:=IF([.A307]=[.A306];[.C306]+[.B307];[.B307])" office:value-type="float" office:value="30" calcext:value-type="float">
            <text:p>30</text:p>
          </table:table-cell>
          <table:table-cell table:formula="of:=IF(AND([.A307]=[.A306];[.C307]&gt;500);1;&quot;&quot;)">
            <text:p/>
          </table:table-cell>
          <table:table-cell table:formula="of:=IF(AND([.D306]=&quot;&quot;;[.D307]=1);1;[.D307]+[.E3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35" calcext:value-type="float">
            <text:p>35</text:p>
          </table:table-cell>
          <table:table-cell table:formula="of:=IF([.A308]=[.A307];[.C307]+[.B308];[.B308])" office:value-type="float" office:value="65" calcext:value-type="float">
            <text:p>65</text:p>
          </table:table-cell>
          <table:table-cell table:formula="of:=IF(AND([.A308]=[.A307];[.C308]&gt;500);1;&quot;&quot;)">
            <text:p/>
          </table:table-cell>
          <table:table-cell table:formula="of:=IF(AND([.D307]=&quot;&quot;;[.D308]=1);1;[.D308]+[.E30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44" calcext:value-type="float">
            <text:p>44</text:p>
          </table:table-cell>
          <table:table-cell table:formula="of:=IF([.A309]=[.A308];[.C308]+[.B309];[.B309])" office:value-type="float" office:value="109" calcext:value-type="float">
            <text:p>109</text:p>
          </table:table-cell>
          <table:table-cell table:formula="of:=IF(AND([.A309]=[.A308];[.C309]&gt;500);1;&quot;&quot;)">
            <text:p/>
          </table:table-cell>
          <table:table-cell table:formula="of:=IF(AND([.D308]=&quot;&quot;;[.D309]=1);1;[.D309]+[.E30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51" calcext:value-type="float">
            <text:p>51</text:p>
          </table:table-cell>
          <table:table-cell table:formula="of:=IF([.A310]=[.A309];[.C309]+[.B310];[.B310])" office:value-type="float" office:value="160" calcext:value-type="float">
            <text:p>160</text:p>
          </table:table-cell>
          <table:table-cell table:formula="of:=IF(AND([.A310]=[.A309];[.C310]&gt;500);1;&quot;&quot;)">
            <text:p/>
          </table:table-cell>
          <table:table-cell table:formula="of:=IF(AND([.D309]=&quot;&quot;;[.D310]=1);1;[.D310]+[.E3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58" calcext:value-type="float">
            <text:p>58</text:p>
          </table:table-cell>
          <table:table-cell table:formula="of:=IF([.A311]=[.A310];[.C310]+[.B311];[.B311])" office:value-type="float" office:value="218" calcext:value-type="float">
            <text:p>218</text:p>
          </table:table-cell>
          <table:table-cell table:formula="of:=IF(AND([.A311]=[.A310];[.C311]&gt;500);1;&quot;&quot;)">
            <text:p/>
          </table:table-cell>
          <table:table-cell table:formula="of:=IF(AND([.D310]=&quot;&quot;;[.D311]=1);1;[.D311]+[.E3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64" calcext:value-type="float">
            <text:p>64</text:p>
          </table:table-cell>
          <table:table-cell table:formula="of:=IF([.A312]=[.A311];[.C311]+[.B312];[.B312])" office:value-type="float" office:value="282" calcext:value-type="float">
            <text:p>282</text:p>
          </table:table-cell>
          <table:table-cell table:formula="of:=IF(AND([.A312]=[.A311];[.C312]&gt;500);1;&quot;&quot;)">
            <text:p/>
          </table:table-cell>
          <table:table-cell table:formula="of:=IF(AND([.D311]=&quot;&quot;;[.D312]=1);1;[.D312]+[.E3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76" calcext:value-type="float">
            <text:p>76</text:p>
          </table:table-cell>
          <table:table-cell table:formula="of:=IF([.A313]=[.A312];[.C312]+[.B313];[.B313])" office:value-type="float" office:value="358" calcext:value-type="float">
            <text:p>358</text:p>
          </table:table-cell>
          <table:table-cell table:formula="of:=IF(AND([.A313]=[.A312];[.C313]&gt;500);1;&quot;&quot;)">
            <text:p/>
          </table:table-cell>
          <table:table-cell table:formula="of:=IF(AND([.D312]=&quot;&quot;;[.D313]=1);1;[.D313]+[.E3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88" calcext:value-type="float">
            <text:p>88</text:p>
          </table:table-cell>
          <table:table-cell table:formula="of:=IF([.A314]=[.A313];[.C313]+[.B314];[.B314])" office:value-type="float" office:value="446" calcext:value-type="float">
            <text:p>446</text:p>
          </table:table-cell>
          <table:table-cell table:formula="of:=IF(AND([.A314]=[.A313];[.C314]&gt;500);1;&quot;&quot;)">
            <text:p/>
          </table:table-cell>
          <table:table-cell table:formula="of:=IF(AND([.D313]=&quot;&quot;;[.D314]=1);1;[.D314]+[.E3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95" calcext:value-type="float">
            <text:p>95</text:p>
          </table:table-cell>
          <table:table-cell table:formula="of:=IF([.A315]=[.A314];[.C314]+[.B315];[.B315])" office:value-type="float" office:value="541" calcext:value-type="float">
            <text:p>541</text:p>
          </table:table-cell>
          <table:table-cell table:formula="of:=IF(AND([.A315]=[.A314];[.C315]&gt;500);1;&quot;&quot;)" office:value-type="float" office:value="1" calcext:value-type="float">
            <text:p>1</text:p>
          </table:table-cell>
          <table:table-cell table:formula="of:=IF(AND([.D314]=&quot;&quot;;[.D315]=1);1;[.D315]+[.E31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97" calcext:value-type="float">
            <text:p>97</text:p>
          </table:table-cell>
          <table:table-cell table:formula="of:=IF([.A316]=[.A315];[.C315]+[.B316];[.B316])" office:value-type="float" office:value="638" calcext:value-type="float">
            <text:p>638</text:p>
          </table:table-cell>
          <table:table-cell table:formula="of:=IF(AND([.A316]=[.A315];[.C316]&gt;500);1;&quot;&quot;)" office:value-type="float" office:value="1" calcext:value-type="float">
            <text:p>1</text:p>
          </table:table-cell>
          <table:table-cell table:formula="of:=IF(AND([.D315]=&quot;&quot;;[.D316]=1);1;[.D316]+[.E31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102" calcext:value-type="float">
            <text:p>102</text:p>
          </table:table-cell>
          <table:table-cell table:formula="of:=IF([.A317]=[.A316];[.C316]+[.B317];[.B317])" office:value-type="float" office:value="740" calcext:value-type="float">
            <text:p>740</text:p>
          </table:table-cell>
          <table:table-cell table:formula="of:=IF(AND([.A317]=[.A316];[.C317]&gt;500);1;&quot;&quot;)" office:value-type="float" office:value="1" calcext:value-type="float">
            <text:p>1</text:p>
          </table:table-cell>
          <table:table-cell table:formula="of:=IF(AND([.D316]=&quot;&quot;;[.D317]=1);1;[.D317]+[.E31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3068317" calcext:value-type="float">
            <text:p>43068317</text:p>
          </table:table-cell>
          <table:table-cell office:value-type="float" office:value="103" calcext:value-type="float">
            <text:p>103</text:p>
          </table:table-cell>
          <table:table-cell table:formula="of:=IF([.A318]=[.A317];[.C317]+[.B318];[.B318])" office:value-type="float" office:value="843" calcext:value-type="float">
            <text:p>843</text:p>
          </table:table-cell>
          <table:table-cell table:formula="of:=IF(AND([.A318]=[.A317];[.C318]&gt;500);1;&quot;&quot;)" office:value-type="float" office:value="1" calcext:value-type="float">
            <text:p>1</text:p>
          </table:table-cell>
          <table:table-cell table:formula="of:=IF(AND([.D317]=&quot;&quot;;[.D318]=1);1;[.D318]+[.E31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25" calcext:value-type="float">
            <text:p>25</text:p>
          </table:table-cell>
          <table:table-cell table:formula="of:=IF([.A319]=[.A318];[.C318]+[.B319];[.B319])" office:value-type="float" office:value="25" calcext:value-type="float">
            <text:p>25</text:p>
          </table:table-cell>
          <table:table-cell table:formula="of:=IF(AND([.A319]=[.A318];[.C319]&gt;500);1;&quot;&quot;)">
            <text:p/>
          </table:table-cell>
          <table:table-cell table:formula="of:=IF(AND([.D318]=&quot;&quot;;[.D319]=1);1;[.D319]+[.E3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37" calcext:value-type="float">
            <text:p>37</text:p>
          </table:table-cell>
          <table:table-cell table:formula="of:=IF([.A320]=[.A319];[.C319]+[.B320];[.B320])" office:value-type="float" office:value="62" calcext:value-type="float">
            <text:p>62</text:p>
          </table:table-cell>
          <table:table-cell table:formula="of:=IF(AND([.A320]=[.A319];[.C320]&gt;500);1;&quot;&quot;)">
            <text:p/>
          </table:table-cell>
          <table:table-cell table:formula="of:=IF(AND([.D319]=&quot;&quot;;[.D320]=1);1;[.D320]+[.E3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49" calcext:value-type="float">
            <text:p>49</text:p>
          </table:table-cell>
          <table:table-cell table:formula="of:=IF([.A321]=[.A320];[.C320]+[.B321];[.B321])" office:value-type="float" office:value="111" calcext:value-type="float">
            <text:p>111</text:p>
          </table:table-cell>
          <table:table-cell table:formula="of:=IF(AND([.A321]=[.A320];[.C321]&gt;500);1;&quot;&quot;)">
            <text:p/>
          </table:table-cell>
          <table:table-cell table:formula="of:=IF(AND([.D320]=&quot;&quot;;[.D321]=1);1;[.D321]+[.E3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59" calcext:value-type="float">
            <text:p>59</text:p>
          </table:table-cell>
          <table:table-cell table:formula="of:=IF([.A322]=[.A321];[.C321]+[.B322];[.B322])" office:value-type="float" office:value="170" calcext:value-type="float">
            <text:p>170</text:p>
          </table:table-cell>
          <table:table-cell table:formula="of:=IF(AND([.A322]=[.A321];[.C322]&gt;500);1;&quot;&quot;)">
            <text:p/>
          </table:table-cell>
          <table:table-cell table:formula="of:=IF(AND([.D321]=&quot;&quot;;[.D322]=1);1;[.D322]+[.E3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60" calcext:value-type="float">
            <text:p>60</text:p>
          </table:table-cell>
          <table:table-cell table:formula="of:=IF([.A323]=[.A322];[.C322]+[.B323];[.B323])" office:value-type="float" office:value="230" calcext:value-type="float">
            <text:p>230</text:p>
          </table:table-cell>
          <table:table-cell table:formula="of:=IF(AND([.A323]=[.A322];[.C323]&gt;500);1;&quot;&quot;)">
            <text:p/>
          </table:table-cell>
          <table:table-cell table:formula="of:=IF(AND([.D322]=&quot;&quot;;[.D323]=1);1;[.D323]+[.E3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63" calcext:value-type="float">
            <text:p>63</text:p>
          </table:table-cell>
          <table:table-cell table:formula="of:=IF([.A324]=[.A323];[.C323]+[.B324];[.B324])" office:value-type="float" office:value="293" calcext:value-type="float">
            <text:p>293</text:p>
          </table:table-cell>
          <table:table-cell table:formula="of:=IF(AND([.A324]=[.A323];[.C324]&gt;500);1;&quot;&quot;)">
            <text:p/>
          </table:table-cell>
          <table:table-cell table:formula="of:=IF(AND([.D323]=&quot;&quot;;[.D324]=1);1;[.D324]+[.E3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73" calcext:value-type="float">
            <text:p>73</text:p>
          </table:table-cell>
          <table:table-cell table:formula="of:=IF([.A325]=[.A324];[.C324]+[.B325];[.B325])" office:value-type="float" office:value="366" calcext:value-type="float">
            <text:p>366</text:p>
          </table:table-cell>
          <table:table-cell table:formula="of:=IF(AND([.A325]=[.A324];[.C325]&gt;500);1;&quot;&quot;)">
            <text:p/>
          </table:table-cell>
          <table:table-cell table:formula="of:=IF(AND([.D324]=&quot;&quot;;[.D325]=1);1;[.D325]+[.E3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80" calcext:value-type="float">
            <text:p>80</text:p>
          </table:table-cell>
          <table:table-cell table:formula="of:=IF([.A326]=[.A325];[.C325]+[.B326];[.B326])" office:value-type="float" office:value="446" calcext:value-type="float">
            <text:p>446</text:p>
          </table:table-cell>
          <table:table-cell table:formula="of:=IF(AND([.A326]=[.A325];[.C326]&gt;500);1;&quot;&quot;)">
            <text:p/>
          </table:table-cell>
          <table:table-cell table:formula="of:=IF(AND([.D325]=&quot;&quot;;[.D326]=1);1;[.D326]+[.E3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84" calcext:value-type="float">
            <text:p>84</text:p>
          </table:table-cell>
          <table:table-cell table:formula="of:=IF([.A327]=[.A326];[.C326]+[.B327];[.B327])" office:value-type="float" office:value="530" calcext:value-type="float">
            <text:p>530</text:p>
          </table:table-cell>
          <table:table-cell table:formula="of:=IF(AND([.A327]=[.A326];[.C327]&gt;500);1;&quot;&quot;)" office:value-type="float" office:value="1" calcext:value-type="float">
            <text:p>1</text:p>
          </table:table-cell>
          <table:table-cell table:formula="of:=IF(AND([.D326]=&quot;&quot;;[.D327]=1);1;[.D327]+[.E32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84" calcext:value-type="float">
            <text:p>84</text:p>
          </table:table-cell>
          <table:table-cell table:formula="of:=IF([.A328]=[.A327];[.C327]+[.B328];[.B328])" office:value-type="float" office:value="614" calcext:value-type="float">
            <text:p>614</text:p>
          </table:table-cell>
          <table:table-cell table:formula="of:=IF(AND([.A328]=[.A327];[.C328]&gt;500);1;&quot;&quot;)" office:value-type="float" office:value="1" calcext:value-type="float">
            <text:p>1</text:p>
          </table:table-cell>
          <table:table-cell table:formula="of:=IF(AND([.D327]=&quot;&quot;;[.D328]=1);1;[.D328]+[.E32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95" calcext:value-type="float">
            <text:p>95</text:p>
          </table:table-cell>
          <table:table-cell table:formula="of:=IF([.A329]=[.A328];[.C328]+[.B329];[.B329])" office:value-type="float" office:value="709" calcext:value-type="float">
            <text:p>709</text:p>
          </table:table-cell>
          <table:table-cell table:formula="of:=IF(AND([.A329]=[.A328];[.C329]&gt;500);1;&quot;&quot;)" office:value-type="float" office:value="1" calcext:value-type="float">
            <text:p>1</text:p>
          </table:table-cell>
          <table:table-cell table:formula="of:=IF(AND([.D328]=&quot;&quot;;[.D329]=1);1;[.D329]+[.E32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106" calcext:value-type="float">
            <text:p>106</text:p>
          </table:table-cell>
          <table:table-cell table:formula="of:=IF([.A330]=[.A329];[.C329]+[.B330];[.B330])" office:value-type="float" office:value="815" calcext:value-type="float">
            <text:p>815</text:p>
          </table:table-cell>
          <table:table-cell table:formula="of:=IF(AND([.A330]=[.A329];[.C330]&gt;500);1;&quot;&quot;)" office:value-type="float" office:value="1" calcext:value-type="float">
            <text:p>1</text:p>
          </table:table-cell>
          <table:table-cell table:formula="of:=IF(AND([.D329]=&quot;&quot;;[.D330]=1);1;[.D330]+[.E32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117" calcext:value-type="float">
            <text:p>117</text:p>
          </table:table-cell>
          <table:table-cell table:formula="of:=IF([.A331]=[.A330];[.C330]+[.B331];[.B331])" office:value-type="float" office:value="932" calcext:value-type="float">
            <text:p>932</text:p>
          </table:table-cell>
          <table:table-cell table:formula="of:=IF(AND([.A331]=[.A330];[.C331]&gt;500);1;&quot;&quot;)" office:value-type="float" office:value="1" calcext:value-type="float">
            <text:p>1</text:p>
          </table:table-cell>
          <table:table-cell table:formula="of:=IF(AND([.D330]=&quot;&quot;;[.D331]=1);1;[.D331]+[.E33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122" calcext:value-type="float">
            <text:p>122</text:p>
          </table:table-cell>
          <table:table-cell table:formula="of:=IF([.A332]=[.A331];[.C331]+[.B332];[.B332])" office:value-type="float" office:value="1054" calcext:value-type="float">
            <text:p>1054</text:p>
          </table:table-cell>
          <table:table-cell table:formula="of:=IF(AND([.A332]=[.A331];[.C332]&gt;500);1;&quot;&quot;)" office:value-type="float" office:value="1" calcext:value-type="float">
            <text:p>1</text:p>
          </table:table-cell>
          <table:table-cell table:formula="of:=IF(AND([.D331]=&quot;&quot;;[.D332]=1);1;[.D332]+[.E33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124" calcext:value-type="float">
            <text:p>124</text:p>
          </table:table-cell>
          <table:table-cell table:formula="of:=IF([.A333]=[.A332];[.C332]+[.B333];[.B333])" office:value-type="float" office:value="1178" calcext:value-type="float">
            <text:p>1178</text:p>
          </table:table-cell>
          <table:table-cell table:formula="of:=IF(AND([.A333]=[.A332];[.C333]&gt;500);1;&quot;&quot;)" office:value-type="float" office:value="1" calcext:value-type="float">
            <text:p>1</text:p>
          </table:table-cell>
          <table:table-cell table:formula="of:=IF(AND([.D332]=&quot;&quot;;[.D333]=1);1;[.D333]+[.E332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4617376" calcext:value-type="float">
            <text:p>44617376</text:p>
          </table:table-cell>
          <table:table-cell office:value-type="float" office:value="136" calcext:value-type="float">
            <text:p>136</text:p>
          </table:table-cell>
          <table:table-cell table:formula="of:=IF([.A334]=[.A333];[.C333]+[.B334];[.B334])" office:value-type="float" office:value="1314" calcext:value-type="float">
            <text:p>1314</text:p>
          </table:table-cell>
          <table:table-cell table:formula="of:=IF(AND([.A334]=[.A333];[.C334]&gt;500);1;&quot;&quot;)" office:value-type="float" office:value="1" calcext:value-type="float">
            <text:p>1</text:p>
          </table:table-cell>
          <table:table-cell table:formula="of:=IF(AND([.D333]=&quot;&quot;;[.D334]=1);1;[.D334]+[.E33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34" calcext:value-type="float">
            <text:p>34</text:p>
          </table:table-cell>
          <table:table-cell table:formula="of:=IF([.A335]=[.A334];[.C334]+[.B335];[.B335])" office:value-type="float" office:value="34" calcext:value-type="float">
            <text:p>34</text:p>
          </table:table-cell>
          <table:table-cell table:formula="of:=IF(AND([.A335]=[.A334];[.C335]&gt;500);1;&quot;&quot;)">
            <text:p/>
          </table:table-cell>
          <table:table-cell table:formula="of:=IF(AND([.D334]=&quot;&quot;;[.D335]=1);1;[.D335]+[.E33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36" calcext:value-type="float">
            <text:p>36</text:p>
          </table:table-cell>
          <table:table-cell table:formula="of:=IF([.A336]=[.A335];[.C335]+[.B336];[.B336])" office:value-type="float" office:value="70" calcext:value-type="float">
            <text:p>70</text:p>
          </table:table-cell>
          <table:table-cell table:formula="of:=IF(AND([.A336]=[.A335];[.C336]&gt;500);1;&quot;&quot;)">
            <text:p/>
          </table:table-cell>
          <table:table-cell table:formula="of:=IF(AND([.D335]=&quot;&quot;;[.D336]=1);1;[.D336]+[.E3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44" calcext:value-type="float">
            <text:p>44</text:p>
          </table:table-cell>
          <table:table-cell table:formula="of:=IF([.A337]=[.A336];[.C336]+[.B337];[.B337])" office:value-type="float" office:value="114" calcext:value-type="float">
            <text:p>114</text:p>
          </table:table-cell>
          <table:table-cell table:formula="of:=IF(AND([.A337]=[.A336];[.C337]&gt;500);1;&quot;&quot;)">
            <text:p/>
          </table:table-cell>
          <table:table-cell table:formula="of:=IF(AND([.D336]=&quot;&quot;;[.D337]=1);1;[.D337]+[.E3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44" calcext:value-type="float">
            <text:p>44</text:p>
          </table:table-cell>
          <table:table-cell table:formula="of:=IF([.A338]=[.A337];[.C337]+[.B338];[.B338])" office:value-type="float" office:value="158" calcext:value-type="float">
            <text:p>158</text:p>
          </table:table-cell>
          <table:table-cell table:formula="of:=IF(AND([.A338]=[.A337];[.C338]&gt;500);1;&quot;&quot;)">
            <text:p/>
          </table:table-cell>
          <table:table-cell table:formula="of:=IF(AND([.D337]=&quot;&quot;;[.D338]=1);1;[.D338]+[.E3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47" calcext:value-type="float">
            <text:p>47</text:p>
          </table:table-cell>
          <table:table-cell table:formula="of:=IF([.A339]=[.A338];[.C338]+[.B339];[.B339])" office:value-type="float" office:value="205" calcext:value-type="float">
            <text:p>205</text:p>
          </table:table-cell>
          <table:table-cell table:formula="of:=IF(AND([.A339]=[.A338];[.C339]&gt;500);1;&quot;&quot;)">
            <text:p/>
          </table:table-cell>
          <table:table-cell table:formula="of:=IF(AND([.D338]=&quot;&quot;;[.D339]=1);1;[.D339]+[.E3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47" calcext:value-type="float">
            <text:p>47</text:p>
          </table:table-cell>
          <table:table-cell table:formula="of:=IF([.A340]=[.A339];[.C339]+[.B340];[.B340])" office:value-type="float" office:value="252" calcext:value-type="float">
            <text:p>252</text:p>
          </table:table-cell>
          <table:table-cell table:formula="of:=IF(AND([.A340]=[.A339];[.C340]&gt;500);1;&quot;&quot;)">
            <text:p/>
          </table:table-cell>
          <table:table-cell table:formula="of:=IF(AND([.D339]=&quot;&quot;;[.D340]=1);1;[.D340]+[.E3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58" calcext:value-type="float">
            <text:p>58</text:p>
          </table:table-cell>
          <table:table-cell table:formula="of:=IF([.A341]=[.A340];[.C340]+[.B341];[.B341])" office:value-type="float" office:value="310" calcext:value-type="float">
            <text:p>310</text:p>
          </table:table-cell>
          <table:table-cell table:formula="of:=IF(AND([.A341]=[.A340];[.C341]&gt;500);1;&quot;&quot;)">
            <text:p/>
          </table:table-cell>
          <table:table-cell table:formula="of:=IF(AND([.D340]=&quot;&quot;;[.D341]=1);1;[.D341]+[.E3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61" calcext:value-type="float">
            <text:p>61</text:p>
          </table:table-cell>
          <table:table-cell table:formula="of:=IF([.A342]=[.A341];[.C341]+[.B342];[.B342])" office:value-type="float" office:value="371" calcext:value-type="float">
            <text:p>371</text:p>
          </table:table-cell>
          <table:table-cell table:formula="of:=IF(AND([.A342]=[.A341];[.C342]&gt;500);1;&quot;&quot;)">
            <text:p/>
          </table:table-cell>
          <table:table-cell table:formula="of:=IF(AND([.D341]=&quot;&quot;;[.D342]=1);1;[.D342]+[.E3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62" calcext:value-type="float">
            <text:p>62</text:p>
          </table:table-cell>
          <table:table-cell table:formula="of:=IF([.A343]=[.A342];[.C342]+[.B343];[.B343])" office:value-type="float" office:value="433" calcext:value-type="float">
            <text:p>433</text:p>
          </table:table-cell>
          <table:table-cell table:formula="of:=IF(AND([.A343]=[.A342];[.C343]&gt;500);1;&quot;&quot;)">
            <text:p/>
          </table:table-cell>
          <table:table-cell table:formula="of:=IF(AND([.D342]=&quot;&quot;;[.D343]=1);1;[.D343]+[.E34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64" calcext:value-type="float">
            <text:p>64</text:p>
          </table:table-cell>
          <table:table-cell table:formula="of:=IF([.A344]=[.A343];[.C343]+[.B344];[.B344])" office:value-type="float" office:value="497" calcext:value-type="float">
            <text:p>497</text:p>
          </table:table-cell>
          <table:table-cell table:formula="of:=IF(AND([.A344]=[.A343];[.C344]&gt;500);1;&quot;&quot;)">
            <text:p/>
          </table:table-cell>
          <table:table-cell table:formula="of:=IF(AND([.D343]=&quot;&quot;;[.D344]=1);1;[.D344]+[.E3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66" calcext:value-type="float">
            <text:p>66</text:p>
          </table:table-cell>
          <table:table-cell table:formula="of:=IF([.A345]=[.A344];[.C344]+[.B345];[.B345])" office:value-type="float" office:value="563" calcext:value-type="float">
            <text:p>563</text:p>
          </table:table-cell>
          <table:table-cell table:formula="of:=IF(AND([.A345]=[.A344];[.C345]&gt;500);1;&quot;&quot;)" office:value-type="float" office:value="1" calcext:value-type="float">
            <text:p>1</text:p>
          </table:table-cell>
          <table:table-cell table:formula="of:=IF(AND([.D344]=&quot;&quot;;[.D345]=1);1;[.D345]+[.E34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69" calcext:value-type="float">
            <text:p>69</text:p>
          </table:table-cell>
          <table:table-cell table:formula="of:=IF([.A346]=[.A345];[.C345]+[.B346];[.B346])" office:value-type="float" office:value="632" calcext:value-type="float">
            <text:p>632</text:p>
          </table:table-cell>
          <table:table-cell table:formula="of:=IF(AND([.A346]=[.A345];[.C346]&gt;500);1;&quot;&quot;)" office:value-type="float" office:value="1" calcext:value-type="float">
            <text:p>1</text:p>
          </table:table-cell>
          <table:table-cell table:formula="of:=IF(AND([.D345]=&quot;&quot;;[.D346]=1);1;[.D346]+[.E34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76" calcext:value-type="float">
            <text:p>76</text:p>
          </table:table-cell>
          <table:table-cell table:formula="of:=IF([.A347]=[.A346];[.C346]+[.B347];[.B347])" office:value-type="float" office:value="708" calcext:value-type="float">
            <text:p>708</text:p>
          </table:table-cell>
          <table:table-cell table:formula="of:=IF(AND([.A347]=[.A346];[.C347]&gt;500);1;&quot;&quot;)" office:value-type="float" office:value="1" calcext:value-type="float">
            <text:p>1</text:p>
          </table:table-cell>
          <table:table-cell table:formula="of:=IF(AND([.D346]=&quot;&quot;;[.D347]=1);1;[.D347]+[.E34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77" calcext:value-type="float">
            <text:p>77</text:p>
          </table:table-cell>
          <table:table-cell table:formula="of:=IF([.A348]=[.A347];[.C347]+[.B348];[.B348])" office:value-type="float" office:value="785" calcext:value-type="float">
            <text:p>785</text:p>
          </table:table-cell>
          <table:table-cell table:formula="of:=IF(AND([.A348]=[.A347];[.C348]&gt;500);1;&quot;&quot;)" office:value-type="float" office:value="1" calcext:value-type="float">
            <text:p>1</text:p>
          </table:table-cell>
          <table:table-cell table:formula="of:=IF(AND([.D347]=&quot;&quot;;[.D348]=1);1;[.D348]+[.E34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87" calcext:value-type="float">
            <text:p>87</text:p>
          </table:table-cell>
          <table:table-cell table:formula="of:=IF([.A349]=[.A348];[.C348]+[.B349];[.B349])" office:value-type="float" office:value="872" calcext:value-type="float">
            <text:p>872</text:p>
          </table:table-cell>
          <table:table-cell table:formula="of:=IF(AND([.A349]=[.A348];[.C349]&gt;500);1;&quot;&quot;)" office:value-type="float" office:value="1" calcext:value-type="float">
            <text:p>1</text:p>
          </table:table-cell>
          <table:table-cell table:formula="of:=IF(AND([.D348]=&quot;&quot;;[.D349]=1);1;[.D349]+[.E34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93" calcext:value-type="float">
            <text:p>93</text:p>
          </table:table-cell>
          <table:table-cell table:formula="of:=IF([.A350]=[.A349];[.C349]+[.B350];[.B350])" office:value-type="float" office:value="965" calcext:value-type="float">
            <text:p>965</text:p>
          </table:table-cell>
          <table:table-cell table:formula="of:=IF(AND([.A350]=[.A349];[.C350]&gt;500);1;&quot;&quot;)" office:value-type="float" office:value="1" calcext:value-type="float">
            <text:p>1</text:p>
          </table:table-cell>
          <table:table-cell table:formula="of:=IF(AND([.D349]=&quot;&quot;;[.D350]=1);1;[.D350]+[.E34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5079278" calcext:value-type="float">
            <text:p>45079278</text:p>
          </table:table-cell>
          <table:table-cell office:value-type="float" office:value="97" calcext:value-type="float">
            <text:p>97</text:p>
          </table:table-cell>
          <table:table-cell table:formula="of:=IF([.A351]=[.A350];[.C350]+[.B351];[.B351])" office:value-type="float" office:value="1062" calcext:value-type="float">
            <text:p>1062</text:p>
          </table:table-cell>
          <table:table-cell table:formula="of:=IF(AND([.A351]=[.A350];[.C351]&gt;500);1;&quot;&quot;)" office:value-type="float" office:value="1" calcext:value-type="float">
            <text:p>1</text:p>
          </table:table-cell>
          <table:table-cell table:formula="of:=IF(AND([.D350]=&quot;&quot;;[.D351]=1);1;[.D351]+[.E35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6160172" calcext:value-type="float">
            <text:p>46160172</text:p>
          </table:table-cell>
          <table:table-cell office:value-type="float" office:value="31" calcext:value-type="float">
            <text:p>31</text:p>
          </table:table-cell>
          <table:table-cell table:formula="of:=IF([.A352]=[.A351];[.C351]+[.B352];[.B352])" office:value-type="float" office:value="31" calcext:value-type="float">
            <text:p>31</text:p>
          </table:table-cell>
          <table:table-cell table:formula="of:=IF(AND([.A352]=[.A351];[.C352]&gt;500);1;&quot;&quot;)">
            <text:p/>
          </table:table-cell>
          <table:table-cell table:formula="of:=IF(AND([.D351]=&quot;&quot;;[.D352]=1);1;[.D352]+[.E3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6160172" calcext:value-type="float">
            <text:p>46160172</text:p>
          </table:table-cell>
          <table:table-cell office:value-type="float" office:value="42" calcext:value-type="float">
            <text:p>42</text:p>
          </table:table-cell>
          <table:table-cell table:formula="of:=IF([.A353]=[.A352];[.C352]+[.B353];[.B353])" office:value-type="float" office:value="73" calcext:value-type="float">
            <text:p>73</text:p>
          </table:table-cell>
          <table:table-cell table:formula="of:=IF(AND([.A353]=[.A352];[.C353]&gt;500);1;&quot;&quot;)">
            <text:p/>
          </table:table-cell>
          <table:table-cell table:formula="of:=IF(AND([.D352]=&quot;&quot;;[.D353]=1);1;[.D353]+[.E3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6160172" calcext:value-type="float">
            <text:p>46160172</text:p>
          </table:table-cell>
          <table:table-cell office:value-type="float" office:value="52" calcext:value-type="float">
            <text:p>52</text:p>
          </table:table-cell>
          <table:table-cell table:formula="of:=IF([.A354]=[.A353];[.C353]+[.B354];[.B354])" office:value-type="float" office:value="125" calcext:value-type="float">
            <text:p>125</text:p>
          </table:table-cell>
          <table:table-cell table:formula="of:=IF(AND([.A354]=[.A353];[.C354]&gt;500);1;&quot;&quot;)">
            <text:p/>
          </table:table-cell>
          <table:table-cell table:formula="of:=IF(AND([.D353]=&quot;&quot;;[.D354]=1);1;[.D354]+[.E3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6160172" calcext:value-type="float">
            <text:p>46160172</text:p>
          </table:table-cell>
          <table:table-cell office:value-type="float" office:value="63" calcext:value-type="float">
            <text:p>63</text:p>
          </table:table-cell>
          <table:table-cell table:formula="of:=IF([.A355]=[.A354];[.C354]+[.B355];[.B355])" office:value-type="float" office:value="188" calcext:value-type="float">
            <text:p>188</text:p>
          </table:table-cell>
          <table:table-cell table:formula="of:=IF(AND([.A355]=[.A354];[.C355]&gt;500);1;&quot;&quot;)">
            <text:p/>
          </table:table-cell>
          <table:table-cell table:formula="of:=IF(AND([.D354]=&quot;&quot;;[.D355]=1);1;[.D355]+[.E3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6160172" calcext:value-type="float">
            <text:p>46160172</text:p>
          </table:table-cell>
          <table:table-cell office:value-type="float" office:value="72" calcext:value-type="float">
            <text:p>72</text:p>
          </table:table-cell>
          <table:table-cell table:formula="of:=IF([.A356]=[.A355];[.C355]+[.B356];[.B356])" office:value-type="float" office:value="260" calcext:value-type="float">
            <text:p>260</text:p>
          </table:table-cell>
          <table:table-cell table:formula="of:=IF(AND([.A356]=[.A355];[.C356]&gt;500);1;&quot;&quot;)">
            <text:p/>
          </table:table-cell>
          <table:table-cell table:formula="of:=IF(AND([.D355]=&quot;&quot;;[.D356]=1);1;[.D356]+[.E3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35" calcext:value-type="float">
            <text:p>35</text:p>
          </table:table-cell>
          <table:table-cell table:formula="of:=IF([.A357]=[.A356];[.C356]+[.B357];[.B357])" office:value-type="float" office:value="35" calcext:value-type="float">
            <text:p>35</text:p>
          </table:table-cell>
          <table:table-cell table:formula="of:=IF(AND([.A357]=[.A356];[.C357]&gt;500);1;&quot;&quot;)">
            <text:p/>
          </table:table-cell>
          <table:table-cell table:formula="of:=IF(AND([.D356]=&quot;&quot;;[.D357]=1);1;[.D357]+[.E3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38" calcext:value-type="float">
            <text:p>38</text:p>
          </table:table-cell>
          <table:table-cell table:formula="of:=IF([.A358]=[.A357];[.C357]+[.B358];[.B358])" office:value-type="float" office:value="73" calcext:value-type="float">
            <text:p>73</text:p>
          </table:table-cell>
          <table:table-cell table:formula="of:=IF(AND([.A358]=[.A357];[.C358]&gt;500);1;&quot;&quot;)">
            <text:p/>
          </table:table-cell>
          <table:table-cell table:formula="of:=IF(AND([.D357]=&quot;&quot;;[.D358]=1);1;[.D358]+[.E3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46" calcext:value-type="float">
            <text:p>46</text:p>
          </table:table-cell>
          <table:table-cell table:formula="of:=IF([.A359]=[.A358];[.C358]+[.B359];[.B359])" office:value-type="float" office:value="119" calcext:value-type="float">
            <text:p>119</text:p>
          </table:table-cell>
          <table:table-cell table:formula="of:=IF(AND([.A359]=[.A358];[.C359]&gt;500);1;&quot;&quot;)">
            <text:p/>
          </table:table-cell>
          <table:table-cell table:formula="of:=IF(AND([.D358]=&quot;&quot;;[.D359]=1);1;[.D359]+[.E3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58" calcext:value-type="float">
            <text:p>58</text:p>
          </table:table-cell>
          <table:table-cell table:formula="of:=IF([.A360]=[.A359];[.C359]+[.B360];[.B360])" office:value-type="float" office:value="177" calcext:value-type="float">
            <text:p>177</text:p>
          </table:table-cell>
          <table:table-cell table:formula="of:=IF(AND([.A360]=[.A359];[.C360]&gt;500);1;&quot;&quot;)">
            <text:p/>
          </table:table-cell>
          <table:table-cell table:formula="of:=IF(AND([.D359]=&quot;&quot;;[.D360]=1);1;[.D360]+[.E3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64" calcext:value-type="float">
            <text:p>64</text:p>
          </table:table-cell>
          <table:table-cell table:formula="of:=IF([.A361]=[.A360];[.C360]+[.B361];[.B361])" office:value-type="float" office:value="241" calcext:value-type="float">
            <text:p>241</text:p>
          </table:table-cell>
          <table:table-cell table:formula="of:=IF(AND([.A361]=[.A360];[.C361]&gt;500);1;&quot;&quot;)">
            <text:p/>
          </table:table-cell>
          <table:table-cell table:formula="of:=IF(AND([.D360]=&quot;&quot;;[.D361]=1);1;[.D361]+[.E3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64" calcext:value-type="float">
            <text:p>64</text:p>
          </table:table-cell>
          <table:table-cell table:formula="of:=IF([.A362]=[.A361];[.C361]+[.B362];[.B362])" office:value-type="float" office:value="305" calcext:value-type="float">
            <text:p>305</text:p>
          </table:table-cell>
          <table:table-cell table:formula="of:=IF(AND([.A362]=[.A361];[.C362]&gt;500);1;&quot;&quot;)">
            <text:p/>
          </table:table-cell>
          <table:table-cell table:formula="of:=IF(AND([.D361]=&quot;&quot;;[.D362]=1);1;[.D362]+[.E3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66" calcext:value-type="float">
            <text:p>66</text:p>
          </table:table-cell>
          <table:table-cell table:formula="of:=IF([.A363]=[.A362];[.C362]+[.B363];[.B363])" office:value-type="float" office:value="371" calcext:value-type="float">
            <text:p>371</text:p>
          </table:table-cell>
          <table:table-cell table:formula="of:=IF(AND([.A363]=[.A362];[.C363]&gt;500);1;&quot;&quot;)">
            <text:p/>
          </table:table-cell>
          <table:table-cell table:formula="of:=IF(AND([.D362]=&quot;&quot;;[.D363]=1);1;[.D363]+[.E3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78" calcext:value-type="float">
            <text:p>78</text:p>
          </table:table-cell>
          <table:table-cell table:formula="of:=IF([.A364]=[.A363];[.C363]+[.B364];[.B364])" office:value-type="float" office:value="449" calcext:value-type="float">
            <text:p>449</text:p>
          </table:table-cell>
          <table:table-cell table:formula="of:=IF(AND([.A364]=[.A363];[.C364]&gt;500);1;&quot;&quot;)">
            <text:p/>
          </table:table-cell>
          <table:table-cell table:formula="of:=IF(AND([.D363]=&quot;&quot;;[.D364]=1);1;[.D364]+[.E3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84" calcext:value-type="float">
            <text:p>84</text:p>
          </table:table-cell>
          <table:table-cell table:formula="of:=IF([.A365]=[.A364];[.C364]+[.B365];[.B365])" office:value-type="float" office:value="533" calcext:value-type="float">
            <text:p>533</text:p>
          </table:table-cell>
          <table:table-cell table:formula="of:=IF(AND([.A365]=[.A364];[.C365]&gt;500);1;&quot;&quot;)" office:value-type="float" office:value="1" calcext:value-type="float">
            <text:p>1</text:p>
          </table:table-cell>
          <table:table-cell table:formula="of:=IF(AND([.D364]=&quot;&quot;;[.D365]=1);1;[.D365]+[.E36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84" calcext:value-type="float">
            <text:p>84</text:p>
          </table:table-cell>
          <table:table-cell table:formula="of:=IF([.A366]=[.A365];[.C365]+[.B366];[.B366])" office:value-type="float" office:value="617" calcext:value-type="float">
            <text:p>617</text:p>
          </table:table-cell>
          <table:table-cell table:formula="of:=IF(AND([.A366]=[.A365];[.C366]&gt;500);1;&quot;&quot;)" office:value-type="float" office:value="1" calcext:value-type="float">
            <text:p>1</text:p>
          </table:table-cell>
          <table:table-cell table:formula="of:=IF(AND([.D365]=&quot;&quot;;[.D366]=1);1;[.D366]+[.E36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87" calcext:value-type="float">
            <text:p>87</text:p>
          </table:table-cell>
          <table:table-cell table:formula="of:=IF([.A367]=[.A366];[.C366]+[.B367];[.B367])" office:value-type="float" office:value="704" calcext:value-type="float">
            <text:p>704</text:p>
          </table:table-cell>
          <table:table-cell table:formula="of:=IF(AND([.A367]=[.A366];[.C367]&gt;500);1;&quot;&quot;)" office:value-type="float" office:value="1" calcext:value-type="float">
            <text:p>1</text:p>
          </table:table-cell>
          <table:table-cell table:formula="of:=IF(AND([.D366]=&quot;&quot;;[.D367]=1);1;[.D367]+[.E36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94" calcext:value-type="float">
            <text:p>94</text:p>
          </table:table-cell>
          <table:table-cell table:formula="of:=IF([.A368]=[.A367];[.C367]+[.B368];[.B368])" office:value-type="float" office:value="798" calcext:value-type="float">
            <text:p>798</text:p>
          </table:table-cell>
          <table:table-cell table:formula="of:=IF(AND([.A368]=[.A367];[.C368]&gt;500);1;&quot;&quot;)" office:value-type="float" office:value="1" calcext:value-type="float">
            <text:p>1</text:p>
          </table:table-cell>
          <table:table-cell table:formula="of:=IF(AND([.D367]=&quot;&quot;;[.D368]=1);1;[.D368]+[.E36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06" calcext:value-type="float">
            <text:p>106</text:p>
          </table:table-cell>
          <table:table-cell table:formula="of:=IF([.A369]=[.A368];[.C368]+[.B369];[.B369])" office:value-type="float" office:value="904" calcext:value-type="float">
            <text:p>904</text:p>
          </table:table-cell>
          <table:table-cell table:formula="of:=IF(AND([.A369]=[.A368];[.C369]&gt;500);1;&quot;&quot;)" office:value-type="float" office:value="1" calcext:value-type="float">
            <text:p>1</text:p>
          </table:table-cell>
          <table:table-cell table:formula="of:=IF(AND([.D368]=&quot;&quot;;[.D369]=1);1;[.D369]+[.E36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07" calcext:value-type="float">
            <text:p>107</text:p>
          </table:table-cell>
          <table:table-cell table:formula="of:=IF([.A370]=[.A369];[.C369]+[.B370];[.B370])" office:value-type="float" office:value="1011" calcext:value-type="float">
            <text:p>1011</text:p>
          </table:table-cell>
          <table:table-cell table:formula="of:=IF(AND([.A370]=[.A369];[.C370]&gt;500);1;&quot;&quot;)" office:value-type="float" office:value="1" calcext:value-type="float">
            <text:p>1</text:p>
          </table:table-cell>
          <table:table-cell table:formula="of:=IF(AND([.D369]=&quot;&quot;;[.D370]=1);1;[.D370]+[.E36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15" calcext:value-type="float">
            <text:p>115</text:p>
          </table:table-cell>
          <table:table-cell table:formula="of:=IF([.A371]=[.A370];[.C370]+[.B371];[.B371])" office:value-type="float" office:value="1126" calcext:value-type="float">
            <text:p>1126</text:p>
          </table:table-cell>
          <table:table-cell table:formula="of:=IF(AND([.A371]=[.A370];[.C371]&gt;500);1;&quot;&quot;)" office:value-type="float" office:value="1" calcext:value-type="float">
            <text:p>1</text:p>
          </table:table-cell>
          <table:table-cell table:formula="of:=IF(AND([.D370]=&quot;&quot;;[.D371]=1);1;[.D371]+[.E37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18" calcext:value-type="float">
            <text:p>118</text:p>
          </table:table-cell>
          <table:table-cell table:formula="of:=IF([.A372]=[.A371];[.C371]+[.B372];[.B372])" office:value-type="float" office:value="1244" calcext:value-type="float">
            <text:p>1244</text:p>
          </table:table-cell>
          <table:table-cell table:formula="of:=IF(AND([.A372]=[.A371];[.C372]&gt;500);1;&quot;&quot;)" office:value-type="float" office:value="1" calcext:value-type="float">
            <text:p>1</text:p>
          </table:table-cell>
          <table:table-cell table:formula="of:=IF(AND([.D371]=&quot;&quot;;[.D372]=1);1;[.D372]+[.E37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19" calcext:value-type="float">
            <text:p>119</text:p>
          </table:table-cell>
          <table:table-cell table:formula="of:=IF([.A373]=[.A372];[.C372]+[.B373];[.B373])" office:value-type="float" office:value="1363" calcext:value-type="float">
            <text:p>1363</text:p>
          </table:table-cell>
          <table:table-cell table:formula="of:=IF(AND([.A373]=[.A372];[.C373]&gt;500);1;&quot;&quot;)" office:value-type="float" office:value="1" calcext:value-type="float">
            <text:p>1</text:p>
          </table:table-cell>
          <table:table-cell table:formula="of:=IF(AND([.D372]=&quot;&quot;;[.D373]=1);1;[.D373]+[.E37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25" calcext:value-type="float">
            <text:p>125</text:p>
          </table:table-cell>
          <table:table-cell table:formula="of:=IF([.A374]=[.A373];[.C373]+[.B374];[.B374])" office:value-type="float" office:value="1488" calcext:value-type="float">
            <text:p>1488</text:p>
          </table:table-cell>
          <table:table-cell table:formula="of:=IF(AND([.A374]=[.A373];[.C374]&gt;500);1;&quot;&quot;)" office:value-type="float" office:value="1" calcext:value-type="float">
            <text:p>1</text:p>
          </table:table-cell>
          <table:table-cell table:formula="of:=IF(AND([.D373]=&quot;&quot;;[.D374]=1);1;[.D374]+[.E37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29" calcext:value-type="float">
            <text:p>129</text:p>
          </table:table-cell>
          <table:table-cell table:formula="of:=IF([.A375]=[.A374];[.C374]+[.B375];[.B375])" office:value-type="float" office:value="1617" calcext:value-type="float">
            <text:p>1617</text:p>
          </table:table-cell>
          <table:table-cell table:formula="of:=IF(AND([.A375]=[.A374];[.C375]&gt;500);1;&quot;&quot;)" office:value-type="float" office:value="1" calcext:value-type="float">
            <text:p>1</text:p>
          </table:table-cell>
          <table:table-cell table:formula="of:=IF(AND([.D374]=&quot;&quot;;[.D375]=1);1;[.D375]+[.E37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39" calcext:value-type="float">
            <text:p>139</text:p>
          </table:table-cell>
          <table:table-cell table:formula="of:=IF([.A376]=[.A375];[.C375]+[.B376];[.B376])" office:value-type="float" office:value="1756" calcext:value-type="float">
            <text:p>1756</text:p>
          </table:table-cell>
          <table:table-cell table:formula="of:=IF(AND([.A376]=[.A375];[.C376]&gt;500);1;&quot;&quot;)" office:value-type="float" office:value="1" calcext:value-type="float">
            <text:p>1</text:p>
          </table:table-cell>
          <table:table-cell table:formula="of:=IF(AND([.D375]=&quot;&quot;;[.D376]=1);1;[.D376]+[.E37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50" calcext:value-type="float">
            <text:p>150</text:p>
          </table:table-cell>
          <table:table-cell table:formula="of:=IF([.A377]=[.A376];[.C376]+[.B377];[.B377])" office:value-type="float" office:value="1906" calcext:value-type="float">
            <text:p>1906</text:p>
          </table:table-cell>
          <table:table-cell table:formula="of:=IF(AND([.A377]=[.A376];[.C377]&gt;500);1;&quot;&quot;)" office:value-type="float" office:value="1" calcext:value-type="float">
            <text:p>1</text:p>
          </table:table-cell>
          <table:table-cell table:formula="of:=IF(AND([.D376]=&quot;&quot;;[.D377]=1);1;[.D377]+[.E37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47776768" calcext:value-type="float">
            <text:p>47776768</text:p>
          </table:table-cell>
          <table:table-cell office:value-type="float" office:value="162" calcext:value-type="float">
            <text:p>162</text:p>
          </table:table-cell>
          <table:table-cell table:formula="of:=IF([.A378]=[.A377];[.C377]+[.B378];[.B378])" office:value-type="float" office:value="2068" calcext:value-type="float">
            <text:p>2068</text:p>
          </table:table-cell>
          <table:table-cell table:formula="of:=IF(AND([.A378]=[.A377];[.C378]&gt;500);1;&quot;&quot;)" office:value-type="float" office:value="1" calcext:value-type="float">
            <text:p>1</text:p>
          </table:table-cell>
          <table:table-cell table:formula="of:=IF(AND([.D377]=&quot;&quot;;[.D378]=1);1;[.D378]+[.E37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25" calcext:value-type="float">
            <text:p>25</text:p>
          </table:table-cell>
          <table:table-cell table:formula="of:=IF([.A379]=[.A378];[.C378]+[.B379];[.B379])" office:value-type="float" office:value="25" calcext:value-type="float">
            <text:p>25</text:p>
          </table:table-cell>
          <table:table-cell table:formula="of:=IF(AND([.A379]=[.A378];[.C379]&gt;500);1;&quot;&quot;)">
            <text:p/>
          </table:table-cell>
          <table:table-cell table:formula="of:=IF(AND([.D378]=&quot;&quot;;[.D379]=1);1;[.D379]+[.E3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33" calcext:value-type="float">
            <text:p>33</text:p>
          </table:table-cell>
          <table:table-cell table:formula="of:=IF([.A380]=[.A379];[.C379]+[.B380];[.B380])" office:value-type="float" office:value="58" calcext:value-type="float">
            <text:p>58</text:p>
          </table:table-cell>
          <table:table-cell table:formula="of:=IF(AND([.A380]=[.A379];[.C380]&gt;500);1;&quot;&quot;)">
            <text:p/>
          </table:table-cell>
          <table:table-cell table:formula="of:=IF(AND([.D379]=&quot;&quot;;[.D380]=1);1;[.D380]+[.E3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37" calcext:value-type="float">
            <text:p>37</text:p>
          </table:table-cell>
          <table:table-cell table:formula="of:=IF([.A381]=[.A380];[.C380]+[.B381];[.B381])" office:value-type="float" office:value="95" calcext:value-type="float">
            <text:p>95</text:p>
          </table:table-cell>
          <table:table-cell table:formula="of:=IF(AND([.A381]=[.A380];[.C381]&gt;500);1;&quot;&quot;)">
            <text:p/>
          </table:table-cell>
          <table:table-cell table:formula="of:=IF(AND([.D380]=&quot;&quot;;[.D381]=1);1;[.D381]+[.E3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43" calcext:value-type="float">
            <text:p>43</text:p>
          </table:table-cell>
          <table:table-cell table:formula="of:=IF([.A382]=[.A381];[.C381]+[.B382];[.B382])" office:value-type="float" office:value="138" calcext:value-type="float">
            <text:p>138</text:p>
          </table:table-cell>
          <table:table-cell table:formula="of:=IF(AND([.A382]=[.A381];[.C382]&gt;500);1;&quot;&quot;)">
            <text:p/>
          </table:table-cell>
          <table:table-cell table:formula="of:=IF(AND([.D381]=&quot;&quot;;[.D382]=1);1;[.D382]+[.E3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52" calcext:value-type="float">
            <text:p>52</text:p>
          </table:table-cell>
          <table:table-cell table:formula="of:=IF([.A383]=[.A382];[.C382]+[.B383];[.B383])" office:value-type="float" office:value="190" calcext:value-type="float">
            <text:p>190</text:p>
          </table:table-cell>
          <table:table-cell table:formula="of:=IF(AND([.A383]=[.A382];[.C383]&gt;500);1;&quot;&quot;)">
            <text:p/>
          </table:table-cell>
          <table:table-cell table:formula="of:=IF(AND([.D382]=&quot;&quot;;[.D383]=1);1;[.D383]+[.E3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58" calcext:value-type="float">
            <text:p>58</text:p>
          </table:table-cell>
          <table:table-cell table:formula="of:=IF([.A384]=[.A383];[.C383]+[.B384];[.B384])" office:value-type="float" office:value="248" calcext:value-type="float">
            <text:p>248</text:p>
          </table:table-cell>
          <table:table-cell table:formula="of:=IF(AND([.A384]=[.A383];[.C384]&gt;500);1;&quot;&quot;)">
            <text:p/>
          </table:table-cell>
          <table:table-cell table:formula="of:=IF(AND([.D383]=&quot;&quot;;[.D384]=1);1;[.D384]+[.E3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58" calcext:value-type="float">
            <text:p>58</text:p>
          </table:table-cell>
          <table:table-cell table:formula="of:=IF([.A385]=[.A384];[.C384]+[.B385];[.B385])" office:value-type="float" office:value="306" calcext:value-type="float">
            <text:p>306</text:p>
          </table:table-cell>
          <table:table-cell table:formula="of:=IF(AND([.A385]=[.A384];[.C385]&gt;500);1;&quot;&quot;)">
            <text:p/>
          </table:table-cell>
          <table:table-cell table:formula="of:=IF(AND([.D384]=&quot;&quot;;[.D385]=1);1;[.D385]+[.E3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63" calcext:value-type="float">
            <text:p>63</text:p>
          </table:table-cell>
          <table:table-cell table:formula="of:=IF([.A386]=[.A385];[.C385]+[.B386];[.B386])" office:value-type="float" office:value="369" calcext:value-type="float">
            <text:p>369</text:p>
          </table:table-cell>
          <table:table-cell table:formula="of:=IF(AND([.A386]=[.A385];[.C386]&gt;500);1;&quot;&quot;)">
            <text:p/>
          </table:table-cell>
          <table:table-cell table:formula="of:=IF(AND([.D385]=&quot;&quot;;[.D386]=1);1;[.D386]+[.E3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65" calcext:value-type="float">
            <text:p>65</text:p>
          </table:table-cell>
          <table:table-cell table:formula="of:=IF([.A387]=[.A386];[.C386]+[.B387];[.B387])" office:value-type="float" office:value="434" calcext:value-type="float">
            <text:p>434</text:p>
          </table:table-cell>
          <table:table-cell table:formula="of:=IF(AND([.A387]=[.A386];[.C387]&gt;500);1;&quot;&quot;)">
            <text:p/>
          </table:table-cell>
          <table:table-cell table:formula="of:=IF(AND([.D386]=&quot;&quot;;[.D387]=1);1;[.D387]+[.E3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72" calcext:value-type="float">
            <text:p>72</text:p>
          </table:table-cell>
          <table:table-cell table:formula="of:=IF([.A388]=[.A387];[.C387]+[.B388];[.B388])" office:value-type="float" office:value="506" calcext:value-type="float">
            <text:p>506</text:p>
          </table:table-cell>
          <table:table-cell table:formula="of:=IF(AND([.A388]=[.A387];[.C388]&gt;500);1;&quot;&quot;)" office:value-type="float" office:value="1" calcext:value-type="float">
            <text:p>1</text:p>
          </table:table-cell>
          <table:table-cell table:formula="of:=IF(AND([.D387]=&quot;&quot;;[.D388]=1);1;[.D388]+[.E38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72" calcext:value-type="float">
            <text:p>72</text:p>
          </table:table-cell>
          <table:table-cell table:formula="of:=IF([.A389]=[.A388];[.C388]+[.B389];[.B389])" office:value-type="float" office:value="578" calcext:value-type="float">
            <text:p>578</text:p>
          </table:table-cell>
          <table:table-cell table:formula="of:=IF(AND([.A389]=[.A388];[.C389]&gt;500);1;&quot;&quot;)" office:value-type="float" office:value="1" calcext:value-type="float">
            <text:p>1</text:p>
          </table:table-cell>
          <table:table-cell table:formula="of:=IF(AND([.D388]=&quot;&quot;;[.D389]=1);1;[.D389]+[.E38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9098703" calcext:value-type="float">
            <text:p>49098703</text:p>
          </table:table-cell>
          <table:table-cell office:value-type="float" office:value="80" calcext:value-type="float">
            <text:p>80</text:p>
          </table:table-cell>
          <table:table-cell table:formula="of:=IF([.A390]=[.A389];[.C389]+[.B390];[.B390])" office:value-type="float" office:value="658" calcext:value-type="float">
            <text:p>658</text:p>
          </table:table-cell>
          <table:table-cell table:formula="of:=IF(AND([.A390]=[.A389];[.C390]&gt;500);1;&quot;&quot;)" office:value-type="float" office:value="1" calcext:value-type="float">
            <text:p>1</text:p>
          </table:table-cell>
          <table:table-cell table:formula="of:=IF(AND([.D389]=&quot;&quot;;[.D390]=1);1;[.D390]+[.E38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35" calcext:value-type="float">
            <text:p>35</text:p>
          </table:table-cell>
          <table:table-cell table:formula="of:=IF([.A391]=[.A390];[.C390]+[.B391];[.B391])" office:value-type="float" office:value="35" calcext:value-type="float">
            <text:p>35</text:p>
          </table:table-cell>
          <table:table-cell table:formula="of:=IF(AND([.A391]=[.A390];[.C391]&gt;500);1;&quot;&quot;)">
            <text:p/>
          </table:table-cell>
          <table:table-cell table:formula="of:=IF(AND([.D390]=&quot;&quot;;[.D391]=1);1;[.D391]+[.E3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44" calcext:value-type="float">
            <text:p>44</text:p>
          </table:table-cell>
          <table:table-cell table:formula="of:=IF([.A392]=[.A391];[.C391]+[.B392];[.B392])" office:value-type="float" office:value="79" calcext:value-type="float">
            <text:p>79</text:p>
          </table:table-cell>
          <table:table-cell table:formula="of:=IF(AND([.A392]=[.A391];[.C392]&gt;500);1;&quot;&quot;)">
            <text:p/>
          </table:table-cell>
          <table:table-cell table:formula="of:=IF(AND([.D391]=&quot;&quot;;[.D392]=1);1;[.D392]+[.E3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48" calcext:value-type="float">
            <text:p>48</text:p>
          </table:table-cell>
          <table:table-cell table:formula="of:=IF([.A393]=[.A392];[.C392]+[.B393];[.B393])" office:value-type="float" office:value="127" calcext:value-type="float">
            <text:p>127</text:p>
          </table:table-cell>
          <table:table-cell table:formula="of:=IF(AND([.A393]=[.A392];[.C393]&gt;500);1;&quot;&quot;)">
            <text:p/>
          </table:table-cell>
          <table:table-cell table:formula="of:=IF(AND([.D392]=&quot;&quot;;[.D393]=1);1;[.D393]+[.E3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59" calcext:value-type="float">
            <text:p>59</text:p>
          </table:table-cell>
          <table:table-cell table:formula="of:=IF([.A394]=[.A393];[.C393]+[.B394];[.B394])" office:value-type="float" office:value="186" calcext:value-type="float">
            <text:p>186</text:p>
          </table:table-cell>
          <table:table-cell table:formula="of:=IF(AND([.A394]=[.A393];[.C394]&gt;500);1;&quot;&quot;)">
            <text:p/>
          </table:table-cell>
          <table:table-cell table:formula="of:=IF(AND([.D393]=&quot;&quot;;[.D394]=1);1;[.D394]+[.E39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63" calcext:value-type="float">
            <text:p>63</text:p>
          </table:table-cell>
          <table:table-cell table:formula="of:=IF([.A395]=[.A394];[.C394]+[.B395];[.B395])" office:value-type="float" office:value="249" calcext:value-type="float">
            <text:p>249</text:p>
          </table:table-cell>
          <table:table-cell table:formula="of:=IF(AND([.A395]=[.A394];[.C395]&gt;500);1;&quot;&quot;)">
            <text:p/>
          </table:table-cell>
          <table:table-cell table:formula="of:=IF(AND([.D394]=&quot;&quot;;[.D395]=1);1;[.D395]+[.E39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66" calcext:value-type="float">
            <text:p>66</text:p>
          </table:table-cell>
          <table:table-cell table:formula="of:=IF([.A396]=[.A395];[.C395]+[.B396];[.B396])" office:value-type="float" office:value="315" calcext:value-type="float">
            <text:p>315</text:p>
          </table:table-cell>
          <table:table-cell table:formula="of:=IF(AND([.A396]=[.A395];[.C396]&gt;500);1;&quot;&quot;)">
            <text:p/>
          </table:table-cell>
          <table:table-cell table:formula="of:=IF(AND([.D395]=&quot;&quot;;[.D396]=1);1;[.D396]+[.E39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60298" calcext:value-type="float">
            <text:p>50360298</text:p>
          </table:table-cell>
          <table:table-cell office:value-type="float" office:value="72" calcext:value-type="float">
            <text:p>72</text:p>
          </table:table-cell>
          <table:table-cell table:formula="of:=IF([.A397]=[.A396];[.C396]+[.B397];[.B397])" office:value-type="float" office:value="387" calcext:value-type="float">
            <text:p>387</text:p>
          </table:table-cell>
          <table:table-cell table:formula="of:=IF(AND([.A397]=[.A396];[.C397]&gt;500);1;&quot;&quot;)">
            <text:p/>
          </table:table-cell>
          <table:table-cell table:formula="of:=IF(AND([.D396]=&quot;&quot;;[.D397]=1);1;[.D397]+[.E39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34" calcext:value-type="float">
            <text:p>34</text:p>
          </table:table-cell>
          <table:table-cell table:formula="of:=IF([.A398]=[.A397];[.C397]+[.B398];[.B398])" office:value-type="float" office:value="34" calcext:value-type="float">
            <text:p>34</text:p>
          </table:table-cell>
          <table:table-cell table:formula="of:=IF(AND([.A398]=[.A397];[.C398]&gt;500);1;&quot;&quot;)">
            <text:p/>
          </table:table-cell>
          <table:table-cell table:formula="of:=IF(AND([.D397]=&quot;&quot;;[.D398]=1);1;[.D398]+[.E39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43" calcext:value-type="float">
            <text:p>43</text:p>
          </table:table-cell>
          <table:table-cell table:formula="of:=IF([.A399]=[.A398];[.C398]+[.B399];[.B399])" office:value-type="float" office:value="77" calcext:value-type="float">
            <text:p>77</text:p>
          </table:table-cell>
          <table:table-cell table:formula="of:=IF(AND([.A399]=[.A398];[.C399]&gt;500);1;&quot;&quot;)">
            <text:p/>
          </table:table-cell>
          <table:table-cell table:formula="of:=IF(AND([.D398]=&quot;&quot;;[.D399]=1);1;[.D399]+[.E3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44" calcext:value-type="float">
            <text:p>44</text:p>
          </table:table-cell>
          <table:table-cell table:formula="of:=IF([.A400]=[.A399];[.C399]+[.B400];[.B400])" office:value-type="float" office:value="121" calcext:value-type="float">
            <text:p>121</text:p>
          </table:table-cell>
          <table:table-cell table:formula="of:=IF(AND([.A400]=[.A399];[.C400]&gt;500);1;&quot;&quot;)">
            <text:p/>
          </table:table-cell>
          <table:table-cell table:formula="of:=IF(AND([.D399]=&quot;&quot;;[.D400]=1);1;[.D400]+[.E3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51" calcext:value-type="float">
            <text:p>51</text:p>
          </table:table-cell>
          <table:table-cell table:formula="of:=IF([.A401]=[.A400];[.C400]+[.B401];[.B401])" office:value-type="float" office:value="172" calcext:value-type="float">
            <text:p>172</text:p>
          </table:table-cell>
          <table:table-cell table:formula="of:=IF(AND([.A401]=[.A400];[.C401]&gt;500);1;&quot;&quot;)">
            <text:p/>
          </table:table-cell>
          <table:table-cell table:formula="of:=IF(AND([.D400]=&quot;&quot;;[.D401]=1);1;[.D401]+[.E40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57" calcext:value-type="float">
            <text:p>57</text:p>
          </table:table-cell>
          <table:table-cell table:formula="of:=IF([.A402]=[.A401];[.C401]+[.B402];[.B402])" office:value-type="float" office:value="229" calcext:value-type="float">
            <text:p>229</text:p>
          </table:table-cell>
          <table:table-cell table:formula="of:=IF(AND([.A402]=[.A401];[.C402]&gt;500);1;&quot;&quot;)">
            <text:p/>
          </table:table-cell>
          <table:table-cell table:formula="of:=IF(AND([.D401]=&quot;&quot;;[.D402]=1);1;[.D402]+[.E40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57" calcext:value-type="float">
            <text:p>57</text:p>
          </table:table-cell>
          <table:table-cell table:formula="of:=IF([.A403]=[.A402];[.C402]+[.B403];[.B403])" office:value-type="float" office:value="286" calcext:value-type="float">
            <text:p>286</text:p>
          </table:table-cell>
          <table:table-cell table:formula="of:=IF(AND([.A403]=[.A402];[.C403]&gt;500);1;&quot;&quot;)">
            <text:p/>
          </table:table-cell>
          <table:table-cell table:formula="of:=IF(AND([.D402]=&quot;&quot;;[.D403]=1);1;[.D403]+[.E40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67" calcext:value-type="float">
            <text:p>67</text:p>
          </table:table-cell>
          <table:table-cell table:formula="of:=IF([.A404]=[.A403];[.C403]+[.B404];[.B404])" office:value-type="float" office:value="353" calcext:value-type="float">
            <text:p>353</text:p>
          </table:table-cell>
          <table:table-cell table:formula="of:=IF(AND([.A404]=[.A403];[.C404]&gt;500);1;&quot;&quot;)">
            <text:p/>
          </table:table-cell>
          <table:table-cell table:formula="of:=IF(AND([.D403]=&quot;&quot;;[.D404]=1);1;[.D404]+[.E4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69" calcext:value-type="float">
            <text:p>69</text:p>
          </table:table-cell>
          <table:table-cell table:formula="of:=IF([.A405]=[.A404];[.C404]+[.B405];[.B405])" office:value-type="float" office:value="422" calcext:value-type="float">
            <text:p>422</text:p>
          </table:table-cell>
          <table:table-cell table:formula="of:=IF(AND([.A405]=[.A404];[.C405]&gt;500);1;&quot;&quot;)">
            <text:p/>
          </table:table-cell>
          <table:table-cell table:formula="of:=IF(AND([.D404]=&quot;&quot;;[.D405]=1);1;[.D405]+[.E4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78" calcext:value-type="float">
            <text:p>78</text:p>
          </table:table-cell>
          <table:table-cell table:formula="of:=IF([.A406]=[.A405];[.C405]+[.B406];[.B406])" office:value-type="float" office:value="500" calcext:value-type="float">
            <text:p>500</text:p>
          </table:table-cell>
          <table:table-cell table:formula="of:=IF(AND([.A406]=[.A405];[.C406]&gt;500);1;&quot;&quot;)">
            <text:p/>
          </table:table-cell>
          <table:table-cell table:formula="of:=IF(AND([.D405]=&quot;&quot;;[.D406]=1);1;[.D406]+[.E4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81" calcext:value-type="float">
            <text:p>81</text:p>
          </table:table-cell>
          <table:table-cell table:formula="of:=IF([.A407]=[.A406];[.C406]+[.B407];[.B407])" office:value-type="float" office:value="581" calcext:value-type="float">
            <text:p>581</text:p>
          </table:table-cell>
          <table:table-cell table:formula="of:=IF(AND([.A407]=[.A406];[.C407]&gt;500);1;&quot;&quot;)" office:value-type="float" office:value="1" calcext:value-type="float">
            <text:p>1</text:p>
          </table:table-cell>
          <table:table-cell table:formula="of:=IF(AND([.D406]=&quot;&quot;;[.D407]=1);1;[.D407]+[.E40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93" calcext:value-type="float">
            <text:p>93</text:p>
          </table:table-cell>
          <table:table-cell table:formula="of:=IF([.A408]=[.A407];[.C407]+[.B408];[.B408])" office:value-type="float" office:value="674" calcext:value-type="float">
            <text:p>674</text:p>
          </table:table-cell>
          <table:table-cell table:formula="of:=IF(AND([.A408]=[.A407];[.C408]&gt;500);1;&quot;&quot;)" office:value-type="float" office:value="1" calcext:value-type="float">
            <text:p>1</text:p>
          </table:table-cell>
          <table:table-cell table:formula="of:=IF(AND([.D407]=&quot;&quot;;[.D408]=1);1;[.D408]+[.E40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100" calcext:value-type="float">
            <text:p>100</text:p>
          </table:table-cell>
          <table:table-cell table:formula="of:=IF([.A409]=[.A408];[.C408]+[.B409];[.B409])" office:value-type="float" office:value="774" calcext:value-type="float">
            <text:p>774</text:p>
          </table:table-cell>
          <table:table-cell table:formula="of:=IF(AND([.A409]=[.A408];[.C409]&gt;500);1;&quot;&quot;)" office:value-type="float" office:value="1" calcext:value-type="float">
            <text:p>1</text:p>
          </table:table-cell>
          <table:table-cell table:formula="of:=IF(AND([.D408]=&quot;&quot;;[.D409]=1);1;[.D409]+[.E40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112" calcext:value-type="float">
            <text:p>112</text:p>
          </table:table-cell>
          <table:table-cell table:formula="of:=IF([.A410]=[.A409];[.C409]+[.B410];[.B410])" office:value-type="float" office:value="886" calcext:value-type="float">
            <text:p>886</text:p>
          </table:table-cell>
          <table:table-cell table:formula="of:=IF(AND([.A410]=[.A409];[.C410]&gt;500);1;&quot;&quot;)" office:value-type="float" office:value="1" calcext:value-type="float">
            <text:p>1</text:p>
          </table:table-cell>
          <table:table-cell table:formula="of:=IF(AND([.D409]=&quot;&quot;;[.D410]=1);1;[.D410]+[.E40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0371337" calcext:value-type="float">
            <text:p>50371337</text:p>
          </table:table-cell>
          <table:table-cell office:value-type="float" office:value="119" calcext:value-type="float">
            <text:p>119</text:p>
          </table:table-cell>
          <table:table-cell table:formula="of:=IF([.A411]=[.A410];[.C410]+[.B411];[.B411])" office:value-type="float" office:value="1005" calcext:value-type="float">
            <text:p>1005</text:p>
          </table:table-cell>
          <table:table-cell table:formula="of:=IF(AND([.A411]=[.A410];[.C411]&gt;500);1;&quot;&quot;)" office:value-type="float" office:value="1" calcext:value-type="float">
            <text:p>1</text:p>
          </table:table-cell>
          <table:table-cell table:formula="of:=IF(AND([.D410]=&quot;&quot;;[.D411]=1);1;[.D411]+[.E41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25" calcext:value-type="float">
            <text:p>25</text:p>
          </table:table-cell>
          <table:table-cell table:formula="of:=IF([.A412]=[.A411];[.C411]+[.B412];[.B412])" office:value-type="float" office:value="25" calcext:value-type="float">
            <text:p>25</text:p>
          </table:table-cell>
          <table:table-cell table:formula="of:=IF(AND([.A412]=[.A411];[.C412]&gt;500);1;&quot;&quot;)">
            <text:p/>
          </table:table-cell>
          <table:table-cell table:formula="of:=IF(AND([.D411]=&quot;&quot;;[.D412]=1);1;[.D412]+[.E4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29" calcext:value-type="float">
            <text:p>29</text:p>
          </table:table-cell>
          <table:table-cell table:formula="of:=IF([.A413]=[.A412];[.C412]+[.B413];[.B413])" office:value-type="float" office:value="54" calcext:value-type="float">
            <text:p>54</text:p>
          </table:table-cell>
          <table:table-cell table:formula="of:=IF(AND([.A413]=[.A412];[.C413]&gt;500);1;&quot;&quot;)">
            <text:p/>
          </table:table-cell>
          <table:table-cell table:formula="of:=IF(AND([.D412]=&quot;&quot;;[.D413]=1);1;[.D413]+[.E4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32" calcext:value-type="float">
            <text:p>32</text:p>
          </table:table-cell>
          <table:table-cell table:formula="of:=IF([.A414]=[.A413];[.C413]+[.B414];[.B414])" office:value-type="float" office:value="86" calcext:value-type="float">
            <text:p>86</text:p>
          </table:table-cell>
          <table:table-cell table:formula="of:=IF(AND([.A414]=[.A413];[.C414]&gt;500);1;&quot;&quot;)">
            <text:p/>
          </table:table-cell>
          <table:table-cell table:formula="of:=IF(AND([.D413]=&quot;&quot;;[.D414]=1);1;[.D414]+[.E4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35" calcext:value-type="float">
            <text:p>35</text:p>
          </table:table-cell>
          <table:table-cell table:formula="of:=IF([.A415]=[.A414];[.C414]+[.B415];[.B415])" office:value-type="float" office:value="121" calcext:value-type="float">
            <text:p>121</text:p>
          </table:table-cell>
          <table:table-cell table:formula="of:=IF(AND([.A415]=[.A414];[.C415]&gt;500);1;&quot;&quot;)">
            <text:p/>
          </table:table-cell>
          <table:table-cell table:formula="of:=IF(AND([.D414]=&quot;&quot;;[.D415]=1);1;[.D415]+[.E4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36" calcext:value-type="float">
            <text:p>36</text:p>
          </table:table-cell>
          <table:table-cell table:formula="of:=IF([.A416]=[.A415];[.C415]+[.B416];[.B416])" office:value-type="float" office:value="157" calcext:value-type="float">
            <text:p>157</text:p>
          </table:table-cell>
          <table:table-cell table:formula="of:=IF(AND([.A416]=[.A415];[.C416]&gt;500);1;&quot;&quot;)">
            <text:p/>
          </table:table-cell>
          <table:table-cell table:formula="of:=IF(AND([.D415]=&quot;&quot;;[.D416]=1);1;[.D416]+[.E4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37" calcext:value-type="float">
            <text:p>37</text:p>
          </table:table-cell>
          <table:table-cell table:formula="of:=IF([.A417]=[.A416];[.C416]+[.B417];[.B417])" office:value-type="float" office:value="194" calcext:value-type="float">
            <text:p>194</text:p>
          </table:table-cell>
          <table:table-cell table:formula="of:=IF(AND([.A417]=[.A416];[.C417]&gt;500);1;&quot;&quot;)">
            <text:p/>
          </table:table-cell>
          <table:table-cell table:formula="of:=IF(AND([.D416]=&quot;&quot;;[.D417]=1);1;[.D417]+[.E4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235281" calcext:value-type="float">
            <text:p>52235281</text:p>
          </table:table-cell>
          <table:table-cell office:value-type="float" office:value="38" calcext:value-type="float">
            <text:p>38</text:p>
          </table:table-cell>
          <table:table-cell table:formula="of:=IF([.A418]=[.A417];[.C417]+[.B418];[.B418])" office:value-type="float" office:value="232" calcext:value-type="float">
            <text:p>232</text:p>
          </table:table-cell>
          <table:table-cell table:formula="of:=IF(AND([.A418]=[.A417];[.C418]&gt;500);1;&quot;&quot;)">
            <text:p/>
          </table:table-cell>
          <table:table-cell table:formula="of:=IF(AND([.D417]=&quot;&quot;;[.D418]=1);1;[.D418]+[.E4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32" calcext:value-type="float">
            <text:p>32</text:p>
          </table:table-cell>
          <table:table-cell table:formula="of:=IF([.A419]=[.A418];[.C418]+[.B419];[.B419])" office:value-type="float" office:value="32" calcext:value-type="float">
            <text:p>32</text:p>
          </table:table-cell>
          <table:table-cell table:formula="of:=IF(AND([.A419]=[.A418];[.C419]&gt;500);1;&quot;&quot;)">
            <text:p/>
          </table:table-cell>
          <table:table-cell table:formula="of:=IF(AND([.D418]=&quot;&quot;;[.D419]=1);1;[.D419]+[.E4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44" calcext:value-type="float">
            <text:p>44</text:p>
          </table:table-cell>
          <table:table-cell table:formula="of:=IF([.A420]=[.A419];[.C419]+[.B420];[.B420])" office:value-type="float" office:value="76" calcext:value-type="float">
            <text:p>76</text:p>
          </table:table-cell>
          <table:table-cell table:formula="of:=IF(AND([.A420]=[.A419];[.C420]&gt;500);1;&quot;&quot;)">
            <text:p/>
          </table:table-cell>
          <table:table-cell table:formula="of:=IF(AND([.D419]=&quot;&quot;;[.D420]=1);1;[.D420]+[.E4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55" calcext:value-type="float">
            <text:p>55</text:p>
          </table:table-cell>
          <table:table-cell table:formula="of:=IF([.A421]=[.A420];[.C420]+[.B421];[.B421])" office:value-type="float" office:value="131" calcext:value-type="float">
            <text:p>131</text:p>
          </table:table-cell>
          <table:table-cell table:formula="of:=IF(AND([.A421]=[.A420];[.C421]&gt;500);1;&quot;&quot;)">
            <text:p/>
          </table:table-cell>
          <table:table-cell table:formula="of:=IF(AND([.D420]=&quot;&quot;;[.D421]=1);1;[.D421]+[.E4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66" calcext:value-type="float">
            <text:p>66</text:p>
          </table:table-cell>
          <table:table-cell table:formula="of:=IF([.A422]=[.A421];[.C421]+[.B422];[.B422])" office:value-type="float" office:value="197" calcext:value-type="float">
            <text:p>197</text:p>
          </table:table-cell>
          <table:table-cell table:formula="of:=IF(AND([.A422]=[.A421];[.C422]&gt;500);1;&quot;&quot;)">
            <text:p/>
          </table:table-cell>
          <table:table-cell table:formula="of:=IF(AND([.D421]=&quot;&quot;;[.D422]=1);1;[.D422]+[.E4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78" calcext:value-type="float">
            <text:p>78</text:p>
          </table:table-cell>
          <table:table-cell table:formula="of:=IF([.A423]=[.A422];[.C422]+[.B423];[.B423])" office:value-type="float" office:value="275" calcext:value-type="float">
            <text:p>275</text:p>
          </table:table-cell>
          <table:table-cell table:formula="of:=IF(AND([.A423]=[.A422];[.C423]&gt;500);1;&quot;&quot;)">
            <text:p/>
          </table:table-cell>
          <table:table-cell table:formula="of:=IF(AND([.D422]=&quot;&quot;;[.D423]=1);1;[.D423]+[.E4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85" calcext:value-type="float">
            <text:p>85</text:p>
          </table:table-cell>
          <table:table-cell table:formula="of:=IF([.A424]=[.A423];[.C423]+[.B424];[.B424])" office:value-type="float" office:value="360" calcext:value-type="float">
            <text:p>360</text:p>
          </table:table-cell>
          <table:table-cell table:formula="of:=IF(AND([.A424]=[.A423];[.C424]&gt;500);1;&quot;&quot;)">
            <text:p/>
          </table:table-cell>
          <table:table-cell table:formula="of:=IF(AND([.D423]=&quot;&quot;;[.D424]=1);1;[.D424]+[.E4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87" calcext:value-type="float">
            <text:p>87</text:p>
          </table:table-cell>
          <table:table-cell table:formula="of:=IF([.A425]=[.A424];[.C424]+[.B425];[.B425])" office:value-type="float" office:value="447" calcext:value-type="float">
            <text:p>447</text:p>
          </table:table-cell>
          <table:table-cell table:formula="of:=IF(AND([.A425]=[.A424];[.C425]&gt;500);1;&quot;&quot;)">
            <text:p/>
          </table:table-cell>
          <table:table-cell table:formula="of:=IF(AND([.D424]=&quot;&quot;;[.D425]=1);1;[.D425]+[.E4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94" calcext:value-type="float">
            <text:p>94</text:p>
          </table:table-cell>
          <table:table-cell table:formula="of:=IF([.A426]=[.A425];[.C425]+[.B426];[.B426])" office:value-type="float" office:value="541" calcext:value-type="float">
            <text:p>541</text:p>
          </table:table-cell>
          <table:table-cell table:formula="of:=IF(AND([.A426]=[.A425];[.C426]&gt;500);1;&quot;&quot;)" office:value-type="float" office:value="1" calcext:value-type="float">
            <text:p>1</text:p>
          </table:table-cell>
          <table:table-cell table:formula="of:=IF(AND([.D425]=&quot;&quot;;[.D426]=1);1;[.D426]+[.E42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106" calcext:value-type="float">
            <text:p>106</text:p>
          </table:table-cell>
          <table:table-cell table:formula="of:=IF([.A427]=[.A426];[.C426]+[.B427];[.B427])" office:value-type="float" office:value="647" calcext:value-type="float">
            <text:p>647</text:p>
          </table:table-cell>
          <table:table-cell table:formula="of:=IF(AND([.A427]=[.A426];[.C427]&gt;500);1;&quot;&quot;)" office:value-type="float" office:value="1" calcext:value-type="float">
            <text:p>1</text:p>
          </table:table-cell>
          <table:table-cell table:formula="of:=IF(AND([.D426]=&quot;&quot;;[.D427]=1);1;[.D427]+[.E42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2616440" calcext:value-type="float">
            <text:p>52616440</text:p>
          </table:table-cell>
          <table:table-cell office:value-type="float" office:value="116" calcext:value-type="float">
            <text:p>116</text:p>
          </table:table-cell>
          <table:table-cell table:formula="of:=IF([.A428]=[.A427];[.C427]+[.B428];[.B428])" office:value-type="float" office:value="763" calcext:value-type="float">
            <text:p>763</text:p>
          </table:table-cell>
          <table:table-cell table:formula="of:=IF(AND([.A428]=[.A427];[.C428]&gt;500);1;&quot;&quot;)" office:value-type="float" office:value="1" calcext:value-type="float">
            <text:p>1</text:p>
          </table:table-cell>
          <table:table-cell table:formula="of:=IF(AND([.D427]=&quot;&quot;;[.D428]=1);1;[.D428]+[.E42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26" calcext:value-type="float">
            <text:p>26</text:p>
          </table:table-cell>
          <table:table-cell table:formula="of:=IF([.A429]=[.A428];[.C428]+[.B429];[.B429])" office:value-type="float" office:value="26" calcext:value-type="float">
            <text:p>26</text:p>
          </table:table-cell>
          <table:table-cell table:formula="of:=IF(AND([.A429]=[.A428];[.C429]&gt;500);1;&quot;&quot;)">
            <text:p/>
          </table:table-cell>
          <table:table-cell table:formula="of:=IF(AND([.D428]=&quot;&quot;;[.D429]=1);1;[.D429]+[.E42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32" calcext:value-type="float">
            <text:p>32</text:p>
          </table:table-cell>
          <table:table-cell table:formula="of:=IF([.A430]=[.A429];[.C429]+[.B430];[.B430])" office:value-type="float" office:value="58" calcext:value-type="float">
            <text:p>58</text:p>
          </table:table-cell>
          <table:table-cell table:formula="of:=IF(AND([.A430]=[.A429];[.C430]&gt;500);1;&quot;&quot;)">
            <text:p/>
          </table:table-cell>
          <table:table-cell table:formula="of:=IF(AND([.D429]=&quot;&quot;;[.D430]=1);1;[.D430]+[.E42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37" calcext:value-type="float">
            <text:p>37</text:p>
          </table:table-cell>
          <table:table-cell table:formula="of:=IF([.A431]=[.A430];[.C430]+[.B431];[.B431])" office:value-type="float" office:value="95" calcext:value-type="float">
            <text:p>95</text:p>
          </table:table-cell>
          <table:table-cell table:formula="of:=IF(AND([.A431]=[.A430];[.C431]&gt;500);1;&quot;&quot;)">
            <text:p/>
          </table:table-cell>
          <table:table-cell table:formula="of:=IF(AND([.D430]=&quot;&quot;;[.D431]=1);1;[.D431]+[.E43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37" calcext:value-type="float">
            <text:p>37</text:p>
          </table:table-cell>
          <table:table-cell table:formula="of:=IF([.A432]=[.A431];[.C431]+[.B432];[.B432])" office:value-type="float" office:value="132" calcext:value-type="float">
            <text:p>132</text:p>
          </table:table-cell>
          <table:table-cell table:formula="of:=IF(AND([.A432]=[.A431];[.C432]&gt;500);1;&quot;&quot;)">
            <text:p/>
          </table:table-cell>
          <table:table-cell table:formula="of:=IF(AND([.D431]=&quot;&quot;;[.D432]=1);1;[.D432]+[.E43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44" calcext:value-type="float">
            <text:p>44</text:p>
          </table:table-cell>
          <table:table-cell table:formula="of:=IF([.A433]=[.A432];[.C432]+[.B433];[.B433])" office:value-type="float" office:value="176" calcext:value-type="float">
            <text:p>176</text:p>
          </table:table-cell>
          <table:table-cell table:formula="of:=IF(AND([.A433]=[.A432];[.C433]&gt;500);1;&quot;&quot;)">
            <text:p/>
          </table:table-cell>
          <table:table-cell table:formula="of:=IF(AND([.D432]=&quot;&quot;;[.D433]=1);1;[.D433]+[.E43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46" calcext:value-type="float">
            <text:p>46</text:p>
          </table:table-cell>
          <table:table-cell table:formula="of:=IF([.A434]=[.A433];[.C433]+[.B434];[.B434])" office:value-type="float" office:value="222" calcext:value-type="float">
            <text:p>222</text:p>
          </table:table-cell>
          <table:table-cell table:formula="of:=IF(AND([.A434]=[.A433];[.C434]&gt;500);1;&quot;&quot;)">
            <text:p/>
          </table:table-cell>
          <table:table-cell table:formula="of:=IF(AND([.D433]=&quot;&quot;;[.D434]=1);1;[.D434]+[.E43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52" calcext:value-type="float">
            <text:p>52</text:p>
          </table:table-cell>
          <table:table-cell table:formula="of:=IF([.A435]=[.A434];[.C434]+[.B435];[.B435])" office:value-type="float" office:value="274" calcext:value-type="float">
            <text:p>274</text:p>
          </table:table-cell>
          <table:table-cell table:formula="of:=IF(AND([.A435]=[.A434];[.C435]&gt;500);1;&quot;&quot;)">
            <text:p/>
          </table:table-cell>
          <table:table-cell table:formula="of:=IF(AND([.D434]=&quot;&quot;;[.D435]=1);1;[.D435]+[.E43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5093056" calcext:value-type="float">
            <text:p>55093056</text:p>
          </table:table-cell>
          <table:table-cell office:value-type="float" office:value="63" calcext:value-type="float">
            <text:p>63</text:p>
          </table:table-cell>
          <table:table-cell table:formula="of:=IF([.A436]=[.A435];[.C435]+[.B436];[.B436])" office:value-type="float" office:value="337" calcext:value-type="float">
            <text:p>337</text:p>
          </table:table-cell>
          <table:table-cell table:formula="of:=IF(AND([.A436]=[.A435];[.C436]&gt;500);1;&quot;&quot;)">
            <text:p/>
          </table:table-cell>
          <table:table-cell table:formula="of:=IF(AND([.D435]=&quot;&quot;;[.D436]=1);1;[.D436]+[.E4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30" calcext:value-type="float">
            <text:p>30</text:p>
          </table:table-cell>
          <table:table-cell table:formula="of:=IF([.A437]=[.A436];[.C436]+[.B437];[.B437])" office:value-type="float" office:value="30" calcext:value-type="float">
            <text:p>30</text:p>
          </table:table-cell>
          <table:table-cell table:formula="of:=IF(AND([.A437]=[.A436];[.C437]&gt;500);1;&quot;&quot;)">
            <text:p/>
          </table:table-cell>
          <table:table-cell table:formula="of:=IF(AND([.D436]=&quot;&quot;;[.D437]=1);1;[.D437]+[.E4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41" calcext:value-type="float">
            <text:p>41</text:p>
          </table:table-cell>
          <table:table-cell table:formula="of:=IF([.A438]=[.A437];[.C437]+[.B438];[.B438])" office:value-type="float" office:value="71" calcext:value-type="float">
            <text:p>71</text:p>
          </table:table-cell>
          <table:table-cell table:formula="of:=IF(AND([.A438]=[.A437];[.C438]&gt;500);1;&quot;&quot;)">
            <text:p/>
          </table:table-cell>
          <table:table-cell table:formula="of:=IF(AND([.D437]=&quot;&quot;;[.D438]=1);1;[.D438]+[.E4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53" calcext:value-type="float">
            <text:p>53</text:p>
          </table:table-cell>
          <table:table-cell table:formula="of:=IF([.A439]=[.A438];[.C438]+[.B439];[.B439])" office:value-type="float" office:value="124" calcext:value-type="float">
            <text:p>124</text:p>
          </table:table-cell>
          <table:table-cell table:formula="of:=IF(AND([.A439]=[.A438];[.C439]&gt;500);1;&quot;&quot;)">
            <text:p/>
          </table:table-cell>
          <table:table-cell table:formula="of:=IF(AND([.D438]=&quot;&quot;;[.D439]=1);1;[.D439]+[.E4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61" calcext:value-type="float">
            <text:p>61</text:p>
          </table:table-cell>
          <table:table-cell table:formula="of:=IF([.A440]=[.A439];[.C439]+[.B440];[.B440])" office:value-type="float" office:value="185" calcext:value-type="float">
            <text:p>185</text:p>
          </table:table-cell>
          <table:table-cell table:formula="of:=IF(AND([.A440]=[.A439];[.C440]&gt;500);1;&quot;&quot;)">
            <text:p/>
          </table:table-cell>
          <table:table-cell table:formula="of:=IF(AND([.D439]=&quot;&quot;;[.D440]=1);1;[.D440]+[.E4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69" calcext:value-type="float">
            <text:p>69</text:p>
          </table:table-cell>
          <table:table-cell table:formula="of:=IF([.A441]=[.A440];[.C440]+[.B441];[.B441])" office:value-type="float" office:value="254" calcext:value-type="float">
            <text:p>254</text:p>
          </table:table-cell>
          <table:table-cell table:formula="of:=IF(AND([.A441]=[.A440];[.C441]&gt;500);1;&quot;&quot;)">
            <text:p/>
          </table:table-cell>
          <table:table-cell table:formula="of:=IF(AND([.D440]=&quot;&quot;;[.D441]=1);1;[.D441]+[.E4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78" calcext:value-type="float">
            <text:p>78</text:p>
          </table:table-cell>
          <table:table-cell table:formula="of:=IF([.A442]=[.A441];[.C441]+[.B442];[.B442])" office:value-type="float" office:value="332" calcext:value-type="float">
            <text:p>332</text:p>
          </table:table-cell>
          <table:table-cell table:formula="of:=IF(AND([.A442]=[.A441];[.C442]&gt;500);1;&quot;&quot;)">
            <text:p/>
          </table:table-cell>
          <table:table-cell table:formula="of:=IF(AND([.D441]=&quot;&quot;;[.D442]=1);1;[.D442]+[.E4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85" calcext:value-type="float">
            <text:p>85</text:p>
          </table:table-cell>
          <table:table-cell table:formula="of:=IF([.A443]=[.A442];[.C442]+[.B443];[.B443])" office:value-type="float" office:value="417" calcext:value-type="float">
            <text:p>417</text:p>
          </table:table-cell>
          <table:table-cell table:formula="of:=IF(AND([.A443]=[.A442];[.C443]&gt;500);1;&quot;&quot;)">
            <text:p/>
          </table:table-cell>
          <table:table-cell table:formula="of:=IF(AND([.D442]=&quot;&quot;;[.D443]=1);1;[.D443]+[.E44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86" calcext:value-type="float">
            <text:p>86</text:p>
          </table:table-cell>
          <table:table-cell table:formula="of:=IF([.A444]=[.A443];[.C443]+[.B444];[.B444])" office:value-type="float" office:value="503" calcext:value-type="float">
            <text:p>503</text:p>
          </table:table-cell>
          <table:table-cell table:formula="of:=IF(AND([.A444]=[.A443];[.C444]&gt;500);1;&quot;&quot;)" office:value-type="float" office:value="1" calcext:value-type="float">
            <text:p>1</text:p>
          </table:table-cell>
          <table:table-cell table:formula="of:=IF(AND([.D443]=&quot;&quot;;[.D444]=1);1;[.D444]+[.E44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98" calcext:value-type="float">
            <text:p>98</text:p>
          </table:table-cell>
          <table:table-cell table:formula="of:=IF([.A445]=[.A444];[.C444]+[.B445];[.B445])" office:value-type="float" office:value="601" calcext:value-type="float">
            <text:p>601</text:p>
          </table:table-cell>
          <table:table-cell table:formula="of:=IF(AND([.A445]=[.A444];[.C445]&gt;500);1;&quot;&quot;)" office:value-type="float" office:value="1" calcext:value-type="float">
            <text:p>1</text:p>
          </table:table-cell>
          <table:table-cell table:formula="of:=IF(AND([.D444]=&quot;&quot;;[.D445]=1);1;[.D445]+[.E44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06" calcext:value-type="float">
            <text:p>106</text:p>
          </table:table-cell>
          <table:table-cell table:formula="of:=IF([.A446]=[.A445];[.C445]+[.B446];[.B446])" office:value-type="float" office:value="707" calcext:value-type="float">
            <text:p>707</text:p>
          </table:table-cell>
          <table:table-cell table:formula="of:=IF(AND([.A446]=[.A445];[.C446]&gt;500);1;&quot;&quot;)" office:value-type="float" office:value="1" calcext:value-type="float">
            <text:p>1</text:p>
          </table:table-cell>
          <table:table-cell table:formula="of:=IF(AND([.D445]=&quot;&quot;;[.D446]=1);1;[.D446]+[.E44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16" calcext:value-type="float">
            <text:p>116</text:p>
          </table:table-cell>
          <table:table-cell table:formula="of:=IF([.A447]=[.A446];[.C446]+[.B447];[.B447])" office:value-type="float" office:value="823" calcext:value-type="float">
            <text:p>823</text:p>
          </table:table-cell>
          <table:table-cell table:formula="of:=IF(AND([.A447]=[.A446];[.C447]&gt;500);1;&quot;&quot;)" office:value-type="float" office:value="1" calcext:value-type="float">
            <text:p>1</text:p>
          </table:table-cell>
          <table:table-cell table:formula="of:=IF(AND([.D446]=&quot;&quot;;[.D447]=1);1;[.D447]+[.E44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18" calcext:value-type="float">
            <text:p>118</text:p>
          </table:table-cell>
          <table:table-cell table:formula="of:=IF([.A448]=[.A447];[.C447]+[.B448];[.B448])" office:value-type="float" office:value="941" calcext:value-type="float">
            <text:p>941</text:p>
          </table:table-cell>
          <table:table-cell table:formula="of:=IF(AND([.A448]=[.A447];[.C448]&gt;500);1;&quot;&quot;)" office:value-type="float" office:value="1" calcext:value-type="float">
            <text:p>1</text:p>
          </table:table-cell>
          <table:table-cell table:formula="of:=IF(AND([.D447]=&quot;&quot;;[.D448]=1);1;[.D448]+[.E44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18" calcext:value-type="float">
            <text:p>118</text:p>
          </table:table-cell>
          <table:table-cell table:formula="of:=IF([.A449]=[.A448];[.C448]+[.B449];[.B449])" office:value-type="float" office:value="1059" calcext:value-type="float">
            <text:p>1059</text:p>
          </table:table-cell>
          <table:table-cell table:formula="of:=IF(AND([.A449]=[.A448];[.C449]&gt;500);1;&quot;&quot;)" office:value-type="float" office:value="1" calcext:value-type="float">
            <text:p>1</text:p>
          </table:table-cell>
          <table:table-cell table:formula="of:=IF(AND([.D448]=&quot;&quot;;[.D449]=1);1;[.D449]+[.E44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27" calcext:value-type="float">
            <text:p>127</text:p>
          </table:table-cell>
          <table:table-cell table:formula="of:=IF([.A450]=[.A449];[.C449]+[.B450];[.B450])" office:value-type="float" office:value="1186" calcext:value-type="float">
            <text:p>1186</text:p>
          </table:table-cell>
          <table:table-cell table:formula="of:=IF(AND([.A450]=[.A449];[.C450]&gt;500);1;&quot;&quot;)" office:value-type="float" office:value="1" calcext:value-type="float">
            <text:p>1</text:p>
          </table:table-cell>
          <table:table-cell table:formula="of:=IF(AND([.D449]=&quot;&quot;;[.D450]=1);1;[.D450]+[.E44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30" calcext:value-type="float">
            <text:p>130</text:p>
          </table:table-cell>
          <table:table-cell table:formula="of:=IF([.A451]=[.A450];[.C450]+[.B451];[.B451])" office:value-type="float" office:value="1316" calcext:value-type="float">
            <text:p>1316</text:p>
          </table:table-cell>
          <table:table-cell table:formula="of:=IF(AND([.A451]=[.A450];[.C451]&gt;500);1;&quot;&quot;)" office:value-type="float" office:value="1" calcext:value-type="float">
            <text:p>1</text:p>
          </table:table-cell>
          <table:table-cell table:formula="of:=IF(AND([.D450]=&quot;&quot;;[.D451]=1);1;[.D451]+[.E45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41" calcext:value-type="float">
            <text:p>141</text:p>
          </table:table-cell>
          <table:table-cell table:formula="of:=IF([.A452]=[.A451];[.C451]+[.B452];[.B452])" office:value-type="float" office:value="1457" calcext:value-type="float">
            <text:p>1457</text:p>
          </table:table-cell>
          <table:table-cell table:formula="of:=IF(AND([.A452]=[.A451];[.C452]&gt;500);1;&quot;&quot;)" office:value-type="float" office:value="1" calcext:value-type="float">
            <text:p>1</text:p>
          </table:table-cell>
          <table:table-cell table:formula="of:=IF(AND([.D451]=&quot;&quot;;[.D452]=1);1;[.D452]+[.E45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44" calcext:value-type="float">
            <text:p>144</text:p>
          </table:table-cell>
          <table:table-cell table:formula="of:=IF([.A453]=[.A452];[.C452]+[.B453];[.B453])" office:value-type="float" office:value="1601" calcext:value-type="float">
            <text:p>1601</text:p>
          </table:table-cell>
          <table:table-cell table:formula="of:=IF(AND([.A453]=[.A452];[.C453]&gt;500);1;&quot;&quot;)" office:value-type="float" office:value="1" calcext:value-type="float">
            <text:p>1</text:p>
          </table:table-cell>
          <table:table-cell table:formula="of:=IF(AND([.D452]=&quot;&quot;;[.D453]=1);1;[.D453]+[.E45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49" calcext:value-type="float">
            <text:p>149</text:p>
          </table:table-cell>
          <table:table-cell table:formula="of:=IF([.A454]=[.A453];[.C453]+[.B454];[.B454])" office:value-type="float" office:value="1750" calcext:value-type="float">
            <text:p>1750</text:p>
          </table:table-cell>
          <table:table-cell table:formula="of:=IF(AND([.A454]=[.A453];[.C454]&gt;500);1;&quot;&quot;)" office:value-type="float" office:value="1" calcext:value-type="float">
            <text:p>1</text:p>
          </table:table-cell>
          <table:table-cell table:formula="of:=IF(AND([.D453]=&quot;&quot;;[.D454]=1);1;[.D454]+[.E45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57" calcext:value-type="float">
            <text:p>157</text:p>
          </table:table-cell>
          <table:table-cell table:formula="of:=IF([.A455]=[.A454];[.C454]+[.B455];[.B455])" office:value-type="float" office:value="1907" calcext:value-type="float">
            <text:p>1907</text:p>
          </table:table-cell>
          <table:table-cell table:formula="of:=IF(AND([.A455]=[.A454];[.C455]&gt;500);1;&quot;&quot;)" office:value-type="float" office:value="1" calcext:value-type="float">
            <text:p>1</text:p>
          </table:table-cell>
          <table:table-cell table:formula="of:=IF(AND([.D454]=&quot;&quot;;[.D455]=1);1;[.D455]+[.E45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59" calcext:value-type="float">
            <text:p>159</text:p>
          </table:table-cell>
          <table:table-cell table:formula="of:=IF([.A456]=[.A455];[.C455]+[.B456];[.B456])" office:value-type="float" office:value="2066" calcext:value-type="float">
            <text:p>2066</text:p>
          </table:table-cell>
          <table:table-cell table:formula="of:=IF(AND([.A456]=[.A455];[.C456]&gt;500);1;&quot;&quot;)" office:value-type="float" office:value="1" calcext:value-type="float">
            <text:p>1</text:p>
          </table:table-cell>
          <table:table-cell table:formula="of:=IF(AND([.D455]=&quot;&quot;;[.D456]=1);1;[.D456]+[.E45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56440505" calcext:value-type="float">
            <text:p>56440505</text:p>
          </table:table-cell>
          <table:table-cell office:value-type="float" office:value="168" calcext:value-type="float">
            <text:p>168</text:p>
          </table:table-cell>
          <table:table-cell table:formula="of:=IF([.A457]=[.A456];[.C456]+[.B457];[.B457])" office:value-type="float" office:value="2234" calcext:value-type="float">
            <text:p>2234</text:p>
          </table:table-cell>
          <table:table-cell table:formula="of:=IF(AND([.A457]=[.A456];[.C457]&gt;500);1;&quot;&quot;)" office:value-type="float" office:value="1" calcext:value-type="float">
            <text:p>1</text:p>
          </table:table-cell>
          <table:table-cell table:formula="of:=IF(AND([.D456]=&quot;&quot;;[.D457]=1);1;[.D457]+[.E45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25" calcext:value-type="float">
            <text:p>25</text:p>
          </table:table-cell>
          <table:table-cell table:formula="of:=IF([.A458]=[.A457];[.C457]+[.B458];[.B458])" office:value-type="float" office:value="25" calcext:value-type="float">
            <text:p>25</text:p>
          </table:table-cell>
          <table:table-cell table:formula="of:=IF(AND([.A458]=[.A457];[.C458]&gt;500);1;&quot;&quot;)">
            <text:p/>
          </table:table-cell>
          <table:table-cell table:formula="of:=IF(AND([.D457]=&quot;&quot;;[.D458]=1);1;[.D458]+[.E4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30" calcext:value-type="float">
            <text:p>30</text:p>
          </table:table-cell>
          <table:table-cell table:formula="of:=IF([.A459]=[.A458];[.C458]+[.B459];[.B459])" office:value-type="float" office:value="55" calcext:value-type="float">
            <text:p>55</text:p>
          </table:table-cell>
          <table:table-cell table:formula="of:=IF(AND([.A459]=[.A458];[.C459]&gt;500);1;&quot;&quot;)">
            <text:p/>
          </table:table-cell>
          <table:table-cell table:formula="of:=IF(AND([.D458]=&quot;&quot;;[.D459]=1);1;[.D459]+[.E4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36" calcext:value-type="float">
            <text:p>36</text:p>
          </table:table-cell>
          <table:table-cell table:formula="of:=IF([.A460]=[.A459];[.C459]+[.B460];[.B460])" office:value-type="float" office:value="91" calcext:value-type="float">
            <text:p>91</text:p>
          </table:table-cell>
          <table:table-cell table:formula="of:=IF(AND([.A460]=[.A459];[.C460]&gt;500);1;&quot;&quot;)">
            <text:p/>
          </table:table-cell>
          <table:table-cell table:formula="of:=IF(AND([.D459]=&quot;&quot;;[.D460]=1);1;[.D460]+[.E4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47" calcext:value-type="float">
            <text:p>47</text:p>
          </table:table-cell>
          <table:table-cell table:formula="of:=IF([.A461]=[.A460];[.C460]+[.B461];[.B461])" office:value-type="float" office:value="138" calcext:value-type="float">
            <text:p>138</text:p>
          </table:table-cell>
          <table:table-cell table:formula="of:=IF(AND([.A461]=[.A460];[.C461]&gt;500);1;&quot;&quot;)">
            <text:p/>
          </table:table-cell>
          <table:table-cell table:formula="of:=IF(AND([.D460]=&quot;&quot;;[.D461]=1);1;[.D461]+[.E4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58" calcext:value-type="float">
            <text:p>58</text:p>
          </table:table-cell>
          <table:table-cell table:formula="of:=IF([.A462]=[.A461];[.C461]+[.B462];[.B462])" office:value-type="float" office:value="196" calcext:value-type="float">
            <text:p>196</text:p>
          </table:table-cell>
          <table:table-cell table:formula="of:=IF(AND([.A462]=[.A461];[.C462]&gt;500);1;&quot;&quot;)">
            <text:p/>
          </table:table-cell>
          <table:table-cell table:formula="of:=IF(AND([.D461]=&quot;&quot;;[.D462]=1);1;[.D462]+[.E4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58859540" calcext:value-type="float">
            <text:p>58859540</text:p>
          </table:table-cell>
          <table:table-cell office:value-type="float" office:value="68" calcext:value-type="float">
            <text:p>68</text:p>
          </table:table-cell>
          <table:table-cell table:formula="of:=IF([.A463]=[.A462];[.C462]+[.B463];[.B463])" office:value-type="float" office:value="264" calcext:value-type="float">
            <text:p>264</text:p>
          </table:table-cell>
          <table:table-cell table:formula="of:=IF(AND([.A463]=[.A462];[.C463]&gt;500);1;&quot;&quot;)">
            <text:p/>
          </table:table-cell>
          <table:table-cell table:formula="of:=IF(AND([.D462]=&quot;&quot;;[.D463]=1);1;[.D463]+[.E4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1763445" calcext:value-type="float">
            <text:p>61763445</text:p>
          </table:table-cell>
          <table:table-cell office:value-type="float" office:value="31" calcext:value-type="float">
            <text:p>31</text:p>
          </table:table-cell>
          <table:table-cell table:formula="of:=IF([.A464]=[.A463];[.C463]+[.B464];[.B464])" office:value-type="float" office:value="31" calcext:value-type="float">
            <text:p>31</text:p>
          </table:table-cell>
          <table:table-cell table:formula="of:=IF(AND([.A464]=[.A463];[.C464]&gt;500);1;&quot;&quot;)">
            <text:p/>
          </table:table-cell>
          <table:table-cell table:formula="of:=IF(AND([.D463]=&quot;&quot;;[.D464]=1);1;[.D464]+[.E4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1763445" calcext:value-type="float">
            <text:p>61763445</text:p>
          </table:table-cell>
          <table:table-cell office:value-type="float" office:value="36" calcext:value-type="float">
            <text:p>36</text:p>
          </table:table-cell>
          <table:table-cell table:formula="of:=IF([.A465]=[.A464];[.C464]+[.B465];[.B465])" office:value-type="float" office:value="67" calcext:value-type="float">
            <text:p>67</text:p>
          </table:table-cell>
          <table:table-cell table:formula="of:=IF(AND([.A465]=[.A464];[.C465]&gt;500);1;&quot;&quot;)">
            <text:p/>
          </table:table-cell>
          <table:table-cell table:formula="of:=IF(AND([.D464]=&quot;&quot;;[.D465]=1);1;[.D465]+[.E46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1763445" calcext:value-type="float">
            <text:p>61763445</text:p>
          </table:table-cell>
          <table:table-cell office:value-type="float" office:value="37" calcext:value-type="float">
            <text:p>37</text:p>
          </table:table-cell>
          <table:table-cell table:formula="of:=IF([.A466]=[.A465];[.C465]+[.B466];[.B466])" office:value-type="float" office:value="104" calcext:value-type="float">
            <text:p>104</text:p>
          </table:table-cell>
          <table:table-cell table:formula="of:=IF(AND([.A466]=[.A465];[.C466]&gt;500);1;&quot;&quot;)">
            <text:p/>
          </table:table-cell>
          <table:table-cell table:formula="of:=IF(AND([.D465]=&quot;&quot;;[.D466]=1);1;[.D466]+[.E46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1763445" calcext:value-type="float">
            <text:p>61763445</text:p>
          </table:table-cell>
          <table:table-cell office:value-type="float" office:value="48" calcext:value-type="float">
            <text:p>48</text:p>
          </table:table-cell>
          <table:table-cell table:formula="of:=IF([.A467]=[.A466];[.C466]+[.B467];[.B467])" office:value-type="float" office:value="152" calcext:value-type="float">
            <text:p>152</text:p>
          </table:table-cell>
          <table:table-cell table:formula="of:=IF(AND([.A467]=[.A466];[.C467]&gt;500);1;&quot;&quot;)">
            <text:p/>
          </table:table-cell>
          <table:table-cell table:formula="of:=IF(AND([.D466]=&quot;&quot;;[.D467]=1);1;[.D467]+[.E4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1763445" calcext:value-type="float">
            <text:p>61763445</text:p>
          </table:table-cell>
          <table:table-cell office:value-type="float" office:value="60" calcext:value-type="float">
            <text:p>60</text:p>
          </table:table-cell>
          <table:table-cell table:formula="of:=IF([.A468]=[.A467];[.C467]+[.B468];[.B468])" office:value-type="float" office:value="212" calcext:value-type="float">
            <text:p>212</text:p>
          </table:table-cell>
          <table:table-cell table:formula="of:=IF(AND([.A468]=[.A467];[.C468]&gt;500);1;&quot;&quot;)">
            <text:p/>
          </table:table-cell>
          <table:table-cell table:formula="of:=IF(AND([.D467]=&quot;&quot;;[.D468]=1);1;[.D468]+[.E4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35" calcext:value-type="float">
            <text:p>35</text:p>
          </table:table-cell>
          <table:table-cell table:formula="of:=IF([.A469]=[.A468];[.C468]+[.B469];[.B469])" office:value-type="float" office:value="35" calcext:value-type="float">
            <text:p>35</text:p>
          </table:table-cell>
          <table:table-cell table:formula="of:=IF(AND([.A469]=[.A468];[.C469]&gt;500);1;&quot;&quot;)">
            <text:p/>
          </table:table-cell>
          <table:table-cell table:formula="of:=IF(AND([.D468]=&quot;&quot;;[.D469]=1);1;[.D469]+[.E46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44" calcext:value-type="float">
            <text:p>44</text:p>
          </table:table-cell>
          <table:table-cell table:formula="of:=IF([.A470]=[.A469];[.C469]+[.B470];[.B470])" office:value-type="float" office:value="79" calcext:value-type="float">
            <text:p>79</text:p>
          </table:table-cell>
          <table:table-cell table:formula="of:=IF(AND([.A470]=[.A469];[.C470]&gt;500);1;&quot;&quot;)">
            <text:p/>
          </table:table-cell>
          <table:table-cell table:formula="of:=IF(AND([.D469]=&quot;&quot;;[.D470]=1);1;[.D470]+[.E46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48" calcext:value-type="float">
            <text:p>48</text:p>
          </table:table-cell>
          <table:table-cell table:formula="of:=IF([.A471]=[.A470];[.C470]+[.B471];[.B471])" office:value-type="float" office:value="127" calcext:value-type="float">
            <text:p>127</text:p>
          </table:table-cell>
          <table:table-cell table:formula="of:=IF(AND([.A471]=[.A470];[.C471]&gt;500);1;&quot;&quot;)">
            <text:p/>
          </table:table-cell>
          <table:table-cell table:formula="of:=IF(AND([.D470]=&quot;&quot;;[.D471]=1);1;[.D471]+[.E47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51" calcext:value-type="float">
            <text:p>51</text:p>
          </table:table-cell>
          <table:table-cell table:formula="of:=IF([.A472]=[.A471];[.C471]+[.B472];[.B472])" office:value-type="float" office:value="178" calcext:value-type="float">
            <text:p>178</text:p>
          </table:table-cell>
          <table:table-cell table:formula="of:=IF(AND([.A472]=[.A471];[.C472]&gt;500);1;&quot;&quot;)">
            <text:p/>
          </table:table-cell>
          <table:table-cell table:formula="of:=IF(AND([.D471]=&quot;&quot;;[.D472]=1);1;[.D472]+[.E47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63" calcext:value-type="float">
            <text:p>63</text:p>
          </table:table-cell>
          <table:table-cell table:formula="of:=IF([.A473]=[.A472];[.C472]+[.B473];[.B473])" office:value-type="float" office:value="241" calcext:value-type="float">
            <text:p>241</text:p>
          </table:table-cell>
          <table:table-cell table:formula="of:=IF(AND([.A473]=[.A472];[.C473]&gt;500);1;&quot;&quot;)">
            <text:p/>
          </table:table-cell>
          <table:table-cell table:formula="of:=IF(AND([.D472]=&quot;&quot;;[.D473]=1);1;[.D473]+[.E47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198197" calcext:value-type="float">
            <text:p>62198197</text:p>
          </table:table-cell>
          <table:table-cell office:value-type="float" office:value="75" calcext:value-type="float">
            <text:p>75</text:p>
          </table:table-cell>
          <table:table-cell table:formula="of:=IF([.A474]=[.A473];[.C473]+[.B474];[.B474])" office:value-type="float" office:value="316" calcext:value-type="float">
            <text:p>316</text:p>
          </table:table-cell>
          <table:table-cell table:formula="of:=IF(AND([.A474]=[.A473];[.C474]&gt;500);1;&quot;&quot;)">
            <text:p/>
          </table:table-cell>
          <table:table-cell table:formula="of:=IF(AND([.D473]=&quot;&quot;;[.D474]=1);1;[.D474]+[.E47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26" calcext:value-type="float">
            <text:p>26</text:p>
          </table:table-cell>
          <table:table-cell table:formula="of:=IF([.A475]=[.A474];[.C474]+[.B475];[.B475])" office:value-type="float" office:value="26" calcext:value-type="float">
            <text:p>26</text:p>
          </table:table-cell>
          <table:table-cell table:formula="of:=IF(AND([.A475]=[.A474];[.C475]&gt;500);1;&quot;&quot;)">
            <text:p/>
          </table:table-cell>
          <table:table-cell table:formula="of:=IF(AND([.D474]=&quot;&quot;;[.D475]=1);1;[.D475]+[.E47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28" calcext:value-type="float">
            <text:p>28</text:p>
          </table:table-cell>
          <table:table-cell table:formula="of:=IF([.A476]=[.A475];[.C475]+[.B476];[.B476])" office:value-type="float" office:value="54" calcext:value-type="float">
            <text:p>54</text:p>
          </table:table-cell>
          <table:table-cell table:formula="of:=IF(AND([.A476]=[.A475];[.C476]&gt;500);1;&quot;&quot;)">
            <text:p/>
          </table:table-cell>
          <table:table-cell table:formula="of:=IF(AND([.D475]=&quot;&quot;;[.D476]=1);1;[.D476]+[.E47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38" calcext:value-type="float">
            <text:p>38</text:p>
          </table:table-cell>
          <table:table-cell table:formula="of:=IF([.A477]=[.A476];[.C476]+[.B477];[.B477])" office:value-type="float" office:value="92" calcext:value-type="float">
            <text:p>92</text:p>
          </table:table-cell>
          <table:table-cell table:formula="of:=IF(AND([.A477]=[.A476];[.C477]&gt;500);1;&quot;&quot;)">
            <text:p/>
          </table:table-cell>
          <table:table-cell table:formula="of:=IF(AND([.D476]=&quot;&quot;;[.D477]=1);1;[.D477]+[.E47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49" calcext:value-type="float">
            <text:p>49</text:p>
          </table:table-cell>
          <table:table-cell table:formula="of:=IF([.A478]=[.A477];[.C477]+[.B478];[.B478])" office:value-type="float" office:value="141" calcext:value-type="float">
            <text:p>141</text:p>
          </table:table-cell>
          <table:table-cell table:formula="of:=IF(AND([.A478]=[.A477];[.C478]&gt;500);1;&quot;&quot;)">
            <text:p/>
          </table:table-cell>
          <table:table-cell table:formula="of:=IF(AND([.D477]=&quot;&quot;;[.D478]=1);1;[.D478]+[.E47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59" calcext:value-type="float">
            <text:p>59</text:p>
          </table:table-cell>
          <table:table-cell table:formula="of:=IF([.A479]=[.A478];[.C478]+[.B479];[.B479])" office:value-type="float" office:value="200" calcext:value-type="float">
            <text:p>200</text:p>
          </table:table-cell>
          <table:table-cell table:formula="of:=IF(AND([.A479]=[.A478];[.C479]&gt;500);1;&quot;&quot;)">
            <text:p/>
          </table:table-cell>
          <table:table-cell table:formula="of:=IF(AND([.D478]=&quot;&quot;;[.D479]=1);1;[.D479]+[.E4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66" calcext:value-type="float">
            <text:p>66</text:p>
          </table:table-cell>
          <table:table-cell table:formula="of:=IF([.A480]=[.A479];[.C479]+[.B480];[.B480])" office:value-type="float" office:value="266" calcext:value-type="float">
            <text:p>266</text:p>
          </table:table-cell>
          <table:table-cell table:formula="of:=IF(AND([.A480]=[.A479];[.C480]&gt;500);1;&quot;&quot;)">
            <text:p/>
          </table:table-cell>
          <table:table-cell table:formula="of:=IF(AND([.D479]=&quot;&quot;;[.D480]=1);1;[.D480]+[.E4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68" calcext:value-type="float">
            <text:p>68</text:p>
          </table:table-cell>
          <table:table-cell table:formula="of:=IF([.A481]=[.A480];[.C480]+[.B481];[.B481])" office:value-type="float" office:value="334" calcext:value-type="float">
            <text:p>334</text:p>
          </table:table-cell>
          <table:table-cell table:formula="of:=IF(AND([.A481]=[.A480];[.C481]&gt;500);1;&quot;&quot;)">
            <text:p/>
          </table:table-cell>
          <table:table-cell table:formula="of:=IF(AND([.D480]=&quot;&quot;;[.D481]=1);1;[.D481]+[.E4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71" calcext:value-type="float">
            <text:p>71</text:p>
          </table:table-cell>
          <table:table-cell table:formula="of:=IF([.A482]=[.A481];[.C481]+[.B482];[.B482])" office:value-type="float" office:value="405" calcext:value-type="float">
            <text:p>405</text:p>
          </table:table-cell>
          <table:table-cell table:formula="of:=IF(AND([.A482]=[.A481];[.C482]&gt;500);1;&quot;&quot;)">
            <text:p/>
          </table:table-cell>
          <table:table-cell table:formula="of:=IF(AND([.D481]=&quot;&quot;;[.D482]=1);1;[.D482]+[.E4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79" calcext:value-type="float">
            <text:p>79</text:p>
          </table:table-cell>
          <table:table-cell table:formula="of:=IF([.A483]=[.A482];[.C482]+[.B483];[.B483])" office:value-type="float" office:value="484" calcext:value-type="float">
            <text:p>484</text:p>
          </table:table-cell>
          <table:table-cell table:formula="of:=IF(AND([.A483]=[.A482];[.C483]&gt;500);1;&quot;&quot;)">
            <text:p/>
          </table:table-cell>
          <table:table-cell table:formula="of:=IF(AND([.D482]=&quot;&quot;;[.D483]=1);1;[.D483]+[.E4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81" calcext:value-type="float">
            <text:p>81</text:p>
          </table:table-cell>
          <table:table-cell table:formula="of:=IF([.A484]=[.A483];[.C483]+[.B484];[.B484])" office:value-type="float" office:value="565" calcext:value-type="float">
            <text:p>565</text:p>
          </table:table-cell>
          <table:table-cell table:formula="of:=IF(AND([.A484]=[.A483];[.C484]&gt;500);1;&quot;&quot;)" office:value-type="float" office:value="1" calcext:value-type="float">
            <text:p>1</text:p>
          </table:table-cell>
          <table:table-cell table:formula="of:=IF(AND([.D483]=&quot;&quot;;[.D484]=1);1;[.D484]+[.E48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87" calcext:value-type="float">
            <text:p>87</text:p>
          </table:table-cell>
          <table:table-cell table:formula="of:=IF([.A485]=[.A484];[.C484]+[.B485];[.B485])" office:value-type="float" office:value="652" calcext:value-type="float">
            <text:p>652</text:p>
          </table:table-cell>
          <table:table-cell table:formula="of:=IF(AND([.A485]=[.A484];[.C485]&gt;500);1;&quot;&quot;)" office:value-type="float" office:value="1" calcext:value-type="float">
            <text:p>1</text:p>
          </table:table-cell>
          <table:table-cell table:formula="of:=IF(AND([.D484]=&quot;&quot;;[.D485]=1);1;[.D485]+[.E48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91" calcext:value-type="float">
            <text:p>91</text:p>
          </table:table-cell>
          <table:table-cell table:formula="of:=IF([.A486]=[.A485];[.C485]+[.B486];[.B486])" office:value-type="float" office:value="743" calcext:value-type="float">
            <text:p>743</text:p>
          </table:table-cell>
          <table:table-cell table:formula="of:=IF(AND([.A486]=[.A485];[.C486]&gt;500);1;&quot;&quot;)" office:value-type="float" office:value="1" calcext:value-type="float">
            <text:p>1</text:p>
          </table:table-cell>
          <table:table-cell table:formula="of:=IF(AND([.D485]=&quot;&quot;;[.D486]=1);1;[.D486]+[.E48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95" calcext:value-type="float">
            <text:p>95</text:p>
          </table:table-cell>
          <table:table-cell table:formula="of:=IF([.A487]=[.A486];[.C486]+[.B487];[.B487])" office:value-type="float" office:value="838" calcext:value-type="float">
            <text:p>838</text:p>
          </table:table-cell>
          <table:table-cell table:formula="of:=IF(AND([.A487]=[.A486];[.C487]&gt;500);1;&quot;&quot;)" office:value-type="float" office:value="1" calcext:value-type="float">
            <text:p>1</text:p>
          </table:table-cell>
          <table:table-cell table:formula="of:=IF(AND([.D486]=&quot;&quot;;[.D487]=1);1;[.D487]+[.E48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2601368" calcext:value-type="float">
            <text:p>62601368</text:p>
          </table:table-cell>
          <table:table-cell office:value-type="float" office:value="105" calcext:value-type="float">
            <text:p>105</text:p>
          </table:table-cell>
          <table:table-cell table:formula="of:=IF([.A488]=[.A487];[.C487]+[.B488];[.B488])" office:value-type="float" office:value="943" calcext:value-type="float">
            <text:p>943</text:p>
          </table:table-cell>
          <table:table-cell table:formula="of:=IF(AND([.A488]=[.A487];[.C488]&gt;500);1;&quot;&quot;)" office:value-type="float" office:value="1" calcext:value-type="float">
            <text:p>1</text:p>
          </table:table-cell>
          <table:table-cell table:formula="of:=IF(AND([.D487]=&quot;&quot;;[.D488]=1);1;[.D488]+[.E48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25" calcext:value-type="float">
            <text:p>25</text:p>
          </table:table-cell>
          <table:table-cell table:formula="of:=IF([.A489]=[.A488];[.C488]+[.B489];[.B489])" office:value-type="float" office:value="25" calcext:value-type="float">
            <text:p>25</text:p>
          </table:table-cell>
          <table:table-cell table:formula="of:=IF(AND([.A489]=[.A488];[.C489]&gt;500);1;&quot;&quot;)">
            <text:p/>
          </table:table-cell>
          <table:table-cell table:formula="of:=IF(AND([.D488]=&quot;&quot;;[.D489]=1);1;[.D489]+[.E4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37" calcext:value-type="float">
            <text:p>37</text:p>
          </table:table-cell>
          <table:table-cell table:formula="of:=IF([.A490]=[.A489];[.C489]+[.B490];[.B490])" office:value-type="float" office:value="62" calcext:value-type="float">
            <text:p>62</text:p>
          </table:table-cell>
          <table:table-cell table:formula="of:=IF(AND([.A490]=[.A489];[.C490]&gt;500);1;&quot;&quot;)">
            <text:p/>
          </table:table-cell>
          <table:table-cell table:formula="of:=IF(AND([.D489]=&quot;&quot;;[.D490]=1);1;[.D490]+[.E4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47" calcext:value-type="float">
            <text:p>47</text:p>
          </table:table-cell>
          <table:table-cell table:formula="of:=IF([.A491]=[.A490];[.C490]+[.B491];[.B491])" office:value-type="float" office:value="109" calcext:value-type="float">
            <text:p>109</text:p>
          </table:table-cell>
          <table:table-cell table:formula="of:=IF(AND([.A491]=[.A490];[.C491]&gt;500);1;&quot;&quot;)">
            <text:p/>
          </table:table-cell>
          <table:table-cell table:formula="of:=IF(AND([.D490]=&quot;&quot;;[.D491]=1);1;[.D491]+[.E4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48" calcext:value-type="float">
            <text:p>48</text:p>
          </table:table-cell>
          <table:table-cell table:formula="of:=IF([.A492]=[.A491];[.C491]+[.B492];[.B492])" office:value-type="float" office:value="157" calcext:value-type="float">
            <text:p>157</text:p>
          </table:table-cell>
          <table:table-cell table:formula="of:=IF(AND([.A492]=[.A491];[.C492]&gt;500);1;&quot;&quot;)">
            <text:p/>
          </table:table-cell>
          <table:table-cell table:formula="of:=IF(AND([.D491]=&quot;&quot;;[.D492]=1);1;[.D492]+[.E4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53" calcext:value-type="float">
            <text:p>53</text:p>
          </table:table-cell>
          <table:table-cell table:formula="of:=IF([.A493]=[.A492];[.C492]+[.B493];[.B493])" office:value-type="float" office:value="210" calcext:value-type="float">
            <text:p>210</text:p>
          </table:table-cell>
          <table:table-cell table:formula="of:=IF(AND([.A493]=[.A492];[.C493]&gt;500);1;&quot;&quot;)">
            <text:p/>
          </table:table-cell>
          <table:table-cell table:formula="of:=IF(AND([.D492]=&quot;&quot;;[.D493]=1);1;[.D493]+[.E4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63" calcext:value-type="float">
            <text:p>63</text:p>
          </table:table-cell>
          <table:table-cell table:formula="of:=IF([.A494]=[.A493];[.C493]+[.B494];[.B494])" office:value-type="float" office:value="273" calcext:value-type="float">
            <text:p>273</text:p>
          </table:table-cell>
          <table:table-cell table:formula="of:=IF(AND([.A494]=[.A493];[.C494]&gt;500);1;&quot;&quot;)">
            <text:p/>
          </table:table-cell>
          <table:table-cell table:formula="of:=IF(AND([.D493]=&quot;&quot;;[.D494]=1);1;[.D494]+[.E49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70" calcext:value-type="float">
            <text:p>70</text:p>
          </table:table-cell>
          <table:table-cell table:formula="of:=IF([.A495]=[.A494];[.C494]+[.B495];[.B495])" office:value-type="float" office:value="343" calcext:value-type="float">
            <text:p>343</text:p>
          </table:table-cell>
          <table:table-cell table:formula="of:=IF(AND([.A495]=[.A494];[.C495]&gt;500);1;&quot;&quot;)">
            <text:p/>
          </table:table-cell>
          <table:table-cell table:formula="of:=IF(AND([.D494]=&quot;&quot;;[.D495]=1);1;[.D495]+[.E49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79" calcext:value-type="float">
            <text:p>79</text:p>
          </table:table-cell>
          <table:table-cell table:formula="of:=IF([.A496]=[.A495];[.C495]+[.B496];[.B496])" office:value-type="float" office:value="422" calcext:value-type="float">
            <text:p>422</text:p>
          </table:table-cell>
          <table:table-cell table:formula="of:=IF(AND([.A496]=[.A495];[.C496]&gt;500);1;&quot;&quot;)">
            <text:p/>
          </table:table-cell>
          <table:table-cell table:formula="of:=IF(AND([.D495]=&quot;&quot;;[.D496]=1);1;[.D496]+[.E49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90" calcext:value-type="float">
            <text:p>90</text:p>
          </table:table-cell>
          <table:table-cell table:formula="of:=IF([.A497]=[.A496];[.C496]+[.B497];[.B497])" office:value-type="float" office:value="512" calcext:value-type="float">
            <text:p>512</text:p>
          </table:table-cell>
          <table:table-cell table:formula="of:=IF(AND([.A497]=[.A496];[.C497]&gt;500);1;&quot;&quot;)" office:value-type="float" office:value="1" calcext:value-type="float">
            <text:p>1</text:p>
          </table:table-cell>
          <table:table-cell table:formula="of:=IF(AND([.D496]=&quot;&quot;;[.D497]=1);1;[.D497]+[.E49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91" calcext:value-type="float">
            <text:p>91</text:p>
          </table:table-cell>
          <table:table-cell table:formula="of:=IF([.A498]=[.A497];[.C497]+[.B498];[.B498])" office:value-type="float" office:value="603" calcext:value-type="float">
            <text:p>603</text:p>
          </table:table-cell>
          <table:table-cell table:formula="of:=IF(AND([.A498]=[.A497];[.C498]&gt;500);1;&quot;&quot;)" office:value-type="float" office:value="1" calcext:value-type="float">
            <text:p>1</text:p>
          </table:table-cell>
          <table:table-cell table:formula="of:=IF(AND([.D497]=&quot;&quot;;[.D498]=1);1;[.D498]+[.E49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93" calcext:value-type="float">
            <text:p>93</text:p>
          </table:table-cell>
          <table:table-cell table:formula="of:=IF([.A499]=[.A498];[.C498]+[.B499];[.B499])" office:value-type="float" office:value="696" calcext:value-type="float">
            <text:p>696</text:p>
          </table:table-cell>
          <table:table-cell table:formula="of:=IF(AND([.A499]=[.A498];[.C499]&gt;500);1;&quot;&quot;)" office:value-type="float" office:value="1" calcext:value-type="float">
            <text:p>1</text:p>
          </table:table-cell>
          <table:table-cell table:formula="of:=IF(AND([.D498]=&quot;&quot;;[.D499]=1);1;[.D499]+[.E49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103" calcext:value-type="float">
            <text:p>103</text:p>
          </table:table-cell>
          <table:table-cell table:formula="of:=IF([.A500]=[.A499];[.C499]+[.B500];[.B500])" office:value-type="float" office:value="799" calcext:value-type="float">
            <text:p>799</text:p>
          </table:table-cell>
          <table:table-cell table:formula="of:=IF(AND([.A500]=[.A499];[.C500]&gt;500);1;&quot;&quot;)" office:value-type="float" office:value="1" calcext:value-type="float">
            <text:p>1</text:p>
          </table:table-cell>
          <table:table-cell table:formula="of:=IF(AND([.D499]=&quot;&quot;;[.D500]=1);1;[.D500]+[.E49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113" calcext:value-type="float">
            <text:p>113</text:p>
          </table:table-cell>
          <table:table-cell table:formula="of:=IF([.A501]=[.A500];[.C500]+[.B501];[.B501])" office:value-type="float" office:value="912" calcext:value-type="float">
            <text:p>912</text:p>
          </table:table-cell>
          <table:table-cell table:formula="of:=IF(AND([.A501]=[.A500];[.C501]&gt;500);1;&quot;&quot;)" office:value-type="float" office:value="1" calcext:value-type="float">
            <text:p>1</text:p>
          </table:table-cell>
          <table:table-cell table:formula="of:=IF(AND([.D500]=&quot;&quot;;[.D501]=1);1;[.D501]+[.E50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3308921" calcext:value-type="float">
            <text:p>63308921</text:p>
          </table:table-cell>
          <table:table-cell office:value-type="float" office:value="124" calcext:value-type="float">
            <text:p>124</text:p>
          </table:table-cell>
          <table:table-cell table:formula="of:=IF([.A502]=[.A501];[.C501]+[.B502];[.B502])" office:value-type="float" office:value="1036" calcext:value-type="float">
            <text:p>1036</text:p>
          </table:table-cell>
          <table:table-cell table:formula="of:=IF(AND([.A502]=[.A501];[.C502]&gt;500);1;&quot;&quot;)" office:value-type="float" office:value="1" calcext:value-type="float">
            <text:p>1</text:p>
          </table:table-cell>
          <table:table-cell table:formula="of:=IF(AND([.D501]=&quot;&quot;;[.D502]=1);1;[.D502]+[.E50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30" calcext:value-type="float">
            <text:p>30</text:p>
          </table:table-cell>
          <table:table-cell table:formula="of:=IF([.A503]=[.A502];[.C502]+[.B503];[.B503])" office:value-type="float" office:value="30" calcext:value-type="float">
            <text:p>30</text:p>
          </table:table-cell>
          <table:table-cell table:formula="of:=IF(AND([.A503]=[.A502];[.C503]&gt;500);1;&quot;&quot;)">
            <text:p/>
          </table:table-cell>
          <table:table-cell table:formula="of:=IF(AND([.D502]=&quot;&quot;;[.D503]=1);1;[.D503]+[.E50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35" calcext:value-type="float">
            <text:p>35</text:p>
          </table:table-cell>
          <table:table-cell table:formula="of:=IF([.A504]=[.A503];[.C503]+[.B504];[.B504])" office:value-type="float" office:value="65" calcext:value-type="float">
            <text:p>65</text:p>
          </table:table-cell>
          <table:table-cell table:formula="of:=IF(AND([.A504]=[.A503];[.C504]&gt;500);1;&quot;&quot;)">
            <text:p/>
          </table:table-cell>
          <table:table-cell table:formula="of:=IF(AND([.D503]=&quot;&quot;;[.D504]=1);1;[.D504]+[.E5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44" calcext:value-type="float">
            <text:p>44</text:p>
          </table:table-cell>
          <table:table-cell table:formula="of:=IF([.A505]=[.A504];[.C504]+[.B505];[.B505])" office:value-type="float" office:value="109" calcext:value-type="float">
            <text:p>109</text:p>
          </table:table-cell>
          <table:table-cell table:formula="of:=IF(AND([.A505]=[.A504];[.C505]&gt;500);1;&quot;&quot;)">
            <text:p/>
          </table:table-cell>
          <table:table-cell table:formula="of:=IF(AND([.D504]=&quot;&quot;;[.D505]=1);1;[.D505]+[.E5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48" calcext:value-type="float">
            <text:p>48</text:p>
          </table:table-cell>
          <table:table-cell table:formula="of:=IF([.A506]=[.A505];[.C505]+[.B506];[.B506])" office:value-type="float" office:value="157" calcext:value-type="float">
            <text:p>157</text:p>
          </table:table-cell>
          <table:table-cell table:formula="of:=IF(AND([.A506]=[.A505];[.C506]&gt;500);1;&quot;&quot;)">
            <text:p/>
          </table:table-cell>
          <table:table-cell table:formula="of:=IF(AND([.D505]=&quot;&quot;;[.D506]=1);1;[.D506]+[.E5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59" calcext:value-type="float">
            <text:p>59</text:p>
          </table:table-cell>
          <table:table-cell table:formula="of:=IF([.A507]=[.A506];[.C506]+[.B507];[.B507])" office:value-type="float" office:value="216" calcext:value-type="float">
            <text:p>216</text:p>
          </table:table-cell>
          <table:table-cell table:formula="of:=IF(AND([.A507]=[.A506];[.C507]&gt;500);1;&quot;&quot;)">
            <text:p/>
          </table:table-cell>
          <table:table-cell table:formula="of:=IF(AND([.D506]=&quot;&quot;;[.D507]=1);1;[.D507]+[.E5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3597377" calcext:value-type="float">
            <text:p>63597377</text:p>
          </table:table-cell>
          <table:table-cell office:value-type="float" office:value="69" calcext:value-type="float">
            <text:p>69</text:p>
          </table:table-cell>
          <table:table-cell table:formula="of:=IF([.A508]=[.A507];[.C507]+[.B508];[.B508])" office:value-type="float" office:value="285" calcext:value-type="float">
            <text:p>285</text:p>
          </table:table-cell>
          <table:table-cell table:formula="of:=IF(AND([.A508]=[.A507];[.C508]&gt;500);1;&quot;&quot;)">
            <text:p/>
          </table:table-cell>
          <table:table-cell table:formula="of:=IF(AND([.D507]=&quot;&quot;;[.D508]=1);1;[.D508]+[.E50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4727783" calcext:value-type="float">
            <text:p>64727783</text:p>
          </table:table-cell>
          <table:table-cell office:value-type="float" office:value="35" calcext:value-type="float">
            <text:p>35</text:p>
          </table:table-cell>
          <table:table-cell table:formula="of:=IF([.A509]=[.A508];[.C508]+[.B509];[.B509])" office:value-type="float" office:value="35" calcext:value-type="float">
            <text:p>35</text:p>
          </table:table-cell>
          <table:table-cell table:formula="of:=IF(AND([.A509]=[.A508];[.C509]&gt;500);1;&quot;&quot;)">
            <text:p/>
          </table:table-cell>
          <table:table-cell table:formula="of:=IF(AND([.D508]=&quot;&quot;;[.D509]=1);1;[.D509]+[.E50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4727783" calcext:value-type="float">
            <text:p>64727783</text:p>
          </table:table-cell>
          <table:table-cell office:value-type="float" office:value="40" calcext:value-type="float">
            <text:p>40</text:p>
          </table:table-cell>
          <table:table-cell table:formula="of:=IF([.A510]=[.A509];[.C509]+[.B510];[.B510])" office:value-type="float" office:value="75" calcext:value-type="float">
            <text:p>75</text:p>
          </table:table-cell>
          <table:table-cell table:formula="of:=IF(AND([.A510]=[.A509];[.C510]&gt;500);1;&quot;&quot;)">
            <text:p/>
          </table:table-cell>
          <table:table-cell table:formula="of:=IF(AND([.D509]=&quot;&quot;;[.D510]=1);1;[.D510]+[.E5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4727783" calcext:value-type="float">
            <text:p>64727783</text:p>
          </table:table-cell>
          <table:table-cell office:value-type="float" office:value="42" calcext:value-type="float">
            <text:p>42</text:p>
          </table:table-cell>
          <table:table-cell table:formula="of:=IF([.A511]=[.A510];[.C510]+[.B511];[.B511])" office:value-type="float" office:value="117" calcext:value-type="float">
            <text:p>117</text:p>
          </table:table-cell>
          <table:table-cell table:formula="of:=IF(AND([.A511]=[.A510];[.C511]&gt;500);1;&quot;&quot;)">
            <text:p/>
          </table:table-cell>
          <table:table-cell table:formula="of:=IF(AND([.D510]=&quot;&quot;;[.D511]=1);1;[.D511]+[.E5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4727783" calcext:value-type="float">
            <text:p>64727783</text:p>
          </table:table-cell>
          <table:table-cell office:value-type="float" office:value="46" calcext:value-type="float">
            <text:p>46</text:p>
          </table:table-cell>
          <table:table-cell table:formula="of:=IF([.A512]=[.A511];[.C511]+[.B512];[.B512])" office:value-type="float" office:value="163" calcext:value-type="float">
            <text:p>163</text:p>
          </table:table-cell>
          <table:table-cell table:formula="of:=IF(AND([.A512]=[.A511];[.C512]&gt;500);1;&quot;&quot;)">
            <text:p/>
          </table:table-cell>
          <table:table-cell table:formula="of:=IF(AND([.D511]=&quot;&quot;;[.D512]=1);1;[.D512]+[.E5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27" calcext:value-type="float">
            <text:p>27</text:p>
          </table:table-cell>
          <table:table-cell table:formula="of:=IF([.A513]=[.A512];[.C512]+[.B513];[.B513])" office:value-type="float" office:value="27" calcext:value-type="float">
            <text:p>27</text:p>
          </table:table-cell>
          <table:table-cell table:formula="of:=IF(AND([.A513]=[.A512];[.C513]&gt;500);1;&quot;&quot;)">
            <text:p/>
          </table:table-cell>
          <table:table-cell table:formula="of:=IF(AND([.D512]=&quot;&quot;;[.D513]=1);1;[.D513]+[.E5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38" calcext:value-type="float">
            <text:p>38</text:p>
          </table:table-cell>
          <table:table-cell table:formula="of:=IF([.A514]=[.A513];[.C513]+[.B514];[.B514])" office:value-type="float" office:value="65" calcext:value-type="float">
            <text:p>65</text:p>
          </table:table-cell>
          <table:table-cell table:formula="of:=IF(AND([.A514]=[.A513];[.C514]&gt;500);1;&quot;&quot;)">
            <text:p/>
          </table:table-cell>
          <table:table-cell table:formula="of:=IF(AND([.D513]=&quot;&quot;;[.D514]=1);1;[.D514]+[.E5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42" calcext:value-type="float">
            <text:p>42</text:p>
          </table:table-cell>
          <table:table-cell table:formula="of:=IF([.A515]=[.A514];[.C514]+[.B515];[.B515])" office:value-type="float" office:value="107" calcext:value-type="float">
            <text:p>107</text:p>
          </table:table-cell>
          <table:table-cell table:formula="of:=IF(AND([.A515]=[.A514];[.C515]&gt;500);1;&quot;&quot;)">
            <text:p/>
          </table:table-cell>
          <table:table-cell table:formula="of:=IF(AND([.D514]=&quot;&quot;;[.D515]=1);1;[.D515]+[.E5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44" calcext:value-type="float">
            <text:p>44</text:p>
          </table:table-cell>
          <table:table-cell table:formula="of:=IF([.A516]=[.A515];[.C515]+[.B516];[.B516])" office:value-type="float" office:value="151" calcext:value-type="float">
            <text:p>151</text:p>
          </table:table-cell>
          <table:table-cell table:formula="of:=IF(AND([.A516]=[.A515];[.C516]&gt;500);1;&quot;&quot;)">
            <text:p/>
          </table:table-cell>
          <table:table-cell table:formula="of:=IF(AND([.D515]=&quot;&quot;;[.D516]=1);1;[.D516]+[.E5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46" calcext:value-type="float">
            <text:p>46</text:p>
          </table:table-cell>
          <table:table-cell table:formula="of:=IF([.A517]=[.A516];[.C516]+[.B517];[.B517])" office:value-type="float" office:value="197" calcext:value-type="float">
            <text:p>197</text:p>
          </table:table-cell>
          <table:table-cell table:formula="of:=IF(AND([.A517]=[.A516];[.C517]&gt;500);1;&quot;&quot;)">
            <text:p/>
          </table:table-cell>
          <table:table-cell table:formula="of:=IF(AND([.D516]=&quot;&quot;;[.D517]=1);1;[.D517]+[.E5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52" calcext:value-type="float">
            <text:p>52</text:p>
          </table:table-cell>
          <table:table-cell table:formula="of:=IF([.A518]=[.A517];[.C517]+[.B518];[.B518])" office:value-type="float" office:value="249" calcext:value-type="float">
            <text:p>249</text:p>
          </table:table-cell>
          <table:table-cell table:formula="of:=IF(AND([.A518]=[.A517];[.C518]&gt;500);1;&quot;&quot;)">
            <text:p/>
          </table:table-cell>
          <table:table-cell table:formula="of:=IF(AND([.D517]=&quot;&quot;;[.D518]=1);1;[.D518]+[.E5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6965970" calcext:value-type="float">
            <text:p>66965970</text:p>
          </table:table-cell>
          <table:table-cell office:value-type="float" office:value="54" calcext:value-type="float">
            <text:p>54</text:p>
          </table:table-cell>
          <table:table-cell table:formula="of:=IF([.A519]=[.A518];[.C518]+[.B519];[.B519])" office:value-type="float" office:value="303" calcext:value-type="float">
            <text:p>303</text:p>
          </table:table-cell>
          <table:table-cell table:formula="of:=IF(AND([.A519]=[.A518];[.C519]&gt;500);1;&quot;&quot;)">
            <text:p/>
          </table:table-cell>
          <table:table-cell table:formula="of:=IF(AND([.D518]=&quot;&quot;;[.D519]=1);1;[.D519]+[.E5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31" calcext:value-type="float">
            <text:p>31</text:p>
          </table:table-cell>
          <table:table-cell table:formula="of:=IF([.A520]=[.A519];[.C519]+[.B520];[.B520])" office:value-type="float" office:value="31" calcext:value-type="float">
            <text:p>31</text:p>
          </table:table-cell>
          <table:table-cell table:formula="of:=IF(AND([.A520]=[.A519];[.C520]&gt;500);1;&quot;&quot;)">
            <text:p/>
          </table:table-cell>
          <table:table-cell table:formula="of:=IF(AND([.D519]=&quot;&quot;;[.D520]=1);1;[.D520]+[.E5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31" calcext:value-type="float">
            <text:p>31</text:p>
          </table:table-cell>
          <table:table-cell table:formula="of:=IF([.A521]=[.A520];[.C520]+[.B521];[.B521])" office:value-type="float" office:value="62" calcext:value-type="float">
            <text:p>62</text:p>
          </table:table-cell>
          <table:table-cell table:formula="of:=IF(AND([.A521]=[.A520];[.C521]&gt;500);1;&quot;&quot;)">
            <text:p/>
          </table:table-cell>
          <table:table-cell table:formula="of:=IF(AND([.D520]=&quot;&quot;;[.D521]=1);1;[.D521]+[.E5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43" calcext:value-type="float">
            <text:p>43</text:p>
          </table:table-cell>
          <table:table-cell table:formula="of:=IF([.A522]=[.A521];[.C521]+[.B522];[.B522])" office:value-type="float" office:value="105" calcext:value-type="float">
            <text:p>105</text:p>
          </table:table-cell>
          <table:table-cell table:formula="of:=IF(AND([.A522]=[.A521];[.C522]&gt;500);1;&quot;&quot;)">
            <text:p/>
          </table:table-cell>
          <table:table-cell table:formula="of:=IF(AND([.D521]=&quot;&quot;;[.D522]=1);1;[.D522]+[.E5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48" calcext:value-type="float">
            <text:p>48</text:p>
          </table:table-cell>
          <table:table-cell table:formula="of:=IF([.A523]=[.A522];[.C522]+[.B523];[.B523])" office:value-type="float" office:value="153" calcext:value-type="float">
            <text:p>153</text:p>
          </table:table-cell>
          <table:table-cell table:formula="of:=IF(AND([.A523]=[.A522];[.C523]&gt;500);1;&quot;&quot;)">
            <text:p/>
          </table:table-cell>
          <table:table-cell table:formula="of:=IF(AND([.D522]=&quot;&quot;;[.D523]=1);1;[.D523]+[.E5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60" calcext:value-type="float">
            <text:p>60</text:p>
          </table:table-cell>
          <table:table-cell table:formula="of:=IF([.A524]=[.A523];[.C523]+[.B524];[.B524])" office:value-type="float" office:value="213" calcext:value-type="float">
            <text:p>213</text:p>
          </table:table-cell>
          <table:table-cell table:formula="of:=IF(AND([.A524]=[.A523];[.C524]&gt;500);1;&quot;&quot;)">
            <text:p/>
          </table:table-cell>
          <table:table-cell table:formula="of:=IF(AND([.D523]=&quot;&quot;;[.D524]=1);1;[.D524]+[.E5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72" calcext:value-type="float">
            <text:p>72</text:p>
          </table:table-cell>
          <table:table-cell table:formula="of:=IF([.A525]=[.A524];[.C524]+[.B525];[.B525])" office:value-type="float" office:value="285" calcext:value-type="float">
            <text:p>285</text:p>
          </table:table-cell>
          <table:table-cell table:formula="of:=IF(AND([.A525]=[.A524];[.C525]&gt;500);1;&quot;&quot;)">
            <text:p/>
          </table:table-cell>
          <table:table-cell table:formula="of:=IF(AND([.D524]=&quot;&quot;;[.D525]=1);1;[.D525]+[.E5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84" calcext:value-type="float">
            <text:p>84</text:p>
          </table:table-cell>
          <table:table-cell table:formula="of:=IF([.A526]=[.A525];[.C525]+[.B526];[.B526])" office:value-type="float" office:value="369" calcext:value-type="float">
            <text:p>369</text:p>
          </table:table-cell>
          <table:table-cell table:formula="of:=IF(AND([.A526]=[.A525];[.C526]&gt;500);1;&quot;&quot;)">
            <text:p/>
          </table:table-cell>
          <table:table-cell table:formula="of:=IF(AND([.D525]=&quot;&quot;;[.D526]=1);1;[.D526]+[.E5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87" calcext:value-type="float">
            <text:p>87</text:p>
          </table:table-cell>
          <table:table-cell table:formula="of:=IF([.A527]=[.A526];[.C526]+[.B527];[.B527])" office:value-type="float" office:value="456" calcext:value-type="float">
            <text:p>456</text:p>
          </table:table-cell>
          <table:table-cell table:formula="of:=IF(AND([.A527]=[.A526];[.C527]&gt;500);1;&quot;&quot;)">
            <text:p/>
          </table:table-cell>
          <table:table-cell table:formula="of:=IF(AND([.D526]=&quot;&quot;;[.D527]=1);1;[.D527]+[.E5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90" calcext:value-type="float">
            <text:p>90</text:p>
          </table:table-cell>
          <table:table-cell table:formula="of:=IF([.A528]=[.A527];[.C527]+[.B528];[.B528])" office:value-type="float" office:value="546" calcext:value-type="float">
            <text:p>546</text:p>
          </table:table-cell>
          <table:table-cell table:formula="of:=IF(AND([.A528]=[.A527];[.C528]&gt;500);1;&quot;&quot;)" office:value-type="float" office:value="1" calcext:value-type="float">
            <text:p>1</text:p>
          </table:table-cell>
          <table:table-cell table:formula="of:=IF(AND([.D527]=&quot;&quot;;[.D528]=1);1;[.D528]+[.E52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93" calcext:value-type="float">
            <text:p>93</text:p>
          </table:table-cell>
          <table:table-cell table:formula="of:=IF([.A529]=[.A528];[.C528]+[.B529];[.B529])" office:value-type="float" office:value="639" calcext:value-type="float">
            <text:p>639</text:p>
          </table:table-cell>
          <table:table-cell table:formula="of:=IF(AND([.A529]=[.A528];[.C529]&gt;500);1;&quot;&quot;)" office:value-type="float" office:value="1" calcext:value-type="float">
            <text:p>1</text:p>
          </table:table-cell>
          <table:table-cell table:formula="of:=IF(AND([.D528]=&quot;&quot;;[.D529]=1);1;[.D529]+[.E52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02" calcext:value-type="float">
            <text:p>102</text:p>
          </table:table-cell>
          <table:table-cell table:formula="of:=IF([.A530]=[.A529];[.C529]+[.B530];[.B530])" office:value-type="float" office:value="741" calcext:value-type="float">
            <text:p>741</text:p>
          </table:table-cell>
          <table:table-cell table:formula="of:=IF(AND([.A530]=[.A529];[.C530]&gt;500);1;&quot;&quot;)" office:value-type="float" office:value="1" calcext:value-type="float">
            <text:p>1</text:p>
          </table:table-cell>
          <table:table-cell table:formula="of:=IF(AND([.D529]=&quot;&quot;;[.D530]=1);1;[.D530]+[.E5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14" calcext:value-type="float">
            <text:p>114</text:p>
          </table:table-cell>
          <table:table-cell table:formula="of:=IF([.A531]=[.A530];[.C530]+[.B531];[.B531])" office:value-type="float" office:value="855" calcext:value-type="float">
            <text:p>855</text:p>
          </table:table-cell>
          <table:table-cell table:formula="of:=IF(AND([.A531]=[.A530];[.C531]&gt;500);1;&quot;&quot;)" office:value-type="float" office:value="1" calcext:value-type="float">
            <text:p>1</text:p>
          </table:table-cell>
          <table:table-cell table:formula="of:=IF(AND([.D530]=&quot;&quot;;[.D531]=1);1;[.D531]+[.E53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16" calcext:value-type="float">
            <text:p>116</text:p>
          </table:table-cell>
          <table:table-cell table:formula="of:=IF([.A532]=[.A531];[.C531]+[.B532];[.B532])" office:value-type="float" office:value="971" calcext:value-type="float">
            <text:p>971</text:p>
          </table:table-cell>
          <table:table-cell table:formula="of:=IF(AND([.A532]=[.A531];[.C532]&gt;500);1;&quot;&quot;)" office:value-type="float" office:value="1" calcext:value-type="float">
            <text:p>1</text:p>
          </table:table-cell>
          <table:table-cell table:formula="of:=IF(AND([.D531]=&quot;&quot;;[.D532]=1);1;[.D532]+[.E53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26" calcext:value-type="float">
            <text:p>126</text:p>
          </table:table-cell>
          <table:table-cell table:formula="of:=IF([.A533]=[.A532];[.C532]+[.B533];[.B533])" office:value-type="float" office:value="1097" calcext:value-type="float">
            <text:p>1097</text:p>
          </table:table-cell>
          <table:table-cell table:formula="of:=IF(AND([.A533]=[.A532];[.C533]&gt;500);1;&quot;&quot;)" office:value-type="float" office:value="1" calcext:value-type="float">
            <text:p>1</text:p>
          </table:table-cell>
          <table:table-cell table:formula="of:=IF(AND([.D532]=&quot;&quot;;[.D533]=1);1;[.D533]+[.E53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32" calcext:value-type="float">
            <text:p>132</text:p>
          </table:table-cell>
          <table:table-cell table:formula="of:=IF([.A534]=[.A533];[.C533]+[.B534];[.B534])" office:value-type="float" office:value="1229" calcext:value-type="float">
            <text:p>1229</text:p>
          </table:table-cell>
          <table:table-cell table:formula="of:=IF(AND([.A534]=[.A533];[.C534]&gt;500);1;&quot;&quot;)" office:value-type="float" office:value="1" calcext:value-type="float">
            <text:p>1</text:p>
          </table:table-cell>
          <table:table-cell table:formula="of:=IF(AND([.D533]=&quot;&quot;;[.D534]=1);1;[.D534]+[.E53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44" calcext:value-type="float">
            <text:p>144</text:p>
          </table:table-cell>
          <table:table-cell table:formula="of:=IF([.A535]=[.A534];[.C534]+[.B535];[.B535])" office:value-type="float" office:value="1373" calcext:value-type="float">
            <text:p>1373</text:p>
          </table:table-cell>
          <table:table-cell table:formula="of:=IF(AND([.A535]=[.A534];[.C535]&gt;500);1;&quot;&quot;)" office:value-type="float" office:value="1" calcext:value-type="float">
            <text:p>1</text:p>
          </table:table-cell>
          <table:table-cell table:formula="of:=IF(AND([.D534]=&quot;&quot;;[.D535]=1);1;[.D535]+[.E53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50" calcext:value-type="float">
            <text:p>150</text:p>
          </table:table-cell>
          <table:table-cell table:formula="of:=IF([.A536]=[.A535];[.C535]+[.B536];[.B536])" office:value-type="float" office:value="1523" calcext:value-type="float">
            <text:p>1523</text:p>
          </table:table-cell>
          <table:table-cell table:formula="of:=IF(AND([.A536]=[.A535];[.C536]&gt;500);1;&quot;&quot;)" office:value-type="float" office:value="1" calcext:value-type="float">
            <text:p>1</text:p>
          </table:table-cell>
          <table:table-cell table:formula="of:=IF(AND([.D535]=&quot;&quot;;[.D536]=1);1;[.D536]+[.E53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55" calcext:value-type="float">
            <text:p>155</text:p>
          </table:table-cell>
          <table:table-cell table:formula="of:=IF([.A537]=[.A536];[.C536]+[.B537];[.B537])" office:value-type="float" office:value="1678" calcext:value-type="float">
            <text:p>1678</text:p>
          </table:table-cell>
          <table:table-cell table:formula="of:=IF(AND([.A537]=[.A536];[.C537]&gt;500);1;&quot;&quot;)" office:value-type="float" office:value="1" calcext:value-type="float">
            <text:p>1</text:p>
          </table:table-cell>
          <table:table-cell table:formula="of:=IF(AND([.D536]=&quot;&quot;;[.D537]=1);1;[.D537]+[.E53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7441391" calcext:value-type="float">
            <text:p>67441391</text:p>
          </table:table-cell>
          <table:table-cell office:value-type="float" office:value="164" calcext:value-type="float">
            <text:p>164</text:p>
          </table:table-cell>
          <table:table-cell table:formula="of:=IF([.A538]=[.A537];[.C537]+[.B538];[.B538])" office:value-type="float" office:value="1842" calcext:value-type="float">
            <text:p>1842</text:p>
          </table:table-cell>
          <table:table-cell table:formula="of:=IF(AND([.A538]=[.A537];[.C538]&gt;500);1;&quot;&quot;)" office:value-type="float" office:value="1" calcext:value-type="float">
            <text:p>1</text:p>
          </table:table-cell>
          <table:table-cell table:formula="of:=IF(AND([.D537]=&quot;&quot;;[.D538]=1);1;[.D538]+[.E537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26" calcext:value-type="float">
            <text:p>26</text:p>
          </table:table-cell>
          <table:table-cell table:formula="of:=IF([.A539]=[.A538];[.C538]+[.B539];[.B539])" office:value-type="float" office:value="26" calcext:value-type="float">
            <text:p>26</text:p>
          </table:table-cell>
          <table:table-cell table:formula="of:=IF(AND([.A539]=[.A538];[.C539]&gt;500);1;&quot;&quot;)">
            <text:p/>
          </table:table-cell>
          <table:table-cell table:formula="of:=IF(AND([.D538]=&quot;&quot;;[.D539]=1);1;[.D539]+[.E5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34" calcext:value-type="float">
            <text:p>34</text:p>
          </table:table-cell>
          <table:table-cell table:formula="of:=IF([.A540]=[.A539];[.C539]+[.B540];[.B540])" office:value-type="float" office:value="60" calcext:value-type="float">
            <text:p>60</text:p>
          </table:table-cell>
          <table:table-cell table:formula="of:=IF(AND([.A540]=[.A539];[.C540]&gt;500);1;&quot;&quot;)">
            <text:p/>
          </table:table-cell>
          <table:table-cell table:formula="of:=IF(AND([.D539]=&quot;&quot;;[.D540]=1);1;[.D540]+[.E5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43" calcext:value-type="float">
            <text:p>43</text:p>
          </table:table-cell>
          <table:table-cell table:formula="of:=IF([.A541]=[.A540];[.C540]+[.B541];[.B541])" office:value-type="float" office:value="103" calcext:value-type="float">
            <text:p>103</text:p>
          </table:table-cell>
          <table:table-cell table:formula="of:=IF(AND([.A541]=[.A540];[.C541]&gt;500);1;&quot;&quot;)">
            <text:p/>
          </table:table-cell>
          <table:table-cell table:formula="of:=IF(AND([.D540]=&quot;&quot;;[.D541]=1);1;[.D541]+[.E5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43" calcext:value-type="float">
            <text:p>43</text:p>
          </table:table-cell>
          <table:table-cell table:formula="of:=IF([.A542]=[.A541];[.C541]+[.B542];[.B542])" office:value-type="float" office:value="146" calcext:value-type="float">
            <text:p>146</text:p>
          </table:table-cell>
          <table:table-cell table:formula="of:=IF(AND([.A542]=[.A541];[.C542]&gt;500);1;&quot;&quot;)">
            <text:p/>
          </table:table-cell>
          <table:table-cell table:formula="of:=IF(AND([.D541]=&quot;&quot;;[.D542]=1);1;[.D542]+[.E5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44" calcext:value-type="float">
            <text:p>44</text:p>
          </table:table-cell>
          <table:table-cell table:formula="of:=IF([.A543]=[.A542];[.C542]+[.B543];[.B543])" office:value-type="float" office:value="190" calcext:value-type="float">
            <text:p>190</text:p>
          </table:table-cell>
          <table:table-cell table:formula="of:=IF(AND([.A543]=[.A542];[.C543]&gt;500);1;&quot;&quot;)">
            <text:p/>
          </table:table-cell>
          <table:table-cell table:formula="of:=IF(AND([.D542]=&quot;&quot;;[.D543]=1);1;[.D543]+[.E54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46" calcext:value-type="float">
            <text:p>46</text:p>
          </table:table-cell>
          <table:table-cell table:formula="of:=IF([.A544]=[.A543];[.C543]+[.B544];[.B544])" office:value-type="float" office:value="236" calcext:value-type="float">
            <text:p>236</text:p>
          </table:table-cell>
          <table:table-cell table:formula="of:=IF(AND([.A544]=[.A543];[.C544]&gt;500);1;&quot;&quot;)">
            <text:p/>
          </table:table-cell>
          <table:table-cell table:formula="of:=IF(AND([.D543]=&quot;&quot;;[.D544]=1);1;[.D544]+[.E5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50" calcext:value-type="float">
            <text:p>50</text:p>
          </table:table-cell>
          <table:table-cell table:formula="of:=IF([.A545]=[.A544];[.C544]+[.B545];[.B545])" office:value-type="float" office:value="286" calcext:value-type="float">
            <text:p>286</text:p>
          </table:table-cell>
          <table:table-cell table:formula="of:=IF(AND([.A545]=[.A544];[.C545]&gt;500);1;&quot;&quot;)">
            <text:p/>
          </table:table-cell>
          <table:table-cell table:formula="of:=IF(AND([.D544]=&quot;&quot;;[.D545]=1);1;[.D545]+[.E5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7536438" calcext:value-type="float">
            <text:p>67536438</text:p>
          </table:table-cell>
          <table:table-cell office:value-type="float" office:value="55" calcext:value-type="float">
            <text:p>55</text:p>
          </table:table-cell>
          <table:table-cell table:formula="of:=IF([.A546]=[.A545];[.C545]+[.B546];[.B546])" office:value-type="float" office:value="341" calcext:value-type="float">
            <text:p>341</text:p>
          </table:table-cell>
          <table:table-cell table:formula="of:=IF(AND([.A546]=[.A545];[.C546]&gt;500);1;&quot;&quot;)">
            <text:p/>
          </table:table-cell>
          <table:table-cell table:formula="of:=IF(AND([.D545]=&quot;&quot;;[.D546]=1);1;[.D546]+[.E5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34" calcext:value-type="float">
            <text:p>34</text:p>
          </table:table-cell>
          <table:table-cell table:formula="of:=IF([.A547]=[.A546];[.C546]+[.B547];[.B547])" office:value-type="float" office:value="34" calcext:value-type="float">
            <text:p>34</text:p>
          </table:table-cell>
          <table:table-cell table:formula="of:=IF(AND([.A547]=[.A546];[.C547]&gt;500);1;&quot;&quot;)">
            <text:p/>
          </table:table-cell>
          <table:table-cell table:formula="of:=IF(AND([.D546]=&quot;&quot;;[.D547]=1);1;[.D547]+[.E5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34" calcext:value-type="float">
            <text:p>34</text:p>
          </table:table-cell>
          <table:table-cell table:formula="of:=IF([.A548]=[.A547];[.C547]+[.B548];[.B548])" office:value-type="float" office:value="68" calcext:value-type="float">
            <text:p>68</text:p>
          </table:table-cell>
          <table:table-cell table:formula="of:=IF(AND([.A548]=[.A547];[.C548]&gt;500);1;&quot;&quot;)">
            <text:p/>
          </table:table-cell>
          <table:table-cell table:formula="of:=IF(AND([.D547]=&quot;&quot;;[.D548]=1);1;[.D548]+[.E5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35" calcext:value-type="float">
            <text:p>35</text:p>
          </table:table-cell>
          <table:table-cell table:formula="of:=IF([.A549]=[.A548];[.C548]+[.B549];[.B549])" office:value-type="float" office:value="103" calcext:value-type="float">
            <text:p>103</text:p>
          </table:table-cell>
          <table:table-cell table:formula="of:=IF(AND([.A549]=[.A548];[.C549]&gt;500);1;&quot;&quot;)">
            <text:p/>
          </table:table-cell>
          <table:table-cell table:formula="of:=IF(AND([.D548]=&quot;&quot;;[.D549]=1);1;[.D549]+[.E5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43" calcext:value-type="float">
            <text:p>43</text:p>
          </table:table-cell>
          <table:table-cell table:formula="of:=IF([.A550]=[.A549];[.C549]+[.B550];[.B550])" office:value-type="float" office:value="146" calcext:value-type="float">
            <text:p>146</text:p>
          </table:table-cell>
          <table:table-cell table:formula="of:=IF(AND([.A550]=[.A549];[.C550]&gt;500);1;&quot;&quot;)">
            <text:p/>
          </table:table-cell>
          <table:table-cell table:formula="of:=IF(AND([.D549]=&quot;&quot;;[.D550]=1);1;[.D550]+[.E5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49" calcext:value-type="float">
            <text:p>49</text:p>
          </table:table-cell>
          <table:table-cell table:formula="of:=IF([.A551]=[.A550];[.C550]+[.B551];[.B551])" office:value-type="float" office:value="195" calcext:value-type="float">
            <text:p>195</text:p>
          </table:table-cell>
          <table:table-cell table:formula="of:=IF(AND([.A551]=[.A550];[.C551]&gt;500);1;&quot;&quot;)">
            <text:p/>
          </table:table-cell>
          <table:table-cell table:formula="of:=IF(AND([.D550]=&quot;&quot;;[.D551]=1);1;[.D551]+[.E5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55" calcext:value-type="float">
            <text:p>55</text:p>
          </table:table-cell>
          <table:table-cell table:formula="of:=IF([.A552]=[.A551];[.C551]+[.B552];[.B552])" office:value-type="float" office:value="250" calcext:value-type="float">
            <text:p>250</text:p>
          </table:table-cell>
          <table:table-cell table:formula="of:=IF(AND([.A552]=[.A551];[.C552]&gt;500);1;&quot;&quot;)">
            <text:p/>
          </table:table-cell>
          <table:table-cell table:formula="of:=IF(AND([.D551]=&quot;&quot;;[.D552]=1);1;[.D552]+[.E5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57" calcext:value-type="float">
            <text:p>57</text:p>
          </table:table-cell>
          <table:table-cell table:formula="of:=IF([.A553]=[.A552];[.C552]+[.B553];[.B553])" office:value-type="float" office:value="307" calcext:value-type="float">
            <text:p>307</text:p>
          </table:table-cell>
          <table:table-cell table:formula="of:=IF(AND([.A553]=[.A552];[.C553]&gt;500);1;&quot;&quot;)">
            <text:p/>
          </table:table-cell>
          <table:table-cell table:formula="of:=IF(AND([.D552]=&quot;&quot;;[.D553]=1);1;[.D553]+[.E5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59" calcext:value-type="float">
            <text:p>59</text:p>
          </table:table-cell>
          <table:table-cell table:formula="of:=IF([.A554]=[.A553];[.C553]+[.B554];[.B554])" office:value-type="float" office:value="366" calcext:value-type="float">
            <text:p>366</text:p>
          </table:table-cell>
          <table:table-cell table:formula="of:=IF(AND([.A554]=[.A553];[.C554]&gt;500);1;&quot;&quot;)">
            <text:p/>
          </table:table-cell>
          <table:table-cell table:formula="of:=IF(AND([.D553]=&quot;&quot;;[.D554]=1);1;[.D554]+[.E5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0" calcext:value-type="float">
            <text:p>70</text:p>
          </table:table-cell>
          <table:table-cell table:formula="of:=IF([.A555]=[.A554];[.C554]+[.B555];[.B555])" office:value-type="float" office:value="436" calcext:value-type="float">
            <text:p>436</text:p>
          </table:table-cell>
          <table:table-cell table:formula="of:=IF(AND([.A555]=[.A554];[.C555]&gt;500);1;&quot;&quot;)">
            <text:p/>
          </table:table-cell>
          <table:table-cell table:formula="of:=IF(AND([.D554]=&quot;&quot;;[.D555]=1);1;[.D555]+[.E5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0" calcext:value-type="float">
            <text:p>70</text:p>
          </table:table-cell>
          <table:table-cell table:formula="of:=IF([.A556]=[.A555];[.C555]+[.B556];[.B556])" office:value-type="float" office:value="506" calcext:value-type="float">
            <text:p>506</text:p>
          </table:table-cell>
          <table:table-cell table:formula="of:=IF(AND([.A556]=[.A555];[.C556]&gt;500);1;&quot;&quot;)" office:value-type="float" office:value="1" calcext:value-type="float">
            <text:p>1</text:p>
          </table:table-cell>
          <table:table-cell table:formula="of:=IF(AND([.D555]=&quot;&quot;;[.D556]=1);1;[.D556]+[.E55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0" calcext:value-type="float">
            <text:p>70</text:p>
          </table:table-cell>
          <table:table-cell table:formula="of:=IF([.A557]=[.A556];[.C556]+[.B557];[.B557])" office:value-type="float" office:value="576" calcext:value-type="float">
            <text:p>576</text:p>
          </table:table-cell>
          <table:table-cell table:formula="of:=IF(AND([.A557]=[.A556];[.C557]&gt;500);1;&quot;&quot;)" office:value-type="float" office:value="1" calcext:value-type="float">
            <text:p>1</text:p>
          </table:table-cell>
          <table:table-cell table:formula="of:=IF(AND([.D556]=&quot;&quot;;[.D557]=1);1;[.D557]+[.E55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2" calcext:value-type="float">
            <text:p>72</text:p>
          </table:table-cell>
          <table:table-cell table:formula="of:=IF([.A558]=[.A557];[.C557]+[.B558];[.B558])" office:value-type="float" office:value="648" calcext:value-type="float">
            <text:p>648</text:p>
          </table:table-cell>
          <table:table-cell table:formula="of:=IF(AND([.A558]=[.A557];[.C558]&gt;500);1;&quot;&quot;)" office:value-type="float" office:value="1" calcext:value-type="float">
            <text:p>1</text:p>
          </table:table-cell>
          <table:table-cell table:formula="of:=IF(AND([.D557]=&quot;&quot;;[.D558]=1);1;[.D558]+[.E55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4" calcext:value-type="float">
            <text:p>74</text:p>
          </table:table-cell>
          <table:table-cell table:formula="of:=IF([.A559]=[.A558];[.C558]+[.B559];[.B559])" office:value-type="float" office:value="722" calcext:value-type="float">
            <text:p>722</text:p>
          </table:table-cell>
          <table:table-cell table:formula="of:=IF(AND([.A559]=[.A558];[.C559]&gt;500);1;&quot;&quot;)" office:value-type="float" office:value="1" calcext:value-type="float">
            <text:p>1</text:p>
          </table:table-cell>
          <table:table-cell table:formula="of:=IF(AND([.D558]=&quot;&quot;;[.D559]=1);1;[.D559]+[.E558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75" calcext:value-type="float">
            <text:p>75</text:p>
          </table:table-cell>
          <table:table-cell table:formula="of:=IF([.A560]=[.A559];[.C559]+[.B560];[.B560])" office:value-type="float" office:value="797" calcext:value-type="float">
            <text:p>797</text:p>
          </table:table-cell>
          <table:table-cell table:formula="of:=IF(AND([.A560]=[.A559];[.C560]&gt;500);1;&quot;&quot;)" office:value-type="float" office:value="1" calcext:value-type="float">
            <text:p>1</text:p>
          </table:table-cell>
          <table:table-cell table:formula="of:=IF(AND([.D559]=&quot;&quot;;[.D560]=1);1;[.D560]+[.E55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81" calcext:value-type="float">
            <text:p>81</text:p>
          </table:table-cell>
          <table:table-cell table:formula="of:=IF([.A561]=[.A560];[.C560]+[.B561];[.B561])" office:value-type="float" office:value="878" calcext:value-type="float">
            <text:p>878</text:p>
          </table:table-cell>
          <table:table-cell table:formula="of:=IF(AND([.A561]=[.A560];[.C561]&gt;500);1;&quot;&quot;)" office:value-type="float" office:value="1" calcext:value-type="float">
            <text:p>1</text:p>
          </table:table-cell>
          <table:table-cell table:formula="of:=IF(AND([.D560]=&quot;&quot;;[.D561]=1);1;[.D561]+[.E56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81" calcext:value-type="float">
            <text:p>81</text:p>
          </table:table-cell>
          <table:table-cell table:formula="of:=IF([.A562]=[.A561];[.C561]+[.B562];[.B562])" office:value-type="float" office:value="959" calcext:value-type="float">
            <text:p>959</text:p>
          </table:table-cell>
          <table:table-cell table:formula="of:=IF(AND([.A562]=[.A561];[.C562]&gt;500);1;&quot;&quot;)" office:value-type="float" office:value="1" calcext:value-type="float">
            <text:p>1</text:p>
          </table:table-cell>
          <table:table-cell table:formula="of:=IF(AND([.D561]=&quot;&quot;;[.D562]=1);1;[.D562]+[.E56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83" calcext:value-type="float">
            <text:p>83</text:p>
          </table:table-cell>
          <table:table-cell table:formula="of:=IF([.A563]=[.A562];[.C562]+[.B563];[.B563])" office:value-type="float" office:value="1042" calcext:value-type="float">
            <text:p>1042</text:p>
          </table:table-cell>
          <table:table-cell table:formula="of:=IF(AND([.A563]=[.A562];[.C563]&gt;500);1;&quot;&quot;)" office:value-type="float" office:value="1" calcext:value-type="float">
            <text:p>1</text:p>
          </table:table-cell>
          <table:table-cell table:formula="of:=IF(AND([.D562]=&quot;&quot;;[.D563]=1);1;[.D563]+[.E56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87" calcext:value-type="float">
            <text:p>87</text:p>
          </table:table-cell>
          <table:table-cell table:formula="of:=IF([.A564]=[.A563];[.C563]+[.B564];[.B564])" office:value-type="float" office:value="1129" calcext:value-type="float">
            <text:p>1129</text:p>
          </table:table-cell>
          <table:table-cell table:formula="of:=IF(AND([.A564]=[.A563];[.C564]&gt;500);1;&quot;&quot;)" office:value-type="float" office:value="1" calcext:value-type="float">
            <text:p>1</text:p>
          </table:table-cell>
          <table:table-cell table:formula="of:=IF(AND([.D563]=&quot;&quot;;[.D564]=1);1;[.D564]+[.E56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98" calcext:value-type="float">
            <text:p>98</text:p>
          </table:table-cell>
          <table:table-cell table:formula="of:=IF([.A565]=[.A564];[.C564]+[.B565];[.B565])" office:value-type="float" office:value="1227" calcext:value-type="float">
            <text:p>1227</text:p>
          </table:table-cell>
          <table:table-cell table:formula="of:=IF(AND([.A565]=[.A564];[.C565]&gt;500);1;&quot;&quot;)" office:value-type="float" office:value="1" calcext:value-type="float">
            <text:p>1</text:p>
          </table:table-cell>
          <table:table-cell table:formula="of:=IF(AND([.D564]=&quot;&quot;;[.D565]=1);1;[.D565]+[.E56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8517181" calcext:value-type="float">
            <text:p>68517181</text:p>
          </table:table-cell>
          <table:table-cell office:value-type="float" office:value="108" calcext:value-type="float">
            <text:p>108</text:p>
          </table:table-cell>
          <table:table-cell table:formula="of:=IF([.A566]=[.A565];[.C565]+[.B566];[.B566])" office:value-type="float" office:value="1335" calcext:value-type="float">
            <text:p>1335</text:p>
          </table:table-cell>
          <table:table-cell table:formula="of:=IF(AND([.A566]=[.A565];[.C566]&gt;500);1;&quot;&quot;)" office:value-type="float" office:value="1" calcext:value-type="float">
            <text:p>1</text:p>
          </table:table-cell>
          <table:table-cell table:formula="of:=IF(AND([.D565]=&quot;&quot;;[.D566]=1);1;[.D566]+[.E565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30" calcext:value-type="float">
            <text:p>30</text:p>
          </table:table-cell>
          <table:table-cell table:formula="of:=IF([.A567]=[.A566];[.C566]+[.B567];[.B567])" office:value-type="float" office:value="30" calcext:value-type="float">
            <text:p>30</text:p>
          </table:table-cell>
          <table:table-cell table:formula="of:=IF(AND([.A567]=[.A566];[.C567]&gt;500);1;&quot;&quot;)">
            <text:p/>
          </table:table-cell>
          <table:table-cell table:formula="of:=IF(AND([.D566]=&quot;&quot;;[.D567]=1);1;[.D567]+[.E5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30" calcext:value-type="float">
            <text:p>30</text:p>
          </table:table-cell>
          <table:table-cell table:formula="of:=IF([.A568]=[.A567];[.C567]+[.B568];[.B568])" office:value-type="float" office:value="60" calcext:value-type="float">
            <text:p>60</text:p>
          </table:table-cell>
          <table:table-cell table:formula="of:=IF(AND([.A568]=[.A567];[.C568]&gt;500);1;&quot;&quot;)">
            <text:p/>
          </table:table-cell>
          <table:table-cell table:formula="of:=IF(AND([.D567]=&quot;&quot;;[.D568]=1);1;[.D568]+[.E5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34" calcext:value-type="float">
            <text:p>34</text:p>
          </table:table-cell>
          <table:table-cell table:formula="of:=IF([.A569]=[.A568];[.C568]+[.B569];[.B569])" office:value-type="float" office:value="94" calcext:value-type="float">
            <text:p>94</text:p>
          </table:table-cell>
          <table:table-cell table:formula="of:=IF(AND([.A569]=[.A568];[.C569]&gt;500);1;&quot;&quot;)">
            <text:p/>
          </table:table-cell>
          <table:table-cell table:formula="of:=IF(AND([.D568]=&quot;&quot;;[.D569]=1);1;[.D569]+[.E56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43" calcext:value-type="float">
            <text:p>43</text:p>
          </table:table-cell>
          <table:table-cell table:formula="of:=IF([.A570]=[.A569];[.C569]+[.B570];[.B570])" office:value-type="float" office:value="137" calcext:value-type="float">
            <text:p>137</text:p>
          </table:table-cell>
          <table:table-cell table:formula="of:=IF(AND([.A570]=[.A569];[.C570]&gt;500);1;&quot;&quot;)">
            <text:p/>
          </table:table-cell>
          <table:table-cell table:formula="of:=IF(AND([.D569]=&quot;&quot;;[.D570]=1);1;[.D570]+[.E56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52" calcext:value-type="float">
            <text:p>52</text:p>
          </table:table-cell>
          <table:table-cell table:formula="of:=IF([.A571]=[.A570];[.C570]+[.B571];[.B571])" office:value-type="float" office:value="189" calcext:value-type="float">
            <text:p>189</text:p>
          </table:table-cell>
          <table:table-cell table:formula="of:=IF(AND([.A571]=[.A570];[.C571]&gt;500);1;&quot;&quot;)">
            <text:p/>
          </table:table-cell>
          <table:table-cell table:formula="of:=IF(AND([.D570]=&quot;&quot;;[.D571]=1);1;[.D571]+[.E57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63" calcext:value-type="float">
            <text:p>63</text:p>
          </table:table-cell>
          <table:table-cell table:formula="of:=IF([.A572]=[.A571];[.C571]+[.B572];[.B572])" office:value-type="float" office:value="252" calcext:value-type="float">
            <text:p>252</text:p>
          </table:table-cell>
          <table:table-cell table:formula="of:=IF(AND([.A572]=[.A571];[.C572]&gt;500);1;&quot;&quot;)">
            <text:p/>
          </table:table-cell>
          <table:table-cell table:formula="of:=IF(AND([.D571]=&quot;&quot;;[.D572]=1);1;[.D572]+[.E57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66" calcext:value-type="float">
            <text:p>66</text:p>
          </table:table-cell>
          <table:table-cell table:formula="of:=IF([.A573]=[.A572];[.C572]+[.B573];[.B573])" office:value-type="float" office:value="318" calcext:value-type="float">
            <text:p>318</text:p>
          </table:table-cell>
          <table:table-cell table:formula="of:=IF(AND([.A573]=[.A572];[.C573]&gt;500);1;&quot;&quot;)">
            <text:p/>
          </table:table-cell>
          <table:table-cell table:formula="of:=IF(AND([.D572]=&quot;&quot;;[.D573]=1);1;[.D573]+[.E57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68" calcext:value-type="float">
            <text:p>68</text:p>
          </table:table-cell>
          <table:table-cell table:formula="of:=IF([.A574]=[.A573];[.C573]+[.B574];[.B574])" office:value-type="float" office:value="386" calcext:value-type="float">
            <text:p>386</text:p>
          </table:table-cell>
          <table:table-cell table:formula="of:=IF(AND([.A574]=[.A573];[.C574]&gt;500);1;&quot;&quot;)">
            <text:p/>
          </table:table-cell>
          <table:table-cell table:formula="of:=IF(AND([.D573]=&quot;&quot;;[.D574]=1);1;[.D574]+[.E57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68785439" calcext:value-type="float">
            <text:p>68785439</text:p>
          </table:table-cell>
          <table:table-cell office:value-type="float" office:value="73" calcext:value-type="float">
            <text:p>73</text:p>
          </table:table-cell>
          <table:table-cell table:formula="of:=IF([.A575]=[.A574];[.C574]+[.B575];[.B575])" office:value-type="float" office:value="459" calcext:value-type="float">
            <text:p>459</text:p>
          </table:table-cell>
          <table:table-cell table:formula="of:=IF(AND([.A575]=[.A574];[.C575]&gt;500);1;&quot;&quot;)">
            <text:p/>
          </table:table-cell>
          <table:table-cell table:formula="of:=IF(AND([.D574]=&quot;&quot;;[.D575]=1);1;[.D575]+[.E57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33" calcext:value-type="float">
            <text:p>33</text:p>
          </table:table-cell>
          <table:table-cell table:formula="of:=IF([.A576]=[.A575];[.C575]+[.B576];[.B576])" office:value-type="float" office:value="33" calcext:value-type="float">
            <text:p>33</text:p>
          </table:table-cell>
          <table:table-cell table:formula="of:=IF(AND([.A576]=[.A575];[.C576]&gt;500);1;&quot;&quot;)">
            <text:p/>
          </table:table-cell>
          <table:table-cell table:formula="of:=IF(AND([.D575]=&quot;&quot;;[.D576]=1);1;[.D576]+[.E57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37" calcext:value-type="float">
            <text:p>37</text:p>
          </table:table-cell>
          <table:table-cell table:formula="of:=IF([.A577]=[.A576];[.C576]+[.B577];[.B577])" office:value-type="float" office:value="70" calcext:value-type="float">
            <text:p>70</text:p>
          </table:table-cell>
          <table:table-cell table:formula="of:=IF(AND([.A577]=[.A576];[.C577]&gt;500);1;&quot;&quot;)">
            <text:p/>
          </table:table-cell>
          <table:table-cell table:formula="of:=IF(AND([.D576]=&quot;&quot;;[.D577]=1);1;[.D577]+[.E57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44" calcext:value-type="float">
            <text:p>44</text:p>
          </table:table-cell>
          <table:table-cell table:formula="of:=IF([.A578]=[.A577];[.C577]+[.B578];[.B578])" office:value-type="float" office:value="114" calcext:value-type="float">
            <text:p>114</text:p>
          </table:table-cell>
          <table:table-cell table:formula="of:=IF(AND([.A578]=[.A577];[.C578]&gt;500);1;&quot;&quot;)">
            <text:p/>
          </table:table-cell>
          <table:table-cell table:formula="of:=IF(AND([.D577]=&quot;&quot;;[.D578]=1);1;[.D578]+[.E57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54" calcext:value-type="float">
            <text:p>54</text:p>
          </table:table-cell>
          <table:table-cell table:formula="of:=IF([.A579]=[.A578];[.C578]+[.B579];[.B579])" office:value-type="float" office:value="168" calcext:value-type="float">
            <text:p>168</text:p>
          </table:table-cell>
          <table:table-cell table:formula="of:=IF(AND([.A579]=[.A578];[.C579]&gt;500);1;&quot;&quot;)">
            <text:p/>
          </table:table-cell>
          <table:table-cell table:formula="of:=IF(AND([.D578]=&quot;&quot;;[.D579]=1);1;[.D579]+[.E5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63" calcext:value-type="float">
            <text:p>63</text:p>
          </table:table-cell>
          <table:table-cell table:formula="of:=IF([.A580]=[.A579];[.C579]+[.B580];[.B580])" office:value-type="float" office:value="231" calcext:value-type="float">
            <text:p>231</text:p>
          </table:table-cell>
          <table:table-cell table:formula="of:=IF(AND([.A580]=[.A579];[.C580]&gt;500);1;&quot;&quot;)">
            <text:p/>
          </table:table-cell>
          <table:table-cell table:formula="of:=IF(AND([.D579]=&quot;&quot;;[.D580]=1);1;[.D580]+[.E5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73" calcext:value-type="float">
            <text:p>73</text:p>
          </table:table-cell>
          <table:table-cell table:formula="of:=IF([.A581]=[.A580];[.C580]+[.B581];[.B581])" office:value-type="float" office:value="304" calcext:value-type="float">
            <text:p>304</text:p>
          </table:table-cell>
          <table:table-cell table:formula="of:=IF(AND([.A581]=[.A580];[.C581]&gt;500);1;&quot;&quot;)">
            <text:p/>
          </table:table-cell>
          <table:table-cell table:formula="of:=IF(AND([.D580]=&quot;&quot;;[.D581]=1);1;[.D581]+[.E5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79" calcext:value-type="float">
            <text:p>79</text:p>
          </table:table-cell>
          <table:table-cell table:formula="of:=IF([.A582]=[.A581];[.C581]+[.B582];[.B582])" office:value-type="float" office:value="383" calcext:value-type="float">
            <text:p>383</text:p>
          </table:table-cell>
          <table:table-cell table:formula="of:=IF(AND([.A582]=[.A581];[.C582]&gt;500);1;&quot;&quot;)">
            <text:p/>
          </table:table-cell>
          <table:table-cell table:formula="of:=IF(AND([.D581]=&quot;&quot;;[.D582]=1);1;[.D582]+[.E5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86" calcext:value-type="float">
            <text:p>86</text:p>
          </table:table-cell>
          <table:table-cell table:formula="of:=IF([.A583]=[.A582];[.C582]+[.B583];[.B583])" office:value-type="float" office:value="469" calcext:value-type="float">
            <text:p>469</text:p>
          </table:table-cell>
          <table:table-cell table:formula="of:=IF(AND([.A583]=[.A582];[.C583]&gt;500);1;&quot;&quot;)">
            <text:p/>
          </table:table-cell>
          <table:table-cell table:formula="of:=IF(AND([.D582]=&quot;&quot;;[.D583]=1);1;[.D583]+[.E5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98" calcext:value-type="float">
            <text:p>98</text:p>
          </table:table-cell>
          <table:table-cell table:formula="of:=IF([.A584]=[.A583];[.C583]+[.B584];[.B584])" office:value-type="float" office:value="567" calcext:value-type="float">
            <text:p>567</text:p>
          </table:table-cell>
          <table:table-cell table:formula="of:=IF(AND([.A584]=[.A583];[.C584]&gt;500);1;&quot;&quot;)" office:value-type="float" office:value="1" calcext:value-type="float">
            <text:p>1</text:p>
          </table:table-cell>
          <table:table-cell table:formula="of:=IF(AND([.D583]=&quot;&quot;;[.D584]=1);1;[.D584]+[.E58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103" calcext:value-type="float">
            <text:p>103</text:p>
          </table:table-cell>
          <table:table-cell table:formula="of:=IF([.A585]=[.A584];[.C584]+[.B585];[.B585])" office:value-type="float" office:value="670" calcext:value-type="float">
            <text:p>670</text:p>
          </table:table-cell>
          <table:table-cell table:formula="of:=IF(AND([.A585]=[.A584];[.C585]&gt;500);1;&quot;&quot;)" office:value-type="float" office:value="1" calcext:value-type="float">
            <text:p>1</text:p>
          </table:table-cell>
          <table:table-cell table:formula="of:=IF(AND([.D584]=&quot;&quot;;[.D585]=1);1;[.D585]+[.E58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1792152" calcext:value-type="float">
            <text:p>71792152</text:p>
          </table:table-cell>
          <table:table-cell office:value-type="float" office:value="104" calcext:value-type="float">
            <text:p>104</text:p>
          </table:table-cell>
          <table:table-cell table:formula="of:=IF([.A586]=[.A585];[.C585]+[.B586];[.B586])" office:value-type="float" office:value="774" calcext:value-type="float">
            <text:p>774</text:p>
          </table:table-cell>
          <table:table-cell table:formula="of:=IF(AND([.A586]=[.A585];[.C586]&gt;500);1;&quot;&quot;)" office:value-type="float" office:value="1" calcext:value-type="float">
            <text:p>1</text:p>
          </table:table-cell>
          <table:table-cell table:formula="of:=IF(AND([.D585]=&quot;&quot;;[.D586]=1);1;[.D586]+[.E58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37" calcext:value-type="float">
            <text:p>37</text:p>
          </table:table-cell>
          <table:table-cell table:formula="of:=IF([.A587]=[.A586];[.C586]+[.B587];[.B587])" office:value-type="float" office:value="37" calcext:value-type="float">
            <text:p>37</text:p>
          </table:table-cell>
          <table:table-cell table:formula="of:=IF(AND([.A587]=[.A586];[.C587]&gt;500);1;&quot;&quot;)">
            <text:p/>
          </table:table-cell>
          <table:table-cell table:formula="of:=IF(AND([.D586]=&quot;&quot;;[.D587]=1);1;[.D587]+[.E5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41" calcext:value-type="float">
            <text:p>41</text:p>
          </table:table-cell>
          <table:table-cell table:formula="of:=IF([.A588]=[.A587];[.C587]+[.B588];[.B588])" office:value-type="float" office:value="78" calcext:value-type="float">
            <text:p>78</text:p>
          </table:table-cell>
          <table:table-cell table:formula="of:=IF(AND([.A588]=[.A587];[.C588]&gt;500);1;&quot;&quot;)">
            <text:p/>
          </table:table-cell>
          <table:table-cell table:formula="of:=IF(AND([.D587]=&quot;&quot;;[.D588]=1);1;[.D588]+[.E5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41" calcext:value-type="float">
            <text:p>41</text:p>
          </table:table-cell>
          <table:table-cell table:formula="of:=IF([.A589]=[.A588];[.C588]+[.B589];[.B589])" office:value-type="float" office:value="119" calcext:value-type="float">
            <text:p>119</text:p>
          </table:table-cell>
          <table:table-cell table:formula="of:=IF(AND([.A589]=[.A588];[.C589]&gt;500);1;&quot;&quot;)">
            <text:p/>
          </table:table-cell>
          <table:table-cell table:formula="of:=IF(AND([.D588]=&quot;&quot;;[.D589]=1);1;[.D589]+[.E5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41" calcext:value-type="float">
            <text:p>41</text:p>
          </table:table-cell>
          <table:table-cell table:formula="of:=IF([.A590]=[.A589];[.C589]+[.B590];[.B590])" office:value-type="float" office:value="160" calcext:value-type="float">
            <text:p>160</text:p>
          </table:table-cell>
          <table:table-cell table:formula="of:=IF(AND([.A590]=[.A589];[.C590]&gt;500);1;&quot;&quot;)">
            <text:p/>
          </table:table-cell>
          <table:table-cell table:formula="of:=IF(AND([.D589]=&quot;&quot;;[.D590]=1);1;[.D590]+[.E5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49" calcext:value-type="float">
            <text:p>49</text:p>
          </table:table-cell>
          <table:table-cell table:formula="of:=IF([.A591]=[.A590];[.C590]+[.B591];[.B591])" office:value-type="float" office:value="209" calcext:value-type="float">
            <text:p>209</text:p>
          </table:table-cell>
          <table:table-cell table:formula="of:=IF(AND([.A591]=[.A590];[.C591]&gt;500);1;&quot;&quot;)">
            <text:p/>
          </table:table-cell>
          <table:table-cell table:formula="of:=IF(AND([.D590]=&quot;&quot;;[.D591]=1);1;[.D591]+[.E5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50" calcext:value-type="float">
            <text:p>50</text:p>
          </table:table-cell>
          <table:table-cell table:formula="of:=IF([.A592]=[.A591];[.C591]+[.B592];[.B592])" office:value-type="float" office:value="259" calcext:value-type="float">
            <text:p>259</text:p>
          </table:table-cell>
          <table:table-cell table:formula="of:=IF(AND([.A592]=[.A591];[.C592]&gt;500);1;&quot;&quot;)">
            <text:p/>
          </table:table-cell>
          <table:table-cell table:formula="of:=IF(AND([.D591]=&quot;&quot;;[.D592]=1);1;[.D592]+[.E5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56" calcext:value-type="float">
            <text:p>56</text:p>
          </table:table-cell>
          <table:table-cell table:formula="of:=IF([.A593]=[.A592];[.C592]+[.B593];[.B593])" office:value-type="float" office:value="315" calcext:value-type="float">
            <text:p>315</text:p>
          </table:table-cell>
          <table:table-cell table:formula="of:=IF(AND([.A593]=[.A592];[.C593]&gt;500);1;&quot;&quot;)">
            <text:p/>
          </table:table-cell>
          <table:table-cell table:formula="of:=IF(AND([.D592]=&quot;&quot;;[.D593]=1);1;[.D593]+[.E5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61" calcext:value-type="float">
            <text:p>61</text:p>
          </table:table-cell>
          <table:table-cell table:formula="of:=IF([.A594]=[.A593];[.C593]+[.B594];[.B594])" office:value-type="float" office:value="376" calcext:value-type="float">
            <text:p>376</text:p>
          </table:table-cell>
          <table:table-cell table:formula="of:=IF(AND([.A594]=[.A593];[.C594]&gt;500);1;&quot;&quot;)">
            <text:p/>
          </table:table-cell>
          <table:table-cell table:formula="of:=IF(AND([.D593]=&quot;&quot;;[.D594]=1);1;[.D594]+[.E59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70" calcext:value-type="float">
            <text:p>70</text:p>
          </table:table-cell>
          <table:table-cell table:formula="of:=IF([.A595]=[.A594];[.C594]+[.B595];[.B595])" office:value-type="float" office:value="446" calcext:value-type="float">
            <text:p>446</text:p>
          </table:table-cell>
          <table:table-cell table:formula="of:=IF(AND([.A595]=[.A594];[.C595]&gt;500);1;&quot;&quot;)">
            <text:p/>
          </table:table-cell>
          <table:table-cell table:formula="of:=IF(AND([.D594]=&quot;&quot;;[.D595]=1);1;[.D595]+[.E59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80" calcext:value-type="float">
            <text:p>80</text:p>
          </table:table-cell>
          <table:table-cell table:formula="of:=IF([.A596]=[.A595];[.C595]+[.B596];[.B596])" office:value-type="float" office:value="526" calcext:value-type="float">
            <text:p>526</text:p>
          </table:table-cell>
          <table:table-cell table:formula="of:=IF(AND([.A596]=[.A595];[.C596]&gt;500);1;&quot;&quot;)" office:value-type="float" office:value="1" calcext:value-type="float">
            <text:p>1</text:p>
          </table:table-cell>
          <table:table-cell table:formula="of:=IF(AND([.D595]=&quot;&quot;;[.D596]=1);1;[.D596]+[.E59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81" calcext:value-type="float">
            <text:p>81</text:p>
          </table:table-cell>
          <table:table-cell table:formula="of:=IF([.A597]=[.A596];[.C596]+[.B597];[.B597])" office:value-type="float" office:value="607" calcext:value-type="float">
            <text:p>607</text:p>
          </table:table-cell>
          <table:table-cell table:formula="of:=IF(AND([.A597]=[.A596];[.C597]&gt;500);1;&quot;&quot;)" office:value-type="float" office:value="1" calcext:value-type="float">
            <text:p>1</text:p>
          </table:table-cell>
          <table:table-cell table:formula="of:=IF(AND([.D596]=&quot;&quot;;[.D597]=1);1;[.D597]+[.E596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89" calcext:value-type="float">
            <text:p>89</text:p>
          </table:table-cell>
          <table:table-cell table:formula="of:=IF([.A598]=[.A597];[.C597]+[.B598];[.B598])" office:value-type="float" office:value="696" calcext:value-type="float">
            <text:p>696</text:p>
          </table:table-cell>
          <table:table-cell table:formula="of:=IF(AND([.A598]=[.A597];[.C598]&gt;500);1;&quot;&quot;)" office:value-type="float" office:value="1" calcext:value-type="float">
            <text:p>1</text:p>
          </table:table-cell>
          <table:table-cell table:formula="of:=IF(AND([.D597]=&quot;&quot;;[.D598]=1);1;[.D598]+[.E597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01" calcext:value-type="float">
            <text:p>101</text:p>
          </table:table-cell>
          <table:table-cell table:formula="of:=IF([.A599]=[.A598];[.C598]+[.B599];[.B599])" office:value-type="float" office:value="797" calcext:value-type="float">
            <text:p>797</text:p>
          </table:table-cell>
          <table:table-cell table:formula="of:=IF(AND([.A599]=[.A598];[.C599]&gt;500);1;&quot;&quot;)" office:value-type="float" office:value="1" calcext:value-type="float">
            <text:p>1</text:p>
          </table:table-cell>
          <table:table-cell table:formula="of:=IF(AND([.D598]=&quot;&quot;;[.D599]=1);1;[.D599]+[.E598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06" calcext:value-type="float">
            <text:p>106</text:p>
          </table:table-cell>
          <table:table-cell table:formula="of:=IF([.A600]=[.A599];[.C599]+[.B600];[.B600])" office:value-type="float" office:value="903" calcext:value-type="float">
            <text:p>903</text:p>
          </table:table-cell>
          <table:table-cell table:formula="of:=IF(AND([.A600]=[.A599];[.C600]&gt;500);1;&quot;&quot;)" office:value-type="float" office:value="1" calcext:value-type="float">
            <text:p>1</text:p>
          </table:table-cell>
          <table:table-cell table:formula="of:=IF(AND([.D599]=&quot;&quot;;[.D600]=1);1;[.D600]+[.E5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12" calcext:value-type="float">
            <text:p>112</text:p>
          </table:table-cell>
          <table:table-cell table:formula="of:=IF([.A601]=[.A600];[.C600]+[.B601];[.B601])" office:value-type="float" office:value="1015" calcext:value-type="float">
            <text:p>1015</text:p>
          </table:table-cell>
          <table:table-cell table:formula="of:=IF(AND([.A601]=[.A600];[.C601]&gt;500);1;&quot;&quot;)" office:value-type="float" office:value="1" calcext:value-type="float">
            <text:p>1</text:p>
          </table:table-cell>
          <table:table-cell table:formula="of:=IF(AND([.D600]=&quot;&quot;;[.D601]=1);1;[.D601]+[.E600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17" calcext:value-type="float">
            <text:p>117</text:p>
          </table:table-cell>
          <table:table-cell table:formula="of:=IF([.A602]=[.A601];[.C601]+[.B602];[.B602])" office:value-type="float" office:value="1132" calcext:value-type="float">
            <text:p>1132</text:p>
          </table:table-cell>
          <table:table-cell table:formula="of:=IF(AND([.A602]=[.A601];[.C602]&gt;500);1;&quot;&quot;)" office:value-type="float" office:value="1" calcext:value-type="float">
            <text:p>1</text:p>
          </table:table-cell>
          <table:table-cell table:formula="of:=IF(AND([.D601]=&quot;&quot;;[.D602]=1);1;[.D602]+[.E60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24" calcext:value-type="float">
            <text:p>124</text:p>
          </table:table-cell>
          <table:table-cell table:formula="of:=IF([.A603]=[.A602];[.C602]+[.B603];[.B603])" office:value-type="float" office:value="1256" calcext:value-type="float">
            <text:p>1256</text:p>
          </table:table-cell>
          <table:table-cell table:formula="of:=IF(AND([.A603]=[.A602];[.C603]&gt;500);1;&quot;&quot;)" office:value-type="float" office:value="1" calcext:value-type="float">
            <text:p>1</text:p>
          </table:table-cell>
          <table:table-cell table:formula="of:=IF(AND([.D602]=&quot;&quot;;[.D603]=1);1;[.D603]+[.E60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1814353" calcext:value-type="float">
            <text:p>71814353</text:p>
          </table:table-cell>
          <table:table-cell office:value-type="float" office:value="131" calcext:value-type="float">
            <text:p>131</text:p>
          </table:table-cell>
          <table:table-cell table:formula="of:=IF([.A604]=[.A603];[.C603]+[.B604];[.B604])" office:value-type="float" office:value="1387" calcext:value-type="float">
            <text:p>1387</text:p>
          </table:table-cell>
          <table:table-cell table:formula="of:=IF(AND([.A604]=[.A603];[.C604]&gt;500);1;&quot;&quot;)" office:value-type="float" office:value="1" calcext:value-type="float">
            <text:p>1</text:p>
          </table:table-cell>
          <table:table-cell table:formula="of:=IF(AND([.D603]=&quot;&quot;;[.D604]=1);1;[.D604]+[.E60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31" calcext:value-type="float">
            <text:p>31</text:p>
          </table:table-cell>
          <table:table-cell table:formula="of:=IF([.A605]=[.A604];[.C604]+[.B605];[.B605])" office:value-type="float" office:value="31" calcext:value-type="float">
            <text:p>31</text:p>
          </table:table-cell>
          <table:table-cell table:formula="of:=IF(AND([.A605]=[.A604];[.C605]&gt;500);1;&quot;&quot;)">
            <text:p/>
          </table:table-cell>
          <table:table-cell table:formula="of:=IF(AND([.D604]=&quot;&quot;;[.D605]=1);1;[.D605]+[.E6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43" calcext:value-type="float">
            <text:p>43</text:p>
          </table:table-cell>
          <table:table-cell table:formula="of:=IF([.A606]=[.A605];[.C605]+[.B606];[.B606])" office:value-type="float" office:value="74" calcext:value-type="float">
            <text:p>74</text:p>
          </table:table-cell>
          <table:table-cell table:formula="of:=IF(AND([.A606]=[.A605];[.C606]&gt;500);1;&quot;&quot;)">
            <text:p/>
          </table:table-cell>
          <table:table-cell table:formula="of:=IF(AND([.D605]=&quot;&quot;;[.D606]=1);1;[.D606]+[.E6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51" calcext:value-type="float">
            <text:p>51</text:p>
          </table:table-cell>
          <table:table-cell table:formula="of:=IF([.A607]=[.A606];[.C606]+[.B607];[.B607])" office:value-type="float" office:value="125" calcext:value-type="float">
            <text:p>125</text:p>
          </table:table-cell>
          <table:table-cell table:formula="of:=IF(AND([.A607]=[.A606];[.C607]&gt;500);1;&quot;&quot;)">
            <text:p/>
          </table:table-cell>
          <table:table-cell table:formula="of:=IF(AND([.D606]=&quot;&quot;;[.D607]=1);1;[.D607]+[.E6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61" calcext:value-type="float">
            <text:p>61</text:p>
          </table:table-cell>
          <table:table-cell table:formula="of:=IF([.A608]=[.A607];[.C607]+[.B608];[.B608])" office:value-type="float" office:value="186" calcext:value-type="float">
            <text:p>186</text:p>
          </table:table-cell>
          <table:table-cell table:formula="of:=IF(AND([.A608]=[.A607];[.C608]&gt;500);1;&quot;&quot;)">
            <text:p/>
          </table:table-cell>
          <table:table-cell table:formula="of:=IF(AND([.D607]=&quot;&quot;;[.D608]=1);1;[.D608]+[.E60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62" calcext:value-type="float">
            <text:p>62</text:p>
          </table:table-cell>
          <table:table-cell table:formula="of:=IF([.A609]=[.A608];[.C608]+[.B609];[.B609])" office:value-type="float" office:value="248" calcext:value-type="float">
            <text:p>248</text:p>
          </table:table-cell>
          <table:table-cell table:formula="of:=IF(AND([.A609]=[.A608];[.C609]&gt;500);1;&quot;&quot;)">
            <text:p/>
          </table:table-cell>
          <table:table-cell table:formula="of:=IF(AND([.D608]=&quot;&quot;;[.D609]=1);1;[.D609]+[.E60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66" calcext:value-type="float">
            <text:p>66</text:p>
          </table:table-cell>
          <table:table-cell table:formula="of:=IF([.A610]=[.A609];[.C609]+[.B610];[.B610])" office:value-type="float" office:value="314" calcext:value-type="float">
            <text:p>314</text:p>
          </table:table-cell>
          <table:table-cell table:formula="of:=IF(AND([.A610]=[.A609];[.C610]&gt;500);1;&quot;&quot;)">
            <text:p/>
          </table:table-cell>
          <table:table-cell table:formula="of:=IF(AND([.D609]=&quot;&quot;;[.D610]=1);1;[.D610]+[.E6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67" calcext:value-type="float">
            <text:p>67</text:p>
          </table:table-cell>
          <table:table-cell table:formula="of:=IF([.A611]=[.A610];[.C610]+[.B611];[.B611])" office:value-type="float" office:value="381" calcext:value-type="float">
            <text:p>381</text:p>
          </table:table-cell>
          <table:table-cell table:formula="of:=IF(AND([.A611]=[.A610];[.C611]&gt;500);1;&quot;&quot;)">
            <text:p/>
          </table:table-cell>
          <table:table-cell table:formula="of:=IF(AND([.D610]=&quot;&quot;;[.D611]=1);1;[.D611]+[.E6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3342411" calcext:value-type="float">
            <text:p>73342411</text:p>
          </table:table-cell>
          <table:table-cell office:value-type="float" office:value="70" calcext:value-type="float">
            <text:p>70</text:p>
          </table:table-cell>
          <table:table-cell table:formula="of:=IF([.A612]=[.A611];[.C611]+[.B612];[.B612])" office:value-type="float" office:value="451" calcext:value-type="float">
            <text:p>451</text:p>
          </table:table-cell>
          <table:table-cell table:formula="of:=IF(AND([.A612]=[.A611];[.C612]&gt;500);1;&quot;&quot;)">
            <text:p/>
          </table:table-cell>
          <table:table-cell table:formula="of:=IF(AND([.D611]=&quot;&quot;;[.D612]=1);1;[.D612]+[.E6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27" calcext:value-type="float">
            <text:p>27</text:p>
          </table:table-cell>
          <table:table-cell table:formula="of:=IF([.A613]=[.A612];[.C612]+[.B613];[.B613])" office:value-type="float" office:value="27" calcext:value-type="float">
            <text:p>27</text:p>
          </table:table-cell>
          <table:table-cell table:formula="of:=IF(AND([.A613]=[.A612];[.C613]&gt;500);1;&quot;&quot;)">
            <text:p/>
          </table:table-cell>
          <table:table-cell table:formula="of:=IF(AND([.D612]=&quot;&quot;;[.D613]=1);1;[.D613]+[.E6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29" calcext:value-type="float">
            <text:p>29</text:p>
          </table:table-cell>
          <table:table-cell table:formula="of:=IF([.A614]=[.A613];[.C613]+[.B614];[.B614])" office:value-type="float" office:value="56" calcext:value-type="float">
            <text:p>56</text:p>
          </table:table-cell>
          <table:table-cell table:formula="of:=IF(AND([.A614]=[.A613];[.C614]&gt;500);1;&quot;&quot;)">
            <text:p/>
          </table:table-cell>
          <table:table-cell table:formula="of:=IF(AND([.D613]=&quot;&quot;;[.D614]=1);1;[.D614]+[.E6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31" calcext:value-type="float">
            <text:p>31</text:p>
          </table:table-cell>
          <table:table-cell table:formula="of:=IF([.A615]=[.A614];[.C614]+[.B615];[.B615])" office:value-type="float" office:value="87" calcext:value-type="float">
            <text:p>87</text:p>
          </table:table-cell>
          <table:table-cell table:formula="of:=IF(AND([.A615]=[.A614];[.C615]&gt;500);1;&quot;&quot;)">
            <text:p/>
          </table:table-cell>
          <table:table-cell table:formula="of:=IF(AND([.D614]=&quot;&quot;;[.D615]=1);1;[.D615]+[.E6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34" calcext:value-type="float">
            <text:p>34</text:p>
          </table:table-cell>
          <table:table-cell table:formula="of:=IF([.A616]=[.A615];[.C615]+[.B616];[.B616])" office:value-type="float" office:value="121" calcext:value-type="float">
            <text:p>121</text:p>
          </table:table-cell>
          <table:table-cell table:formula="of:=IF(AND([.A616]=[.A615];[.C616]&gt;500);1;&quot;&quot;)">
            <text:p/>
          </table:table-cell>
          <table:table-cell table:formula="of:=IF(AND([.D615]=&quot;&quot;;[.D616]=1);1;[.D616]+[.E6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37" calcext:value-type="float">
            <text:p>37</text:p>
          </table:table-cell>
          <table:table-cell table:formula="of:=IF([.A617]=[.A616];[.C616]+[.B617];[.B617])" office:value-type="float" office:value="158" calcext:value-type="float">
            <text:p>158</text:p>
          </table:table-cell>
          <table:table-cell table:formula="of:=IF(AND([.A617]=[.A616];[.C617]&gt;500);1;&quot;&quot;)">
            <text:p/>
          </table:table-cell>
          <table:table-cell table:formula="of:=IF(AND([.D616]=&quot;&quot;;[.D617]=1);1;[.D617]+[.E6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40" calcext:value-type="float">
            <text:p>40</text:p>
          </table:table-cell>
          <table:table-cell table:formula="of:=IF([.A618]=[.A617];[.C617]+[.B618];[.B618])" office:value-type="float" office:value="198" calcext:value-type="float">
            <text:p>198</text:p>
          </table:table-cell>
          <table:table-cell table:formula="of:=IF(AND([.A618]=[.A617];[.C618]&gt;500);1;&quot;&quot;)">
            <text:p/>
          </table:table-cell>
          <table:table-cell table:formula="of:=IF(AND([.D617]=&quot;&quot;;[.D618]=1);1;[.D618]+[.E6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4381109" calcext:value-type="float">
            <text:p>74381109</text:p>
          </table:table-cell>
          <table:table-cell office:value-type="float" office:value="40" calcext:value-type="float">
            <text:p>40</text:p>
          </table:table-cell>
          <table:table-cell table:formula="of:=IF([.A619]=[.A618];[.C618]+[.B619];[.B619])" office:value-type="float" office:value="238" calcext:value-type="float">
            <text:p>238</text:p>
          </table:table-cell>
          <table:table-cell table:formula="of:=IF(AND([.A619]=[.A618];[.C619]&gt;500);1;&quot;&quot;)">
            <text:p/>
          </table:table-cell>
          <table:table-cell table:formula="of:=IF(AND([.D618]=&quot;&quot;;[.D619]=1);1;[.D619]+[.E6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32" calcext:value-type="float">
            <text:p>32</text:p>
          </table:table-cell>
          <table:table-cell table:formula="of:=IF([.A620]=[.A619];[.C619]+[.B620];[.B620])" office:value-type="float" office:value="32" calcext:value-type="float">
            <text:p>32</text:p>
          </table:table-cell>
          <table:table-cell table:formula="of:=IF(AND([.A620]=[.A619];[.C620]&gt;500);1;&quot;&quot;)">
            <text:p/>
          </table:table-cell>
          <table:table-cell table:formula="of:=IF(AND([.D619]=&quot;&quot;;[.D620]=1);1;[.D620]+[.E6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38" calcext:value-type="float">
            <text:p>38</text:p>
          </table:table-cell>
          <table:table-cell table:formula="of:=IF([.A621]=[.A620];[.C620]+[.B621];[.B621])" office:value-type="float" office:value="70" calcext:value-type="float">
            <text:p>70</text:p>
          </table:table-cell>
          <table:table-cell table:formula="of:=IF(AND([.A621]=[.A620];[.C621]&gt;500);1;&quot;&quot;)">
            <text:p/>
          </table:table-cell>
          <table:table-cell table:formula="of:=IF(AND([.D620]=&quot;&quot;;[.D621]=1);1;[.D621]+[.E6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50" calcext:value-type="float">
            <text:p>50</text:p>
          </table:table-cell>
          <table:table-cell table:formula="of:=IF([.A622]=[.A621];[.C621]+[.B622];[.B622])" office:value-type="float" office:value="120" calcext:value-type="float">
            <text:p>120</text:p>
          </table:table-cell>
          <table:table-cell table:formula="of:=IF(AND([.A622]=[.A621];[.C622]&gt;500);1;&quot;&quot;)">
            <text:p/>
          </table:table-cell>
          <table:table-cell table:formula="of:=IF(AND([.D621]=&quot;&quot;;[.D622]=1);1;[.D622]+[.E6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55" calcext:value-type="float">
            <text:p>55</text:p>
          </table:table-cell>
          <table:table-cell table:formula="of:=IF([.A623]=[.A622];[.C622]+[.B623];[.B623])" office:value-type="float" office:value="175" calcext:value-type="float">
            <text:p>175</text:p>
          </table:table-cell>
          <table:table-cell table:formula="of:=IF(AND([.A623]=[.A622];[.C623]&gt;500);1;&quot;&quot;)">
            <text:p/>
          </table:table-cell>
          <table:table-cell table:formula="of:=IF(AND([.D622]=&quot;&quot;;[.D623]=1);1;[.D623]+[.E6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60" calcext:value-type="float">
            <text:p>60</text:p>
          </table:table-cell>
          <table:table-cell table:formula="of:=IF([.A624]=[.A623];[.C623]+[.B624];[.B624])" office:value-type="float" office:value="235" calcext:value-type="float">
            <text:p>235</text:p>
          </table:table-cell>
          <table:table-cell table:formula="of:=IF(AND([.A624]=[.A623];[.C624]&gt;500);1;&quot;&quot;)">
            <text:p/>
          </table:table-cell>
          <table:table-cell table:formula="of:=IF(AND([.D623]=&quot;&quot;;[.D624]=1);1;[.D624]+[.E6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68" calcext:value-type="float">
            <text:p>68</text:p>
          </table:table-cell>
          <table:table-cell table:formula="of:=IF([.A625]=[.A624];[.C624]+[.B625];[.B625])" office:value-type="float" office:value="303" calcext:value-type="float">
            <text:p>303</text:p>
          </table:table-cell>
          <table:table-cell table:formula="of:=IF(AND([.A625]=[.A624];[.C625]&gt;500);1;&quot;&quot;)">
            <text:p/>
          </table:table-cell>
          <table:table-cell table:formula="of:=IF(AND([.D624]=&quot;&quot;;[.D625]=1);1;[.D625]+[.E6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69" calcext:value-type="float">
            <text:p>69</text:p>
          </table:table-cell>
          <table:table-cell table:formula="of:=IF([.A626]=[.A625];[.C625]+[.B626];[.B626])" office:value-type="float" office:value="372" calcext:value-type="float">
            <text:p>372</text:p>
          </table:table-cell>
          <table:table-cell table:formula="of:=IF(AND([.A626]=[.A625];[.C626]&gt;500);1;&quot;&quot;)">
            <text:p/>
          </table:table-cell>
          <table:table-cell table:formula="of:=IF(AND([.D625]=&quot;&quot;;[.D626]=1);1;[.D626]+[.E6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78" calcext:value-type="float">
            <text:p>78</text:p>
          </table:table-cell>
          <table:table-cell table:formula="of:=IF([.A627]=[.A626];[.C626]+[.B627];[.B627])" office:value-type="float" office:value="450" calcext:value-type="float">
            <text:p>450</text:p>
          </table:table-cell>
          <table:table-cell table:formula="of:=IF(AND([.A627]=[.A626];[.C627]&gt;500);1;&quot;&quot;)">
            <text:p/>
          </table:table-cell>
          <table:table-cell table:formula="of:=IF(AND([.D626]=&quot;&quot;;[.D627]=1);1;[.D627]+[.E6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86" calcext:value-type="float">
            <text:p>86</text:p>
          </table:table-cell>
          <table:table-cell table:formula="of:=IF([.A628]=[.A627];[.C627]+[.B628];[.B628])" office:value-type="float" office:value="536" calcext:value-type="float">
            <text:p>536</text:p>
          </table:table-cell>
          <table:table-cell table:formula="of:=IF(AND([.A628]=[.A627];[.C628]&gt;500);1;&quot;&quot;)" office:value-type="float" office:value="1" calcext:value-type="float">
            <text:p>1</text:p>
          </table:table-cell>
          <table:table-cell table:formula="of:=IF(AND([.D627]=&quot;&quot;;[.D628]=1);1;[.D628]+[.E62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89" calcext:value-type="float">
            <text:p>89</text:p>
          </table:table-cell>
          <table:table-cell table:formula="of:=IF([.A629]=[.A628];[.C628]+[.B629];[.B629])" office:value-type="float" office:value="625" calcext:value-type="float">
            <text:p>625</text:p>
          </table:table-cell>
          <table:table-cell table:formula="of:=IF(AND([.A629]=[.A628];[.C629]&gt;500);1;&quot;&quot;)" office:value-type="float" office:value="1" calcext:value-type="float">
            <text:p>1</text:p>
          </table:table-cell>
          <table:table-cell table:formula="of:=IF(AND([.D628]=&quot;&quot;;[.D629]=1);1;[.D629]+[.E628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93" calcext:value-type="float">
            <text:p>93</text:p>
          </table:table-cell>
          <table:table-cell table:formula="of:=IF([.A630]=[.A629];[.C629]+[.B630];[.B630])" office:value-type="float" office:value="718" calcext:value-type="float">
            <text:p>718</text:p>
          </table:table-cell>
          <table:table-cell table:formula="of:=IF(AND([.A630]=[.A629];[.C630]&gt;500);1;&quot;&quot;)" office:value-type="float" office:value="1" calcext:value-type="float">
            <text:p>1</text:p>
          </table:table-cell>
          <table:table-cell table:formula="of:=IF(AND([.D629]=&quot;&quot;;[.D630]=1);1;[.D630]+[.E629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95" calcext:value-type="float">
            <text:p>95</text:p>
          </table:table-cell>
          <table:table-cell table:formula="of:=IF([.A631]=[.A630];[.C630]+[.B631];[.B631])" office:value-type="float" office:value="813" calcext:value-type="float">
            <text:p>813</text:p>
          </table:table-cell>
          <table:table-cell table:formula="of:=IF(AND([.A631]=[.A630];[.C631]&gt;500);1;&quot;&quot;)" office:value-type="float" office:value="1" calcext:value-type="float">
            <text:p>1</text:p>
          </table:table-cell>
          <table:table-cell table:formula="of:=IF(AND([.D630]=&quot;&quot;;[.D631]=1);1;[.D631]+[.E63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98" calcext:value-type="float">
            <text:p>98</text:p>
          </table:table-cell>
          <table:table-cell table:formula="of:=IF([.A632]=[.A631];[.C631]+[.B632];[.B632])" office:value-type="float" office:value="911" calcext:value-type="float">
            <text:p>911</text:p>
          </table:table-cell>
          <table:table-cell table:formula="of:=IF(AND([.A632]=[.A631];[.C632]&gt;500);1;&quot;&quot;)" office:value-type="float" office:value="1" calcext:value-type="float">
            <text:p>1</text:p>
          </table:table-cell>
          <table:table-cell table:formula="of:=IF(AND([.D631]=&quot;&quot;;[.D632]=1);1;[.D632]+[.E63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107" calcext:value-type="float">
            <text:p>107</text:p>
          </table:table-cell>
          <table:table-cell table:formula="of:=IF([.A633]=[.A632];[.C632]+[.B633];[.B633])" office:value-type="float" office:value="1018" calcext:value-type="float">
            <text:p>1018</text:p>
          </table:table-cell>
          <table:table-cell table:formula="of:=IF(AND([.A633]=[.A632];[.C633]&gt;500);1;&quot;&quot;)" office:value-type="float" office:value="1" calcext:value-type="float">
            <text:p>1</text:p>
          </table:table-cell>
          <table:table-cell table:formula="of:=IF(AND([.D632]=&quot;&quot;;[.D633]=1);1;[.D633]+[.E63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6042245" calcext:value-type="float">
            <text:p>76042245</text:p>
          </table:table-cell>
          <table:table-cell office:value-type="float" office:value="111" calcext:value-type="float">
            <text:p>111</text:p>
          </table:table-cell>
          <table:table-cell table:formula="of:=IF([.A634]=[.A633];[.C633]+[.B634];[.B634])" office:value-type="float" office:value="1129" calcext:value-type="float">
            <text:p>1129</text:p>
          </table:table-cell>
          <table:table-cell table:formula="of:=IF(AND([.A634]=[.A633];[.C634]&gt;500);1;&quot;&quot;)" office:value-type="float" office:value="1" calcext:value-type="float">
            <text:p>1</text:p>
          </table:table-cell>
          <table:table-cell table:formula="of:=IF(AND([.D633]=&quot;&quot;;[.D634]=1);1;[.D634]+[.E633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34" calcext:value-type="float">
            <text:p>34</text:p>
          </table:table-cell>
          <table:table-cell table:formula="of:=IF([.A635]=[.A634];[.C634]+[.B635];[.B635])" office:value-type="float" office:value="34" calcext:value-type="float">
            <text:p>34</text:p>
          </table:table-cell>
          <table:table-cell table:formula="of:=IF(AND([.A635]=[.A634];[.C635]&gt;500);1;&quot;&quot;)">
            <text:p/>
          </table:table-cell>
          <table:table-cell table:formula="of:=IF(AND([.D634]=&quot;&quot;;[.D635]=1);1;[.D635]+[.E63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35" calcext:value-type="float">
            <text:p>35</text:p>
          </table:table-cell>
          <table:table-cell table:formula="of:=IF([.A636]=[.A635];[.C635]+[.B636];[.B636])" office:value-type="float" office:value="69" calcext:value-type="float">
            <text:p>69</text:p>
          </table:table-cell>
          <table:table-cell table:formula="of:=IF(AND([.A636]=[.A635];[.C636]&gt;500);1;&quot;&quot;)">
            <text:p/>
          </table:table-cell>
          <table:table-cell table:formula="of:=IF(AND([.D635]=&quot;&quot;;[.D636]=1);1;[.D636]+[.E6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43" calcext:value-type="float">
            <text:p>43</text:p>
          </table:table-cell>
          <table:table-cell table:formula="of:=IF([.A637]=[.A636];[.C636]+[.B637];[.B637])" office:value-type="float" office:value="112" calcext:value-type="float">
            <text:p>112</text:p>
          </table:table-cell>
          <table:table-cell table:formula="of:=IF(AND([.A637]=[.A636];[.C637]&gt;500);1;&quot;&quot;)">
            <text:p/>
          </table:table-cell>
          <table:table-cell table:formula="of:=IF(AND([.D636]=&quot;&quot;;[.D637]=1);1;[.D637]+[.E6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51" calcext:value-type="float">
            <text:p>51</text:p>
          </table:table-cell>
          <table:table-cell table:formula="of:=IF([.A638]=[.A637];[.C637]+[.B638];[.B638])" office:value-type="float" office:value="163" calcext:value-type="float">
            <text:p>163</text:p>
          </table:table-cell>
          <table:table-cell table:formula="of:=IF(AND([.A638]=[.A637];[.C638]&gt;500);1;&quot;&quot;)">
            <text:p/>
          </table:table-cell>
          <table:table-cell table:formula="of:=IF(AND([.D637]=&quot;&quot;;[.D638]=1);1;[.D638]+[.E6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58" calcext:value-type="float">
            <text:p>58</text:p>
          </table:table-cell>
          <table:table-cell table:formula="of:=IF([.A639]=[.A638];[.C638]+[.B639];[.B639])" office:value-type="float" office:value="221" calcext:value-type="float">
            <text:p>221</text:p>
          </table:table-cell>
          <table:table-cell table:formula="of:=IF(AND([.A639]=[.A638];[.C639]&gt;500);1;&quot;&quot;)">
            <text:p/>
          </table:table-cell>
          <table:table-cell table:formula="of:=IF(AND([.D638]=&quot;&quot;;[.D639]=1);1;[.D639]+[.E6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60" calcext:value-type="float">
            <text:p>60</text:p>
          </table:table-cell>
          <table:table-cell table:formula="of:=IF([.A640]=[.A639];[.C639]+[.B640];[.B640])" office:value-type="float" office:value="281" calcext:value-type="float">
            <text:p>281</text:p>
          </table:table-cell>
          <table:table-cell table:formula="of:=IF(AND([.A640]=[.A639];[.C640]&gt;500);1;&quot;&quot;)">
            <text:p/>
          </table:table-cell>
          <table:table-cell table:formula="of:=IF(AND([.D639]=&quot;&quot;;[.D640]=1);1;[.D640]+[.E6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67" calcext:value-type="float">
            <text:p>67</text:p>
          </table:table-cell>
          <table:table-cell table:formula="of:=IF([.A641]=[.A640];[.C640]+[.B641];[.B641])" office:value-type="float" office:value="348" calcext:value-type="float">
            <text:p>348</text:p>
          </table:table-cell>
          <table:table-cell table:formula="of:=IF(AND([.A641]=[.A640];[.C641]&gt;500);1;&quot;&quot;)">
            <text:p/>
          </table:table-cell>
          <table:table-cell table:formula="of:=IF(AND([.D640]=&quot;&quot;;[.D641]=1);1;[.D641]+[.E6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74" calcext:value-type="float">
            <text:p>74</text:p>
          </table:table-cell>
          <table:table-cell table:formula="of:=IF([.A642]=[.A641];[.C641]+[.B642];[.B642])" office:value-type="float" office:value="422" calcext:value-type="float">
            <text:p>422</text:p>
          </table:table-cell>
          <table:table-cell table:formula="of:=IF(AND([.A642]=[.A641];[.C642]&gt;500);1;&quot;&quot;)">
            <text:p/>
          </table:table-cell>
          <table:table-cell table:formula="of:=IF(AND([.D641]=&quot;&quot;;[.D642]=1);1;[.D642]+[.E6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82" calcext:value-type="float">
            <text:p>82</text:p>
          </table:table-cell>
          <table:table-cell table:formula="of:=IF([.A643]=[.A642];[.C642]+[.B643];[.B643])" office:value-type="float" office:value="504" calcext:value-type="float">
            <text:p>504</text:p>
          </table:table-cell>
          <table:table-cell table:formula="of:=IF(AND([.A643]=[.A642];[.C643]&gt;500);1;&quot;&quot;)" office:value-type="float" office:value="1" calcext:value-type="float">
            <text:p>1</text:p>
          </table:table-cell>
          <table:table-cell table:formula="of:=IF(AND([.D642]=&quot;&quot;;[.D643]=1);1;[.D643]+[.E64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91" calcext:value-type="float">
            <text:p>91</text:p>
          </table:table-cell>
          <table:table-cell table:formula="of:=IF([.A644]=[.A643];[.C643]+[.B644];[.B644])" office:value-type="float" office:value="595" calcext:value-type="float">
            <text:p>595</text:p>
          </table:table-cell>
          <table:table-cell table:formula="of:=IF(AND([.A644]=[.A643];[.C644]&gt;500);1;&quot;&quot;)" office:value-type="float" office:value="1" calcext:value-type="float">
            <text:p>1</text:p>
          </table:table-cell>
          <table:table-cell table:formula="of:=IF(AND([.D643]=&quot;&quot;;[.D644]=1);1;[.D644]+[.E64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00" calcext:value-type="float">
            <text:p>100</text:p>
          </table:table-cell>
          <table:table-cell table:formula="of:=IF([.A645]=[.A644];[.C644]+[.B645];[.B645])" office:value-type="float" office:value="695" calcext:value-type="float">
            <text:p>695</text:p>
          </table:table-cell>
          <table:table-cell table:formula="of:=IF(AND([.A645]=[.A644];[.C645]&gt;500);1;&quot;&quot;)" office:value-type="float" office:value="1" calcext:value-type="float">
            <text:p>1</text:p>
          </table:table-cell>
          <table:table-cell table:formula="of:=IF(AND([.D644]=&quot;&quot;;[.D645]=1);1;[.D645]+[.E64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09" calcext:value-type="float">
            <text:p>109</text:p>
          </table:table-cell>
          <table:table-cell table:formula="of:=IF([.A646]=[.A645];[.C645]+[.B646];[.B646])" office:value-type="float" office:value="804" calcext:value-type="float">
            <text:p>804</text:p>
          </table:table-cell>
          <table:table-cell table:formula="of:=IF(AND([.A646]=[.A645];[.C646]&gt;500);1;&quot;&quot;)" office:value-type="float" office:value="1" calcext:value-type="float">
            <text:p>1</text:p>
          </table:table-cell>
          <table:table-cell table:formula="of:=IF(AND([.D645]=&quot;&quot;;[.D646]=1);1;[.D646]+[.E64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18" calcext:value-type="float">
            <text:p>118</text:p>
          </table:table-cell>
          <table:table-cell table:formula="of:=IF([.A647]=[.A646];[.C646]+[.B647];[.B647])" office:value-type="float" office:value="922" calcext:value-type="float">
            <text:p>922</text:p>
          </table:table-cell>
          <table:table-cell table:formula="of:=IF(AND([.A647]=[.A646];[.C647]&gt;500);1;&quot;&quot;)" office:value-type="float" office:value="1" calcext:value-type="float">
            <text:p>1</text:p>
          </table:table-cell>
          <table:table-cell table:formula="of:=IF(AND([.D646]=&quot;&quot;;[.D647]=1);1;[.D647]+[.E646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26" calcext:value-type="float">
            <text:p>126</text:p>
          </table:table-cell>
          <table:table-cell table:formula="of:=IF([.A648]=[.A647];[.C647]+[.B648];[.B648])" office:value-type="float" office:value="1048" calcext:value-type="float">
            <text:p>1048</text:p>
          </table:table-cell>
          <table:table-cell table:formula="of:=IF(AND([.A648]=[.A647];[.C648]&gt;500);1;&quot;&quot;)" office:value-type="float" office:value="1" calcext:value-type="float">
            <text:p>1</text:p>
          </table:table-cell>
          <table:table-cell table:formula="of:=IF(AND([.D647]=&quot;&quot;;[.D648]=1);1;[.D648]+[.E647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36" calcext:value-type="float">
            <text:p>136</text:p>
          </table:table-cell>
          <table:table-cell table:formula="of:=IF([.A649]=[.A648];[.C648]+[.B649];[.B649])" office:value-type="float" office:value="1184" calcext:value-type="float">
            <text:p>1184</text:p>
          </table:table-cell>
          <table:table-cell table:formula="of:=IF(AND([.A649]=[.A648];[.C649]&gt;500);1;&quot;&quot;)" office:value-type="float" office:value="1" calcext:value-type="float">
            <text:p>1</text:p>
          </table:table-cell>
          <table:table-cell table:formula="of:=IF(AND([.D648]=&quot;&quot;;[.D649]=1);1;[.D649]+[.E64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45" calcext:value-type="float">
            <text:p>145</text:p>
          </table:table-cell>
          <table:table-cell table:formula="of:=IF([.A650]=[.A649];[.C649]+[.B650];[.B650])" office:value-type="float" office:value="1329" calcext:value-type="float">
            <text:p>1329</text:p>
          </table:table-cell>
          <table:table-cell table:formula="of:=IF(AND([.A650]=[.A649];[.C650]&gt;500);1;&quot;&quot;)" office:value-type="float" office:value="1" calcext:value-type="float">
            <text:p>1</text:p>
          </table:table-cell>
          <table:table-cell table:formula="of:=IF(AND([.D649]=&quot;&quot;;[.D650]=1);1;[.D650]+[.E64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52" calcext:value-type="float">
            <text:p>152</text:p>
          </table:table-cell>
          <table:table-cell table:formula="of:=IF([.A651]=[.A650];[.C650]+[.B651];[.B651])" office:value-type="float" office:value="1481" calcext:value-type="float">
            <text:p>1481</text:p>
          </table:table-cell>
          <table:table-cell table:formula="of:=IF(AND([.A651]=[.A650];[.C651]&gt;500);1;&quot;&quot;)" office:value-type="float" office:value="1" calcext:value-type="float">
            <text:p>1</text:p>
          </table:table-cell>
          <table:table-cell table:formula="of:=IF(AND([.D650]=&quot;&quot;;[.D651]=1);1;[.D651]+[.E65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52" calcext:value-type="float">
            <text:p>152</text:p>
          </table:table-cell>
          <table:table-cell table:formula="of:=IF([.A652]=[.A651];[.C651]+[.B652];[.B652])" office:value-type="float" office:value="1633" calcext:value-type="float">
            <text:p>1633</text:p>
          </table:table-cell>
          <table:table-cell table:formula="of:=IF(AND([.A652]=[.A651];[.C652]&gt;500);1;&quot;&quot;)" office:value-type="float" office:value="1" calcext:value-type="float">
            <text:p>1</text:p>
          </table:table-cell>
          <table:table-cell table:formula="of:=IF(AND([.D651]=&quot;&quot;;[.D652]=1);1;[.D652]+[.E65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7240996" calcext:value-type="float">
            <text:p>77240996</text:p>
          </table:table-cell>
          <table:table-cell office:value-type="float" office:value="156" calcext:value-type="float">
            <text:p>156</text:p>
          </table:table-cell>
          <table:table-cell table:formula="of:=IF([.A653]=[.A652];[.C652]+[.B653];[.B653])" office:value-type="float" office:value="1789" calcext:value-type="float">
            <text:p>1789</text:p>
          </table:table-cell>
          <table:table-cell table:formula="of:=IF(AND([.A653]=[.A652];[.C653]&gt;500);1;&quot;&quot;)" office:value-type="float" office:value="1" calcext:value-type="float">
            <text:p>1</text:p>
          </table:table-cell>
          <table:table-cell table:formula="of:=IF(AND([.D652]=&quot;&quot;;[.D653]=1);1;[.D653]+[.E652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30" calcext:value-type="float">
            <text:p>30</text:p>
          </table:table-cell>
          <table:table-cell table:formula="of:=IF([.A654]=[.A653];[.C653]+[.B654];[.B654])" office:value-type="float" office:value="30" calcext:value-type="float">
            <text:p>30</text:p>
          </table:table-cell>
          <table:table-cell table:formula="of:=IF(AND([.A654]=[.A653];[.C654]&gt;500);1;&quot;&quot;)">
            <text:p/>
          </table:table-cell>
          <table:table-cell table:formula="of:=IF(AND([.D653]=&quot;&quot;;[.D654]=1);1;[.D654]+[.E6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33" calcext:value-type="float">
            <text:p>33</text:p>
          </table:table-cell>
          <table:table-cell table:formula="of:=IF([.A655]=[.A654];[.C654]+[.B655];[.B655])" office:value-type="float" office:value="63" calcext:value-type="float">
            <text:p>63</text:p>
          </table:table-cell>
          <table:table-cell table:formula="of:=IF(AND([.A655]=[.A654];[.C655]&gt;500);1;&quot;&quot;)">
            <text:p/>
          </table:table-cell>
          <table:table-cell table:formula="of:=IF(AND([.D654]=&quot;&quot;;[.D655]=1);1;[.D655]+[.E6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42" calcext:value-type="float">
            <text:p>42</text:p>
          </table:table-cell>
          <table:table-cell table:formula="of:=IF([.A656]=[.A655];[.C655]+[.B656];[.B656])" office:value-type="float" office:value="105" calcext:value-type="float">
            <text:p>105</text:p>
          </table:table-cell>
          <table:table-cell table:formula="of:=IF(AND([.A656]=[.A655];[.C656]&gt;500);1;&quot;&quot;)">
            <text:p/>
          </table:table-cell>
          <table:table-cell table:formula="of:=IF(AND([.D655]=&quot;&quot;;[.D656]=1);1;[.D656]+[.E6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46" calcext:value-type="float">
            <text:p>46</text:p>
          </table:table-cell>
          <table:table-cell table:formula="of:=IF([.A657]=[.A656];[.C656]+[.B657];[.B657])" office:value-type="float" office:value="151" calcext:value-type="float">
            <text:p>151</text:p>
          </table:table-cell>
          <table:table-cell table:formula="of:=IF(AND([.A657]=[.A656];[.C657]&gt;500);1;&quot;&quot;)">
            <text:p/>
          </table:table-cell>
          <table:table-cell table:formula="of:=IF(AND([.D656]=&quot;&quot;;[.D657]=1);1;[.D657]+[.E6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52" calcext:value-type="float">
            <text:p>52</text:p>
          </table:table-cell>
          <table:table-cell table:formula="of:=IF([.A658]=[.A657];[.C657]+[.B658];[.B658])" office:value-type="float" office:value="203" calcext:value-type="float">
            <text:p>203</text:p>
          </table:table-cell>
          <table:table-cell table:formula="of:=IF(AND([.A658]=[.A657];[.C658]&gt;500);1;&quot;&quot;)">
            <text:p/>
          </table:table-cell>
          <table:table-cell table:formula="of:=IF(AND([.D657]=&quot;&quot;;[.D658]=1);1;[.D658]+[.E6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61" calcext:value-type="float">
            <text:p>61</text:p>
          </table:table-cell>
          <table:table-cell table:formula="of:=IF([.A659]=[.A658];[.C658]+[.B659];[.B659])" office:value-type="float" office:value="264" calcext:value-type="float">
            <text:p>264</text:p>
          </table:table-cell>
          <table:table-cell table:formula="of:=IF(AND([.A659]=[.A658];[.C659]&gt;500);1;&quot;&quot;)">
            <text:p/>
          </table:table-cell>
          <table:table-cell table:formula="of:=IF(AND([.D658]=&quot;&quot;;[.D659]=1);1;[.D659]+[.E6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520803" calcext:value-type="float">
            <text:p>78520803</text:p>
          </table:table-cell>
          <table:table-cell office:value-type="float" office:value="67" calcext:value-type="float">
            <text:p>67</text:p>
          </table:table-cell>
          <table:table-cell table:formula="of:=IF([.A660]=[.A659];[.C659]+[.B660];[.B660])" office:value-type="float" office:value="331" calcext:value-type="float">
            <text:p>331</text:p>
          </table:table-cell>
          <table:table-cell table:formula="of:=IF(AND([.A660]=[.A659];[.C660]&gt;500);1;&quot;&quot;)">
            <text:p/>
          </table:table-cell>
          <table:table-cell table:formula="of:=IF(AND([.D659]=&quot;&quot;;[.D660]=1);1;[.D660]+[.E6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30" calcext:value-type="float">
            <text:p>30</text:p>
          </table:table-cell>
          <table:table-cell table:formula="of:=IF([.A661]=[.A660];[.C660]+[.B661];[.B661])" office:value-type="float" office:value="30" calcext:value-type="float">
            <text:p>30</text:p>
          </table:table-cell>
          <table:table-cell table:formula="of:=IF(AND([.A661]=[.A660];[.C661]&gt;500);1;&quot;&quot;)">
            <text:p/>
          </table:table-cell>
          <table:table-cell table:formula="of:=IF(AND([.D660]=&quot;&quot;;[.D661]=1);1;[.D661]+[.E6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37" calcext:value-type="float">
            <text:p>37</text:p>
          </table:table-cell>
          <table:table-cell table:formula="of:=IF([.A662]=[.A661];[.C661]+[.B662];[.B662])" office:value-type="float" office:value="67" calcext:value-type="float">
            <text:p>67</text:p>
          </table:table-cell>
          <table:table-cell table:formula="of:=IF(AND([.A662]=[.A661];[.C662]&gt;500);1;&quot;&quot;)">
            <text:p/>
          </table:table-cell>
          <table:table-cell table:formula="of:=IF(AND([.D661]=&quot;&quot;;[.D662]=1);1;[.D662]+[.E6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43" calcext:value-type="float">
            <text:p>43</text:p>
          </table:table-cell>
          <table:table-cell table:formula="of:=IF([.A663]=[.A662];[.C662]+[.B663];[.B663])" office:value-type="float" office:value="110" calcext:value-type="float">
            <text:p>110</text:p>
          </table:table-cell>
          <table:table-cell table:formula="of:=IF(AND([.A663]=[.A662];[.C663]&gt;500);1;&quot;&quot;)">
            <text:p/>
          </table:table-cell>
          <table:table-cell table:formula="of:=IF(AND([.D662]=&quot;&quot;;[.D663]=1);1;[.D663]+[.E6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54" calcext:value-type="float">
            <text:p>54</text:p>
          </table:table-cell>
          <table:table-cell table:formula="of:=IF([.A664]=[.A663];[.C663]+[.B664];[.B664])" office:value-type="float" office:value="164" calcext:value-type="float">
            <text:p>164</text:p>
          </table:table-cell>
          <table:table-cell table:formula="of:=IF(AND([.A664]=[.A663];[.C664]&gt;500);1;&quot;&quot;)">
            <text:p/>
          </table:table-cell>
          <table:table-cell table:formula="of:=IF(AND([.D663]=&quot;&quot;;[.D664]=1);1;[.D664]+[.E6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63" calcext:value-type="float">
            <text:p>63</text:p>
          </table:table-cell>
          <table:table-cell table:formula="of:=IF([.A665]=[.A664];[.C664]+[.B665];[.B665])" office:value-type="float" office:value="227" calcext:value-type="float">
            <text:p>227</text:p>
          </table:table-cell>
          <table:table-cell table:formula="of:=IF(AND([.A665]=[.A664];[.C665]&gt;500);1;&quot;&quot;)">
            <text:p/>
          </table:table-cell>
          <table:table-cell table:formula="of:=IF(AND([.D664]=&quot;&quot;;[.D665]=1);1;[.D665]+[.E66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73" calcext:value-type="float">
            <text:p>73</text:p>
          </table:table-cell>
          <table:table-cell table:formula="of:=IF([.A666]=[.A665];[.C665]+[.B666];[.B666])" office:value-type="float" office:value="300" calcext:value-type="float">
            <text:p>300</text:p>
          </table:table-cell>
          <table:table-cell table:formula="of:=IF(AND([.A666]=[.A665];[.C666]&gt;500);1;&quot;&quot;)">
            <text:p/>
          </table:table-cell>
          <table:table-cell table:formula="of:=IF(AND([.D665]=&quot;&quot;;[.D666]=1);1;[.D666]+[.E66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75" calcext:value-type="float">
            <text:p>75</text:p>
          </table:table-cell>
          <table:table-cell table:formula="of:=IF([.A667]=[.A666];[.C666]+[.B667];[.B667])" office:value-type="float" office:value="375" calcext:value-type="float">
            <text:p>375</text:p>
          </table:table-cell>
          <table:table-cell table:formula="of:=IF(AND([.A667]=[.A666];[.C667]&gt;500);1;&quot;&quot;)">
            <text:p/>
          </table:table-cell>
          <table:table-cell table:formula="of:=IF(AND([.D666]=&quot;&quot;;[.D667]=1);1;[.D667]+[.E6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79" calcext:value-type="float">
            <text:p>79</text:p>
          </table:table-cell>
          <table:table-cell table:formula="of:=IF([.A668]=[.A667];[.C667]+[.B668];[.B668])" office:value-type="float" office:value="454" calcext:value-type="float">
            <text:p>454</text:p>
          </table:table-cell>
          <table:table-cell table:formula="of:=IF(AND([.A668]=[.A667];[.C668]&gt;500);1;&quot;&quot;)">
            <text:p/>
          </table:table-cell>
          <table:table-cell table:formula="of:=IF(AND([.D667]=&quot;&quot;;[.D668]=1);1;[.D668]+[.E6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80" calcext:value-type="float">
            <text:p>80</text:p>
          </table:table-cell>
          <table:table-cell table:formula="of:=IF([.A669]=[.A668];[.C668]+[.B669];[.B669])" office:value-type="float" office:value="534" calcext:value-type="float">
            <text:p>534</text:p>
          </table:table-cell>
          <table:table-cell table:formula="of:=IF(AND([.A669]=[.A668];[.C669]&gt;500);1;&quot;&quot;)" office:value-type="float" office:value="1" calcext:value-type="float">
            <text:p>1</text:p>
          </table:table-cell>
          <table:table-cell table:formula="of:=IF(AND([.D668]=&quot;&quot;;[.D669]=1);1;[.D669]+[.E66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83" calcext:value-type="float">
            <text:p>83</text:p>
          </table:table-cell>
          <table:table-cell table:formula="of:=IF([.A670]=[.A669];[.C669]+[.B670];[.B670])" office:value-type="float" office:value="617" calcext:value-type="float">
            <text:p>617</text:p>
          </table:table-cell>
          <table:table-cell table:formula="of:=IF(AND([.A670]=[.A669];[.C670]&gt;500);1;&quot;&quot;)" office:value-type="float" office:value="1" calcext:value-type="float">
            <text:p>1</text:p>
          </table:table-cell>
          <table:table-cell table:formula="of:=IF(AND([.D669]=&quot;&quot;;[.D670]=1);1;[.D670]+[.E66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87" calcext:value-type="float">
            <text:p>87</text:p>
          </table:table-cell>
          <table:table-cell table:formula="of:=IF([.A671]=[.A670];[.C670]+[.B671];[.B671])" office:value-type="float" office:value="704" calcext:value-type="float">
            <text:p>704</text:p>
          </table:table-cell>
          <table:table-cell table:formula="of:=IF(AND([.A671]=[.A670];[.C671]&gt;500);1;&quot;&quot;)" office:value-type="float" office:value="1" calcext:value-type="float">
            <text:p>1</text:p>
          </table:table-cell>
          <table:table-cell table:formula="of:=IF(AND([.D670]=&quot;&quot;;[.D671]=1);1;[.D671]+[.E67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99" calcext:value-type="float">
            <text:p>99</text:p>
          </table:table-cell>
          <table:table-cell table:formula="of:=IF([.A672]=[.A671];[.C671]+[.B672];[.B672])" office:value-type="float" office:value="803" calcext:value-type="float">
            <text:p>803</text:p>
          </table:table-cell>
          <table:table-cell table:formula="of:=IF(AND([.A672]=[.A671];[.C672]&gt;500);1;&quot;&quot;)" office:value-type="float" office:value="1" calcext:value-type="float">
            <text:p>1</text:p>
          </table:table-cell>
          <table:table-cell table:formula="of:=IF(AND([.D671]=&quot;&quot;;[.D672]=1);1;[.D672]+[.E67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00" calcext:value-type="float">
            <text:p>100</text:p>
          </table:table-cell>
          <table:table-cell table:formula="of:=IF([.A673]=[.A672];[.C672]+[.B673];[.B673])" office:value-type="float" office:value="903" calcext:value-type="float">
            <text:p>903</text:p>
          </table:table-cell>
          <table:table-cell table:formula="of:=IF(AND([.A673]=[.A672];[.C673]&gt;500);1;&quot;&quot;)" office:value-type="float" office:value="1" calcext:value-type="float">
            <text:p>1</text:p>
          </table:table-cell>
          <table:table-cell table:formula="of:=IF(AND([.D672]=&quot;&quot;;[.D673]=1);1;[.D673]+[.E67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04" calcext:value-type="float">
            <text:p>104</text:p>
          </table:table-cell>
          <table:table-cell table:formula="of:=IF([.A674]=[.A673];[.C673]+[.B674];[.B674])" office:value-type="float" office:value="1007" calcext:value-type="float">
            <text:p>1007</text:p>
          </table:table-cell>
          <table:table-cell table:formula="of:=IF(AND([.A674]=[.A673];[.C674]&gt;500);1;&quot;&quot;)" office:value-type="float" office:value="1" calcext:value-type="float">
            <text:p>1</text:p>
          </table:table-cell>
          <table:table-cell table:formula="of:=IF(AND([.D673]=&quot;&quot;;[.D674]=1);1;[.D674]+[.E67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12" calcext:value-type="float">
            <text:p>112</text:p>
          </table:table-cell>
          <table:table-cell table:formula="of:=IF([.A675]=[.A674];[.C674]+[.B675];[.B675])" office:value-type="float" office:value="1119" calcext:value-type="float">
            <text:p>1119</text:p>
          </table:table-cell>
          <table:table-cell table:formula="of:=IF(AND([.A675]=[.A674];[.C675]&gt;500);1;&quot;&quot;)" office:value-type="float" office:value="1" calcext:value-type="float">
            <text:p>1</text:p>
          </table:table-cell>
          <table:table-cell table:formula="of:=IF(AND([.D674]=&quot;&quot;;[.D675]=1);1;[.D675]+[.E67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23" calcext:value-type="float">
            <text:p>123</text:p>
          </table:table-cell>
          <table:table-cell table:formula="of:=IF([.A676]=[.A675];[.C675]+[.B676];[.B676])" office:value-type="float" office:value="1242" calcext:value-type="float">
            <text:p>1242</text:p>
          </table:table-cell>
          <table:table-cell table:formula="of:=IF(AND([.A676]=[.A675];[.C676]&gt;500);1;&quot;&quot;)" office:value-type="float" office:value="1" calcext:value-type="float">
            <text:p>1</text:p>
          </table:table-cell>
          <table:table-cell table:formula="of:=IF(AND([.D675]=&quot;&quot;;[.D676]=1);1;[.D676]+[.E67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34" calcext:value-type="float">
            <text:p>134</text:p>
          </table:table-cell>
          <table:table-cell table:formula="of:=IF([.A677]=[.A676];[.C676]+[.B677];[.B677])" office:value-type="float" office:value="1376" calcext:value-type="float">
            <text:p>1376</text:p>
          </table:table-cell>
          <table:table-cell table:formula="of:=IF(AND([.A677]=[.A676];[.C677]&gt;500);1;&quot;&quot;)" office:value-type="float" office:value="1" calcext:value-type="float">
            <text:p>1</text:p>
          </table:table-cell>
          <table:table-cell table:formula="of:=IF(AND([.D676]=&quot;&quot;;[.D677]=1);1;[.D677]+[.E67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40" calcext:value-type="float">
            <text:p>140</text:p>
          </table:table-cell>
          <table:table-cell table:formula="of:=IF([.A678]=[.A677];[.C677]+[.B678];[.B678])" office:value-type="float" office:value="1516" calcext:value-type="float">
            <text:p>1516</text:p>
          </table:table-cell>
          <table:table-cell table:formula="of:=IF(AND([.A678]=[.A677];[.C678]&gt;500);1;&quot;&quot;)" office:value-type="float" office:value="1" calcext:value-type="float">
            <text:p>1</text:p>
          </table:table-cell>
          <table:table-cell table:formula="of:=IF(AND([.D677]=&quot;&quot;;[.D678]=1);1;[.D678]+[.E67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8782759" calcext:value-type="float">
            <text:p>78782759</text:p>
          </table:table-cell>
          <table:table-cell office:value-type="float" office:value="145" calcext:value-type="float">
            <text:p>145</text:p>
          </table:table-cell>
          <table:table-cell table:formula="of:=IF([.A679]=[.A678];[.C678]+[.B679];[.B679])" office:value-type="float" office:value="1661" calcext:value-type="float">
            <text:p>1661</text:p>
          </table:table-cell>
          <table:table-cell table:formula="of:=IF(AND([.A679]=[.A678];[.C679]&gt;500);1;&quot;&quot;)" office:value-type="float" office:value="1" calcext:value-type="float">
            <text:p>1</text:p>
          </table:table-cell>
          <table:table-cell table:formula="of:=IF(AND([.D678]=&quot;&quot;;[.D679]=1);1;[.D679]+[.E678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29" calcext:value-type="float">
            <text:p>29</text:p>
          </table:table-cell>
          <table:table-cell table:formula="of:=IF([.A680]=[.A679];[.C679]+[.B680];[.B680])" office:value-type="float" office:value="29" calcext:value-type="float">
            <text:p>29</text:p>
          </table:table-cell>
          <table:table-cell table:formula="of:=IF(AND([.A680]=[.A679];[.C680]&gt;500);1;&quot;&quot;)">
            <text:p/>
          </table:table-cell>
          <table:table-cell table:formula="of:=IF(AND([.D679]=&quot;&quot;;[.D680]=1);1;[.D680]+[.E6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33" calcext:value-type="float">
            <text:p>33</text:p>
          </table:table-cell>
          <table:table-cell table:formula="of:=IF([.A681]=[.A680];[.C680]+[.B681];[.B681])" office:value-type="float" office:value="62" calcext:value-type="float">
            <text:p>62</text:p>
          </table:table-cell>
          <table:table-cell table:formula="of:=IF(AND([.A681]=[.A680];[.C681]&gt;500);1;&quot;&quot;)">
            <text:p/>
          </table:table-cell>
          <table:table-cell table:formula="of:=IF(AND([.D680]=&quot;&quot;;[.D681]=1);1;[.D681]+[.E6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33" calcext:value-type="float">
            <text:p>33</text:p>
          </table:table-cell>
          <table:table-cell table:formula="of:=IF([.A682]=[.A681];[.C681]+[.B682];[.B682])" office:value-type="float" office:value="95" calcext:value-type="float">
            <text:p>95</text:p>
          </table:table-cell>
          <table:table-cell table:formula="of:=IF(AND([.A682]=[.A681];[.C682]&gt;500);1;&quot;&quot;)">
            <text:p/>
          </table:table-cell>
          <table:table-cell table:formula="of:=IF(AND([.D681]=&quot;&quot;;[.D682]=1);1;[.D682]+[.E6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36" calcext:value-type="float">
            <text:p>36</text:p>
          </table:table-cell>
          <table:table-cell table:formula="of:=IF([.A683]=[.A682];[.C682]+[.B683];[.B683])" office:value-type="float" office:value="131" calcext:value-type="float">
            <text:p>131</text:p>
          </table:table-cell>
          <table:table-cell table:formula="of:=IF(AND([.A683]=[.A682];[.C683]&gt;500);1;&quot;&quot;)">
            <text:p/>
          </table:table-cell>
          <table:table-cell table:formula="of:=IF(AND([.D682]=&quot;&quot;;[.D683]=1);1;[.D683]+[.E6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37" calcext:value-type="float">
            <text:p>37</text:p>
          </table:table-cell>
          <table:table-cell table:formula="of:=IF([.A684]=[.A683];[.C683]+[.B684];[.B684])" office:value-type="float" office:value="168" calcext:value-type="float">
            <text:p>168</text:p>
          </table:table-cell>
          <table:table-cell table:formula="of:=IF(AND([.A684]=[.A683];[.C684]&gt;500);1;&quot;&quot;)">
            <text:p/>
          </table:table-cell>
          <table:table-cell table:formula="of:=IF(AND([.D683]=&quot;&quot;;[.D684]=1);1;[.D684]+[.E6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43" calcext:value-type="float">
            <text:p>43</text:p>
          </table:table-cell>
          <table:table-cell table:formula="of:=IF([.A685]=[.A684];[.C684]+[.B685];[.B685])" office:value-type="float" office:value="211" calcext:value-type="float">
            <text:p>211</text:p>
          </table:table-cell>
          <table:table-cell table:formula="of:=IF(AND([.A685]=[.A684];[.C685]&gt;500);1;&quot;&quot;)">
            <text:p/>
          </table:table-cell>
          <table:table-cell table:formula="of:=IF(AND([.D684]=&quot;&quot;;[.D685]=1);1;[.D685]+[.E6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45" calcext:value-type="float">
            <text:p>45</text:p>
          </table:table-cell>
          <table:table-cell table:formula="of:=IF([.A686]=[.A685];[.C685]+[.B686];[.B686])" office:value-type="float" office:value="256" calcext:value-type="float">
            <text:p>256</text:p>
          </table:table-cell>
          <table:table-cell table:formula="of:=IF(AND([.A686]=[.A685];[.C686]&gt;500);1;&quot;&quot;)">
            <text:p/>
          </table:table-cell>
          <table:table-cell table:formula="of:=IF(AND([.D685]=&quot;&quot;;[.D686]=1);1;[.D686]+[.E6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51" calcext:value-type="float">
            <text:p>51</text:p>
          </table:table-cell>
          <table:table-cell table:formula="of:=IF([.A687]=[.A686];[.C686]+[.B687];[.B687])" office:value-type="float" office:value="307" calcext:value-type="float">
            <text:p>307</text:p>
          </table:table-cell>
          <table:table-cell table:formula="of:=IF(AND([.A687]=[.A686];[.C687]&gt;500);1;&quot;&quot;)">
            <text:p/>
          </table:table-cell>
          <table:table-cell table:formula="of:=IF(AND([.D686]=&quot;&quot;;[.D687]=1);1;[.D687]+[.E6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57" calcext:value-type="float">
            <text:p>57</text:p>
          </table:table-cell>
          <table:table-cell table:formula="of:=IF([.A688]=[.A687];[.C687]+[.B688];[.B688])" office:value-type="float" office:value="364" calcext:value-type="float">
            <text:p>364</text:p>
          </table:table-cell>
          <table:table-cell table:formula="of:=IF(AND([.A688]=[.A687];[.C688]&gt;500);1;&quot;&quot;)">
            <text:p/>
          </table:table-cell>
          <table:table-cell table:formula="of:=IF(AND([.D687]=&quot;&quot;;[.D688]=1);1;[.D688]+[.E6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63" calcext:value-type="float">
            <text:p>63</text:p>
          </table:table-cell>
          <table:table-cell table:formula="of:=IF([.A689]=[.A688];[.C688]+[.B689];[.B689])" office:value-type="float" office:value="427" calcext:value-type="float">
            <text:p>427</text:p>
          </table:table-cell>
          <table:table-cell table:formula="of:=IF(AND([.A689]=[.A688];[.C689]&gt;500);1;&quot;&quot;)">
            <text:p/>
          </table:table-cell>
          <table:table-cell table:formula="of:=IF(AND([.D688]=&quot;&quot;;[.D689]=1);1;[.D689]+[.E6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64" calcext:value-type="float">
            <text:p>64</text:p>
          </table:table-cell>
          <table:table-cell table:formula="of:=IF([.A690]=[.A689];[.C689]+[.B690];[.B690])" office:value-type="float" office:value="491" calcext:value-type="float">
            <text:p>491</text:p>
          </table:table-cell>
          <table:table-cell table:formula="of:=IF(AND([.A690]=[.A689];[.C690]&gt;500);1;&quot;&quot;)">
            <text:p/>
          </table:table-cell>
          <table:table-cell table:formula="of:=IF(AND([.D689]=&quot;&quot;;[.D690]=1);1;[.D690]+[.E6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73" calcext:value-type="float">
            <text:p>73</text:p>
          </table:table-cell>
          <table:table-cell table:formula="of:=IF([.A691]=[.A690];[.C690]+[.B691];[.B691])" office:value-type="float" office:value="564" calcext:value-type="float">
            <text:p>564</text:p>
          </table:table-cell>
          <table:table-cell table:formula="of:=IF(AND([.A691]=[.A690];[.C691]&gt;500);1;&quot;&quot;)" office:value-type="float" office:value="1" calcext:value-type="float">
            <text:p>1</text:p>
          </table:table-cell>
          <table:table-cell table:formula="of:=IF(AND([.D690]=&quot;&quot;;[.D691]=1);1;[.D691]+[.E69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81" calcext:value-type="float">
            <text:p>81</text:p>
          </table:table-cell>
          <table:table-cell table:formula="of:=IF([.A692]=[.A691];[.C691]+[.B692];[.B692])" office:value-type="float" office:value="645" calcext:value-type="float">
            <text:p>645</text:p>
          </table:table-cell>
          <table:table-cell table:formula="of:=IF(AND([.A692]=[.A691];[.C692]&gt;500);1;&quot;&quot;)" office:value-type="float" office:value="1" calcext:value-type="float">
            <text:p>1</text:p>
          </table:table-cell>
          <table:table-cell table:formula="of:=IF(AND([.D691]=&quot;&quot;;[.D692]=1);1;[.D692]+[.E69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92" calcext:value-type="float">
            <text:p>92</text:p>
          </table:table-cell>
          <table:table-cell table:formula="of:=IF([.A693]=[.A692];[.C692]+[.B693];[.B693])" office:value-type="float" office:value="737" calcext:value-type="float">
            <text:p>737</text:p>
          </table:table-cell>
          <table:table-cell table:formula="of:=IF(AND([.A693]=[.A692];[.C693]&gt;500);1;&quot;&quot;)" office:value-type="float" office:value="1" calcext:value-type="float">
            <text:p>1</text:p>
          </table:table-cell>
          <table:table-cell table:formula="of:=IF(AND([.D692]=&quot;&quot;;[.D693]=1);1;[.D693]+[.E692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03" calcext:value-type="float">
            <text:p>103</text:p>
          </table:table-cell>
          <table:table-cell table:formula="of:=IF([.A694]=[.A693];[.C693]+[.B694];[.B694])" office:value-type="float" office:value="840" calcext:value-type="float">
            <text:p>840</text:p>
          </table:table-cell>
          <table:table-cell table:formula="of:=IF(AND([.A694]=[.A693];[.C694]&gt;500);1;&quot;&quot;)" office:value-type="float" office:value="1" calcext:value-type="float">
            <text:p>1</text:p>
          </table:table-cell>
          <table:table-cell table:formula="of:=IF(AND([.D693]=&quot;&quot;;[.D694]=1);1;[.D694]+[.E693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05" calcext:value-type="float">
            <text:p>105</text:p>
          </table:table-cell>
          <table:table-cell table:formula="of:=IF([.A695]=[.A694];[.C694]+[.B695];[.B695])" office:value-type="float" office:value="945" calcext:value-type="float">
            <text:p>945</text:p>
          </table:table-cell>
          <table:table-cell table:formula="of:=IF(AND([.A695]=[.A694];[.C695]&gt;500);1;&quot;&quot;)" office:value-type="float" office:value="1" calcext:value-type="float">
            <text:p>1</text:p>
          </table:table-cell>
          <table:table-cell table:formula="of:=IF(AND([.D694]=&quot;&quot;;[.D695]=1);1;[.D695]+[.E694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05" calcext:value-type="float">
            <text:p>105</text:p>
          </table:table-cell>
          <table:table-cell table:formula="of:=IF([.A696]=[.A695];[.C695]+[.B696];[.B696])" office:value-type="float" office:value="1050" calcext:value-type="float">
            <text:p>1050</text:p>
          </table:table-cell>
          <table:table-cell table:formula="of:=IF(AND([.A696]=[.A695];[.C696]&gt;500);1;&quot;&quot;)" office:value-type="float" office:value="1" calcext:value-type="float">
            <text:p>1</text:p>
          </table:table-cell>
          <table:table-cell table:formula="of:=IF(AND([.D695]=&quot;&quot;;[.D696]=1);1;[.D696]+[.E695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12" calcext:value-type="float">
            <text:p>112</text:p>
          </table:table-cell>
          <table:table-cell table:formula="of:=IF([.A697]=[.A696];[.C696]+[.B697];[.B697])" office:value-type="float" office:value="1162" calcext:value-type="float">
            <text:p>1162</text:p>
          </table:table-cell>
          <table:table-cell table:formula="of:=IF(AND([.A697]=[.A696];[.C697]&gt;500);1;&quot;&quot;)" office:value-type="float" office:value="1" calcext:value-type="float">
            <text:p>1</text:p>
          </table:table-cell>
          <table:table-cell table:formula="of:=IF(AND([.D696]=&quot;&quot;;[.D697]=1);1;[.D697]+[.E69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12" calcext:value-type="float">
            <text:p>112</text:p>
          </table:table-cell>
          <table:table-cell table:formula="of:=IF([.A698]=[.A697];[.C697]+[.B698];[.B698])" office:value-type="float" office:value="1274" calcext:value-type="float">
            <text:p>1274</text:p>
          </table:table-cell>
          <table:table-cell table:formula="of:=IF(AND([.A698]=[.A697];[.C698]&gt;500);1;&quot;&quot;)" office:value-type="float" office:value="1" calcext:value-type="float">
            <text:p>1</text:p>
          </table:table-cell>
          <table:table-cell table:formula="of:=IF(AND([.D697]=&quot;&quot;;[.D698]=1);1;[.D698]+[.E69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12" calcext:value-type="float">
            <text:p>112</text:p>
          </table:table-cell>
          <table:table-cell table:formula="of:=IF([.A699]=[.A698];[.C698]+[.B699];[.B699])" office:value-type="float" office:value="1386" calcext:value-type="float">
            <text:p>1386</text:p>
          </table:table-cell>
          <table:table-cell table:formula="of:=IF(AND([.A699]=[.A698];[.C699]&gt;500);1;&quot;&quot;)" office:value-type="float" office:value="1" calcext:value-type="float">
            <text:p>1</text:p>
          </table:table-cell>
          <table:table-cell table:formula="of:=IF(AND([.D698]=&quot;&quot;;[.D699]=1);1;[.D699]+[.E69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20" calcext:value-type="float">
            <text:p>120</text:p>
          </table:table-cell>
          <table:table-cell table:formula="of:=IF([.A700]=[.A699];[.C699]+[.B700];[.B700])" office:value-type="float" office:value="1506" calcext:value-type="float">
            <text:p>1506</text:p>
          </table:table-cell>
          <table:table-cell table:formula="of:=IF(AND([.A700]=[.A699];[.C700]&gt;500);1;&quot;&quot;)" office:value-type="float" office:value="1" calcext:value-type="float">
            <text:p>1</text:p>
          </table:table-cell>
          <table:table-cell table:formula="of:=IF(AND([.D699]=&quot;&quot;;[.D700]=1);1;[.D700]+[.E699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31" calcext:value-type="float">
            <text:p>131</text:p>
          </table:table-cell>
          <table:table-cell table:formula="of:=IF([.A701]=[.A700];[.C700]+[.B701];[.B701])" office:value-type="float" office:value="1637" calcext:value-type="float">
            <text:p>1637</text:p>
          </table:table-cell>
          <table:table-cell table:formula="of:=IF(AND([.A701]=[.A700];[.C701]&gt;500);1;&quot;&quot;)" office:value-type="float" office:value="1" calcext:value-type="float">
            <text:p>1</text:p>
          </table:table-cell>
          <table:table-cell table:formula="of:=IF(AND([.D700]=&quot;&quot;;[.D701]=1);1;[.D701]+[.E700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39" calcext:value-type="float">
            <text:p>139</text:p>
          </table:table-cell>
          <table:table-cell table:formula="of:=IF([.A702]=[.A701];[.C701]+[.B702];[.B702])" office:value-type="float" office:value="1776" calcext:value-type="float">
            <text:p>1776</text:p>
          </table:table-cell>
          <table:table-cell table:formula="of:=IF(AND([.A702]=[.A701];[.C702]&gt;500);1;&quot;&quot;)" office:value-type="float" office:value="1" calcext:value-type="float">
            <text:p>1</text:p>
          </table:table-cell>
          <table:table-cell table:formula="of:=IF(AND([.D701]=&quot;&quot;;[.D702]=1);1;[.D702]+[.E70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50" calcext:value-type="float">
            <text:p>150</text:p>
          </table:table-cell>
          <table:table-cell table:formula="of:=IF([.A703]=[.A702];[.C702]+[.B703];[.B703])" office:value-type="float" office:value="1926" calcext:value-type="float">
            <text:p>1926</text:p>
          </table:table-cell>
          <table:table-cell table:formula="of:=IF(AND([.A703]=[.A702];[.C703]&gt;500);1;&quot;&quot;)" office:value-type="float" office:value="1" calcext:value-type="float">
            <text:p>1</text:p>
          </table:table-cell>
          <table:table-cell table:formula="of:=IF(AND([.D702]=&quot;&quot;;[.D703]=1);1;[.D703]+[.E702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59" calcext:value-type="float">
            <text:p>159</text:p>
          </table:table-cell>
          <table:table-cell table:formula="of:=IF([.A704]=[.A703];[.C703]+[.B704];[.B704])" office:value-type="float" office:value="2085" calcext:value-type="float">
            <text:p>2085</text:p>
          </table:table-cell>
          <table:table-cell table:formula="of:=IF(AND([.A704]=[.A703];[.C704]&gt;500);1;&quot;&quot;)" office:value-type="float" office:value="1" calcext:value-type="float">
            <text:p>1</text:p>
          </table:table-cell>
          <table:table-cell table:formula="of:=IF(AND([.D703]=&quot;&quot;;[.D704]=1);1;[.D704]+[.E70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65" calcext:value-type="float">
            <text:p>165</text:p>
          </table:table-cell>
          <table:table-cell table:formula="of:=IF([.A705]=[.A704];[.C704]+[.B705];[.B705])" office:value-type="float" office:value="2250" calcext:value-type="float">
            <text:p>2250</text:p>
          </table:table-cell>
          <table:table-cell table:formula="of:=IF(AND([.A705]=[.A704];[.C705]&gt;500);1;&quot;&quot;)" office:value-type="float" office:value="1" calcext:value-type="float">
            <text:p>1</text:p>
          </table:table-cell>
          <table:table-cell table:formula="of:=IF(AND([.D704]=&quot;&quot;;[.D705]=1);1;[.D705]+[.E704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77" calcext:value-type="float">
            <text:p>177</text:p>
          </table:table-cell>
          <table:table-cell table:formula="of:=IF([.A706]=[.A705];[.C705]+[.B706];[.B706])" office:value-type="float" office:value="2427" calcext:value-type="float">
            <text:p>2427</text:p>
          </table:table-cell>
          <table:table-cell table:formula="of:=IF(AND([.A706]=[.A705];[.C706]&gt;500);1;&quot;&quot;)" office:value-type="float" office:value="1" calcext:value-type="float">
            <text:p>1</text:p>
          </table:table-cell>
          <table:table-cell table:formula="of:=IF(AND([.D705]=&quot;&quot;;[.D706]=1);1;[.D706]+[.E705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84" calcext:value-type="float">
            <text:p>184</text:p>
          </table:table-cell>
          <table:table-cell table:formula="of:=IF([.A707]=[.A706];[.C706]+[.B707];[.B707])" office:value-type="float" office:value="2611" calcext:value-type="float">
            <text:p>2611</text:p>
          </table:table-cell>
          <table:table-cell table:formula="of:=IF(AND([.A707]=[.A706];[.C707]&gt;500);1;&quot;&quot;)" office:value-type="float" office:value="1" calcext:value-type="float">
            <text:p>1</text:p>
          </table:table-cell>
          <table:table-cell table:formula="of:=IF(AND([.D706]=&quot;&quot;;[.D707]=1);1;[.D707]+[.E70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85" calcext:value-type="float">
            <text:p>185</text:p>
          </table:table-cell>
          <table:table-cell table:formula="of:=IF([.A708]=[.A707];[.C707]+[.B708];[.B708])" office:value-type="float" office:value="2796" calcext:value-type="float">
            <text:p>2796</text:p>
          </table:table-cell>
          <table:table-cell table:formula="of:=IF(AND([.A708]=[.A707];[.C708]&gt;500);1;&quot;&quot;)" office:value-type="float" office:value="1" calcext:value-type="float">
            <text:p>1</text:p>
          </table:table-cell>
          <table:table-cell table:formula="of:=IF(AND([.D707]=&quot;&quot;;[.D708]=1);1;[.D708]+[.E707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189" calcext:value-type="float">
            <text:p>189</text:p>
          </table:table-cell>
          <table:table-cell table:formula="of:=IF([.A709]=[.A708];[.C708]+[.B709];[.B709])" office:value-type="float" office:value="2985" calcext:value-type="float">
            <text:p>2985</text:p>
          </table:table-cell>
          <table:table-cell table:formula="of:=IF(AND([.A709]=[.A708];[.C709]&gt;500);1;&quot;&quot;)" office:value-type="float" office:value="1" calcext:value-type="float">
            <text:p>1</text:p>
          </table:table-cell>
          <table:table-cell table:formula="of:=IF(AND([.D708]=&quot;&quot;;[.D709]=1);1;[.D709]+[.E708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200" calcext:value-type="float">
            <text:p>200</text:p>
          </table:table-cell>
          <table:table-cell table:formula="of:=IF([.A710]=[.A709];[.C709]+[.B710];[.B710])" office:value-type="float" office:value="3185" calcext:value-type="float">
            <text:p>3185</text:p>
          </table:table-cell>
          <table:table-cell table:formula="of:=IF(AND([.A710]=[.A709];[.C710]&gt;500);1;&quot;&quot;)" office:value-type="float" office:value="1" calcext:value-type="float">
            <text:p>1</text:p>
          </table:table-cell>
          <table:table-cell table:formula="of:=IF(AND([.D709]=&quot;&quot;;[.D710]=1);1;[.D710]+[.E709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79887965" calcext:value-type="float">
            <text:p>79887965</text:p>
          </table:table-cell>
          <table:table-cell office:value-type="float" office:value="200" calcext:value-type="float">
            <text:p>200</text:p>
          </table:table-cell>
          <table:table-cell table:formula="of:=IF([.A711]=[.A710];[.C710]+[.B711];[.B711])" office:value-type="float" office:value="3385" calcext:value-type="float">
            <text:p>3385</text:p>
          </table:table-cell>
          <table:table-cell table:formula="of:=IF(AND([.A711]=[.A710];[.C711]&gt;500);1;&quot;&quot;)" office:value-type="float" office:value="1" calcext:value-type="float">
            <text:p>1</text:p>
          </table:table-cell>
          <table:table-cell table:formula="of:=IF(AND([.D710]=&quot;&quot;;[.D711]=1);1;[.D711]+[.E71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28" calcext:value-type="float">
            <text:p>28</text:p>
          </table:table-cell>
          <table:table-cell table:formula="of:=IF([.A712]=[.A711];[.C711]+[.B712];[.B712])" office:value-type="float" office:value="28" calcext:value-type="float">
            <text:p>28</text:p>
          </table:table-cell>
          <table:table-cell table:formula="of:=IF(AND([.A712]=[.A711];[.C712]&gt;500);1;&quot;&quot;)">
            <text:p/>
          </table:table-cell>
          <table:table-cell table:formula="of:=IF(AND([.D711]=&quot;&quot;;[.D712]=1);1;[.D712]+[.E7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32" calcext:value-type="float">
            <text:p>32</text:p>
          </table:table-cell>
          <table:table-cell table:formula="of:=IF([.A713]=[.A712];[.C712]+[.B713];[.B713])" office:value-type="float" office:value="60" calcext:value-type="float">
            <text:p>60</text:p>
          </table:table-cell>
          <table:table-cell table:formula="of:=IF(AND([.A713]=[.A712];[.C713]&gt;500);1;&quot;&quot;)">
            <text:p/>
          </table:table-cell>
          <table:table-cell table:formula="of:=IF(AND([.D712]=&quot;&quot;;[.D713]=1);1;[.D713]+[.E71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35" calcext:value-type="float">
            <text:p>35</text:p>
          </table:table-cell>
          <table:table-cell table:formula="of:=IF([.A714]=[.A713];[.C713]+[.B714];[.B714])" office:value-type="float" office:value="95" calcext:value-type="float">
            <text:p>95</text:p>
          </table:table-cell>
          <table:table-cell table:formula="of:=IF(AND([.A714]=[.A713];[.C714]&gt;500);1;&quot;&quot;)">
            <text:p/>
          </table:table-cell>
          <table:table-cell table:formula="of:=IF(AND([.D713]=&quot;&quot;;[.D714]=1);1;[.D714]+[.E71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42" calcext:value-type="float">
            <text:p>42</text:p>
          </table:table-cell>
          <table:table-cell table:formula="of:=IF([.A715]=[.A714];[.C714]+[.B715];[.B715])" office:value-type="float" office:value="137" calcext:value-type="float">
            <text:p>137</text:p>
          </table:table-cell>
          <table:table-cell table:formula="of:=IF(AND([.A715]=[.A714];[.C715]&gt;500);1;&quot;&quot;)">
            <text:p/>
          </table:table-cell>
          <table:table-cell table:formula="of:=IF(AND([.D714]=&quot;&quot;;[.D715]=1);1;[.D715]+[.E71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46" calcext:value-type="float">
            <text:p>46</text:p>
          </table:table-cell>
          <table:table-cell table:formula="of:=IF([.A716]=[.A715];[.C715]+[.B716];[.B716])" office:value-type="float" office:value="183" calcext:value-type="float">
            <text:p>183</text:p>
          </table:table-cell>
          <table:table-cell table:formula="of:=IF(AND([.A716]=[.A715];[.C716]&gt;500);1;&quot;&quot;)">
            <text:p/>
          </table:table-cell>
          <table:table-cell table:formula="of:=IF(AND([.D715]=&quot;&quot;;[.D716]=1);1;[.D716]+[.E71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46" calcext:value-type="float">
            <text:p>46</text:p>
          </table:table-cell>
          <table:table-cell table:formula="of:=IF([.A717]=[.A716];[.C716]+[.B717];[.B717])" office:value-type="float" office:value="229" calcext:value-type="float">
            <text:p>229</text:p>
          </table:table-cell>
          <table:table-cell table:formula="of:=IF(AND([.A717]=[.A716];[.C717]&gt;500);1;&quot;&quot;)">
            <text:p/>
          </table:table-cell>
          <table:table-cell table:formula="of:=IF(AND([.D716]=&quot;&quot;;[.D717]=1);1;[.D717]+[.E7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51" calcext:value-type="float">
            <text:p>51</text:p>
          </table:table-cell>
          <table:table-cell table:formula="of:=IF([.A718]=[.A717];[.C717]+[.B718];[.B718])" office:value-type="float" office:value="280" calcext:value-type="float">
            <text:p>280</text:p>
          </table:table-cell>
          <table:table-cell table:formula="of:=IF(AND([.A718]=[.A717];[.C718]&gt;500);1;&quot;&quot;)">
            <text:p/>
          </table:table-cell>
          <table:table-cell table:formula="of:=IF(AND([.D717]=&quot;&quot;;[.D718]=1);1;[.D718]+[.E7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60" calcext:value-type="float">
            <text:p>60</text:p>
          </table:table-cell>
          <table:table-cell table:formula="of:=IF([.A719]=[.A718];[.C718]+[.B719];[.B719])" office:value-type="float" office:value="340" calcext:value-type="float">
            <text:p>340</text:p>
          </table:table-cell>
          <table:table-cell table:formula="of:=IF(AND([.A719]=[.A718];[.C719]&gt;500);1;&quot;&quot;)">
            <text:p/>
          </table:table-cell>
          <table:table-cell table:formula="of:=IF(AND([.D718]=&quot;&quot;;[.D719]=1);1;[.D719]+[.E7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66" calcext:value-type="float">
            <text:p>66</text:p>
          </table:table-cell>
          <table:table-cell table:formula="of:=IF([.A720]=[.A719];[.C719]+[.B720];[.B720])" office:value-type="float" office:value="406" calcext:value-type="float">
            <text:p>406</text:p>
          </table:table-cell>
          <table:table-cell table:formula="of:=IF(AND([.A720]=[.A719];[.C720]&gt;500);1;&quot;&quot;)">
            <text:p/>
          </table:table-cell>
          <table:table-cell table:formula="of:=IF(AND([.D719]=&quot;&quot;;[.D720]=1);1;[.D720]+[.E7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71" calcext:value-type="float">
            <text:p>71</text:p>
          </table:table-cell>
          <table:table-cell table:formula="of:=IF([.A721]=[.A720];[.C720]+[.B721];[.B721])" office:value-type="float" office:value="477" calcext:value-type="float">
            <text:p>477</text:p>
          </table:table-cell>
          <table:table-cell table:formula="of:=IF(AND([.A721]=[.A720];[.C721]&gt;500);1;&quot;&quot;)">
            <text:p/>
          </table:table-cell>
          <table:table-cell table:formula="of:=IF(AND([.D720]=&quot;&quot;;[.D721]=1);1;[.D721]+[.E7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74" calcext:value-type="float">
            <text:p>74</text:p>
          </table:table-cell>
          <table:table-cell table:formula="of:=IF([.A722]=[.A721];[.C721]+[.B722];[.B722])" office:value-type="float" office:value="551" calcext:value-type="float">
            <text:p>551</text:p>
          </table:table-cell>
          <table:table-cell table:formula="of:=IF(AND([.A722]=[.A721];[.C722]&gt;500);1;&quot;&quot;)" office:value-type="float" office:value="1" calcext:value-type="float">
            <text:p>1</text:p>
          </table:table-cell>
          <table:table-cell table:formula="of:=IF(AND([.D721]=&quot;&quot;;[.D722]=1);1;[.D722]+[.E72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77" calcext:value-type="float">
            <text:p>77</text:p>
          </table:table-cell>
          <table:table-cell table:formula="of:=IF([.A723]=[.A722];[.C722]+[.B723];[.B723])" office:value-type="float" office:value="628" calcext:value-type="float">
            <text:p>628</text:p>
          </table:table-cell>
          <table:table-cell table:formula="of:=IF(AND([.A723]=[.A722];[.C723]&gt;500);1;&quot;&quot;)" office:value-type="float" office:value="1" calcext:value-type="float">
            <text:p>1</text:p>
          </table:table-cell>
          <table:table-cell table:formula="of:=IF(AND([.D722]=&quot;&quot;;[.D723]=1);1;[.D723]+[.E72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88" calcext:value-type="float">
            <text:p>88</text:p>
          </table:table-cell>
          <table:table-cell table:formula="of:=IF([.A724]=[.A723];[.C723]+[.B724];[.B724])" office:value-type="float" office:value="716" calcext:value-type="float">
            <text:p>716</text:p>
          </table:table-cell>
          <table:table-cell table:formula="of:=IF(AND([.A724]=[.A723];[.C724]&gt;500);1;&quot;&quot;)" office:value-type="float" office:value="1" calcext:value-type="float">
            <text:p>1</text:p>
          </table:table-cell>
          <table:table-cell table:formula="of:=IF(AND([.D723]=&quot;&quot;;[.D724]=1);1;[.D724]+[.E72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94" calcext:value-type="float">
            <text:p>94</text:p>
          </table:table-cell>
          <table:table-cell table:formula="of:=IF([.A725]=[.A724];[.C724]+[.B725];[.B725])" office:value-type="float" office:value="810" calcext:value-type="float">
            <text:p>810</text:p>
          </table:table-cell>
          <table:table-cell table:formula="of:=IF(AND([.A725]=[.A724];[.C725]&gt;500);1;&quot;&quot;)" office:value-type="float" office:value="1" calcext:value-type="float">
            <text:p>1</text:p>
          </table:table-cell>
          <table:table-cell table:formula="of:=IF(AND([.D724]=&quot;&quot;;[.D725]=1);1;[.D725]+[.E72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97" calcext:value-type="float">
            <text:p>97</text:p>
          </table:table-cell>
          <table:table-cell table:formula="of:=IF([.A726]=[.A725];[.C725]+[.B726];[.B726])" office:value-type="float" office:value="907" calcext:value-type="float">
            <text:p>907</text:p>
          </table:table-cell>
          <table:table-cell table:formula="of:=IF(AND([.A726]=[.A725];[.C726]&gt;500);1;&quot;&quot;)" office:value-type="float" office:value="1" calcext:value-type="float">
            <text:p>1</text:p>
          </table:table-cell>
          <table:table-cell table:formula="of:=IF(AND([.D725]=&quot;&quot;;[.D726]=1);1;[.D726]+[.E725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107" calcext:value-type="float">
            <text:p>107</text:p>
          </table:table-cell>
          <table:table-cell table:formula="of:=IF([.A727]=[.A726];[.C726]+[.B727];[.B727])" office:value-type="float" office:value="1014" calcext:value-type="float">
            <text:p>1014</text:p>
          </table:table-cell>
          <table:table-cell table:formula="of:=IF(AND([.A727]=[.A726];[.C727]&gt;500);1;&quot;&quot;)" office:value-type="float" office:value="1" calcext:value-type="float">
            <text:p>1</text:p>
          </table:table-cell>
          <table:table-cell table:formula="of:=IF(AND([.D726]=&quot;&quot;;[.D727]=1);1;[.D727]+[.E726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116" calcext:value-type="float">
            <text:p>116</text:p>
          </table:table-cell>
          <table:table-cell table:formula="of:=IF([.A728]=[.A727];[.C727]+[.B728];[.B728])" office:value-type="float" office:value="1130" calcext:value-type="float">
            <text:p>1130</text:p>
          </table:table-cell>
          <table:table-cell table:formula="of:=IF(AND([.A728]=[.A727];[.C728]&gt;500);1;&quot;&quot;)" office:value-type="float" office:value="1" calcext:value-type="float">
            <text:p>1</text:p>
          </table:table-cell>
          <table:table-cell table:formula="of:=IF(AND([.D727]=&quot;&quot;;[.D728]=1);1;[.D728]+[.E72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121" calcext:value-type="float">
            <text:p>121</text:p>
          </table:table-cell>
          <table:table-cell table:formula="of:=IF([.A729]=[.A728];[.C728]+[.B729];[.B729])" office:value-type="float" office:value="1251" calcext:value-type="float">
            <text:p>1251</text:p>
          </table:table-cell>
          <table:table-cell table:formula="of:=IF(AND([.A729]=[.A728];[.C729]&gt;500);1;&quot;&quot;)" office:value-type="float" office:value="1" calcext:value-type="float">
            <text:p>1</text:p>
          </table:table-cell>
          <table:table-cell table:formula="of:=IF(AND([.D728]=&quot;&quot;;[.D729]=1);1;[.D729]+[.E72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130" calcext:value-type="float">
            <text:p>130</text:p>
          </table:table-cell>
          <table:table-cell table:formula="of:=IF([.A730]=[.A729];[.C729]+[.B730];[.B730])" office:value-type="float" office:value="1381" calcext:value-type="float">
            <text:p>1381</text:p>
          </table:table-cell>
          <table:table-cell table:formula="of:=IF(AND([.A730]=[.A729];[.C730]&gt;500);1;&quot;&quot;)" office:value-type="float" office:value="1" calcext:value-type="float">
            <text:p>1</text:p>
          </table:table-cell>
          <table:table-cell table:formula="of:=IF(AND([.D729]=&quot;&quot;;[.D730]=1);1;[.D730]+[.E72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0470828" calcext:value-type="float">
            <text:p>80470828</text:p>
          </table:table-cell>
          <table:table-cell office:value-type="float" office:value="141" calcext:value-type="float">
            <text:p>141</text:p>
          </table:table-cell>
          <table:table-cell table:formula="of:=IF([.A731]=[.A730];[.C730]+[.B731];[.B731])" office:value-type="float" office:value="1522" calcext:value-type="float">
            <text:p>1522</text:p>
          </table:table-cell>
          <table:table-cell table:formula="of:=IF(AND([.A731]=[.A730];[.C731]&gt;500);1;&quot;&quot;)" office:value-type="float" office:value="1" calcext:value-type="float">
            <text:p>1</text:p>
          </table:table-cell>
          <table:table-cell table:formula="of:=IF(AND([.D730]=&quot;&quot;;[.D731]=1);1;[.D731]+[.E73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34" calcext:value-type="float">
            <text:p>34</text:p>
          </table:table-cell>
          <table:table-cell table:formula="of:=IF([.A732]=[.A731];[.C731]+[.B732];[.B732])" office:value-type="float" office:value="34" calcext:value-type="float">
            <text:p>34</text:p>
          </table:table-cell>
          <table:table-cell table:formula="of:=IF(AND([.A732]=[.A731];[.C732]&gt;500);1;&quot;&quot;)">
            <text:p/>
          </table:table-cell>
          <table:table-cell table:formula="of:=IF(AND([.D731]=&quot;&quot;;[.D732]=1);1;[.D732]+[.E73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45" calcext:value-type="float">
            <text:p>45</text:p>
          </table:table-cell>
          <table:table-cell table:formula="of:=IF([.A733]=[.A732];[.C732]+[.B733];[.B733])" office:value-type="float" office:value="79" calcext:value-type="float">
            <text:p>79</text:p>
          </table:table-cell>
          <table:table-cell table:formula="of:=IF(AND([.A733]=[.A732];[.C733]&gt;500);1;&quot;&quot;)">
            <text:p/>
          </table:table-cell>
          <table:table-cell table:formula="of:=IF(AND([.D732]=&quot;&quot;;[.D733]=1);1;[.D733]+[.E73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53" calcext:value-type="float">
            <text:p>53</text:p>
          </table:table-cell>
          <table:table-cell table:formula="of:=IF([.A734]=[.A733];[.C733]+[.B734];[.B734])" office:value-type="float" office:value="132" calcext:value-type="float">
            <text:p>132</text:p>
          </table:table-cell>
          <table:table-cell table:formula="of:=IF(AND([.A734]=[.A733];[.C734]&gt;500);1;&quot;&quot;)">
            <text:p/>
          </table:table-cell>
          <table:table-cell table:formula="of:=IF(AND([.D733]=&quot;&quot;;[.D734]=1);1;[.D734]+[.E73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65" calcext:value-type="float">
            <text:p>65</text:p>
          </table:table-cell>
          <table:table-cell table:formula="of:=IF([.A735]=[.A734];[.C734]+[.B735];[.B735])" office:value-type="float" office:value="197" calcext:value-type="float">
            <text:p>197</text:p>
          </table:table-cell>
          <table:table-cell table:formula="of:=IF(AND([.A735]=[.A734];[.C735]&gt;500);1;&quot;&quot;)">
            <text:p/>
          </table:table-cell>
          <table:table-cell table:formula="of:=IF(AND([.D734]=&quot;&quot;;[.D735]=1);1;[.D735]+[.E73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75" calcext:value-type="float">
            <text:p>75</text:p>
          </table:table-cell>
          <table:table-cell table:formula="of:=IF([.A736]=[.A735];[.C735]+[.B736];[.B736])" office:value-type="float" office:value="272" calcext:value-type="float">
            <text:p>272</text:p>
          </table:table-cell>
          <table:table-cell table:formula="of:=IF(AND([.A736]=[.A735];[.C736]&gt;500);1;&quot;&quot;)">
            <text:p/>
          </table:table-cell>
          <table:table-cell table:formula="of:=IF(AND([.D735]=&quot;&quot;;[.D736]=1);1;[.D736]+[.E7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84" calcext:value-type="float">
            <text:p>84</text:p>
          </table:table-cell>
          <table:table-cell table:formula="of:=IF([.A737]=[.A736];[.C736]+[.B737];[.B737])" office:value-type="float" office:value="356" calcext:value-type="float">
            <text:p>356</text:p>
          </table:table-cell>
          <table:table-cell table:formula="of:=IF(AND([.A737]=[.A736];[.C737]&gt;500);1;&quot;&quot;)">
            <text:p/>
          </table:table-cell>
          <table:table-cell table:formula="of:=IF(AND([.D736]=&quot;&quot;;[.D737]=1);1;[.D737]+[.E7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88" calcext:value-type="float">
            <text:p>88</text:p>
          </table:table-cell>
          <table:table-cell table:formula="of:=IF([.A738]=[.A737];[.C737]+[.B738];[.B738])" office:value-type="float" office:value="444" calcext:value-type="float">
            <text:p>444</text:p>
          </table:table-cell>
          <table:table-cell table:formula="of:=IF(AND([.A738]=[.A737];[.C738]&gt;500);1;&quot;&quot;)">
            <text:p/>
          </table:table-cell>
          <table:table-cell table:formula="of:=IF(AND([.D737]=&quot;&quot;;[.D738]=1);1;[.D738]+[.E7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94" calcext:value-type="float">
            <text:p>94</text:p>
          </table:table-cell>
          <table:table-cell table:formula="of:=IF([.A739]=[.A738];[.C738]+[.B739];[.B739])" office:value-type="float" office:value="538" calcext:value-type="float">
            <text:p>538</text:p>
          </table:table-cell>
          <table:table-cell table:formula="of:=IF(AND([.A739]=[.A738];[.C739]&gt;500);1;&quot;&quot;)" office:value-type="float" office:value="1" calcext:value-type="float">
            <text:p>1</text:p>
          </table:table-cell>
          <table:table-cell table:formula="of:=IF(AND([.D738]=&quot;&quot;;[.D739]=1);1;[.D739]+[.E73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102" calcext:value-type="float">
            <text:p>102</text:p>
          </table:table-cell>
          <table:table-cell table:formula="of:=IF([.A740]=[.A739];[.C739]+[.B740];[.B740])" office:value-type="float" office:value="640" calcext:value-type="float">
            <text:p>640</text:p>
          </table:table-cell>
          <table:table-cell table:formula="of:=IF(AND([.A740]=[.A739];[.C740]&gt;500);1;&quot;&quot;)" office:value-type="float" office:value="1" calcext:value-type="float">
            <text:p>1</text:p>
          </table:table-cell>
          <table:table-cell table:formula="of:=IF(AND([.D739]=&quot;&quot;;[.D740]=1);1;[.D740]+[.E73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109" calcext:value-type="float">
            <text:p>109</text:p>
          </table:table-cell>
          <table:table-cell table:formula="of:=IF([.A741]=[.A740];[.C740]+[.B741];[.B741])" office:value-type="float" office:value="749" calcext:value-type="float">
            <text:p>749</text:p>
          </table:table-cell>
          <table:table-cell table:formula="of:=IF(AND([.A741]=[.A740];[.C741]&gt;500);1;&quot;&quot;)" office:value-type="float" office:value="1" calcext:value-type="float">
            <text:p>1</text:p>
          </table:table-cell>
          <table:table-cell table:formula="of:=IF(AND([.D740]=&quot;&quot;;[.D741]=1);1;[.D741]+[.E74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115" calcext:value-type="float">
            <text:p>115</text:p>
          </table:table-cell>
          <table:table-cell table:formula="of:=IF([.A742]=[.A741];[.C741]+[.B742];[.B742])" office:value-type="float" office:value="864" calcext:value-type="float">
            <text:p>864</text:p>
          </table:table-cell>
          <table:table-cell table:formula="of:=IF(AND([.A742]=[.A741];[.C742]&gt;500);1;&quot;&quot;)" office:value-type="float" office:value="1" calcext:value-type="float">
            <text:p>1</text:p>
          </table:table-cell>
          <table:table-cell table:formula="of:=IF(AND([.D741]=&quot;&quot;;[.D742]=1);1;[.D742]+[.E74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124" calcext:value-type="float">
            <text:p>124</text:p>
          </table:table-cell>
          <table:table-cell table:formula="of:=IF([.A743]=[.A742];[.C742]+[.B743];[.B743])" office:value-type="float" office:value="988" calcext:value-type="float">
            <text:p>988</text:p>
          </table:table-cell>
          <table:table-cell table:formula="of:=IF(AND([.A743]=[.A742];[.C743]&gt;500);1;&quot;&quot;)" office:value-type="float" office:value="1" calcext:value-type="float">
            <text:p>1</text:p>
          </table:table-cell>
          <table:table-cell table:formula="of:=IF(AND([.D742]=&quot;&quot;;[.D743]=1);1;[.D743]+[.E74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2396295" calcext:value-type="float">
            <text:p>82396295</text:p>
          </table:table-cell>
          <table:table-cell office:value-type="float" office:value="133" calcext:value-type="float">
            <text:p>133</text:p>
          </table:table-cell>
          <table:table-cell table:formula="of:=IF([.A744]=[.A743];[.C743]+[.B744];[.B744])" office:value-type="float" office:value="1121" calcext:value-type="float">
            <text:p>1121</text:p>
          </table:table-cell>
          <table:table-cell table:formula="of:=IF(AND([.A744]=[.A743];[.C744]&gt;500);1;&quot;&quot;)" office:value-type="float" office:value="1" calcext:value-type="float">
            <text:p>1</text:p>
          </table:table-cell>
          <table:table-cell table:formula="of:=IF(AND([.D743]=&quot;&quot;;[.D744]=1);1;[.D744]+[.E74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34" calcext:value-type="float">
            <text:p>34</text:p>
          </table:table-cell>
          <table:table-cell table:formula="of:=IF([.A745]=[.A744];[.C744]+[.B745];[.B745])" office:value-type="float" office:value="34" calcext:value-type="float">
            <text:p>34</text:p>
          </table:table-cell>
          <table:table-cell table:formula="of:=IF(AND([.A745]=[.A744];[.C745]&gt;500);1;&quot;&quot;)">
            <text:p/>
          </table:table-cell>
          <table:table-cell table:formula="of:=IF(AND([.D744]=&quot;&quot;;[.D745]=1);1;[.D745]+[.E7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41" calcext:value-type="float">
            <text:p>41</text:p>
          </table:table-cell>
          <table:table-cell table:formula="of:=IF([.A746]=[.A745];[.C745]+[.B746];[.B746])" office:value-type="float" office:value="75" calcext:value-type="float">
            <text:p>75</text:p>
          </table:table-cell>
          <table:table-cell table:formula="of:=IF(AND([.A746]=[.A745];[.C746]&gt;500);1;&quot;&quot;)">
            <text:p/>
          </table:table-cell>
          <table:table-cell table:formula="of:=IF(AND([.D745]=&quot;&quot;;[.D746]=1);1;[.D746]+[.E7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46" calcext:value-type="float">
            <text:p>46</text:p>
          </table:table-cell>
          <table:table-cell table:formula="of:=IF([.A747]=[.A746];[.C746]+[.B747];[.B747])" office:value-type="float" office:value="121" calcext:value-type="float">
            <text:p>121</text:p>
          </table:table-cell>
          <table:table-cell table:formula="of:=IF(AND([.A747]=[.A746];[.C747]&gt;500);1;&quot;&quot;)">
            <text:p/>
          </table:table-cell>
          <table:table-cell table:formula="of:=IF(AND([.D746]=&quot;&quot;;[.D747]=1);1;[.D747]+[.E7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47" calcext:value-type="float">
            <text:p>47</text:p>
          </table:table-cell>
          <table:table-cell table:formula="of:=IF([.A748]=[.A747];[.C747]+[.B748];[.B748])" office:value-type="float" office:value="168" calcext:value-type="float">
            <text:p>168</text:p>
          </table:table-cell>
          <table:table-cell table:formula="of:=IF(AND([.A748]=[.A747];[.C748]&gt;500);1;&quot;&quot;)">
            <text:p/>
          </table:table-cell>
          <table:table-cell table:formula="of:=IF(AND([.D747]=&quot;&quot;;[.D748]=1);1;[.D748]+[.E7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57" calcext:value-type="float">
            <text:p>57</text:p>
          </table:table-cell>
          <table:table-cell table:formula="of:=IF([.A749]=[.A748];[.C748]+[.B749];[.B749])" office:value-type="float" office:value="225" calcext:value-type="float">
            <text:p>225</text:p>
          </table:table-cell>
          <table:table-cell table:formula="of:=IF(AND([.A749]=[.A748];[.C749]&gt;500);1;&quot;&quot;)">
            <text:p/>
          </table:table-cell>
          <table:table-cell table:formula="of:=IF(AND([.D748]=&quot;&quot;;[.D749]=1);1;[.D749]+[.E7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58" calcext:value-type="float">
            <text:p>58</text:p>
          </table:table-cell>
          <table:table-cell table:formula="of:=IF([.A750]=[.A749];[.C749]+[.B750];[.B750])" office:value-type="float" office:value="283" calcext:value-type="float">
            <text:p>283</text:p>
          </table:table-cell>
          <table:table-cell table:formula="of:=IF(AND([.A750]=[.A749];[.C750]&gt;500);1;&quot;&quot;)">
            <text:p/>
          </table:table-cell>
          <table:table-cell table:formula="of:=IF(AND([.D749]=&quot;&quot;;[.D750]=1);1;[.D750]+[.E7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58" calcext:value-type="float">
            <text:p>58</text:p>
          </table:table-cell>
          <table:table-cell table:formula="of:=IF([.A751]=[.A750];[.C750]+[.B751];[.B751])" office:value-type="float" office:value="341" calcext:value-type="float">
            <text:p>341</text:p>
          </table:table-cell>
          <table:table-cell table:formula="of:=IF(AND([.A751]=[.A750];[.C751]&gt;500);1;&quot;&quot;)">
            <text:p/>
          </table:table-cell>
          <table:table-cell table:formula="of:=IF(AND([.D750]=&quot;&quot;;[.D751]=1);1;[.D751]+[.E7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69" calcext:value-type="float">
            <text:p>69</text:p>
          </table:table-cell>
          <table:table-cell table:formula="of:=IF([.A752]=[.A751];[.C751]+[.B752];[.B752])" office:value-type="float" office:value="410" calcext:value-type="float">
            <text:p>410</text:p>
          </table:table-cell>
          <table:table-cell table:formula="of:=IF(AND([.A752]=[.A751];[.C752]&gt;500);1;&quot;&quot;)">
            <text:p/>
          </table:table-cell>
          <table:table-cell table:formula="of:=IF(AND([.D751]=&quot;&quot;;[.D752]=1);1;[.D752]+[.E7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70" calcext:value-type="float">
            <text:p>70</text:p>
          </table:table-cell>
          <table:table-cell table:formula="of:=IF([.A753]=[.A752];[.C752]+[.B753];[.B753])" office:value-type="float" office:value="480" calcext:value-type="float">
            <text:p>480</text:p>
          </table:table-cell>
          <table:table-cell table:formula="of:=IF(AND([.A753]=[.A752];[.C753]&gt;500);1;&quot;&quot;)">
            <text:p/>
          </table:table-cell>
          <table:table-cell table:formula="of:=IF(AND([.D752]=&quot;&quot;;[.D753]=1);1;[.D753]+[.E7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82" calcext:value-type="float">
            <text:p>82</text:p>
          </table:table-cell>
          <table:table-cell table:formula="of:=IF([.A754]=[.A753];[.C753]+[.B754];[.B754])" office:value-type="float" office:value="562" calcext:value-type="float">
            <text:p>562</text:p>
          </table:table-cell>
          <table:table-cell table:formula="of:=IF(AND([.A754]=[.A753];[.C754]&gt;500);1;&quot;&quot;)" office:value-type="float" office:value="1" calcext:value-type="float">
            <text:p>1</text:p>
          </table:table-cell>
          <table:table-cell table:formula="of:=IF(AND([.D753]=&quot;&quot;;[.D754]=1);1;[.D754]+[.E75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90" calcext:value-type="float">
            <text:p>90</text:p>
          </table:table-cell>
          <table:table-cell table:formula="of:=IF([.A755]=[.A754];[.C754]+[.B755];[.B755])" office:value-type="float" office:value="652" calcext:value-type="float">
            <text:p>652</text:p>
          </table:table-cell>
          <table:table-cell table:formula="of:=IF(AND([.A755]=[.A754];[.C755]&gt;500);1;&quot;&quot;)" office:value-type="float" office:value="1" calcext:value-type="float">
            <text:p>1</text:p>
          </table:table-cell>
          <table:table-cell table:formula="of:=IF(AND([.D754]=&quot;&quot;;[.D755]=1);1;[.D755]+[.E75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01" calcext:value-type="float">
            <text:p>101</text:p>
          </table:table-cell>
          <table:table-cell table:formula="of:=IF([.A756]=[.A755];[.C755]+[.B756];[.B756])" office:value-type="float" office:value="753" calcext:value-type="float">
            <text:p>753</text:p>
          </table:table-cell>
          <table:table-cell table:formula="of:=IF(AND([.A756]=[.A755];[.C756]&gt;500);1;&quot;&quot;)" office:value-type="float" office:value="1" calcext:value-type="float">
            <text:p>1</text:p>
          </table:table-cell>
          <table:table-cell table:formula="of:=IF(AND([.D755]=&quot;&quot;;[.D756]=1);1;[.D756]+[.E75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03" calcext:value-type="float">
            <text:p>103</text:p>
          </table:table-cell>
          <table:table-cell table:formula="of:=IF([.A757]=[.A756];[.C756]+[.B757];[.B757])" office:value-type="float" office:value="856" calcext:value-type="float">
            <text:p>856</text:p>
          </table:table-cell>
          <table:table-cell table:formula="of:=IF(AND([.A757]=[.A756];[.C757]&gt;500);1;&quot;&quot;)" office:value-type="float" office:value="1" calcext:value-type="float">
            <text:p>1</text:p>
          </table:table-cell>
          <table:table-cell table:formula="of:=IF(AND([.D756]=&quot;&quot;;[.D757]=1);1;[.D757]+[.E75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06" calcext:value-type="float">
            <text:p>106</text:p>
          </table:table-cell>
          <table:table-cell table:formula="of:=IF([.A758]=[.A757];[.C757]+[.B758];[.B758])" office:value-type="float" office:value="962" calcext:value-type="float">
            <text:p>962</text:p>
          </table:table-cell>
          <table:table-cell table:formula="of:=IF(AND([.A758]=[.A757];[.C758]&gt;500);1;&quot;&quot;)" office:value-type="float" office:value="1" calcext:value-type="float">
            <text:p>1</text:p>
          </table:table-cell>
          <table:table-cell table:formula="of:=IF(AND([.D757]=&quot;&quot;;[.D758]=1);1;[.D758]+[.E75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16" calcext:value-type="float">
            <text:p>116</text:p>
          </table:table-cell>
          <table:table-cell table:formula="of:=IF([.A759]=[.A758];[.C758]+[.B759];[.B759])" office:value-type="float" office:value="1078" calcext:value-type="float">
            <text:p>1078</text:p>
          </table:table-cell>
          <table:table-cell table:formula="of:=IF(AND([.A759]=[.A758];[.C759]&gt;500);1;&quot;&quot;)" office:value-type="float" office:value="1" calcext:value-type="float">
            <text:p>1</text:p>
          </table:table-cell>
          <table:table-cell table:formula="of:=IF(AND([.D758]=&quot;&quot;;[.D759]=1);1;[.D759]+[.E75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22" calcext:value-type="float">
            <text:p>122</text:p>
          </table:table-cell>
          <table:table-cell table:formula="of:=IF([.A760]=[.A759];[.C759]+[.B760];[.B760])" office:value-type="float" office:value="1200" calcext:value-type="float">
            <text:p>1200</text:p>
          </table:table-cell>
          <table:table-cell table:formula="of:=IF(AND([.A760]=[.A759];[.C760]&gt;500);1;&quot;&quot;)" office:value-type="float" office:value="1" calcext:value-type="float">
            <text:p>1</text:p>
          </table:table-cell>
          <table:table-cell table:formula="of:=IF(AND([.D759]=&quot;&quot;;[.D760]=1);1;[.D760]+[.E75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22" calcext:value-type="float">
            <text:p>122</text:p>
          </table:table-cell>
          <table:table-cell table:formula="of:=IF([.A761]=[.A760];[.C760]+[.B761];[.B761])" office:value-type="float" office:value="1322" calcext:value-type="float">
            <text:p>1322</text:p>
          </table:table-cell>
          <table:table-cell table:formula="of:=IF(AND([.A761]=[.A760];[.C761]&gt;500);1;&quot;&quot;)" office:value-type="float" office:value="1" calcext:value-type="float">
            <text:p>1</text:p>
          </table:table-cell>
          <table:table-cell table:formula="of:=IF(AND([.D760]=&quot;&quot;;[.D761]=1);1;[.D761]+[.E76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30" calcext:value-type="float">
            <text:p>130</text:p>
          </table:table-cell>
          <table:table-cell table:formula="of:=IF([.A762]=[.A761];[.C761]+[.B762];[.B762])" office:value-type="float" office:value="1452" calcext:value-type="float">
            <text:p>1452</text:p>
          </table:table-cell>
          <table:table-cell table:formula="of:=IF(AND([.A762]=[.A761];[.C762]&gt;500);1;&quot;&quot;)" office:value-type="float" office:value="1" calcext:value-type="float">
            <text:p>1</text:p>
          </table:table-cell>
          <table:table-cell table:formula="of:=IF(AND([.D761]=&quot;&quot;;[.D762]=1);1;[.D762]+[.E76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31" calcext:value-type="float">
            <text:p>131</text:p>
          </table:table-cell>
          <table:table-cell table:formula="of:=IF([.A763]=[.A762];[.C762]+[.B763];[.B763])" office:value-type="float" office:value="1583" calcext:value-type="float">
            <text:p>1583</text:p>
          </table:table-cell>
          <table:table-cell table:formula="of:=IF(AND([.A763]=[.A762];[.C763]&gt;500);1;&quot;&quot;)" office:value-type="float" office:value="1" calcext:value-type="float">
            <text:p>1</text:p>
          </table:table-cell>
          <table:table-cell table:formula="of:=IF(AND([.D762]=&quot;&quot;;[.D763]=1);1;[.D763]+[.E76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39" calcext:value-type="float">
            <text:p>139</text:p>
          </table:table-cell>
          <table:table-cell table:formula="of:=IF([.A764]=[.A763];[.C763]+[.B764];[.B764])" office:value-type="float" office:value="1722" calcext:value-type="float">
            <text:p>1722</text:p>
          </table:table-cell>
          <table:table-cell table:formula="of:=IF(AND([.A764]=[.A763];[.C764]&gt;500);1;&quot;&quot;)" office:value-type="float" office:value="1" calcext:value-type="float">
            <text:p>1</text:p>
          </table:table-cell>
          <table:table-cell table:formula="of:=IF(AND([.D763]=&quot;&quot;;[.D764]=1);1;[.D764]+[.E763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48" calcext:value-type="float">
            <text:p>148</text:p>
          </table:table-cell>
          <table:table-cell table:formula="of:=IF([.A765]=[.A764];[.C764]+[.B765];[.B765])" office:value-type="float" office:value="1870" calcext:value-type="float">
            <text:p>1870</text:p>
          </table:table-cell>
          <table:table-cell table:formula="of:=IF(AND([.A765]=[.A764];[.C765]&gt;500);1;&quot;&quot;)" office:value-type="float" office:value="1" calcext:value-type="float">
            <text:p>1</text:p>
          </table:table-cell>
          <table:table-cell table:formula="of:=IF(AND([.D764]=&quot;&quot;;[.D765]=1);1;[.D765]+[.E76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49" calcext:value-type="float">
            <text:p>149</text:p>
          </table:table-cell>
          <table:table-cell table:formula="of:=IF([.A766]=[.A765];[.C765]+[.B766];[.B766])" office:value-type="float" office:value="2019" calcext:value-type="float">
            <text:p>2019</text:p>
          </table:table-cell>
          <table:table-cell table:formula="of:=IF(AND([.A766]=[.A765];[.C766]&gt;500);1;&quot;&quot;)" office:value-type="float" office:value="1" calcext:value-type="float">
            <text:p>1</text:p>
          </table:table-cell>
          <table:table-cell table:formula="of:=IF(AND([.D765]=&quot;&quot;;[.D766]=1);1;[.D766]+[.E765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53" calcext:value-type="float">
            <text:p>153</text:p>
          </table:table-cell>
          <table:table-cell table:formula="of:=IF([.A767]=[.A766];[.C766]+[.B767];[.B767])" office:value-type="float" office:value="2172" calcext:value-type="float">
            <text:p>2172</text:p>
          </table:table-cell>
          <table:table-cell table:formula="of:=IF(AND([.A767]=[.A766];[.C767]&gt;500);1;&quot;&quot;)" office:value-type="float" office:value="1" calcext:value-type="float">
            <text:p>1</text:p>
          </table:table-cell>
          <table:table-cell table:formula="of:=IF(AND([.D766]=&quot;&quot;;[.D767]=1);1;[.D767]+[.E76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61" calcext:value-type="float">
            <text:p>161</text:p>
          </table:table-cell>
          <table:table-cell table:formula="of:=IF([.A768]=[.A767];[.C767]+[.B768];[.B768])" office:value-type="float" office:value="2333" calcext:value-type="float">
            <text:p>2333</text:p>
          </table:table-cell>
          <table:table-cell table:formula="of:=IF(AND([.A768]=[.A767];[.C768]&gt;500);1;&quot;&quot;)" office:value-type="float" office:value="1" calcext:value-type="float">
            <text:p>1</text:p>
          </table:table-cell>
          <table:table-cell table:formula="of:=IF(AND([.D767]=&quot;&quot;;[.D768]=1);1;[.D768]+[.E767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67" calcext:value-type="float">
            <text:p>167</text:p>
          </table:table-cell>
          <table:table-cell table:formula="of:=IF([.A769]=[.A768];[.C768]+[.B769];[.B769])" office:value-type="float" office:value="2500" calcext:value-type="float">
            <text:p>2500</text:p>
          </table:table-cell>
          <table:table-cell table:formula="of:=IF(AND([.A769]=[.A768];[.C769]&gt;500);1;&quot;&quot;)" office:value-type="float" office:value="1" calcext:value-type="float">
            <text:p>1</text:p>
          </table:table-cell>
          <table:table-cell table:formula="of:=IF(AND([.D768]=&quot;&quot;;[.D769]=1);1;[.D769]+[.E768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77" calcext:value-type="float">
            <text:p>177</text:p>
          </table:table-cell>
          <table:table-cell table:formula="of:=IF([.A770]=[.A769];[.C769]+[.B770];[.B770])" office:value-type="float" office:value="2677" calcext:value-type="float">
            <text:p>2677</text:p>
          </table:table-cell>
          <table:table-cell table:formula="of:=IF(AND([.A770]=[.A769];[.C770]&gt;500);1;&quot;&quot;)" office:value-type="float" office:value="1" calcext:value-type="float">
            <text:p>1</text:p>
          </table:table-cell>
          <table:table-cell table:formula="of:=IF(AND([.D769]=&quot;&quot;;[.D770]=1);1;[.D770]+[.E76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87" calcext:value-type="float">
            <text:p>187</text:p>
          </table:table-cell>
          <table:table-cell table:formula="of:=IF([.A771]=[.A770];[.C770]+[.B771];[.B771])" office:value-type="float" office:value="2864" calcext:value-type="float">
            <text:p>2864</text:p>
          </table:table-cell>
          <table:table-cell table:formula="of:=IF(AND([.A771]=[.A770];[.C771]&gt;500);1;&quot;&quot;)" office:value-type="float" office:value="1" calcext:value-type="float">
            <text:p>1</text:p>
          </table:table-cell>
          <table:table-cell table:formula="of:=IF(AND([.D770]=&quot;&quot;;[.D771]=1);1;[.D771]+[.E77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198" calcext:value-type="float">
            <text:p>198</text:p>
          </table:table-cell>
          <table:table-cell table:formula="of:=IF([.A772]=[.A771];[.C771]+[.B772];[.B772])" office:value-type="float" office:value="3062" calcext:value-type="float">
            <text:p>3062</text:p>
          </table:table-cell>
          <table:table-cell table:formula="of:=IF(AND([.A772]=[.A771];[.C772]&gt;500);1;&quot;&quot;)" office:value-type="float" office:value="1" calcext:value-type="float">
            <text:p>1</text:p>
          </table:table-cell>
          <table:table-cell table:formula="of:=IF(AND([.D771]=&quot;&quot;;[.D772]=1);1;[.D772]+[.E771]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40252" calcext:value-type="float">
            <text:p>83740252</text:p>
          </table:table-cell>
          <table:table-cell office:value-type="float" office:value="202" calcext:value-type="float">
            <text:p>202</text:p>
          </table:table-cell>
          <table:table-cell table:formula="of:=IF([.A773]=[.A772];[.C772]+[.B773];[.B773])" office:value-type="float" office:value="3264" calcext:value-type="float">
            <text:p>3264</text:p>
          </table:table-cell>
          <table:table-cell table:formula="of:=IF(AND([.A773]=[.A772];[.C773]&gt;500);1;&quot;&quot;)" office:value-type="float" office:value="1" calcext:value-type="float">
            <text:p>1</text:p>
          </table:table-cell>
          <table:table-cell table:formula="of:=IF(AND([.D772]=&quot;&quot;;[.D773]=1);1;[.D773]+[.E772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25" calcext:value-type="float">
            <text:p>25</text:p>
          </table:table-cell>
          <table:table-cell table:formula="of:=IF([.A774]=[.A773];[.C773]+[.B774];[.B774])" office:value-type="float" office:value="25" calcext:value-type="float">
            <text:p>25</text:p>
          </table:table-cell>
          <table:table-cell table:formula="of:=IF(AND([.A774]=[.A773];[.C774]&gt;500);1;&quot;&quot;)">
            <text:p/>
          </table:table-cell>
          <table:table-cell table:formula="of:=IF(AND([.D773]=&quot;&quot;;[.D774]=1);1;[.D774]+[.E77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37" calcext:value-type="float">
            <text:p>37</text:p>
          </table:table-cell>
          <table:table-cell table:formula="of:=IF([.A775]=[.A774];[.C774]+[.B775];[.B775])" office:value-type="float" office:value="62" calcext:value-type="float">
            <text:p>62</text:p>
          </table:table-cell>
          <table:table-cell table:formula="of:=IF(AND([.A775]=[.A774];[.C775]&gt;500);1;&quot;&quot;)">
            <text:p/>
          </table:table-cell>
          <table:table-cell table:formula="of:=IF(AND([.D774]=&quot;&quot;;[.D775]=1);1;[.D775]+[.E77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44" calcext:value-type="float">
            <text:p>44</text:p>
          </table:table-cell>
          <table:table-cell table:formula="of:=IF([.A776]=[.A775];[.C775]+[.B776];[.B776])" office:value-type="float" office:value="106" calcext:value-type="float">
            <text:p>106</text:p>
          </table:table-cell>
          <table:table-cell table:formula="of:=IF(AND([.A776]=[.A775];[.C776]&gt;500);1;&quot;&quot;)">
            <text:p/>
          </table:table-cell>
          <table:table-cell table:formula="of:=IF(AND([.D775]=&quot;&quot;;[.D776]=1);1;[.D776]+[.E77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56" calcext:value-type="float">
            <text:p>56</text:p>
          </table:table-cell>
          <table:table-cell table:formula="of:=IF([.A777]=[.A776];[.C776]+[.B777];[.B777])" office:value-type="float" office:value="162" calcext:value-type="float">
            <text:p>162</text:p>
          </table:table-cell>
          <table:table-cell table:formula="of:=IF(AND([.A777]=[.A776];[.C777]&gt;500);1;&quot;&quot;)">
            <text:p/>
          </table:table-cell>
          <table:table-cell table:formula="of:=IF(AND([.D776]=&quot;&quot;;[.D777]=1);1;[.D777]+[.E77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59" calcext:value-type="float">
            <text:p>59</text:p>
          </table:table-cell>
          <table:table-cell table:formula="of:=IF([.A778]=[.A777];[.C777]+[.B778];[.B778])" office:value-type="float" office:value="221" calcext:value-type="float">
            <text:p>221</text:p>
          </table:table-cell>
          <table:table-cell table:formula="of:=IF(AND([.A778]=[.A777];[.C778]&gt;500);1;&quot;&quot;)">
            <text:p/>
          </table:table-cell>
          <table:table-cell table:formula="of:=IF(AND([.D777]=&quot;&quot;;[.D778]=1);1;[.D778]+[.E77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70" calcext:value-type="float">
            <text:p>70</text:p>
          </table:table-cell>
          <table:table-cell table:formula="of:=IF([.A779]=[.A778];[.C778]+[.B779];[.B779])" office:value-type="float" office:value="291" calcext:value-type="float">
            <text:p>291</text:p>
          </table:table-cell>
          <table:table-cell table:formula="of:=IF(AND([.A779]=[.A778];[.C779]&gt;500);1;&quot;&quot;)">
            <text:p/>
          </table:table-cell>
          <table:table-cell table:formula="of:=IF(AND([.D778]=&quot;&quot;;[.D779]=1);1;[.D779]+[.E7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80" calcext:value-type="float">
            <text:p>80</text:p>
          </table:table-cell>
          <table:table-cell table:formula="of:=IF([.A780]=[.A779];[.C779]+[.B780];[.B780])" office:value-type="float" office:value="371" calcext:value-type="float">
            <text:p>371</text:p>
          </table:table-cell>
          <table:table-cell table:formula="of:=IF(AND([.A780]=[.A779];[.C780]&gt;500);1;&quot;&quot;)">
            <text:p/>
          </table:table-cell>
          <table:table-cell table:formula="of:=IF(AND([.D779]=&quot;&quot;;[.D780]=1);1;[.D780]+[.E77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91" calcext:value-type="float">
            <text:p>91</text:p>
          </table:table-cell>
          <table:table-cell table:formula="of:=IF([.A781]=[.A780];[.C780]+[.B781];[.B781])" office:value-type="float" office:value="462" calcext:value-type="float">
            <text:p>462</text:p>
          </table:table-cell>
          <table:table-cell table:formula="of:=IF(AND([.A781]=[.A780];[.C781]&gt;500);1;&quot;&quot;)">
            <text:p/>
          </table:table-cell>
          <table:table-cell table:formula="of:=IF(AND([.D780]=&quot;&quot;;[.D781]=1);1;[.D781]+[.E7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93" calcext:value-type="float">
            <text:p>93</text:p>
          </table:table-cell>
          <table:table-cell table:formula="of:=IF([.A782]=[.A781];[.C781]+[.B782];[.B782])" office:value-type="float" office:value="555" calcext:value-type="float">
            <text:p>555</text:p>
          </table:table-cell>
          <table:table-cell table:formula="of:=IF(AND([.A782]=[.A781];[.C782]&gt;500);1;&quot;&quot;)" office:value-type="float" office:value="1" calcext:value-type="float">
            <text:p>1</text:p>
          </table:table-cell>
          <table:table-cell table:formula="of:=IF(AND([.D781]=&quot;&quot;;[.D782]=1);1;[.D782]+[.E78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942152" calcext:value-type="float">
            <text:p>83942152</text:p>
          </table:table-cell>
          <table:table-cell office:value-type="float" office:value="98" calcext:value-type="float">
            <text:p>98</text:p>
          </table:table-cell>
          <table:table-cell table:formula="of:=IF([.A783]=[.A782];[.C782]+[.B783];[.B783])" office:value-type="float" office:value="653" calcext:value-type="float">
            <text:p>653</text:p>
          </table:table-cell>
          <table:table-cell table:formula="of:=IF(AND([.A783]=[.A782];[.C783]&gt;500);1;&quot;&quot;)" office:value-type="float" office:value="1" calcext:value-type="float">
            <text:p>1</text:p>
          </table:table-cell>
          <table:table-cell table:formula="of:=IF(AND([.D782]=&quot;&quot;;[.D783]=1);1;[.D783]+[.E78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25" calcext:value-type="float">
            <text:p>25</text:p>
          </table:table-cell>
          <table:table-cell table:formula="of:=IF([.A784]=[.A783];[.C783]+[.B784];[.B784])" office:value-type="float" office:value="25" calcext:value-type="float">
            <text:p>25</text:p>
          </table:table-cell>
          <table:table-cell table:formula="of:=IF(AND([.A784]=[.A783];[.C784]&gt;500);1;&quot;&quot;)">
            <text:p/>
          </table:table-cell>
          <table:table-cell table:formula="of:=IF(AND([.D783]=&quot;&quot;;[.D784]=1);1;[.D784]+[.E7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25" calcext:value-type="float">
            <text:p>25</text:p>
          </table:table-cell>
          <table:table-cell table:formula="of:=IF([.A785]=[.A784];[.C784]+[.B785];[.B785])" office:value-type="float" office:value="50" calcext:value-type="float">
            <text:p>50</text:p>
          </table:table-cell>
          <table:table-cell table:formula="of:=IF(AND([.A785]=[.A784];[.C785]&gt;500);1;&quot;&quot;)">
            <text:p/>
          </table:table-cell>
          <table:table-cell table:formula="of:=IF(AND([.D784]=&quot;&quot;;[.D785]=1);1;[.D785]+[.E7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27" calcext:value-type="float">
            <text:p>27</text:p>
          </table:table-cell>
          <table:table-cell table:formula="of:=IF([.A786]=[.A785];[.C785]+[.B786];[.B786])" office:value-type="float" office:value="77" calcext:value-type="float">
            <text:p>77</text:p>
          </table:table-cell>
          <table:table-cell table:formula="of:=IF(AND([.A786]=[.A785];[.C786]&gt;500);1;&quot;&quot;)">
            <text:p/>
          </table:table-cell>
          <table:table-cell table:formula="of:=IF(AND([.D785]=&quot;&quot;;[.D786]=1);1;[.D786]+[.E7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30" calcext:value-type="float">
            <text:p>30</text:p>
          </table:table-cell>
          <table:table-cell table:formula="of:=IF([.A787]=[.A786];[.C786]+[.B787];[.B787])" office:value-type="float" office:value="107" calcext:value-type="float">
            <text:p>107</text:p>
          </table:table-cell>
          <table:table-cell table:formula="of:=IF(AND([.A787]=[.A786];[.C787]&gt;500);1;&quot;&quot;)">
            <text:p/>
          </table:table-cell>
          <table:table-cell table:formula="of:=IF(AND([.D786]=&quot;&quot;;[.D787]=1);1;[.D787]+[.E7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33" calcext:value-type="float">
            <text:p>33</text:p>
          </table:table-cell>
          <table:table-cell table:formula="of:=IF([.A788]=[.A787];[.C787]+[.B788];[.B788])" office:value-type="float" office:value="140" calcext:value-type="float">
            <text:p>140</text:p>
          </table:table-cell>
          <table:table-cell table:formula="of:=IF(AND([.A788]=[.A787];[.C788]&gt;500);1;&quot;&quot;)">
            <text:p/>
          </table:table-cell>
          <table:table-cell table:formula="of:=IF(AND([.D787]=&quot;&quot;;[.D788]=1);1;[.D788]+[.E7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45" calcext:value-type="float">
            <text:p>45</text:p>
          </table:table-cell>
          <table:table-cell table:formula="of:=IF([.A789]=[.A788];[.C788]+[.B789];[.B789])" office:value-type="float" office:value="185" calcext:value-type="float">
            <text:p>185</text:p>
          </table:table-cell>
          <table:table-cell table:formula="of:=IF(AND([.A789]=[.A788];[.C789]&gt;500);1;&quot;&quot;)">
            <text:p/>
          </table:table-cell>
          <table:table-cell table:formula="of:=IF(AND([.D788]=&quot;&quot;;[.D789]=1);1;[.D789]+[.E7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48" calcext:value-type="float">
            <text:p>48</text:p>
          </table:table-cell>
          <table:table-cell table:formula="of:=IF([.A790]=[.A789];[.C789]+[.B790];[.B790])" office:value-type="float" office:value="233" calcext:value-type="float">
            <text:p>233</text:p>
          </table:table-cell>
          <table:table-cell table:formula="of:=IF(AND([.A790]=[.A789];[.C790]&gt;500);1;&quot;&quot;)">
            <text:p/>
          </table:table-cell>
          <table:table-cell table:formula="of:=IF(AND([.D789]=&quot;&quot;;[.D790]=1);1;[.D790]+[.E7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48" calcext:value-type="float">
            <text:p>48</text:p>
          </table:table-cell>
          <table:table-cell table:formula="of:=IF([.A791]=[.A790];[.C790]+[.B791];[.B791])" office:value-type="float" office:value="281" calcext:value-type="float">
            <text:p>281</text:p>
          </table:table-cell>
          <table:table-cell table:formula="of:=IF(AND([.A791]=[.A790];[.C791]&gt;500);1;&quot;&quot;)">
            <text:p/>
          </table:table-cell>
          <table:table-cell table:formula="of:=IF(AND([.D790]=&quot;&quot;;[.D791]=1);1;[.D791]+[.E7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4337138" calcext:value-type="float">
            <text:p>84337138</text:p>
          </table:table-cell>
          <table:table-cell office:value-type="float" office:value="51" calcext:value-type="float">
            <text:p>51</text:p>
          </table:table-cell>
          <table:table-cell table:formula="of:=IF([.A792]=[.A791];[.C791]+[.B792];[.B792])" office:value-type="float" office:value="332" calcext:value-type="float">
            <text:p>332</text:p>
          </table:table-cell>
          <table:table-cell table:formula="of:=IF(AND([.A792]=[.A791];[.C792]&gt;500);1;&quot;&quot;)">
            <text:p/>
          </table:table-cell>
          <table:table-cell table:formula="of:=IF(AND([.D791]=&quot;&quot;;[.D792]=1);1;[.D792]+[.E7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33" calcext:value-type="float">
            <text:p>33</text:p>
          </table:table-cell>
          <table:table-cell table:formula="of:=IF([.A793]=[.A792];[.C792]+[.B793];[.B793])" office:value-type="float" office:value="33" calcext:value-type="float">
            <text:p>33</text:p>
          </table:table-cell>
          <table:table-cell table:formula="of:=IF(AND([.A793]=[.A792];[.C793]&gt;500);1;&quot;&quot;)">
            <text:p/>
          </table:table-cell>
          <table:table-cell table:formula="of:=IF(AND([.D792]=&quot;&quot;;[.D793]=1);1;[.D793]+[.E7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39" calcext:value-type="float">
            <text:p>39</text:p>
          </table:table-cell>
          <table:table-cell table:formula="of:=IF([.A794]=[.A793];[.C793]+[.B794];[.B794])" office:value-type="float" office:value="72" calcext:value-type="float">
            <text:p>72</text:p>
          </table:table-cell>
          <table:table-cell table:formula="of:=IF(AND([.A794]=[.A793];[.C794]&gt;500);1;&quot;&quot;)">
            <text:p/>
          </table:table-cell>
          <table:table-cell table:formula="of:=IF(AND([.D793]=&quot;&quot;;[.D794]=1);1;[.D794]+[.E79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43" calcext:value-type="float">
            <text:p>43</text:p>
          </table:table-cell>
          <table:table-cell table:formula="of:=IF([.A795]=[.A794];[.C794]+[.B795];[.B795])" office:value-type="float" office:value="115" calcext:value-type="float">
            <text:p>115</text:p>
          </table:table-cell>
          <table:table-cell table:formula="of:=IF(AND([.A795]=[.A794];[.C795]&gt;500);1;&quot;&quot;)">
            <text:p/>
          </table:table-cell>
          <table:table-cell table:formula="of:=IF(AND([.D794]=&quot;&quot;;[.D795]=1);1;[.D795]+[.E79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49" calcext:value-type="float">
            <text:p>49</text:p>
          </table:table-cell>
          <table:table-cell table:formula="of:=IF([.A796]=[.A795];[.C795]+[.B796];[.B796])" office:value-type="float" office:value="164" calcext:value-type="float">
            <text:p>164</text:p>
          </table:table-cell>
          <table:table-cell table:formula="of:=IF(AND([.A796]=[.A795];[.C796]&gt;500);1;&quot;&quot;)">
            <text:p/>
          </table:table-cell>
          <table:table-cell table:formula="of:=IF(AND([.D795]=&quot;&quot;;[.D796]=1);1;[.D796]+[.E79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51" calcext:value-type="float">
            <text:p>51</text:p>
          </table:table-cell>
          <table:table-cell table:formula="of:=IF([.A797]=[.A796];[.C796]+[.B797];[.B797])" office:value-type="float" office:value="215" calcext:value-type="float">
            <text:p>215</text:p>
          </table:table-cell>
          <table:table-cell table:formula="of:=IF(AND([.A797]=[.A796];[.C797]&gt;500);1;&quot;&quot;)">
            <text:p/>
          </table:table-cell>
          <table:table-cell table:formula="of:=IF(AND([.D796]=&quot;&quot;;[.D797]=1);1;[.D797]+[.E79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54" calcext:value-type="float">
            <text:p>54</text:p>
          </table:table-cell>
          <table:table-cell table:formula="of:=IF([.A798]=[.A797];[.C797]+[.B798];[.B798])" office:value-type="float" office:value="269" calcext:value-type="float">
            <text:p>269</text:p>
          </table:table-cell>
          <table:table-cell table:formula="of:=IF(AND([.A798]=[.A797];[.C798]&gt;500);1;&quot;&quot;)">
            <text:p/>
          </table:table-cell>
          <table:table-cell table:formula="of:=IF(AND([.D797]=&quot;&quot;;[.D798]=1);1;[.D798]+[.E79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55" calcext:value-type="float">
            <text:p>55</text:p>
          </table:table-cell>
          <table:table-cell table:formula="of:=IF([.A799]=[.A798];[.C798]+[.B799];[.B799])" office:value-type="float" office:value="324" calcext:value-type="float">
            <text:p>324</text:p>
          </table:table-cell>
          <table:table-cell table:formula="of:=IF(AND([.A799]=[.A798];[.C799]&gt;500);1;&quot;&quot;)">
            <text:p/>
          </table:table-cell>
          <table:table-cell table:formula="of:=IF(AND([.D798]=&quot;&quot;;[.D799]=1);1;[.D799]+[.E7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58" calcext:value-type="float">
            <text:p>58</text:p>
          </table:table-cell>
          <table:table-cell table:formula="of:=IF([.A800]=[.A799];[.C799]+[.B800];[.B800])" office:value-type="float" office:value="382" calcext:value-type="float">
            <text:p>382</text:p>
          </table:table-cell>
          <table:table-cell table:formula="of:=IF(AND([.A800]=[.A799];[.C800]&gt;500);1;&quot;&quot;)">
            <text:p/>
          </table:table-cell>
          <table:table-cell table:formula="of:=IF(AND([.D799]=&quot;&quot;;[.D800]=1);1;[.D800]+[.E7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60" calcext:value-type="float">
            <text:p>60</text:p>
          </table:table-cell>
          <table:table-cell table:formula="of:=IF([.A801]=[.A800];[.C800]+[.B801];[.B801])" office:value-type="float" office:value="442" calcext:value-type="float">
            <text:p>442</text:p>
          </table:table-cell>
          <table:table-cell table:formula="of:=IF(AND([.A801]=[.A800];[.C801]&gt;500);1;&quot;&quot;)">
            <text:p/>
          </table:table-cell>
          <table:table-cell table:formula="of:=IF(AND([.D800]=&quot;&quot;;[.D801]=1);1;[.D801]+[.E80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64" calcext:value-type="float">
            <text:p>64</text:p>
          </table:table-cell>
          <table:table-cell table:formula="of:=IF([.A802]=[.A801];[.C801]+[.B802];[.B802])" office:value-type="float" office:value="506" calcext:value-type="float">
            <text:p>506</text:p>
          </table:table-cell>
          <table:table-cell table:formula="of:=IF(AND([.A802]=[.A801];[.C802]&gt;500);1;&quot;&quot;)" office:value-type="float" office:value="1" calcext:value-type="float">
            <text:p>1</text:p>
          </table:table-cell>
          <table:table-cell table:formula="of:=IF(AND([.D801]=&quot;&quot;;[.D802]=1);1;[.D802]+[.E80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74" calcext:value-type="float">
            <text:p>74</text:p>
          </table:table-cell>
          <table:table-cell table:formula="of:=IF([.A803]=[.A802];[.C802]+[.B803];[.B803])" office:value-type="float" office:value="580" calcext:value-type="float">
            <text:p>580</text:p>
          </table:table-cell>
          <table:table-cell table:formula="of:=IF(AND([.A803]=[.A802];[.C803]&gt;500);1;&quot;&quot;)" office:value-type="float" office:value="1" calcext:value-type="float">
            <text:p>1</text:p>
          </table:table-cell>
          <table:table-cell table:formula="of:=IF(AND([.D802]=&quot;&quot;;[.D803]=1);1;[.D803]+[.E80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318663" calcext:value-type="float">
            <text:p>85318663</text:p>
          </table:table-cell>
          <table:table-cell office:value-type="float" office:value="80" calcext:value-type="float">
            <text:p>80</text:p>
          </table:table-cell>
          <table:table-cell table:formula="of:=IF([.A804]=[.A803];[.C803]+[.B804];[.B804])" office:value-type="float" office:value="660" calcext:value-type="float">
            <text:p>660</text:p>
          </table:table-cell>
          <table:table-cell table:formula="of:=IF(AND([.A804]=[.A803];[.C804]&gt;500);1;&quot;&quot;)" office:value-type="float" office:value="1" calcext:value-type="float">
            <text:p>1</text:p>
          </table:table-cell>
          <table:table-cell table:formula="of:=IF(AND([.D803]=&quot;&quot;;[.D804]=1);1;[.D804]+[.E80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34" calcext:value-type="float">
            <text:p>34</text:p>
          </table:table-cell>
          <table:table-cell table:formula="of:=IF([.A805]=[.A804];[.C804]+[.B805];[.B805])" office:value-type="float" office:value="34" calcext:value-type="float">
            <text:p>34</text:p>
          </table:table-cell>
          <table:table-cell table:formula="of:=IF(AND([.A805]=[.A804];[.C805]&gt;500);1;&quot;&quot;)">
            <text:p/>
          </table:table-cell>
          <table:table-cell table:formula="of:=IF(AND([.D804]=&quot;&quot;;[.D805]=1);1;[.D805]+[.E8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45" calcext:value-type="float">
            <text:p>45</text:p>
          </table:table-cell>
          <table:table-cell table:formula="of:=IF([.A806]=[.A805];[.C805]+[.B806];[.B806])" office:value-type="float" office:value="79" calcext:value-type="float">
            <text:p>79</text:p>
          </table:table-cell>
          <table:table-cell table:formula="of:=IF(AND([.A806]=[.A805];[.C806]&gt;500);1;&quot;&quot;)">
            <text:p/>
          </table:table-cell>
          <table:table-cell table:formula="of:=IF(AND([.D805]=&quot;&quot;;[.D806]=1);1;[.D806]+[.E8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46" calcext:value-type="float">
            <text:p>46</text:p>
          </table:table-cell>
          <table:table-cell table:formula="of:=IF([.A807]=[.A806];[.C806]+[.B807];[.B807])" office:value-type="float" office:value="125" calcext:value-type="float">
            <text:p>125</text:p>
          </table:table-cell>
          <table:table-cell table:formula="of:=IF(AND([.A807]=[.A806];[.C807]&gt;500);1;&quot;&quot;)">
            <text:p/>
          </table:table-cell>
          <table:table-cell table:formula="of:=IF(AND([.D806]=&quot;&quot;;[.D807]=1);1;[.D807]+[.E80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53" calcext:value-type="float">
            <text:p>53</text:p>
          </table:table-cell>
          <table:table-cell table:formula="of:=IF([.A808]=[.A807];[.C807]+[.B808];[.B808])" office:value-type="float" office:value="178" calcext:value-type="float">
            <text:p>178</text:p>
          </table:table-cell>
          <table:table-cell table:formula="of:=IF(AND([.A808]=[.A807];[.C808]&gt;500);1;&quot;&quot;)">
            <text:p/>
          </table:table-cell>
          <table:table-cell table:formula="of:=IF(AND([.D807]=&quot;&quot;;[.D808]=1);1;[.D808]+[.E80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63" calcext:value-type="float">
            <text:p>63</text:p>
          </table:table-cell>
          <table:table-cell table:formula="of:=IF([.A809]=[.A808];[.C808]+[.B809];[.B809])" office:value-type="float" office:value="241" calcext:value-type="float">
            <text:p>241</text:p>
          </table:table-cell>
          <table:table-cell table:formula="of:=IF(AND([.A809]=[.A808];[.C809]&gt;500);1;&quot;&quot;)">
            <text:p/>
          </table:table-cell>
          <table:table-cell table:formula="of:=IF(AND([.D808]=&quot;&quot;;[.D809]=1);1;[.D809]+[.E80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72" calcext:value-type="float">
            <text:p>72</text:p>
          </table:table-cell>
          <table:table-cell table:formula="of:=IF([.A810]=[.A809];[.C809]+[.B810];[.B810])" office:value-type="float" office:value="313" calcext:value-type="float">
            <text:p>313</text:p>
          </table:table-cell>
          <table:table-cell table:formula="of:=IF(AND([.A810]=[.A809];[.C810]&gt;500);1;&quot;&quot;)">
            <text:p/>
          </table:table-cell>
          <table:table-cell table:formula="of:=IF(AND([.D809]=&quot;&quot;;[.D810]=1);1;[.D810]+[.E80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81" calcext:value-type="float">
            <text:p>81</text:p>
          </table:table-cell>
          <table:table-cell table:formula="of:=IF([.A811]=[.A810];[.C810]+[.B811];[.B811])" office:value-type="float" office:value="394" calcext:value-type="float">
            <text:p>394</text:p>
          </table:table-cell>
          <table:table-cell table:formula="of:=IF(AND([.A811]=[.A810];[.C811]&gt;500);1;&quot;&quot;)">
            <text:p/>
          </table:table-cell>
          <table:table-cell table:formula="of:=IF(AND([.D810]=&quot;&quot;;[.D811]=1);1;[.D811]+[.E81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93" calcext:value-type="float">
            <text:p>93</text:p>
          </table:table-cell>
          <table:table-cell table:formula="of:=IF([.A812]=[.A811];[.C811]+[.B812];[.B812])" office:value-type="float" office:value="487" calcext:value-type="float">
            <text:p>487</text:p>
          </table:table-cell>
          <table:table-cell table:formula="of:=IF(AND([.A812]=[.A811];[.C812]&gt;500);1;&quot;&quot;)">
            <text:p/>
          </table:table-cell>
          <table:table-cell table:formula="of:=IF(AND([.D811]=&quot;&quot;;[.D812]=1);1;[.D812]+[.E81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99" calcext:value-type="float">
            <text:p>99</text:p>
          </table:table-cell>
          <table:table-cell table:formula="of:=IF([.A813]=[.A812];[.C812]+[.B813];[.B813])" office:value-type="float" office:value="586" calcext:value-type="float">
            <text:p>586</text:p>
          </table:table-cell>
          <table:table-cell table:formula="of:=IF(AND([.A813]=[.A812];[.C813]&gt;500);1;&quot;&quot;)" office:value-type="float" office:value="1" calcext:value-type="float">
            <text:p>1</text:p>
          </table:table-cell>
          <table:table-cell table:formula="of:=IF(AND([.D812]=&quot;&quot;;[.D813]=1);1;[.D813]+[.E81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104" calcext:value-type="float">
            <text:p>104</text:p>
          </table:table-cell>
          <table:table-cell table:formula="of:=IF([.A814]=[.A813];[.C813]+[.B814];[.B814])" office:value-type="float" office:value="690" calcext:value-type="float">
            <text:p>690</text:p>
          </table:table-cell>
          <table:table-cell table:formula="of:=IF(AND([.A814]=[.A813];[.C814]&gt;500);1;&quot;&quot;)" office:value-type="float" office:value="1" calcext:value-type="float">
            <text:p>1</text:p>
          </table:table-cell>
          <table:table-cell table:formula="of:=IF(AND([.D813]=&quot;&quot;;[.D814]=1);1;[.D814]+[.E813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113" calcext:value-type="float">
            <text:p>113</text:p>
          </table:table-cell>
          <table:table-cell table:formula="of:=IF([.A815]=[.A814];[.C814]+[.B815];[.B815])" office:value-type="float" office:value="803" calcext:value-type="float">
            <text:p>803</text:p>
          </table:table-cell>
          <table:table-cell table:formula="of:=IF(AND([.A815]=[.A814];[.C815]&gt;500);1;&quot;&quot;)" office:value-type="float" office:value="1" calcext:value-type="float">
            <text:p>1</text:p>
          </table:table-cell>
          <table:table-cell table:formula="of:=IF(AND([.D814]=&quot;&quot;;[.D815]=1);1;[.D815]+[.E814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6285904" calcext:value-type="float">
            <text:p>86285904</text:p>
          </table:table-cell>
          <table:table-cell office:value-type="float" office:value="117" calcext:value-type="float">
            <text:p>117</text:p>
          </table:table-cell>
          <table:table-cell table:formula="of:=IF([.A816]=[.A815];[.C815]+[.B816];[.B816])" office:value-type="float" office:value="920" calcext:value-type="float">
            <text:p>920</text:p>
          </table:table-cell>
          <table:table-cell table:formula="of:=IF(AND([.A816]=[.A815];[.C816]&gt;500);1;&quot;&quot;)" office:value-type="float" office:value="1" calcext:value-type="float">
            <text:p>1</text:p>
          </table:table-cell>
          <table:table-cell table:formula="of:=IF(AND([.D815]=&quot;&quot;;[.D816]=1);1;[.D816]+[.E81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33" calcext:value-type="float">
            <text:p>33</text:p>
          </table:table-cell>
          <table:table-cell table:formula="of:=IF([.A817]=[.A816];[.C816]+[.B817];[.B817])" office:value-type="float" office:value="33" calcext:value-type="float">
            <text:p>33</text:p>
          </table:table-cell>
          <table:table-cell table:formula="of:=IF(AND([.A817]=[.A816];[.C817]&gt;500);1;&quot;&quot;)">
            <text:p/>
          </table:table-cell>
          <table:table-cell table:formula="of:=IF(AND([.D816]=&quot;&quot;;[.D817]=1);1;[.D817]+[.E81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40" calcext:value-type="float">
            <text:p>40</text:p>
          </table:table-cell>
          <table:table-cell table:formula="of:=IF([.A818]=[.A817];[.C817]+[.B818];[.B818])" office:value-type="float" office:value="73" calcext:value-type="float">
            <text:p>73</text:p>
          </table:table-cell>
          <table:table-cell table:formula="of:=IF(AND([.A818]=[.A817];[.C818]&gt;500);1;&quot;&quot;)">
            <text:p/>
          </table:table-cell>
          <table:table-cell table:formula="of:=IF(AND([.D817]=&quot;&quot;;[.D818]=1);1;[.D818]+[.E81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46" calcext:value-type="float">
            <text:p>46</text:p>
          </table:table-cell>
          <table:table-cell table:formula="of:=IF([.A819]=[.A818];[.C818]+[.B819];[.B819])" office:value-type="float" office:value="119" calcext:value-type="float">
            <text:p>119</text:p>
          </table:table-cell>
          <table:table-cell table:formula="of:=IF(AND([.A819]=[.A818];[.C819]&gt;500);1;&quot;&quot;)">
            <text:p/>
          </table:table-cell>
          <table:table-cell table:formula="of:=IF(AND([.D818]=&quot;&quot;;[.D819]=1);1;[.D819]+[.E81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53" calcext:value-type="float">
            <text:p>53</text:p>
          </table:table-cell>
          <table:table-cell table:formula="of:=IF([.A820]=[.A819];[.C819]+[.B820];[.B820])" office:value-type="float" office:value="172" calcext:value-type="float">
            <text:p>172</text:p>
          </table:table-cell>
          <table:table-cell table:formula="of:=IF(AND([.A820]=[.A819];[.C820]&gt;500);1;&quot;&quot;)">
            <text:p/>
          </table:table-cell>
          <table:table-cell table:formula="of:=IF(AND([.D819]=&quot;&quot;;[.D820]=1);1;[.D820]+[.E81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65" calcext:value-type="float">
            <text:p>65</text:p>
          </table:table-cell>
          <table:table-cell table:formula="of:=IF([.A821]=[.A820];[.C820]+[.B821];[.B821])" office:value-type="float" office:value="237" calcext:value-type="float">
            <text:p>237</text:p>
          </table:table-cell>
          <table:table-cell table:formula="of:=IF(AND([.A821]=[.A820];[.C821]&gt;500);1;&quot;&quot;)">
            <text:p/>
          </table:table-cell>
          <table:table-cell table:formula="of:=IF(AND([.D820]=&quot;&quot;;[.D821]=1);1;[.D821]+[.E82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68" calcext:value-type="float">
            <text:p>68</text:p>
          </table:table-cell>
          <table:table-cell table:formula="of:=IF([.A822]=[.A821];[.C821]+[.B822];[.B822])" office:value-type="float" office:value="305" calcext:value-type="float">
            <text:p>305</text:p>
          </table:table-cell>
          <table:table-cell table:formula="of:=IF(AND([.A822]=[.A821];[.C822]&gt;500);1;&quot;&quot;)">
            <text:p/>
          </table:table-cell>
          <table:table-cell table:formula="of:=IF(AND([.D821]=&quot;&quot;;[.D822]=1);1;[.D822]+[.E82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74" calcext:value-type="float">
            <text:p>74</text:p>
          </table:table-cell>
          <table:table-cell table:formula="of:=IF([.A823]=[.A822];[.C822]+[.B823];[.B823])" office:value-type="float" office:value="379" calcext:value-type="float">
            <text:p>379</text:p>
          </table:table-cell>
          <table:table-cell table:formula="of:=IF(AND([.A823]=[.A822];[.C823]&gt;500);1;&quot;&quot;)">
            <text:p/>
          </table:table-cell>
          <table:table-cell table:formula="of:=IF(AND([.D822]=&quot;&quot;;[.D823]=1);1;[.D823]+[.E8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79" calcext:value-type="float">
            <text:p>79</text:p>
          </table:table-cell>
          <table:table-cell table:formula="of:=IF([.A824]=[.A823];[.C823]+[.B824];[.B824])" office:value-type="float" office:value="458" calcext:value-type="float">
            <text:p>458</text:p>
          </table:table-cell>
          <table:table-cell table:formula="of:=IF(AND([.A824]=[.A823];[.C824]&gt;500);1;&quot;&quot;)">
            <text:p/>
          </table:table-cell>
          <table:table-cell table:formula="of:=IF(AND([.D823]=&quot;&quot;;[.D824]=1);1;[.D824]+[.E8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80" calcext:value-type="float">
            <text:p>80</text:p>
          </table:table-cell>
          <table:table-cell table:formula="of:=IF([.A825]=[.A824];[.C824]+[.B825];[.B825])" office:value-type="float" office:value="538" calcext:value-type="float">
            <text:p>538</text:p>
          </table:table-cell>
          <table:table-cell table:formula="of:=IF(AND([.A825]=[.A824];[.C825]&gt;500);1;&quot;&quot;)" office:value-type="float" office:value="1" calcext:value-type="float">
            <text:p>1</text:p>
          </table:table-cell>
          <table:table-cell table:formula="of:=IF(AND([.D824]=&quot;&quot;;[.D825]=1);1;[.D825]+[.E82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209098" calcext:value-type="float">
            <text:p>87209098</text:p>
          </table:table-cell>
          <table:table-cell office:value-type="float" office:value="81" calcext:value-type="float">
            <text:p>81</text:p>
          </table:table-cell>
          <table:table-cell table:formula="of:=IF([.A826]=[.A825];[.C825]+[.B826];[.B826])" office:value-type="float" office:value="619" calcext:value-type="float">
            <text:p>619</text:p>
          </table:table-cell>
          <table:table-cell table:formula="of:=IF(AND([.A826]=[.A825];[.C826]&gt;500);1;&quot;&quot;)" office:value-type="float" office:value="1" calcext:value-type="float">
            <text:p>1</text:p>
          </table:table-cell>
          <table:table-cell table:formula="of:=IF(AND([.D825]=&quot;&quot;;[.D826]=1);1;[.D826]+[.E82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35" calcext:value-type="float">
            <text:p>35</text:p>
          </table:table-cell>
          <table:table-cell table:formula="of:=IF([.A827]=[.A826];[.C826]+[.B827];[.B827])" office:value-type="float" office:value="35" calcext:value-type="float">
            <text:p>35</text:p>
          </table:table-cell>
          <table:table-cell table:formula="of:=IF(AND([.A827]=[.A826];[.C827]&gt;500);1;&quot;&quot;)">
            <text:p/>
          </table:table-cell>
          <table:table-cell table:formula="of:=IF(AND([.D826]=&quot;&quot;;[.D827]=1);1;[.D827]+[.E8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37" calcext:value-type="float">
            <text:p>37</text:p>
          </table:table-cell>
          <table:table-cell table:formula="of:=IF([.A828]=[.A827];[.C827]+[.B828];[.B828])" office:value-type="float" office:value="72" calcext:value-type="float">
            <text:p>72</text:p>
          </table:table-cell>
          <table:table-cell table:formula="of:=IF(AND([.A828]=[.A827];[.C828]&gt;500);1;&quot;&quot;)">
            <text:p/>
          </table:table-cell>
          <table:table-cell table:formula="of:=IF(AND([.D827]=&quot;&quot;;[.D828]=1);1;[.D828]+[.E82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44" calcext:value-type="float">
            <text:p>44</text:p>
          </table:table-cell>
          <table:table-cell table:formula="of:=IF([.A829]=[.A828];[.C828]+[.B829];[.B829])" office:value-type="float" office:value="116" calcext:value-type="float">
            <text:p>116</text:p>
          </table:table-cell>
          <table:table-cell table:formula="of:=IF(AND([.A829]=[.A828];[.C829]&gt;500);1;&quot;&quot;)">
            <text:p/>
          </table:table-cell>
          <table:table-cell table:formula="of:=IF(AND([.D828]=&quot;&quot;;[.D829]=1);1;[.D829]+[.E82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55" calcext:value-type="float">
            <text:p>55</text:p>
          </table:table-cell>
          <table:table-cell table:formula="of:=IF([.A830]=[.A829];[.C829]+[.B830];[.B830])" office:value-type="float" office:value="171" calcext:value-type="float">
            <text:p>171</text:p>
          </table:table-cell>
          <table:table-cell table:formula="of:=IF(AND([.A830]=[.A829];[.C830]&gt;500);1;&quot;&quot;)">
            <text:p/>
          </table:table-cell>
          <table:table-cell table:formula="of:=IF(AND([.D829]=&quot;&quot;;[.D830]=1);1;[.D830]+[.E82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58" calcext:value-type="float">
            <text:p>58</text:p>
          </table:table-cell>
          <table:table-cell table:formula="of:=IF([.A831]=[.A830];[.C830]+[.B831];[.B831])" office:value-type="float" office:value="229" calcext:value-type="float">
            <text:p>229</text:p>
          </table:table-cell>
          <table:table-cell table:formula="of:=IF(AND([.A831]=[.A830];[.C831]&gt;500);1;&quot;&quot;)">
            <text:p/>
          </table:table-cell>
          <table:table-cell table:formula="of:=IF(AND([.D830]=&quot;&quot;;[.D831]=1);1;[.D831]+[.E83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59" calcext:value-type="float">
            <text:p>59</text:p>
          </table:table-cell>
          <table:table-cell table:formula="of:=IF([.A832]=[.A831];[.C831]+[.B832];[.B832])" office:value-type="float" office:value="288" calcext:value-type="float">
            <text:p>288</text:p>
          </table:table-cell>
          <table:table-cell table:formula="of:=IF(AND([.A832]=[.A831];[.C832]&gt;500);1;&quot;&quot;)">
            <text:p/>
          </table:table-cell>
          <table:table-cell table:formula="of:=IF(AND([.D831]=&quot;&quot;;[.D832]=1);1;[.D832]+[.E83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71" calcext:value-type="float">
            <text:p>71</text:p>
          </table:table-cell>
          <table:table-cell table:formula="of:=IF([.A833]=[.A832];[.C832]+[.B833];[.B833])" office:value-type="float" office:value="359" calcext:value-type="float">
            <text:p>359</text:p>
          </table:table-cell>
          <table:table-cell table:formula="of:=IF(AND([.A833]=[.A832];[.C833]&gt;500);1;&quot;&quot;)">
            <text:p/>
          </table:table-cell>
          <table:table-cell table:formula="of:=IF(AND([.D832]=&quot;&quot;;[.D833]=1);1;[.D833]+[.E83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73" calcext:value-type="float">
            <text:p>73</text:p>
          </table:table-cell>
          <table:table-cell table:formula="of:=IF([.A834]=[.A833];[.C833]+[.B834];[.B834])" office:value-type="float" office:value="432" calcext:value-type="float">
            <text:p>432</text:p>
          </table:table-cell>
          <table:table-cell table:formula="of:=IF(AND([.A834]=[.A833];[.C834]&gt;500);1;&quot;&quot;)">
            <text:p/>
          </table:table-cell>
          <table:table-cell table:formula="of:=IF(AND([.D833]=&quot;&quot;;[.D834]=1);1;[.D834]+[.E83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85" calcext:value-type="float">
            <text:p>85</text:p>
          </table:table-cell>
          <table:table-cell table:formula="of:=IF([.A835]=[.A834];[.C834]+[.B835];[.B835])" office:value-type="float" office:value="517" calcext:value-type="float">
            <text:p>517</text:p>
          </table:table-cell>
          <table:table-cell table:formula="of:=IF(AND([.A835]=[.A834];[.C835]&gt;500);1;&quot;&quot;)" office:value-type="float" office:value="1" calcext:value-type="float">
            <text:p>1</text:p>
          </table:table-cell>
          <table:table-cell table:formula="of:=IF(AND([.D834]=&quot;&quot;;[.D835]=1);1;[.D835]+[.E83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96" calcext:value-type="float">
            <text:p>96</text:p>
          </table:table-cell>
          <table:table-cell table:formula="of:=IF([.A836]=[.A835];[.C835]+[.B836];[.B836])" office:value-type="float" office:value="613" calcext:value-type="float">
            <text:p>613</text:p>
          </table:table-cell>
          <table:table-cell table:formula="of:=IF(AND([.A836]=[.A835];[.C836]&gt;500);1;&quot;&quot;)" office:value-type="float" office:value="1" calcext:value-type="float">
            <text:p>1</text:p>
          </table:table-cell>
          <table:table-cell table:formula="of:=IF(AND([.D835]=&quot;&quot;;[.D836]=1);1;[.D836]+[.E83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01" calcext:value-type="float">
            <text:p>101</text:p>
          </table:table-cell>
          <table:table-cell table:formula="of:=IF([.A837]=[.A836];[.C836]+[.B837];[.B837])" office:value-type="float" office:value="714" calcext:value-type="float">
            <text:p>714</text:p>
          </table:table-cell>
          <table:table-cell table:formula="of:=IF(AND([.A837]=[.A836];[.C837]&gt;500);1;&quot;&quot;)" office:value-type="float" office:value="1" calcext:value-type="float">
            <text:p>1</text:p>
          </table:table-cell>
          <table:table-cell table:formula="of:=IF(AND([.D836]=&quot;&quot;;[.D837]=1);1;[.D837]+[.E836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13" calcext:value-type="float">
            <text:p>113</text:p>
          </table:table-cell>
          <table:table-cell table:formula="of:=IF([.A838]=[.A837];[.C837]+[.B838];[.B838])" office:value-type="float" office:value="827" calcext:value-type="float">
            <text:p>827</text:p>
          </table:table-cell>
          <table:table-cell table:formula="of:=IF(AND([.A838]=[.A837];[.C838]&gt;500);1;&quot;&quot;)" office:value-type="float" office:value="1" calcext:value-type="float">
            <text:p>1</text:p>
          </table:table-cell>
          <table:table-cell table:formula="of:=IF(AND([.D837]=&quot;&quot;;[.D838]=1);1;[.D838]+[.E837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17" calcext:value-type="float">
            <text:p>117</text:p>
          </table:table-cell>
          <table:table-cell table:formula="of:=IF([.A839]=[.A838];[.C838]+[.B839];[.B839])" office:value-type="float" office:value="944" calcext:value-type="float">
            <text:p>944</text:p>
          </table:table-cell>
          <table:table-cell table:formula="of:=IF(AND([.A839]=[.A838];[.C839]&gt;500);1;&quot;&quot;)" office:value-type="float" office:value="1" calcext:value-type="float">
            <text:p>1</text:p>
          </table:table-cell>
          <table:table-cell table:formula="of:=IF(AND([.D838]=&quot;&quot;;[.D839]=1);1;[.D839]+[.E838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25" calcext:value-type="float">
            <text:p>125</text:p>
          </table:table-cell>
          <table:table-cell table:formula="of:=IF([.A840]=[.A839];[.C839]+[.B840];[.B840])" office:value-type="float" office:value="1069" calcext:value-type="float">
            <text:p>1069</text:p>
          </table:table-cell>
          <table:table-cell table:formula="of:=IF(AND([.A840]=[.A839];[.C840]&gt;500);1;&quot;&quot;)" office:value-type="float" office:value="1" calcext:value-type="float">
            <text:p>1</text:p>
          </table:table-cell>
          <table:table-cell table:formula="of:=IF(AND([.D839]=&quot;&quot;;[.D840]=1);1;[.D840]+[.E839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26" calcext:value-type="float">
            <text:p>126</text:p>
          </table:table-cell>
          <table:table-cell table:formula="of:=IF([.A841]=[.A840];[.C840]+[.B841];[.B841])" office:value-type="float" office:value="1195" calcext:value-type="float">
            <text:p>1195</text:p>
          </table:table-cell>
          <table:table-cell table:formula="of:=IF(AND([.A841]=[.A840];[.C841]&gt;500);1;&quot;&quot;)" office:value-type="float" office:value="1" calcext:value-type="float">
            <text:p>1</text:p>
          </table:table-cell>
          <table:table-cell table:formula="of:=IF(AND([.D840]=&quot;&quot;;[.D841]=1);1;[.D841]+[.E84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33" calcext:value-type="float">
            <text:p>133</text:p>
          </table:table-cell>
          <table:table-cell table:formula="of:=IF([.A842]=[.A841];[.C841]+[.B842];[.B842])" office:value-type="float" office:value="1328" calcext:value-type="float">
            <text:p>1328</text:p>
          </table:table-cell>
          <table:table-cell table:formula="of:=IF(AND([.A842]=[.A841];[.C842]&gt;500);1;&quot;&quot;)" office:value-type="float" office:value="1" calcext:value-type="float">
            <text:p>1</text:p>
          </table:table-cell>
          <table:table-cell table:formula="of:=IF(AND([.D841]=&quot;&quot;;[.D842]=1);1;[.D842]+[.E84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40" calcext:value-type="float">
            <text:p>140</text:p>
          </table:table-cell>
          <table:table-cell table:formula="of:=IF([.A843]=[.A842];[.C842]+[.B843];[.B843])" office:value-type="float" office:value="1468" calcext:value-type="float">
            <text:p>1468</text:p>
          </table:table-cell>
          <table:table-cell table:formula="of:=IF(AND([.A843]=[.A842];[.C843]&gt;500);1;&quot;&quot;)" office:value-type="float" office:value="1" calcext:value-type="float">
            <text:p>1</text:p>
          </table:table-cell>
          <table:table-cell table:formula="of:=IF(AND([.D842]=&quot;&quot;;[.D843]=1);1;[.D843]+[.E84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47" calcext:value-type="float">
            <text:p>147</text:p>
          </table:table-cell>
          <table:table-cell table:formula="of:=IF([.A844]=[.A843];[.C843]+[.B844];[.B844])" office:value-type="float" office:value="1615" calcext:value-type="float">
            <text:p>1615</text:p>
          </table:table-cell>
          <table:table-cell table:formula="of:=IF(AND([.A844]=[.A843];[.C844]&gt;500);1;&quot;&quot;)" office:value-type="float" office:value="1" calcext:value-type="float">
            <text:p>1</text:p>
          </table:table-cell>
          <table:table-cell table:formula="of:=IF(AND([.D843]=&quot;&quot;;[.D844]=1);1;[.D844]+[.E843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58" calcext:value-type="float">
            <text:p>158</text:p>
          </table:table-cell>
          <table:table-cell table:formula="of:=IF([.A845]=[.A844];[.C844]+[.B845];[.B845])" office:value-type="float" office:value="1773" calcext:value-type="float">
            <text:p>1773</text:p>
          </table:table-cell>
          <table:table-cell table:formula="of:=IF(AND([.A845]=[.A844];[.C845]&gt;500);1;&quot;&quot;)" office:value-type="float" office:value="1" calcext:value-type="float">
            <text:p>1</text:p>
          </table:table-cell>
          <table:table-cell table:formula="of:=IF(AND([.D844]=&quot;&quot;;[.D845]=1);1;[.D845]+[.E844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66" calcext:value-type="float">
            <text:p>166</text:p>
          </table:table-cell>
          <table:table-cell table:formula="of:=IF([.A846]=[.A845];[.C845]+[.B846];[.B846])" office:value-type="float" office:value="1939" calcext:value-type="float">
            <text:p>1939</text:p>
          </table:table-cell>
          <table:table-cell table:formula="of:=IF(AND([.A846]=[.A845];[.C846]&gt;500);1;&quot;&quot;)" office:value-type="float" office:value="1" calcext:value-type="float">
            <text:p>1</text:p>
          </table:table-cell>
          <table:table-cell table:formula="of:=IF(AND([.D845]=&quot;&quot;;[.D846]=1);1;[.D846]+[.E84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74" calcext:value-type="float">
            <text:p>174</text:p>
          </table:table-cell>
          <table:table-cell table:formula="of:=IF([.A847]=[.A846];[.C846]+[.B847];[.B847])" office:value-type="float" office:value="2113" calcext:value-type="float">
            <text:p>2113</text:p>
          </table:table-cell>
          <table:table-cell table:formula="of:=IF(AND([.A847]=[.A846];[.C847]&gt;500);1;&quot;&quot;)" office:value-type="float" office:value="1" calcext:value-type="float">
            <text:p>1</text:p>
          </table:table-cell>
          <table:table-cell table:formula="of:=IF(AND([.D846]=&quot;&quot;;[.D847]=1);1;[.D847]+[.E846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75" calcext:value-type="float">
            <text:p>175</text:p>
          </table:table-cell>
          <table:table-cell table:formula="of:=IF([.A848]=[.A847];[.C847]+[.B848];[.B848])" office:value-type="float" office:value="2288" calcext:value-type="float">
            <text:p>2288</text:p>
          </table:table-cell>
          <table:table-cell table:formula="of:=IF(AND([.A848]=[.A847];[.C848]&gt;500);1;&quot;&quot;)" office:value-type="float" office:value="1" calcext:value-type="float">
            <text:p>1</text:p>
          </table:table-cell>
          <table:table-cell table:formula="of:=IF(AND([.D847]=&quot;&quot;;[.D848]=1);1;[.D848]+[.E84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83" calcext:value-type="float">
            <text:p>183</text:p>
          </table:table-cell>
          <table:table-cell table:formula="of:=IF([.A849]=[.A848];[.C848]+[.B849];[.B849])" office:value-type="float" office:value="2471" calcext:value-type="float">
            <text:p>2471</text:p>
          </table:table-cell>
          <table:table-cell table:formula="of:=IF(AND([.A849]=[.A848];[.C849]&gt;500);1;&quot;&quot;)" office:value-type="float" office:value="1" calcext:value-type="float">
            <text:p>1</text:p>
          </table:table-cell>
          <table:table-cell table:formula="of:=IF(AND([.D848]=&quot;&quot;;[.D849]=1);1;[.D849]+[.E848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7596820" calcext:value-type="float">
            <text:p>87596820</text:p>
          </table:table-cell>
          <table:table-cell office:value-type="float" office:value="188" calcext:value-type="float">
            <text:p>188</text:p>
          </table:table-cell>
          <table:table-cell table:formula="of:=IF([.A850]=[.A849];[.C849]+[.B850];[.B850])" office:value-type="float" office:value="2659" calcext:value-type="float">
            <text:p>2659</text:p>
          </table:table-cell>
          <table:table-cell table:formula="of:=IF(AND([.A850]=[.A849];[.C850]&gt;500);1;&quot;&quot;)" office:value-type="float" office:value="1" calcext:value-type="float">
            <text:p>1</text:p>
          </table:table-cell>
          <table:table-cell table:formula="of:=IF(AND([.D849]=&quot;&quot;;[.D850]=1);1;[.D850]+[.E849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31" calcext:value-type="float">
            <text:p>31</text:p>
          </table:table-cell>
          <table:table-cell table:formula="of:=IF([.A851]=[.A850];[.C850]+[.B851];[.B851])" office:value-type="float" office:value="31" calcext:value-type="float">
            <text:p>31</text:p>
          </table:table-cell>
          <table:table-cell table:formula="of:=IF(AND([.A851]=[.A850];[.C851]&gt;500);1;&quot;&quot;)">
            <text:p/>
          </table:table-cell>
          <table:table-cell table:formula="of:=IF(AND([.D850]=&quot;&quot;;[.D851]=1);1;[.D851]+[.E8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32" calcext:value-type="float">
            <text:p>32</text:p>
          </table:table-cell>
          <table:table-cell table:formula="of:=IF([.A852]=[.A851];[.C851]+[.B852];[.B852])" office:value-type="float" office:value="63" calcext:value-type="float">
            <text:p>63</text:p>
          </table:table-cell>
          <table:table-cell table:formula="of:=IF(AND([.A852]=[.A851];[.C852]&gt;500);1;&quot;&quot;)">
            <text:p/>
          </table:table-cell>
          <table:table-cell table:formula="of:=IF(AND([.D851]=&quot;&quot;;[.D852]=1);1;[.D852]+[.E8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44" calcext:value-type="float">
            <text:p>44</text:p>
          </table:table-cell>
          <table:table-cell table:formula="of:=IF([.A853]=[.A852];[.C852]+[.B853];[.B853])" office:value-type="float" office:value="107" calcext:value-type="float">
            <text:p>107</text:p>
          </table:table-cell>
          <table:table-cell table:formula="of:=IF(AND([.A853]=[.A852];[.C853]&gt;500);1;&quot;&quot;)">
            <text:p/>
          </table:table-cell>
          <table:table-cell table:formula="of:=IF(AND([.D852]=&quot;&quot;;[.D853]=1);1;[.D853]+[.E8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54" calcext:value-type="float">
            <text:p>54</text:p>
          </table:table-cell>
          <table:table-cell table:formula="of:=IF([.A854]=[.A853];[.C853]+[.B854];[.B854])" office:value-type="float" office:value="161" calcext:value-type="float">
            <text:p>161</text:p>
          </table:table-cell>
          <table:table-cell table:formula="of:=IF(AND([.A854]=[.A853];[.C854]&gt;500);1;&quot;&quot;)">
            <text:p/>
          </table:table-cell>
          <table:table-cell table:formula="of:=IF(AND([.D853]=&quot;&quot;;[.D854]=1);1;[.D854]+[.E8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59" calcext:value-type="float">
            <text:p>59</text:p>
          </table:table-cell>
          <table:table-cell table:formula="of:=IF([.A855]=[.A854];[.C854]+[.B855];[.B855])" office:value-type="float" office:value="220" calcext:value-type="float">
            <text:p>220</text:p>
          </table:table-cell>
          <table:table-cell table:formula="of:=IF(AND([.A855]=[.A854];[.C855]&gt;500);1;&quot;&quot;)">
            <text:p/>
          </table:table-cell>
          <table:table-cell table:formula="of:=IF(AND([.D854]=&quot;&quot;;[.D855]=1);1;[.D855]+[.E8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67" calcext:value-type="float">
            <text:p>67</text:p>
          </table:table-cell>
          <table:table-cell table:formula="of:=IF([.A856]=[.A855];[.C855]+[.B856];[.B856])" office:value-type="float" office:value="287" calcext:value-type="float">
            <text:p>287</text:p>
          </table:table-cell>
          <table:table-cell table:formula="of:=IF(AND([.A856]=[.A855];[.C856]&gt;500);1;&quot;&quot;)">
            <text:p/>
          </table:table-cell>
          <table:table-cell table:formula="of:=IF(AND([.D855]=&quot;&quot;;[.D856]=1);1;[.D856]+[.E8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75" calcext:value-type="float">
            <text:p>75</text:p>
          </table:table-cell>
          <table:table-cell table:formula="of:=IF([.A857]=[.A856];[.C856]+[.B857];[.B857])" office:value-type="float" office:value="362" calcext:value-type="float">
            <text:p>362</text:p>
          </table:table-cell>
          <table:table-cell table:formula="of:=IF(AND([.A857]=[.A856];[.C857]&gt;500);1;&quot;&quot;)">
            <text:p/>
          </table:table-cell>
          <table:table-cell table:formula="of:=IF(AND([.D856]=&quot;&quot;;[.D857]=1);1;[.D857]+[.E8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84" calcext:value-type="float">
            <text:p>84</text:p>
          </table:table-cell>
          <table:table-cell table:formula="of:=IF([.A858]=[.A857];[.C857]+[.B858];[.B858])" office:value-type="float" office:value="446" calcext:value-type="float">
            <text:p>446</text:p>
          </table:table-cell>
          <table:table-cell table:formula="of:=IF(AND([.A858]=[.A857];[.C858]&gt;500);1;&quot;&quot;)">
            <text:p/>
          </table:table-cell>
          <table:table-cell table:formula="of:=IF(AND([.D857]=&quot;&quot;;[.D858]=1);1;[.D858]+[.E8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87" calcext:value-type="float">
            <text:p>87</text:p>
          </table:table-cell>
          <table:table-cell table:formula="of:=IF([.A859]=[.A858];[.C858]+[.B859];[.B859])" office:value-type="float" office:value="533" calcext:value-type="float">
            <text:p>533</text:p>
          </table:table-cell>
          <table:table-cell table:formula="of:=IF(AND([.A859]=[.A858];[.C859]&gt;500);1;&quot;&quot;)" office:value-type="float" office:value="1" calcext:value-type="float">
            <text:p>1</text:p>
          </table:table-cell>
          <table:table-cell table:formula="of:=IF(AND([.D858]=&quot;&quot;;[.D859]=1);1;[.D859]+[.E85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91" calcext:value-type="float">
            <text:p>91</text:p>
          </table:table-cell>
          <table:table-cell table:formula="of:=IF([.A860]=[.A859];[.C859]+[.B860];[.B860])" office:value-type="float" office:value="624" calcext:value-type="float">
            <text:p>624</text:p>
          </table:table-cell>
          <table:table-cell table:formula="of:=IF(AND([.A860]=[.A859];[.C860]&gt;500);1;&quot;&quot;)" office:value-type="float" office:value="1" calcext:value-type="float">
            <text:p>1</text:p>
          </table:table-cell>
          <table:table-cell table:formula="of:=IF(AND([.D859]=&quot;&quot;;[.D860]=1);1;[.D860]+[.E85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723802" calcext:value-type="float">
            <text:p>87723802</text:p>
          </table:table-cell>
          <table:table-cell office:value-type="float" office:value="96" calcext:value-type="float">
            <text:p>96</text:p>
          </table:table-cell>
          <table:table-cell table:formula="of:=IF([.A861]=[.A860];[.C860]+[.B861];[.B861])" office:value-type="float" office:value="720" calcext:value-type="float">
            <text:p>720</text:p>
          </table:table-cell>
          <table:table-cell table:formula="of:=IF(AND([.A861]=[.A860];[.C861]&gt;500);1;&quot;&quot;)" office:value-type="float" office:value="1" calcext:value-type="float">
            <text:p>1</text:p>
          </table:table-cell>
          <table:table-cell table:formula="of:=IF(AND([.D860]=&quot;&quot;;[.D861]=1);1;[.D861]+[.E8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35" calcext:value-type="float">
            <text:p>35</text:p>
          </table:table-cell>
          <table:table-cell table:formula="of:=IF([.A862]=[.A861];[.C861]+[.B862];[.B862])" office:value-type="float" office:value="35" calcext:value-type="float">
            <text:p>35</text:p>
          </table:table-cell>
          <table:table-cell table:formula="of:=IF(AND([.A862]=[.A861];[.C862]&gt;500);1;&quot;&quot;)">
            <text:p/>
          </table:table-cell>
          <table:table-cell table:formula="of:=IF(AND([.D861]=&quot;&quot;;[.D862]=1);1;[.D862]+[.E8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42" calcext:value-type="float">
            <text:p>42</text:p>
          </table:table-cell>
          <table:table-cell table:formula="of:=IF([.A863]=[.A862];[.C862]+[.B863];[.B863])" office:value-type="float" office:value="77" calcext:value-type="float">
            <text:p>77</text:p>
          </table:table-cell>
          <table:table-cell table:formula="of:=IF(AND([.A863]=[.A862];[.C863]&gt;500);1;&quot;&quot;)">
            <text:p/>
          </table:table-cell>
          <table:table-cell table:formula="of:=IF(AND([.D862]=&quot;&quot;;[.D863]=1);1;[.D863]+[.E8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51" calcext:value-type="float">
            <text:p>51</text:p>
          </table:table-cell>
          <table:table-cell table:formula="of:=IF([.A864]=[.A863];[.C863]+[.B864];[.B864])" office:value-type="float" office:value="128" calcext:value-type="float">
            <text:p>128</text:p>
          </table:table-cell>
          <table:table-cell table:formula="of:=IF(AND([.A864]=[.A863];[.C864]&gt;500);1;&quot;&quot;)">
            <text:p/>
          </table:table-cell>
          <table:table-cell table:formula="of:=IF(AND([.D863]=&quot;&quot;;[.D864]=1);1;[.D864]+[.E86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60" calcext:value-type="float">
            <text:p>60</text:p>
          </table:table-cell>
          <table:table-cell table:formula="of:=IF([.A865]=[.A864];[.C864]+[.B865];[.B865])" office:value-type="float" office:value="188" calcext:value-type="float">
            <text:p>188</text:p>
          </table:table-cell>
          <table:table-cell table:formula="of:=IF(AND([.A865]=[.A864];[.C865]&gt;500);1;&quot;&quot;)">
            <text:p/>
          </table:table-cell>
          <table:table-cell table:formula="of:=IF(AND([.D864]=&quot;&quot;;[.D865]=1);1;[.D865]+[.E86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70" calcext:value-type="float">
            <text:p>70</text:p>
          </table:table-cell>
          <table:table-cell table:formula="of:=IF([.A866]=[.A865];[.C865]+[.B866];[.B866])" office:value-type="float" office:value="258" calcext:value-type="float">
            <text:p>258</text:p>
          </table:table-cell>
          <table:table-cell table:formula="of:=IF(AND([.A866]=[.A865];[.C866]&gt;500);1;&quot;&quot;)">
            <text:p/>
          </table:table-cell>
          <table:table-cell table:formula="of:=IF(AND([.D865]=&quot;&quot;;[.D866]=1);1;[.D866]+[.E86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75" calcext:value-type="float">
            <text:p>75</text:p>
          </table:table-cell>
          <table:table-cell table:formula="of:=IF([.A867]=[.A866];[.C866]+[.B867];[.B867])" office:value-type="float" office:value="333" calcext:value-type="float">
            <text:p>333</text:p>
          </table:table-cell>
          <table:table-cell table:formula="of:=IF(AND([.A867]=[.A866];[.C867]&gt;500);1;&quot;&quot;)">
            <text:p/>
          </table:table-cell>
          <table:table-cell table:formula="of:=IF(AND([.D866]=&quot;&quot;;[.D867]=1);1;[.D867]+[.E86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77" calcext:value-type="float">
            <text:p>77</text:p>
          </table:table-cell>
          <table:table-cell table:formula="of:=IF([.A868]=[.A867];[.C867]+[.B868];[.B868])" office:value-type="float" office:value="410" calcext:value-type="float">
            <text:p>410</text:p>
          </table:table-cell>
          <table:table-cell table:formula="of:=IF(AND([.A868]=[.A867];[.C868]&gt;500);1;&quot;&quot;)">
            <text:p/>
          </table:table-cell>
          <table:table-cell table:formula="of:=IF(AND([.D867]=&quot;&quot;;[.D868]=1);1;[.D868]+[.E86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82" calcext:value-type="float">
            <text:p>82</text:p>
          </table:table-cell>
          <table:table-cell table:formula="of:=IF([.A869]=[.A868];[.C868]+[.B869];[.B869])" office:value-type="float" office:value="492" calcext:value-type="float">
            <text:p>492</text:p>
          </table:table-cell>
          <table:table-cell table:formula="of:=IF(AND([.A869]=[.A868];[.C869]&gt;500);1;&quot;&quot;)">
            <text:p/>
          </table:table-cell>
          <table:table-cell table:formula="of:=IF(AND([.D868]=&quot;&quot;;[.D869]=1);1;[.D869]+[.E86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92" calcext:value-type="float">
            <text:p>92</text:p>
          </table:table-cell>
          <table:table-cell table:formula="of:=IF([.A870]=[.A869];[.C869]+[.B870];[.B870])" office:value-type="float" office:value="584" calcext:value-type="float">
            <text:p>584</text:p>
          </table:table-cell>
          <table:table-cell table:formula="of:=IF(AND([.A870]=[.A869];[.C870]&gt;500);1;&quot;&quot;)" office:value-type="float" office:value="1" calcext:value-type="float">
            <text:p>1</text:p>
          </table:table-cell>
          <table:table-cell table:formula="of:=IF(AND([.D869]=&quot;&quot;;[.D870]=1);1;[.D870]+[.E86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00" calcext:value-type="float">
            <text:p>100</text:p>
          </table:table-cell>
          <table:table-cell table:formula="of:=IF([.A871]=[.A870];[.C870]+[.B871];[.B871])" office:value-type="float" office:value="684" calcext:value-type="float">
            <text:p>684</text:p>
          </table:table-cell>
          <table:table-cell table:formula="of:=IF(AND([.A871]=[.A870];[.C871]&gt;500);1;&quot;&quot;)" office:value-type="float" office:value="1" calcext:value-type="float">
            <text:p>1</text:p>
          </table:table-cell>
          <table:table-cell table:formula="of:=IF(AND([.D870]=&quot;&quot;;[.D871]=1);1;[.D871]+[.E87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07" calcext:value-type="float">
            <text:p>107</text:p>
          </table:table-cell>
          <table:table-cell table:formula="of:=IF([.A872]=[.A871];[.C871]+[.B872];[.B872])" office:value-type="float" office:value="791" calcext:value-type="float">
            <text:p>791</text:p>
          </table:table-cell>
          <table:table-cell table:formula="of:=IF(AND([.A872]=[.A871];[.C872]&gt;500);1;&quot;&quot;)" office:value-type="float" office:value="1" calcext:value-type="float">
            <text:p>1</text:p>
          </table:table-cell>
          <table:table-cell table:formula="of:=IF(AND([.D871]=&quot;&quot;;[.D872]=1);1;[.D872]+[.E87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19" calcext:value-type="float">
            <text:p>119</text:p>
          </table:table-cell>
          <table:table-cell table:formula="of:=IF([.A873]=[.A872];[.C872]+[.B873];[.B873])" office:value-type="float" office:value="910" calcext:value-type="float">
            <text:p>910</text:p>
          </table:table-cell>
          <table:table-cell table:formula="of:=IF(AND([.A873]=[.A872];[.C873]&gt;500);1;&quot;&quot;)" office:value-type="float" office:value="1" calcext:value-type="float">
            <text:p>1</text:p>
          </table:table-cell>
          <table:table-cell table:formula="of:=IF(AND([.D872]=&quot;&quot;;[.D873]=1);1;[.D873]+[.E87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27" calcext:value-type="float">
            <text:p>127</text:p>
          </table:table-cell>
          <table:table-cell table:formula="of:=IF([.A874]=[.A873];[.C873]+[.B874];[.B874])" office:value-type="float" office:value="1037" calcext:value-type="float">
            <text:p>1037</text:p>
          </table:table-cell>
          <table:table-cell table:formula="of:=IF(AND([.A874]=[.A873];[.C874]&gt;500);1;&quot;&quot;)" office:value-type="float" office:value="1" calcext:value-type="float">
            <text:p>1</text:p>
          </table:table-cell>
          <table:table-cell table:formula="of:=IF(AND([.D873]=&quot;&quot;;[.D874]=1);1;[.D874]+[.E873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39" calcext:value-type="float">
            <text:p>139</text:p>
          </table:table-cell>
          <table:table-cell table:formula="of:=IF([.A875]=[.A874];[.C874]+[.B875];[.B875])" office:value-type="float" office:value="1176" calcext:value-type="float">
            <text:p>1176</text:p>
          </table:table-cell>
          <table:table-cell table:formula="of:=IF(AND([.A875]=[.A874];[.C875]&gt;500);1;&quot;&quot;)" office:value-type="float" office:value="1" calcext:value-type="float">
            <text:p>1</text:p>
          </table:table-cell>
          <table:table-cell table:formula="of:=IF(AND([.D874]=&quot;&quot;;[.D875]=1);1;[.D875]+[.E87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45" calcext:value-type="float">
            <text:p>145</text:p>
          </table:table-cell>
          <table:table-cell table:formula="of:=IF([.A876]=[.A875];[.C875]+[.B876];[.B876])" office:value-type="float" office:value="1321" calcext:value-type="float">
            <text:p>1321</text:p>
          </table:table-cell>
          <table:table-cell table:formula="of:=IF(AND([.A876]=[.A875];[.C876]&gt;500);1;&quot;&quot;)" office:value-type="float" office:value="1" calcext:value-type="float">
            <text:p>1</text:p>
          </table:table-cell>
          <table:table-cell table:formula="of:=IF(AND([.D875]=&quot;&quot;;[.D876]=1);1;[.D876]+[.E875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49" calcext:value-type="float">
            <text:p>149</text:p>
          </table:table-cell>
          <table:table-cell table:formula="of:=IF([.A877]=[.A876];[.C876]+[.B877];[.B877])" office:value-type="float" office:value="1470" calcext:value-type="float">
            <text:p>1470</text:p>
          </table:table-cell>
          <table:table-cell table:formula="of:=IF(AND([.A877]=[.A876];[.C877]&gt;500);1;&quot;&quot;)" office:value-type="float" office:value="1" calcext:value-type="float">
            <text:p>1</text:p>
          </table:table-cell>
          <table:table-cell table:formula="of:=IF(AND([.D876]=&quot;&quot;;[.D877]=1);1;[.D877]+[.E87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59" calcext:value-type="float">
            <text:p>159</text:p>
          </table:table-cell>
          <table:table-cell table:formula="of:=IF([.A878]=[.A877];[.C877]+[.B878];[.B878])" office:value-type="float" office:value="1629" calcext:value-type="float">
            <text:p>1629</text:p>
          </table:table-cell>
          <table:table-cell table:formula="of:=IF(AND([.A878]=[.A877];[.C878]&gt;500);1;&quot;&quot;)" office:value-type="float" office:value="1" calcext:value-type="float">
            <text:p>1</text:p>
          </table:table-cell>
          <table:table-cell table:formula="of:=IF(AND([.D877]=&quot;&quot;;[.D878]=1);1;[.D878]+[.E87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62" calcext:value-type="float">
            <text:p>162</text:p>
          </table:table-cell>
          <table:table-cell table:formula="of:=IF([.A879]=[.A878];[.C878]+[.B879];[.B879])" office:value-type="float" office:value="1791" calcext:value-type="float">
            <text:p>1791</text:p>
          </table:table-cell>
          <table:table-cell table:formula="of:=IF(AND([.A879]=[.A878];[.C879]&gt;500);1;&quot;&quot;)" office:value-type="float" office:value="1" calcext:value-type="float">
            <text:p>1</text:p>
          </table:table-cell>
          <table:table-cell table:formula="of:=IF(AND([.D878]=&quot;&quot;;[.D879]=1);1;[.D879]+[.E87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9158630" calcext:value-type="float">
            <text:p>89158630</text:p>
          </table:table-cell>
          <table:table-cell office:value-type="float" office:value="173" calcext:value-type="float">
            <text:p>173</text:p>
          </table:table-cell>
          <table:table-cell table:formula="of:=IF([.A880]=[.A879];[.C879]+[.B880];[.B880])" office:value-type="float" office:value="1964" calcext:value-type="float">
            <text:p>1964</text:p>
          </table:table-cell>
          <table:table-cell table:formula="of:=IF(AND([.A880]=[.A879];[.C880]&gt;500);1;&quot;&quot;)" office:value-type="float" office:value="1" calcext:value-type="float">
            <text:p>1</text:p>
          </table:table-cell>
          <table:table-cell table:formula="of:=IF(AND([.D879]=&quot;&quot;;[.D880]=1);1;[.D880]+[.E879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0138353" calcext:value-type="float">
            <text:p>90138353</text:p>
          </table:table-cell>
          <table:table-cell office:value-type="float" office:value="33" calcext:value-type="float">
            <text:p>33</text:p>
          </table:table-cell>
          <table:table-cell table:formula="of:=IF([.A881]=[.A880];[.C880]+[.B881];[.B881])" office:value-type="float" office:value="33" calcext:value-type="float">
            <text:p>33</text:p>
          </table:table-cell>
          <table:table-cell table:formula="of:=IF(AND([.A881]=[.A880];[.C881]&gt;500);1;&quot;&quot;)">
            <text:p/>
          </table:table-cell>
          <table:table-cell table:formula="of:=IF(AND([.D880]=&quot;&quot;;[.D881]=1);1;[.D881]+[.E88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138353" calcext:value-type="float">
            <text:p>90138353</text:p>
          </table:table-cell>
          <table:table-cell office:value-type="float" office:value="41" calcext:value-type="float">
            <text:p>41</text:p>
          </table:table-cell>
          <table:table-cell table:formula="of:=IF([.A882]=[.A881];[.C881]+[.B882];[.B882])" office:value-type="float" office:value="74" calcext:value-type="float">
            <text:p>74</text:p>
          </table:table-cell>
          <table:table-cell table:formula="of:=IF(AND([.A882]=[.A881];[.C882]&gt;500);1;&quot;&quot;)">
            <text:p/>
          </table:table-cell>
          <table:table-cell table:formula="of:=IF(AND([.D881]=&quot;&quot;;[.D882]=1);1;[.D882]+[.E8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138353" calcext:value-type="float">
            <text:p>90138353</text:p>
          </table:table-cell>
          <table:table-cell office:value-type="float" office:value="53" calcext:value-type="float">
            <text:p>53</text:p>
          </table:table-cell>
          <table:table-cell table:formula="of:=IF([.A883]=[.A882];[.C882]+[.B883];[.B883])" office:value-type="float" office:value="127" calcext:value-type="float">
            <text:p>127</text:p>
          </table:table-cell>
          <table:table-cell table:formula="of:=IF(AND([.A883]=[.A882];[.C883]&gt;500);1;&quot;&quot;)">
            <text:p/>
          </table:table-cell>
          <table:table-cell table:formula="of:=IF(AND([.D882]=&quot;&quot;;[.D883]=1);1;[.D883]+[.E8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138353" calcext:value-type="float">
            <text:p>90138353</text:p>
          </table:table-cell>
          <table:table-cell office:value-type="float" office:value="60" calcext:value-type="float">
            <text:p>60</text:p>
          </table:table-cell>
          <table:table-cell table:formula="of:=IF([.A884]=[.A883];[.C883]+[.B884];[.B884])" office:value-type="float" office:value="187" calcext:value-type="float">
            <text:p>187</text:p>
          </table:table-cell>
          <table:table-cell table:formula="of:=IF(AND([.A884]=[.A883];[.C884]&gt;500);1;&quot;&quot;)">
            <text:p/>
          </table:table-cell>
          <table:table-cell table:formula="of:=IF(AND([.D883]=&quot;&quot;;[.D884]=1);1;[.D884]+[.E8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27" calcext:value-type="float">
            <text:p>27</text:p>
          </table:table-cell>
          <table:table-cell table:formula="of:=IF([.A885]=[.A884];[.C884]+[.B885];[.B885])" office:value-type="float" office:value="27" calcext:value-type="float">
            <text:p>27</text:p>
          </table:table-cell>
          <table:table-cell table:formula="of:=IF(AND([.A885]=[.A884];[.C885]&gt;500);1;&quot;&quot;)">
            <text:p/>
          </table:table-cell>
          <table:table-cell table:formula="of:=IF(AND([.D884]=&quot;&quot;;[.D885]=1);1;[.D885]+[.E8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33" calcext:value-type="float">
            <text:p>33</text:p>
          </table:table-cell>
          <table:table-cell table:formula="of:=IF([.A886]=[.A885];[.C885]+[.B886];[.B886])" office:value-type="float" office:value="60" calcext:value-type="float">
            <text:p>60</text:p>
          </table:table-cell>
          <table:table-cell table:formula="of:=IF(AND([.A886]=[.A885];[.C886]&gt;500);1;&quot;&quot;)">
            <text:p/>
          </table:table-cell>
          <table:table-cell table:formula="of:=IF(AND([.D885]=&quot;&quot;;[.D886]=1);1;[.D886]+[.E8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38" calcext:value-type="float">
            <text:p>38</text:p>
          </table:table-cell>
          <table:table-cell table:formula="of:=IF([.A887]=[.A886];[.C886]+[.B887];[.B887])" office:value-type="float" office:value="98" calcext:value-type="float">
            <text:p>98</text:p>
          </table:table-cell>
          <table:table-cell table:formula="of:=IF(AND([.A887]=[.A886];[.C887]&gt;500);1;&quot;&quot;)">
            <text:p/>
          </table:table-cell>
          <table:table-cell table:formula="of:=IF(AND([.D886]=&quot;&quot;;[.D887]=1);1;[.D887]+[.E8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40" calcext:value-type="float">
            <text:p>40</text:p>
          </table:table-cell>
          <table:table-cell table:formula="of:=IF([.A888]=[.A887];[.C887]+[.B888];[.B888])" office:value-type="float" office:value="138" calcext:value-type="float">
            <text:p>138</text:p>
          </table:table-cell>
          <table:table-cell table:formula="of:=IF(AND([.A888]=[.A887];[.C888]&gt;500);1;&quot;&quot;)">
            <text:p/>
          </table:table-cell>
          <table:table-cell table:formula="of:=IF(AND([.D887]=&quot;&quot;;[.D888]=1);1;[.D888]+[.E8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48" calcext:value-type="float">
            <text:p>48</text:p>
          </table:table-cell>
          <table:table-cell table:formula="of:=IF([.A889]=[.A888];[.C888]+[.B889];[.B889])" office:value-type="float" office:value="186" calcext:value-type="float">
            <text:p>186</text:p>
          </table:table-cell>
          <table:table-cell table:formula="of:=IF(AND([.A889]=[.A888];[.C889]&gt;500);1;&quot;&quot;)">
            <text:p/>
          </table:table-cell>
          <table:table-cell table:formula="of:=IF(AND([.D888]=&quot;&quot;;[.D889]=1);1;[.D889]+[.E88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49" calcext:value-type="float">
            <text:p>49</text:p>
          </table:table-cell>
          <table:table-cell table:formula="of:=IF([.A890]=[.A889];[.C889]+[.B890];[.B890])" office:value-type="float" office:value="235" calcext:value-type="float">
            <text:p>235</text:p>
          </table:table-cell>
          <table:table-cell table:formula="of:=IF(AND([.A890]=[.A889];[.C890]&gt;500);1;&quot;&quot;)">
            <text:p/>
          </table:table-cell>
          <table:table-cell table:formula="of:=IF(AND([.D889]=&quot;&quot;;[.D890]=1);1;[.D890]+[.E88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57" calcext:value-type="float">
            <text:p>57</text:p>
          </table:table-cell>
          <table:table-cell table:formula="of:=IF([.A891]=[.A890];[.C890]+[.B891];[.B891])" office:value-type="float" office:value="292" calcext:value-type="float">
            <text:p>292</text:p>
          </table:table-cell>
          <table:table-cell table:formula="of:=IF(AND([.A891]=[.A890];[.C891]&gt;500);1;&quot;&quot;)">
            <text:p/>
          </table:table-cell>
          <table:table-cell table:formula="of:=IF(AND([.D890]=&quot;&quot;;[.D891]=1);1;[.D891]+[.E89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69" calcext:value-type="float">
            <text:p>69</text:p>
          </table:table-cell>
          <table:table-cell table:formula="of:=IF([.A892]=[.A891];[.C891]+[.B892];[.B892])" office:value-type="float" office:value="361" calcext:value-type="float">
            <text:p>361</text:p>
          </table:table-cell>
          <table:table-cell table:formula="of:=IF(AND([.A892]=[.A891];[.C892]&gt;500);1;&quot;&quot;)">
            <text:p/>
          </table:table-cell>
          <table:table-cell table:formula="of:=IF(AND([.D891]=&quot;&quot;;[.D892]=1);1;[.D892]+[.E89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79" calcext:value-type="float">
            <text:p>79</text:p>
          </table:table-cell>
          <table:table-cell table:formula="of:=IF([.A893]=[.A892];[.C892]+[.B893];[.B893])" office:value-type="float" office:value="440" calcext:value-type="float">
            <text:p>440</text:p>
          </table:table-cell>
          <table:table-cell table:formula="of:=IF(AND([.A893]=[.A892];[.C893]&gt;500);1;&quot;&quot;)">
            <text:p/>
          </table:table-cell>
          <table:table-cell table:formula="of:=IF(AND([.D892]=&quot;&quot;;[.D893]=1);1;[.D893]+[.E89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86" calcext:value-type="float">
            <text:p>86</text:p>
          </table:table-cell>
          <table:table-cell table:formula="of:=IF([.A894]=[.A893];[.C893]+[.B894];[.B894])" office:value-type="float" office:value="526" calcext:value-type="float">
            <text:p>526</text:p>
          </table:table-cell>
          <table:table-cell table:formula="of:=IF(AND([.A894]=[.A893];[.C894]&gt;500);1;&quot;&quot;)" office:value-type="float" office:value="1" calcext:value-type="float">
            <text:p>1</text:p>
          </table:table-cell>
          <table:table-cell table:formula="of:=IF(AND([.D893]=&quot;&quot;;[.D894]=1);1;[.D894]+[.E89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97" calcext:value-type="float">
            <text:p>97</text:p>
          </table:table-cell>
          <table:table-cell table:formula="of:=IF([.A895]=[.A894];[.C894]+[.B895];[.B895])" office:value-type="float" office:value="623" calcext:value-type="float">
            <text:p>623</text:p>
          </table:table-cell>
          <table:table-cell table:formula="of:=IF(AND([.A895]=[.A894];[.C895]&gt;500);1;&quot;&quot;)" office:value-type="float" office:value="1" calcext:value-type="float">
            <text:p>1</text:p>
          </table:table-cell>
          <table:table-cell table:formula="of:=IF(AND([.D894]=&quot;&quot;;[.D895]=1);1;[.D895]+[.E89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100" calcext:value-type="float">
            <text:p>100</text:p>
          </table:table-cell>
          <table:table-cell table:formula="of:=IF([.A896]=[.A895];[.C895]+[.B896];[.B896])" office:value-type="float" office:value="723" calcext:value-type="float">
            <text:p>723</text:p>
          </table:table-cell>
          <table:table-cell table:formula="of:=IF(AND([.A896]=[.A895];[.C896]&gt;500);1;&quot;&quot;)" office:value-type="float" office:value="1" calcext:value-type="float">
            <text:p>1</text:p>
          </table:table-cell>
          <table:table-cell table:formula="of:=IF(AND([.D895]=&quot;&quot;;[.D896]=1);1;[.D896]+[.E89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0255426" calcext:value-type="float">
            <text:p>90255426</text:p>
          </table:table-cell>
          <table:table-cell office:value-type="float" office:value="112" calcext:value-type="float">
            <text:p>112</text:p>
          </table:table-cell>
          <table:table-cell table:formula="of:=IF([.A897]=[.A896];[.C896]+[.B897];[.B897])" office:value-type="float" office:value="835" calcext:value-type="float">
            <text:p>835</text:p>
          </table:table-cell>
          <table:table-cell table:formula="of:=IF(AND([.A897]=[.A896];[.C897]&gt;500);1;&quot;&quot;)" office:value-type="float" office:value="1" calcext:value-type="float">
            <text:p>1</text:p>
          </table:table-cell>
          <table:table-cell table:formula="of:=IF(AND([.D896]=&quot;&quot;;[.D897]=1);1;[.D897]+[.E89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29" calcext:value-type="float">
            <text:p>29</text:p>
          </table:table-cell>
          <table:table-cell table:formula="of:=IF([.A898]=[.A897];[.C897]+[.B898];[.B898])" office:value-type="float" office:value="29" calcext:value-type="float">
            <text:p>29</text:p>
          </table:table-cell>
          <table:table-cell table:formula="of:=IF(AND([.A898]=[.A897];[.C898]&gt;500);1;&quot;&quot;)">
            <text:p/>
          </table:table-cell>
          <table:table-cell table:formula="of:=IF(AND([.D897]=&quot;&quot;;[.D898]=1);1;[.D898]+[.E89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31" calcext:value-type="float">
            <text:p>31</text:p>
          </table:table-cell>
          <table:table-cell table:formula="of:=IF([.A899]=[.A898];[.C898]+[.B899];[.B899])" office:value-type="float" office:value="60" calcext:value-type="float">
            <text:p>60</text:p>
          </table:table-cell>
          <table:table-cell table:formula="of:=IF(AND([.A899]=[.A898];[.C899]&gt;500);1;&quot;&quot;)">
            <text:p/>
          </table:table-cell>
          <table:table-cell table:formula="of:=IF(AND([.D898]=&quot;&quot;;[.D899]=1);1;[.D899]+[.E8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34" calcext:value-type="float">
            <text:p>34</text:p>
          </table:table-cell>
          <table:table-cell table:formula="of:=IF([.A900]=[.A899];[.C899]+[.B900];[.B900])" office:value-type="float" office:value="94" calcext:value-type="float">
            <text:p>94</text:p>
          </table:table-cell>
          <table:table-cell table:formula="of:=IF(AND([.A900]=[.A899];[.C900]&gt;500);1;&quot;&quot;)">
            <text:p/>
          </table:table-cell>
          <table:table-cell table:formula="of:=IF(AND([.D899]=&quot;&quot;;[.D900]=1);1;[.D900]+[.E8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36" calcext:value-type="float">
            <text:p>36</text:p>
          </table:table-cell>
          <table:table-cell table:formula="of:=IF([.A901]=[.A900];[.C900]+[.B901];[.B901])" office:value-type="float" office:value="130" calcext:value-type="float">
            <text:p>130</text:p>
          </table:table-cell>
          <table:table-cell table:formula="of:=IF(AND([.A901]=[.A900];[.C901]&gt;500);1;&quot;&quot;)">
            <text:p/>
          </table:table-cell>
          <table:table-cell table:formula="of:=IF(AND([.D900]=&quot;&quot;;[.D901]=1);1;[.D901]+[.E90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48" calcext:value-type="float">
            <text:p>48</text:p>
          </table:table-cell>
          <table:table-cell table:formula="of:=IF([.A902]=[.A901];[.C901]+[.B902];[.B902])" office:value-type="float" office:value="178" calcext:value-type="float">
            <text:p>178</text:p>
          </table:table-cell>
          <table:table-cell table:formula="of:=IF(AND([.A902]=[.A901];[.C902]&gt;500);1;&quot;&quot;)">
            <text:p/>
          </table:table-cell>
          <table:table-cell table:formula="of:=IF(AND([.D901]=&quot;&quot;;[.D902]=1);1;[.D902]+[.E90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58" calcext:value-type="float">
            <text:p>58</text:p>
          </table:table-cell>
          <table:table-cell table:formula="of:=IF([.A903]=[.A902];[.C902]+[.B903];[.B903])" office:value-type="float" office:value="236" calcext:value-type="float">
            <text:p>236</text:p>
          </table:table-cell>
          <table:table-cell table:formula="of:=IF(AND([.A903]=[.A902];[.C903]&gt;500);1;&quot;&quot;)">
            <text:p/>
          </table:table-cell>
          <table:table-cell table:formula="of:=IF(AND([.D902]=&quot;&quot;;[.D903]=1);1;[.D903]+[.E90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63" calcext:value-type="float">
            <text:p>63</text:p>
          </table:table-cell>
          <table:table-cell table:formula="of:=IF([.A904]=[.A903];[.C903]+[.B904];[.B904])" office:value-type="float" office:value="299" calcext:value-type="float">
            <text:p>299</text:p>
          </table:table-cell>
          <table:table-cell table:formula="of:=IF(AND([.A904]=[.A903];[.C904]&gt;500);1;&quot;&quot;)">
            <text:p/>
          </table:table-cell>
          <table:table-cell table:formula="of:=IF(AND([.D903]=&quot;&quot;;[.D904]=1);1;[.D904]+[.E90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71" calcext:value-type="float">
            <text:p>71</text:p>
          </table:table-cell>
          <table:table-cell table:formula="of:=IF([.A905]=[.A904];[.C904]+[.B905];[.B905])" office:value-type="float" office:value="370" calcext:value-type="float">
            <text:p>370</text:p>
          </table:table-cell>
          <table:table-cell table:formula="of:=IF(AND([.A905]=[.A904];[.C905]&gt;500);1;&quot;&quot;)">
            <text:p/>
          </table:table-cell>
          <table:table-cell table:formula="of:=IF(AND([.D904]=&quot;&quot;;[.D905]=1);1;[.D905]+[.E90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79" calcext:value-type="float">
            <text:p>79</text:p>
          </table:table-cell>
          <table:table-cell table:formula="of:=IF([.A906]=[.A905];[.C905]+[.B906];[.B906])" office:value-type="float" office:value="449" calcext:value-type="float">
            <text:p>449</text:p>
          </table:table-cell>
          <table:table-cell table:formula="of:=IF(AND([.A906]=[.A905];[.C906]&gt;500);1;&quot;&quot;)">
            <text:p/>
          </table:table-cell>
          <table:table-cell table:formula="of:=IF(AND([.D905]=&quot;&quot;;[.D906]=1);1;[.D906]+[.E90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89" calcext:value-type="float">
            <text:p>89</text:p>
          </table:table-cell>
          <table:table-cell table:formula="of:=IF([.A907]=[.A906];[.C906]+[.B907];[.B907])" office:value-type="float" office:value="538" calcext:value-type="float">
            <text:p>538</text:p>
          </table:table-cell>
          <table:table-cell table:formula="of:=IF(AND([.A907]=[.A906];[.C907]&gt;500);1;&quot;&quot;)" office:value-type="float" office:value="1" calcext:value-type="float">
            <text:p>1</text:p>
          </table:table-cell>
          <table:table-cell table:formula="of:=IF(AND([.D906]=&quot;&quot;;[.D907]=1);1;[.D907]+[.E90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00" calcext:value-type="float">
            <text:p>100</text:p>
          </table:table-cell>
          <table:table-cell table:formula="of:=IF([.A908]=[.A907];[.C907]+[.B908];[.B908])" office:value-type="float" office:value="638" calcext:value-type="float">
            <text:p>638</text:p>
          </table:table-cell>
          <table:table-cell table:formula="of:=IF(AND([.A908]=[.A907];[.C908]&gt;500);1;&quot;&quot;)" office:value-type="float" office:value="1" calcext:value-type="float">
            <text:p>1</text:p>
          </table:table-cell>
          <table:table-cell table:formula="of:=IF(AND([.D907]=&quot;&quot;;[.D908]=1);1;[.D908]+[.E907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07" calcext:value-type="float">
            <text:p>107</text:p>
          </table:table-cell>
          <table:table-cell table:formula="of:=IF([.A909]=[.A908];[.C908]+[.B909];[.B909])" office:value-type="float" office:value="745" calcext:value-type="float">
            <text:p>745</text:p>
          </table:table-cell>
          <table:table-cell table:formula="of:=IF(AND([.A909]=[.A908];[.C909]&gt;500);1;&quot;&quot;)" office:value-type="float" office:value="1" calcext:value-type="float">
            <text:p>1</text:p>
          </table:table-cell>
          <table:table-cell table:formula="of:=IF(AND([.D908]=&quot;&quot;;[.D909]=1);1;[.D909]+[.E908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07" calcext:value-type="float">
            <text:p>107</text:p>
          </table:table-cell>
          <table:table-cell table:formula="of:=IF([.A910]=[.A909];[.C909]+[.B910];[.B910])" office:value-type="float" office:value="852" calcext:value-type="float">
            <text:p>852</text:p>
          </table:table-cell>
          <table:table-cell table:formula="of:=IF(AND([.A910]=[.A909];[.C910]&gt;500);1;&quot;&quot;)" office:value-type="float" office:value="1" calcext:value-type="float">
            <text:p>1</text:p>
          </table:table-cell>
          <table:table-cell table:formula="of:=IF(AND([.D909]=&quot;&quot;;[.D910]=1);1;[.D910]+[.E909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18" calcext:value-type="float">
            <text:p>118</text:p>
          </table:table-cell>
          <table:table-cell table:formula="of:=IF([.A911]=[.A910];[.C910]+[.B911];[.B911])" office:value-type="float" office:value="970" calcext:value-type="float">
            <text:p>970</text:p>
          </table:table-cell>
          <table:table-cell table:formula="of:=IF(AND([.A911]=[.A910];[.C911]&gt;500);1;&quot;&quot;)" office:value-type="float" office:value="1" calcext:value-type="float">
            <text:p>1</text:p>
          </table:table-cell>
          <table:table-cell table:formula="of:=IF(AND([.D910]=&quot;&quot;;[.D911]=1);1;[.D911]+[.E910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25" calcext:value-type="float">
            <text:p>125</text:p>
          </table:table-cell>
          <table:table-cell table:formula="of:=IF([.A912]=[.A911];[.C911]+[.B912];[.B912])" office:value-type="float" office:value="1095" calcext:value-type="float">
            <text:p>1095</text:p>
          </table:table-cell>
          <table:table-cell table:formula="of:=IF(AND([.A912]=[.A911];[.C912]&gt;500);1;&quot;&quot;)" office:value-type="float" office:value="1" calcext:value-type="float">
            <text:p>1</text:p>
          </table:table-cell>
          <table:table-cell table:formula="of:=IF(AND([.D911]=&quot;&quot;;[.D912]=1);1;[.D912]+[.E91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32" calcext:value-type="float">
            <text:p>132</text:p>
          </table:table-cell>
          <table:table-cell table:formula="of:=IF([.A913]=[.A912];[.C912]+[.B913];[.B913])" office:value-type="float" office:value="1227" calcext:value-type="float">
            <text:p>1227</text:p>
          </table:table-cell>
          <table:table-cell table:formula="of:=IF(AND([.A913]=[.A912];[.C913]&gt;500);1;&quot;&quot;)" office:value-type="float" office:value="1" calcext:value-type="float">
            <text:p>1</text:p>
          </table:table-cell>
          <table:table-cell table:formula="of:=IF(AND([.D912]=&quot;&quot;;[.D913]=1);1;[.D913]+[.E912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41" calcext:value-type="float">
            <text:p>141</text:p>
          </table:table-cell>
          <table:table-cell table:formula="of:=IF([.A914]=[.A913];[.C913]+[.B914];[.B914])" office:value-type="float" office:value="1368" calcext:value-type="float">
            <text:p>1368</text:p>
          </table:table-cell>
          <table:table-cell table:formula="of:=IF(AND([.A914]=[.A913];[.C914]&gt;500);1;&quot;&quot;)" office:value-type="float" office:value="1" calcext:value-type="float">
            <text:p>1</text:p>
          </table:table-cell>
          <table:table-cell table:formula="of:=IF(AND([.D913]=&quot;&quot;;[.D914]=1);1;[.D914]+[.E91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47" calcext:value-type="float">
            <text:p>147</text:p>
          </table:table-cell>
          <table:table-cell table:formula="of:=IF([.A915]=[.A914];[.C914]+[.B915];[.B915])" office:value-type="float" office:value="1515" calcext:value-type="float">
            <text:p>1515</text:p>
          </table:table-cell>
          <table:table-cell table:formula="of:=IF(AND([.A915]=[.A914];[.C915]&gt;500);1;&quot;&quot;)" office:value-type="float" office:value="1" calcext:value-type="float">
            <text:p>1</text:p>
          </table:table-cell>
          <table:table-cell table:formula="of:=IF(AND([.D914]=&quot;&quot;;[.D915]=1);1;[.D915]+[.E91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51" calcext:value-type="float">
            <text:p>151</text:p>
          </table:table-cell>
          <table:table-cell table:formula="of:=IF([.A916]=[.A915];[.C915]+[.B916];[.B916])" office:value-type="float" office:value="1666" calcext:value-type="float">
            <text:p>1666</text:p>
          </table:table-cell>
          <table:table-cell table:formula="of:=IF(AND([.A916]=[.A915];[.C916]&gt;500);1;&quot;&quot;)" office:value-type="float" office:value="1" calcext:value-type="float">
            <text:p>1</text:p>
          </table:table-cell>
          <table:table-cell table:formula="of:=IF(AND([.D915]=&quot;&quot;;[.D916]=1);1;[.D916]+[.E91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58" calcext:value-type="float">
            <text:p>158</text:p>
          </table:table-cell>
          <table:table-cell table:formula="of:=IF([.A917]=[.A916];[.C916]+[.B917];[.B917])" office:value-type="float" office:value="1824" calcext:value-type="float">
            <text:p>1824</text:p>
          </table:table-cell>
          <table:table-cell table:formula="of:=IF(AND([.A917]=[.A916];[.C917]&gt;500);1;&quot;&quot;)" office:value-type="float" office:value="1" calcext:value-type="float">
            <text:p>1</text:p>
          </table:table-cell>
          <table:table-cell table:formula="of:=IF(AND([.D916]=&quot;&quot;;[.D917]=1);1;[.D917]+[.E916]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59" calcext:value-type="float">
            <text:p>159</text:p>
          </table:table-cell>
          <table:table-cell table:formula="of:=IF([.A918]=[.A917];[.C917]+[.B918];[.B918])" office:value-type="float" office:value="1983" calcext:value-type="float">
            <text:p>1983</text:p>
          </table:table-cell>
          <table:table-cell table:formula="of:=IF(AND([.A918]=[.A917];[.C918]&gt;500);1;&quot;&quot;)" office:value-type="float" office:value="1" calcext:value-type="float">
            <text:p>1</text:p>
          </table:table-cell>
          <table:table-cell table:formula="of:=IF(AND([.D917]=&quot;&quot;;[.D918]=1);1;[.D918]+[.E91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71" calcext:value-type="float">
            <text:p>171</text:p>
          </table:table-cell>
          <table:table-cell table:formula="of:=IF([.A919]=[.A918];[.C918]+[.B919];[.B919])" office:value-type="float" office:value="2154" calcext:value-type="float">
            <text:p>2154</text:p>
          </table:table-cell>
          <table:table-cell table:formula="of:=IF(AND([.A919]=[.A918];[.C919]&gt;500);1;&quot;&quot;)" office:value-type="float" office:value="1" calcext:value-type="float">
            <text:p>1</text:p>
          </table:table-cell>
          <table:table-cell table:formula="of:=IF(AND([.D918]=&quot;&quot;;[.D919]=1);1;[.D919]+[.E918]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82" calcext:value-type="float">
            <text:p>182</text:p>
          </table:table-cell>
          <table:table-cell table:formula="of:=IF([.A920]=[.A919];[.C919]+[.B920];[.B920])" office:value-type="float" office:value="2336" calcext:value-type="float">
            <text:p>2336</text:p>
          </table:table-cell>
          <table:table-cell table:formula="of:=IF(AND([.A920]=[.A919];[.C920]&gt;500);1;&quot;&quot;)" office:value-type="float" office:value="1" calcext:value-type="float">
            <text:p>1</text:p>
          </table:table-cell>
          <table:table-cell table:formula="of:=IF(AND([.D919]=&quot;&quot;;[.D920]=1);1;[.D920]+[.E91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93" calcext:value-type="float">
            <text:p>193</text:p>
          </table:table-cell>
          <table:table-cell table:formula="of:=IF([.A921]=[.A920];[.C920]+[.B921];[.B921])" office:value-type="float" office:value="2529" calcext:value-type="float">
            <text:p>2529</text:p>
          </table:table-cell>
          <table:table-cell table:formula="of:=IF(AND([.A921]=[.A920];[.C921]&gt;500);1;&quot;&quot;)" office:value-type="float" office:value="1" calcext:value-type="float">
            <text:p>1</text:p>
          </table:table-cell>
          <table:table-cell table:formula="of:=IF(AND([.D920]=&quot;&quot;;[.D921]=1);1;[.D921]+[.E920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92397977" calcext:value-type="float">
            <text:p>92397977</text:p>
          </table:table-cell>
          <table:table-cell office:value-type="float" office:value="195" calcext:value-type="float">
            <text:p>195</text:p>
          </table:table-cell>
          <table:table-cell table:formula="of:=IF([.A922]=[.A921];[.C921]+[.B922];[.B922])" office:value-type="float" office:value="2724" calcext:value-type="float">
            <text:p>2724</text:p>
          </table:table-cell>
          <table:table-cell table:formula="of:=IF(AND([.A922]=[.A921];[.C922]&gt;500);1;&quot;&quot;)" office:value-type="float" office:value="1" calcext:value-type="float">
            <text:p>1</text:p>
          </table:table-cell>
          <table:table-cell table:formula="of:=IF(AND([.D921]=&quot;&quot;;[.D922]=1);1;[.D922]+[.E921]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29" calcext:value-type="float">
            <text:p>29</text:p>
          </table:table-cell>
          <table:table-cell table:formula="of:=IF([.A923]=[.A922];[.C922]+[.B923];[.B923])" office:value-type="float" office:value="29" calcext:value-type="float">
            <text:p>29</text:p>
          </table:table-cell>
          <table:table-cell table:formula="of:=IF(AND([.A923]=[.A922];[.C923]&gt;500);1;&quot;&quot;)">
            <text:p/>
          </table:table-cell>
          <table:table-cell table:formula="of:=IF(AND([.D922]=&quot;&quot;;[.D923]=1);1;[.D923]+[.E92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34" calcext:value-type="float">
            <text:p>34</text:p>
          </table:table-cell>
          <table:table-cell table:formula="of:=IF([.A924]=[.A923];[.C923]+[.B924];[.B924])" office:value-type="float" office:value="63" calcext:value-type="float">
            <text:p>63</text:p>
          </table:table-cell>
          <table:table-cell table:formula="of:=IF(AND([.A924]=[.A923];[.C924]&gt;500);1;&quot;&quot;)">
            <text:p/>
          </table:table-cell>
          <table:table-cell table:formula="of:=IF(AND([.D923]=&quot;&quot;;[.D924]=1);1;[.D924]+[.E92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41" calcext:value-type="float">
            <text:p>41</text:p>
          </table:table-cell>
          <table:table-cell table:formula="of:=IF([.A925]=[.A924];[.C924]+[.B925];[.B925])" office:value-type="float" office:value="104" calcext:value-type="float">
            <text:p>104</text:p>
          </table:table-cell>
          <table:table-cell table:formula="of:=IF(AND([.A925]=[.A924];[.C925]&gt;500);1;&quot;&quot;)">
            <text:p/>
          </table:table-cell>
          <table:table-cell table:formula="of:=IF(AND([.D924]=&quot;&quot;;[.D925]=1);1;[.D925]+[.E92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42" calcext:value-type="float">
            <text:p>42</text:p>
          </table:table-cell>
          <table:table-cell table:formula="of:=IF([.A926]=[.A925];[.C925]+[.B926];[.B926])" office:value-type="float" office:value="146" calcext:value-type="float">
            <text:p>146</text:p>
          </table:table-cell>
          <table:table-cell table:formula="of:=IF(AND([.A926]=[.A925];[.C926]&gt;500);1;&quot;&quot;)">
            <text:p/>
          </table:table-cell>
          <table:table-cell table:formula="of:=IF(AND([.D925]=&quot;&quot;;[.D926]=1);1;[.D926]+[.E92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45" calcext:value-type="float">
            <text:p>45</text:p>
          </table:table-cell>
          <table:table-cell table:formula="of:=IF([.A927]=[.A926];[.C926]+[.B927];[.B927])" office:value-type="float" office:value="191" calcext:value-type="float">
            <text:p>191</text:p>
          </table:table-cell>
          <table:table-cell table:formula="of:=IF(AND([.A927]=[.A926];[.C927]&gt;500);1;&quot;&quot;)">
            <text:p/>
          </table:table-cell>
          <table:table-cell table:formula="of:=IF(AND([.D926]=&quot;&quot;;[.D927]=1);1;[.D927]+[.E92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56" calcext:value-type="float">
            <text:p>56</text:p>
          </table:table-cell>
          <table:table-cell table:formula="of:=IF([.A928]=[.A927];[.C927]+[.B928];[.B928])" office:value-type="float" office:value="247" calcext:value-type="float">
            <text:p>247</text:p>
          </table:table-cell>
          <table:table-cell table:formula="of:=IF(AND([.A928]=[.A927];[.C928]&gt;500);1;&quot;&quot;)">
            <text:p/>
          </table:table-cell>
          <table:table-cell table:formula="of:=IF(AND([.D927]=&quot;&quot;;[.D928]=1);1;[.D928]+[.E92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61" calcext:value-type="float">
            <text:p>61</text:p>
          </table:table-cell>
          <table:table-cell table:formula="of:=IF([.A929]=[.A928];[.C928]+[.B929];[.B929])" office:value-type="float" office:value="308" calcext:value-type="float">
            <text:p>308</text:p>
          </table:table-cell>
          <table:table-cell table:formula="of:=IF(AND([.A929]=[.A928];[.C929]&gt;500);1;&quot;&quot;)">
            <text:p/>
          </table:table-cell>
          <table:table-cell table:formula="of:=IF(AND([.D928]=&quot;&quot;;[.D929]=1);1;[.D929]+[.E92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70" calcext:value-type="float">
            <text:p>70</text:p>
          </table:table-cell>
          <table:table-cell table:formula="of:=IF([.A930]=[.A929];[.C929]+[.B930];[.B930])" office:value-type="float" office:value="378" calcext:value-type="float">
            <text:p>378</text:p>
          </table:table-cell>
          <table:table-cell table:formula="of:=IF(AND([.A930]=[.A929];[.C930]&gt;500);1;&quot;&quot;)">
            <text:p/>
          </table:table-cell>
          <table:table-cell table:formula="of:=IF(AND([.D929]=&quot;&quot;;[.D930]=1);1;[.D930]+[.E92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71" calcext:value-type="float">
            <text:p>71</text:p>
          </table:table-cell>
          <table:table-cell table:formula="of:=IF([.A931]=[.A930];[.C930]+[.B931];[.B931])" office:value-type="float" office:value="449" calcext:value-type="float">
            <text:p>449</text:p>
          </table:table-cell>
          <table:table-cell table:formula="of:=IF(AND([.A931]=[.A930];[.C931]&gt;500);1;&quot;&quot;)">
            <text:p/>
          </table:table-cell>
          <table:table-cell table:formula="of:=IF(AND([.D930]=&quot;&quot;;[.D931]=1);1;[.D931]+[.E93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71" calcext:value-type="float">
            <text:p>71</text:p>
          </table:table-cell>
          <table:table-cell table:formula="of:=IF([.A932]=[.A931];[.C931]+[.B932];[.B932])" office:value-type="float" office:value="520" calcext:value-type="float">
            <text:p>520</text:p>
          </table:table-cell>
          <table:table-cell table:formula="of:=IF(AND([.A932]=[.A931];[.C932]&gt;500);1;&quot;&quot;)" office:value-type="float" office:value="1" calcext:value-type="float">
            <text:p>1</text:p>
          </table:table-cell>
          <table:table-cell table:formula="of:=IF(AND([.D931]=&quot;&quot;;[.D932]=1);1;[.D932]+[.E93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71" calcext:value-type="float">
            <text:p>71</text:p>
          </table:table-cell>
          <table:table-cell table:formula="of:=IF([.A933]=[.A932];[.C932]+[.B933];[.B933])" office:value-type="float" office:value="591" calcext:value-type="float">
            <text:p>591</text:p>
          </table:table-cell>
          <table:table-cell table:formula="of:=IF(AND([.A933]=[.A932];[.C933]&gt;500);1;&quot;&quot;)" office:value-type="float" office:value="1" calcext:value-type="float">
            <text:p>1</text:p>
          </table:table-cell>
          <table:table-cell table:formula="of:=IF(AND([.D932]=&quot;&quot;;[.D933]=1);1;[.D933]+[.E932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74" calcext:value-type="float">
            <text:p>74</text:p>
          </table:table-cell>
          <table:table-cell table:formula="of:=IF([.A934]=[.A933];[.C933]+[.B934];[.B934])" office:value-type="float" office:value="665" calcext:value-type="float">
            <text:p>665</text:p>
          </table:table-cell>
          <table:table-cell table:formula="of:=IF(AND([.A934]=[.A933];[.C934]&gt;500);1;&quot;&quot;)" office:value-type="float" office:value="1" calcext:value-type="float">
            <text:p>1</text:p>
          </table:table-cell>
          <table:table-cell table:formula="of:=IF(AND([.D933]=&quot;&quot;;[.D934]=1);1;[.D934]+[.E933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3421613" calcext:value-type="float">
            <text:p>93421613</text:p>
          </table:table-cell>
          <table:table-cell office:value-type="float" office:value="85" calcext:value-type="float">
            <text:p>85</text:p>
          </table:table-cell>
          <table:table-cell table:formula="of:=IF([.A935]=[.A934];[.C934]+[.B935];[.B935])" office:value-type="float" office:value="750" calcext:value-type="float">
            <text:p>750</text:p>
          </table:table-cell>
          <table:table-cell table:formula="of:=IF(AND([.A935]=[.A934];[.C935]&gt;500);1;&quot;&quot;)" office:value-type="float" office:value="1" calcext:value-type="float">
            <text:p>1</text:p>
          </table:table-cell>
          <table:table-cell table:formula="of:=IF(AND([.D934]=&quot;&quot;;[.D935]=1);1;[.D935]+[.E934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27" calcext:value-type="float">
            <text:p>27</text:p>
          </table:table-cell>
          <table:table-cell table:formula="of:=IF([.A936]=[.A935];[.C935]+[.B936];[.B936])" office:value-type="float" office:value="27" calcext:value-type="float">
            <text:p>27</text:p>
          </table:table-cell>
          <table:table-cell table:formula="of:=IF(AND([.A936]=[.A935];[.C936]&gt;500);1;&quot;&quot;)">
            <text:p/>
          </table:table-cell>
          <table:table-cell table:formula="of:=IF(AND([.D935]=&quot;&quot;;[.D936]=1);1;[.D936]+[.E93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32" calcext:value-type="float">
            <text:p>32</text:p>
          </table:table-cell>
          <table:table-cell table:formula="of:=IF([.A937]=[.A936];[.C936]+[.B937];[.B937])" office:value-type="float" office:value="59" calcext:value-type="float">
            <text:p>59</text:p>
          </table:table-cell>
          <table:table-cell table:formula="of:=IF(AND([.A937]=[.A936];[.C937]&gt;500);1;&quot;&quot;)">
            <text:p/>
          </table:table-cell>
          <table:table-cell table:formula="of:=IF(AND([.D936]=&quot;&quot;;[.D937]=1);1;[.D937]+[.E93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42" calcext:value-type="float">
            <text:p>42</text:p>
          </table:table-cell>
          <table:table-cell table:formula="of:=IF([.A938]=[.A937];[.C937]+[.B938];[.B938])" office:value-type="float" office:value="101" calcext:value-type="float">
            <text:p>101</text:p>
          </table:table-cell>
          <table:table-cell table:formula="of:=IF(AND([.A938]=[.A937];[.C938]&gt;500);1;&quot;&quot;)">
            <text:p/>
          </table:table-cell>
          <table:table-cell table:formula="of:=IF(AND([.D937]=&quot;&quot;;[.D938]=1);1;[.D938]+[.E93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42" calcext:value-type="float">
            <text:p>42</text:p>
          </table:table-cell>
          <table:table-cell table:formula="of:=IF([.A939]=[.A938];[.C938]+[.B939];[.B939])" office:value-type="float" office:value="143" calcext:value-type="float">
            <text:p>143</text:p>
          </table:table-cell>
          <table:table-cell table:formula="of:=IF(AND([.A939]=[.A938];[.C939]&gt;500);1;&quot;&quot;)">
            <text:p/>
          </table:table-cell>
          <table:table-cell table:formula="of:=IF(AND([.D938]=&quot;&quot;;[.D939]=1);1;[.D939]+[.E93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43" calcext:value-type="float">
            <text:p>43</text:p>
          </table:table-cell>
          <table:table-cell table:formula="of:=IF([.A940]=[.A939];[.C939]+[.B940];[.B940])" office:value-type="float" office:value="186" calcext:value-type="float">
            <text:p>186</text:p>
          </table:table-cell>
          <table:table-cell table:formula="of:=IF(AND([.A940]=[.A939];[.C940]&gt;500);1;&quot;&quot;)">
            <text:p/>
          </table:table-cell>
          <table:table-cell table:formula="of:=IF(AND([.D939]=&quot;&quot;;[.D940]=1);1;[.D940]+[.E93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51" calcext:value-type="float">
            <text:p>51</text:p>
          </table:table-cell>
          <table:table-cell table:formula="of:=IF([.A941]=[.A940];[.C940]+[.B941];[.B941])" office:value-type="float" office:value="237" calcext:value-type="float">
            <text:p>237</text:p>
          </table:table-cell>
          <table:table-cell table:formula="of:=IF(AND([.A941]=[.A940];[.C941]&gt;500);1;&quot;&quot;)">
            <text:p/>
          </table:table-cell>
          <table:table-cell table:formula="of:=IF(AND([.D940]=&quot;&quot;;[.D941]=1);1;[.D941]+[.E94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52" calcext:value-type="float">
            <text:p>52</text:p>
          </table:table-cell>
          <table:table-cell table:formula="of:=IF([.A942]=[.A941];[.C941]+[.B942];[.B942])" office:value-type="float" office:value="289" calcext:value-type="float">
            <text:p>289</text:p>
          </table:table-cell>
          <table:table-cell table:formula="of:=IF(AND([.A942]=[.A941];[.C942]&gt;500);1;&quot;&quot;)">
            <text:p/>
          </table:table-cell>
          <table:table-cell table:formula="of:=IF(AND([.D941]=&quot;&quot;;[.D942]=1);1;[.D942]+[.E94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64" calcext:value-type="float">
            <text:p>64</text:p>
          </table:table-cell>
          <table:table-cell table:formula="of:=IF([.A943]=[.A942];[.C942]+[.B943];[.B943])" office:value-type="float" office:value="353" calcext:value-type="float">
            <text:p>353</text:p>
          </table:table-cell>
          <table:table-cell table:formula="of:=IF(AND([.A943]=[.A942];[.C943]&gt;500);1;&quot;&quot;)">
            <text:p/>
          </table:table-cell>
          <table:table-cell table:formula="of:=IF(AND([.D942]=&quot;&quot;;[.D943]=1);1;[.D943]+[.E94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68" calcext:value-type="float">
            <text:p>68</text:p>
          </table:table-cell>
          <table:table-cell table:formula="of:=IF([.A944]=[.A943];[.C943]+[.B944];[.B944])" office:value-type="float" office:value="421" calcext:value-type="float">
            <text:p>421</text:p>
          </table:table-cell>
          <table:table-cell table:formula="of:=IF(AND([.A944]=[.A943];[.C944]&gt;500);1;&quot;&quot;)">
            <text:p/>
          </table:table-cell>
          <table:table-cell table:formula="of:=IF(AND([.D943]=&quot;&quot;;[.D944]=1);1;[.D944]+[.E94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675477" calcext:value-type="float">
            <text:p>94675477</text:p>
          </table:table-cell>
          <table:table-cell office:value-type="float" office:value="72" calcext:value-type="float">
            <text:p>72</text:p>
          </table:table-cell>
          <table:table-cell table:formula="of:=IF([.A945]=[.A944];[.C944]+[.B945];[.B945])" office:value-type="float" office:value="493" calcext:value-type="float">
            <text:p>493</text:p>
          </table:table-cell>
          <table:table-cell table:formula="of:=IF(AND([.A945]=[.A944];[.C945]&gt;500);1;&quot;&quot;)">
            <text:p/>
          </table:table-cell>
          <table:table-cell table:formula="of:=IF(AND([.D944]=&quot;&quot;;[.D945]=1);1;[.D945]+[.E94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29" calcext:value-type="float">
            <text:p>29</text:p>
          </table:table-cell>
          <table:table-cell table:formula="of:=IF([.A946]=[.A945];[.C945]+[.B946];[.B946])" office:value-type="float" office:value="29" calcext:value-type="float">
            <text:p>29</text:p>
          </table:table-cell>
          <table:table-cell table:formula="of:=IF(AND([.A946]=[.A945];[.C946]&gt;500);1;&quot;&quot;)">
            <text:p/>
          </table:table-cell>
          <table:table-cell table:formula="of:=IF(AND([.D945]=&quot;&quot;;[.D946]=1);1;[.D946]+[.E94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30" calcext:value-type="float">
            <text:p>30</text:p>
          </table:table-cell>
          <table:table-cell table:formula="of:=IF([.A947]=[.A946];[.C946]+[.B947];[.B947])" office:value-type="float" office:value="59" calcext:value-type="float">
            <text:p>59</text:p>
          </table:table-cell>
          <table:table-cell table:formula="of:=IF(AND([.A947]=[.A946];[.C947]&gt;500);1;&quot;&quot;)">
            <text:p/>
          </table:table-cell>
          <table:table-cell table:formula="of:=IF(AND([.D946]=&quot;&quot;;[.D947]=1);1;[.D947]+[.E94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36" calcext:value-type="float">
            <text:p>36</text:p>
          </table:table-cell>
          <table:table-cell table:formula="of:=IF([.A948]=[.A947];[.C947]+[.B948];[.B948])" office:value-type="float" office:value="95" calcext:value-type="float">
            <text:p>95</text:p>
          </table:table-cell>
          <table:table-cell table:formula="of:=IF(AND([.A948]=[.A947];[.C948]&gt;500);1;&quot;&quot;)">
            <text:p/>
          </table:table-cell>
          <table:table-cell table:formula="of:=IF(AND([.D947]=&quot;&quot;;[.D948]=1);1;[.D948]+[.E94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36" calcext:value-type="float">
            <text:p>36</text:p>
          </table:table-cell>
          <table:table-cell table:formula="of:=IF([.A949]=[.A948];[.C948]+[.B949];[.B949])" office:value-type="float" office:value="131" calcext:value-type="float">
            <text:p>131</text:p>
          </table:table-cell>
          <table:table-cell table:formula="of:=IF(AND([.A949]=[.A948];[.C949]&gt;500);1;&quot;&quot;)">
            <text:p/>
          </table:table-cell>
          <table:table-cell table:formula="of:=IF(AND([.D948]=&quot;&quot;;[.D949]=1);1;[.D949]+[.E94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41" calcext:value-type="float">
            <text:p>41</text:p>
          </table:table-cell>
          <table:table-cell table:formula="of:=IF([.A950]=[.A949];[.C949]+[.B950];[.B950])" office:value-type="float" office:value="172" calcext:value-type="float">
            <text:p>172</text:p>
          </table:table-cell>
          <table:table-cell table:formula="of:=IF(AND([.A950]=[.A949];[.C950]&gt;500);1;&quot;&quot;)">
            <text:p/>
          </table:table-cell>
          <table:table-cell table:formula="of:=IF(AND([.D949]=&quot;&quot;;[.D950]=1);1;[.D950]+[.E94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43" calcext:value-type="float">
            <text:p>43</text:p>
          </table:table-cell>
          <table:table-cell table:formula="of:=IF([.A951]=[.A950];[.C950]+[.B951];[.B951])" office:value-type="float" office:value="215" calcext:value-type="float">
            <text:p>215</text:p>
          </table:table-cell>
          <table:table-cell table:formula="of:=IF(AND([.A951]=[.A950];[.C951]&gt;500);1;&quot;&quot;)">
            <text:p/>
          </table:table-cell>
          <table:table-cell table:formula="of:=IF(AND([.D950]=&quot;&quot;;[.D951]=1);1;[.D951]+[.E95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53" calcext:value-type="float">
            <text:p>53</text:p>
          </table:table-cell>
          <table:table-cell table:formula="of:=IF([.A952]=[.A951];[.C951]+[.B952];[.B952])" office:value-type="float" office:value="268" calcext:value-type="float">
            <text:p>268</text:p>
          </table:table-cell>
          <table:table-cell table:formula="of:=IF(AND([.A952]=[.A951];[.C952]&gt;500);1;&quot;&quot;)">
            <text:p/>
          </table:table-cell>
          <table:table-cell table:formula="of:=IF(AND([.D951]=&quot;&quot;;[.D952]=1);1;[.D952]+[.E95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60" calcext:value-type="float">
            <text:p>60</text:p>
          </table:table-cell>
          <table:table-cell table:formula="of:=IF([.A953]=[.A952];[.C952]+[.B953];[.B953])" office:value-type="float" office:value="328" calcext:value-type="float">
            <text:p>328</text:p>
          </table:table-cell>
          <table:table-cell table:formula="of:=IF(AND([.A953]=[.A952];[.C953]&gt;500);1;&quot;&quot;)">
            <text:p/>
          </table:table-cell>
          <table:table-cell table:formula="of:=IF(AND([.D952]=&quot;&quot;;[.D953]=1);1;[.D953]+[.E95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4966933" calcext:value-type="float">
            <text:p>94966933</text:p>
          </table:table-cell>
          <table:table-cell office:value-type="float" office:value="60" calcext:value-type="float">
            <text:p>60</text:p>
          </table:table-cell>
          <table:table-cell table:formula="of:=IF([.A954]=[.A953];[.C953]+[.B954];[.B954])" office:value-type="float" office:value="388" calcext:value-type="float">
            <text:p>388</text:p>
          </table:table-cell>
          <table:table-cell table:formula="of:=IF(AND([.A954]=[.A953];[.C954]&gt;500);1;&quot;&quot;)">
            <text:p/>
          </table:table-cell>
          <table:table-cell table:formula="of:=IF(AND([.D953]=&quot;&quot;;[.D954]=1);1;[.D954]+[.E95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28" calcext:value-type="float">
            <text:p>28</text:p>
          </table:table-cell>
          <table:table-cell table:formula="of:=IF([.A955]=[.A954];[.C954]+[.B955];[.B955])" office:value-type="float" office:value="28" calcext:value-type="float">
            <text:p>28</text:p>
          </table:table-cell>
          <table:table-cell table:formula="of:=IF(AND([.A955]=[.A954];[.C955]&gt;500);1;&quot;&quot;)">
            <text:p/>
          </table:table-cell>
          <table:table-cell table:formula="of:=IF(AND([.D954]=&quot;&quot;;[.D955]=1);1;[.D955]+[.E95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29" calcext:value-type="float">
            <text:p>29</text:p>
          </table:table-cell>
          <table:table-cell table:formula="of:=IF([.A956]=[.A955];[.C955]+[.B956];[.B956])" office:value-type="float" office:value="57" calcext:value-type="float">
            <text:p>57</text:p>
          </table:table-cell>
          <table:table-cell table:formula="of:=IF(AND([.A956]=[.A955];[.C956]&gt;500);1;&quot;&quot;)">
            <text:p/>
          </table:table-cell>
          <table:table-cell table:formula="of:=IF(AND([.D955]=&quot;&quot;;[.D956]=1);1;[.D956]+[.E95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38" calcext:value-type="float">
            <text:p>38</text:p>
          </table:table-cell>
          <table:table-cell table:formula="of:=IF([.A957]=[.A956];[.C956]+[.B957];[.B957])" office:value-type="float" office:value="95" calcext:value-type="float">
            <text:p>95</text:p>
          </table:table-cell>
          <table:table-cell table:formula="of:=IF(AND([.A957]=[.A956];[.C957]&gt;500);1;&quot;&quot;)">
            <text:p/>
          </table:table-cell>
          <table:table-cell table:formula="of:=IF(AND([.D956]=&quot;&quot;;[.D957]=1);1;[.D957]+[.E95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38" calcext:value-type="float">
            <text:p>38</text:p>
          </table:table-cell>
          <table:table-cell table:formula="of:=IF([.A958]=[.A957];[.C957]+[.B958];[.B958])" office:value-type="float" office:value="133" calcext:value-type="float">
            <text:p>133</text:p>
          </table:table-cell>
          <table:table-cell table:formula="of:=IF(AND([.A958]=[.A957];[.C958]&gt;500);1;&quot;&quot;)">
            <text:p/>
          </table:table-cell>
          <table:table-cell table:formula="of:=IF(AND([.D957]=&quot;&quot;;[.D958]=1);1;[.D958]+[.E95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50" calcext:value-type="float">
            <text:p>50</text:p>
          </table:table-cell>
          <table:table-cell table:formula="of:=IF([.A959]=[.A958];[.C958]+[.B959];[.B959])" office:value-type="float" office:value="183" calcext:value-type="float">
            <text:p>183</text:p>
          </table:table-cell>
          <table:table-cell table:formula="of:=IF(AND([.A959]=[.A958];[.C959]&gt;500);1;&quot;&quot;)">
            <text:p/>
          </table:table-cell>
          <table:table-cell table:formula="of:=IF(AND([.D958]=&quot;&quot;;[.D959]=1);1;[.D959]+[.E95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61" calcext:value-type="float">
            <text:p>61</text:p>
          </table:table-cell>
          <table:table-cell table:formula="of:=IF([.A960]=[.A959];[.C959]+[.B960];[.B960])" office:value-type="float" office:value="244" calcext:value-type="float">
            <text:p>244</text:p>
          </table:table-cell>
          <table:table-cell table:formula="of:=IF(AND([.A960]=[.A959];[.C960]&gt;500);1;&quot;&quot;)">
            <text:p/>
          </table:table-cell>
          <table:table-cell table:formula="of:=IF(AND([.D959]=&quot;&quot;;[.D960]=1);1;[.D960]+[.E95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72" calcext:value-type="float">
            <text:p>72</text:p>
          </table:table-cell>
          <table:table-cell table:formula="of:=IF([.A961]=[.A960];[.C960]+[.B961];[.B961])" office:value-type="float" office:value="316" calcext:value-type="float">
            <text:p>316</text:p>
          </table:table-cell>
          <table:table-cell table:formula="of:=IF(AND([.A961]=[.A960];[.C961]&gt;500);1;&quot;&quot;)">
            <text:p/>
          </table:table-cell>
          <table:table-cell table:formula="of:=IF(AND([.D960]=&quot;&quot;;[.D961]=1);1;[.D961]+[.E960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79" calcext:value-type="float">
            <text:p>79</text:p>
          </table:table-cell>
          <table:table-cell table:formula="of:=IF([.A962]=[.A961];[.C961]+[.B962];[.B962])" office:value-type="float" office:value="395" calcext:value-type="float">
            <text:p>395</text:p>
          </table:table-cell>
          <table:table-cell table:formula="of:=IF(AND([.A962]=[.A961];[.C962]&gt;500);1;&quot;&quot;)">
            <text:p/>
          </table:table-cell>
          <table:table-cell table:formula="of:=IF(AND([.D961]=&quot;&quot;;[.D962]=1);1;[.D962]+[.E96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80" calcext:value-type="float">
            <text:p>80</text:p>
          </table:table-cell>
          <table:table-cell table:formula="of:=IF([.A963]=[.A962];[.C962]+[.B963];[.B963])" office:value-type="float" office:value="475" calcext:value-type="float">
            <text:p>475</text:p>
          </table:table-cell>
          <table:table-cell table:formula="of:=IF(AND([.A963]=[.A962];[.C963]&gt;500);1;&quot;&quot;)">
            <text:p/>
          </table:table-cell>
          <table:table-cell table:formula="of:=IF(AND([.D962]=&quot;&quot;;[.D963]=1);1;[.D963]+[.E96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81" calcext:value-type="float">
            <text:p>81</text:p>
          </table:table-cell>
          <table:table-cell table:formula="of:=IF([.A964]=[.A963];[.C963]+[.B964];[.B964])" office:value-type="float" office:value="556" calcext:value-type="float">
            <text:p>556</text:p>
          </table:table-cell>
          <table:table-cell table:formula="of:=IF(AND([.A964]=[.A963];[.C964]&gt;500);1;&quot;&quot;)" office:value-type="float" office:value="1" calcext:value-type="float">
            <text:p>1</text:p>
          </table:table-cell>
          <table:table-cell table:formula="of:=IF(AND([.D963]=&quot;&quot;;[.D964]=1);1;[.D964]+[.E96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87" calcext:value-type="float">
            <text:p>87</text:p>
          </table:table-cell>
          <table:table-cell table:formula="of:=IF([.A965]=[.A964];[.C964]+[.B965];[.B965])" office:value-type="float" office:value="643" calcext:value-type="float">
            <text:p>643</text:p>
          </table:table-cell>
          <table:table-cell table:formula="of:=IF(AND([.A965]=[.A964];[.C965]&gt;500);1;&quot;&quot;)" office:value-type="float" office:value="1" calcext:value-type="float">
            <text:p>1</text:p>
          </table:table-cell>
          <table:table-cell table:formula="of:=IF(AND([.D964]=&quot;&quot;;[.D965]=1);1;[.D965]+[.E96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96" calcext:value-type="float">
            <text:p>96</text:p>
          </table:table-cell>
          <table:table-cell table:formula="of:=IF([.A966]=[.A965];[.C965]+[.B966];[.B966])" office:value-type="float" office:value="739" calcext:value-type="float">
            <text:p>739</text:p>
          </table:table-cell>
          <table:table-cell table:formula="of:=IF(AND([.A966]=[.A965];[.C966]&gt;500);1;&quot;&quot;)" office:value-type="float" office:value="1" calcext:value-type="float">
            <text:p>1</text:p>
          </table:table-cell>
          <table:table-cell table:formula="of:=IF(AND([.D965]=&quot;&quot;;[.D966]=1);1;[.D966]+[.E96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102" calcext:value-type="float">
            <text:p>102</text:p>
          </table:table-cell>
          <table:table-cell table:formula="of:=IF([.A967]=[.A966];[.C966]+[.B967];[.B967])" office:value-type="float" office:value="841" calcext:value-type="float">
            <text:p>841</text:p>
          </table:table-cell>
          <table:table-cell table:formula="of:=IF(AND([.A967]=[.A966];[.C967]&gt;500);1;&quot;&quot;)" office:value-type="float" office:value="1" calcext:value-type="float">
            <text:p>1</text:p>
          </table:table-cell>
          <table:table-cell table:formula="of:=IF(AND([.D966]=&quot;&quot;;[.D967]=1);1;[.D967]+[.E96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107" calcext:value-type="float">
            <text:p>107</text:p>
          </table:table-cell>
          <table:table-cell table:formula="of:=IF([.A968]=[.A967];[.C967]+[.B968];[.B968])" office:value-type="float" office:value="948" calcext:value-type="float">
            <text:p>948</text:p>
          </table:table-cell>
          <table:table-cell table:formula="of:=IF(AND([.A968]=[.A967];[.C968]&gt;500);1;&quot;&quot;)" office:value-type="float" office:value="1" calcext:value-type="float">
            <text:p>1</text:p>
          </table:table-cell>
          <table:table-cell table:formula="of:=IF(AND([.D967]=&quot;&quot;;[.D968]=1);1;[.D968]+[.E967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107" calcext:value-type="float">
            <text:p>107</text:p>
          </table:table-cell>
          <table:table-cell table:formula="of:=IF([.A969]=[.A968];[.C968]+[.B969];[.B969])" office:value-type="float" office:value="1055" calcext:value-type="float">
            <text:p>1055</text:p>
          </table:table-cell>
          <table:table-cell table:formula="of:=IF(AND([.A969]=[.A968];[.C969]&gt;500);1;&quot;&quot;)" office:value-type="float" office:value="1" calcext:value-type="float">
            <text:p>1</text:p>
          </table:table-cell>
          <table:table-cell table:formula="of:=IF(AND([.D968]=&quot;&quot;;[.D969]=1);1;[.D969]+[.E968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116" calcext:value-type="float">
            <text:p>116</text:p>
          </table:table-cell>
          <table:table-cell table:formula="of:=IF([.A970]=[.A969];[.C969]+[.B970];[.B970])" office:value-type="float" office:value="1171" calcext:value-type="float">
            <text:p>1171</text:p>
          </table:table-cell>
          <table:table-cell table:formula="of:=IF(AND([.A970]=[.A969];[.C970]&gt;500);1;&quot;&quot;)" office:value-type="float" office:value="1" calcext:value-type="float">
            <text:p>1</text:p>
          </table:table-cell>
          <table:table-cell table:formula="of:=IF(AND([.D969]=&quot;&quot;;[.D970]=1);1;[.D970]+[.E96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5251989" calcext:value-type="float">
            <text:p>95251989</text:p>
          </table:table-cell>
          <table:table-cell office:value-type="float" office:value="122" calcext:value-type="float">
            <text:p>122</text:p>
          </table:table-cell>
          <table:table-cell table:formula="of:=IF([.A971]=[.A970];[.C970]+[.B971];[.B971])" office:value-type="float" office:value="1293" calcext:value-type="float">
            <text:p>1293</text:p>
          </table:table-cell>
          <table:table-cell table:formula="of:=IF(AND([.A971]=[.A970];[.C971]&gt;500);1;&quot;&quot;)" office:value-type="float" office:value="1" calcext:value-type="float">
            <text:p>1</text:p>
          </table:table-cell>
          <table:table-cell table:formula="of:=IF(AND([.D970]=&quot;&quot;;[.D971]=1);1;[.D971]+[.E97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31" calcext:value-type="float">
            <text:p>31</text:p>
          </table:table-cell>
          <table:table-cell table:formula="of:=IF([.A972]=[.A971];[.C971]+[.B972];[.B972])" office:value-type="float" office:value="31" calcext:value-type="float">
            <text:p>31</text:p>
          </table:table-cell>
          <table:table-cell table:formula="of:=IF(AND([.A972]=[.A971];[.C972]&gt;500);1;&quot;&quot;)">
            <text:p/>
          </table:table-cell>
          <table:table-cell table:formula="of:=IF(AND([.D971]=&quot;&quot;;[.D972]=1);1;[.D972]+[.E97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42" calcext:value-type="float">
            <text:p>42</text:p>
          </table:table-cell>
          <table:table-cell table:formula="of:=IF([.A973]=[.A972];[.C972]+[.B973];[.B973])" office:value-type="float" office:value="73" calcext:value-type="float">
            <text:p>73</text:p>
          </table:table-cell>
          <table:table-cell table:formula="of:=IF(AND([.A973]=[.A972];[.C973]&gt;500);1;&quot;&quot;)">
            <text:p/>
          </table:table-cell>
          <table:table-cell table:formula="of:=IF(AND([.D972]=&quot;&quot;;[.D973]=1);1;[.D973]+[.E97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43" calcext:value-type="float">
            <text:p>43</text:p>
          </table:table-cell>
          <table:table-cell table:formula="of:=IF([.A974]=[.A973];[.C973]+[.B974];[.B974])" office:value-type="float" office:value="116" calcext:value-type="float">
            <text:p>116</text:p>
          </table:table-cell>
          <table:table-cell table:formula="of:=IF(AND([.A974]=[.A973];[.C974]&gt;500);1;&quot;&quot;)">
            <text:p/>
          </table:table-cell>
          <table:table-cell table:formula="of:=IF(AND([.D973]=&quot;&quot;;[.D974]=1);1;[.D974]+[.E97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53" calcext:value-type="float">
            <text:p>53</text:p>
          </table:table-cell>
          <table:table-cell table:formula="of:=IF([.A975]=[.A974];[.C974]+[.B975];[.B975])" office:value-type="float" office:value="169" calcext:value-type="float">
            <text:p>169</text:p>
          </table:table-cell>
          <table:table-cell table:formula="of:=IF(AND([.A975]=[.A974];[.C975]&gt;500);1;&quot;&quot;)">
            <text:p/>
          </table:table-cell>
          <table:table-cell table:formula="of:=IF(AND([.D974]=&quot;&quot;;[.D975]=1);1;[.D975]+[.E97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60" calcext:value-type="float">
            <text:p>60</text:p>
          </table:table-cell>
          <table:table-cell table:formula="of:=IF([.A976]=[.A975];[.C975]+[.B976];[.B976])" office:value-type="float" office:value="229" calcext:value-type="float">
            <text:p>229</text:p>
          </table:table-cell>
          <table:table-cell table:formula="of:=IF(AND([.A976]=[.A975];[.C976]&gt;500);1;&quot;&quot;)">
            <text:p/>
          </table:table-cell>
          <table:table-cell table:formula="of:=IF(AND([.D975]=&quot;&quot;;[.D976]=1);1;[.D976]+[.E97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65" calcext:value-type="float">
            <text:p>65</text:p>
          </table:table-cell>
          <table:table-cell table:formula="of:=IF([.A977]=[.A976];[.C976]+[.B977];[.B977])" office:value-type="float" office:value="294" calcext:value-type="float">
            <text:p>294</text:p>
          </table:table-cell>
          <table:table-cell table:formula="of:=IF(AND([.A977]=[.A976];[.C977]&gt;500);1;&quot;&quot;)">
            <text:p/>
          </table:table-cell>
          <table:table-cell table:formula="of:=IF(AND([.D976]=&quot;&quot;;[.D977]=1);1;[.D977]+[.E97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71" calcext:value-type="float">
            <text:p>71</text:p>
          </table:table-cell>
          <table:table-cell table:formula="of:=IF([.A978]=[.A977];[.C977]+[.B978];[.B978])" office:value-type="float" office:value="365" calcext:value-type="float">
            <text:p>365</text:p>
          </table:table-cell>
          <table:table-cell table:formula="of:=IF(AND([.A978]=[.A977];[.C978]&gt;500);1;&quot;&quot;)">
            <text:p/>
          </table:table-cell>
          <table:table-cell table:formula="of:=IF(AND([.D977]=&quot;&quot;;[.D978]=1);1;[.D978]+[.E97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79" calcext:value-type="float">
            <text:p>79</text:p>
          </table:table-cell>
          <table:table-cell table:formula="of:=IF([.A979]=[.A978];[.C978]+[.B979];[.B979])" office:value-type="float" office:value="444" calcext:value-type="float">
            <text:p>444</text:p>
          </table:table-cell>
          <table:table-cell table:formula="of:=IF(AND([.A979]=[.A978];[.C979]&gt;500);1;&quot;&quot;)">
            <text:p/>
          </table:table-cell>
          <table:table-cell table:formula="of:=IF(AND([.D978]=&quot;&quot;;[.D979]=1);1;[.D979]+[.E97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90" calcext:value-type="float">
            <text:p>90</text:p>
          </table:table-cell>
          <table:table-cell table:formula="of:=IF([.A980]=[.A979];[.C979]+[.B980];[.B980])" office:value-type="float" office:value="534" calcext:value-type="float">
            <text:p>534</text:p>
          </table:table-cell>
          <table:table-cell table:formula="of:=IF(AND([.A980]=[.A979];[.C980]&gt;500);1;&quot;&quot;)" office:value-type="float" office:value="1" calcext:value-type="float">
            <text:p>1</text:p>
          </table:table-cell>
          <table:table-cell table:formula="of:=IF(AND([.D979]=&quot;&quot;;[.D980]=1);1;[.D980]+[.E97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433486" calcext:value-type="float">
            <text:p>95433486</text:p>
          </table:table-cell>
          <table:table-cell office:value-type="float" office:value="97" calcext:value-type="float">
            <text:p>97</text:p>
          </table:table-cell>
          <table:table-cell table:formula="of:=IF([.A981]=[.A980];[.C980]+[.B981];[.B981])" office:value-type="float" office:value="631" calcext:value-type="float">
            <text:p>631</text:p>
          </table:table-cell>
          <table:table-cell table:formula="of:=IF(AND([.A981]=[.A980];[.C981]&gt;500);1;&quot;&quot;)" office:value-type="float" office:value="1" calcext:value-type="float">
            <text:p>1</text:p>
          </table:table-cell>
          <table:table-cell table:formula="of:=IF(AND([.D980]=&quot;&quot;;[.D981]=1);1;[.D981]+[.E980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36" calcext:value-type="float">
            <text:p>36</text:p>
          </table:table-cell>
          <table:table-cell table:formula="of:=IF([.A982]=[.A981];[.C981]+[.B982];[.B982])" office:value-type="float" office:value="36" calcext:value-type="float">
            <text:p>36</text:p>
          </table:table-cell>
          <table:table-cell table:formula="of:=IF(AND([.A982]=[.A981];[.C982]&gt;500);1;&quot;&quot;)">
            <text:p/>
          </table:table-cell>
          <table:table-cell table:formula="of:=IF(AND([.D981]=&quot;&quot;;[.D982]=1);1;[.D982]+[.E981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45" calcext:value-type="float">
            <text:p>45</text:p>
          </table:table-cell>
          <table:table-cell table:formula="of:=IF([.A983]=[.A982];[.C982]+[.B983];[.B983])" office:value-type="float" office:value="81" calcext:value-type="float">
            <text:p>81</text:p>
          </table:table-cell>
          <table:table-cell table:formula="of:=IF(AND([.A983]=[.A982];[.C983]&gt;500);1;&quot;&quot;)">
            <text:p/>
          </table:table-cell>
          <table:table-cell table:formula="of:=IF(AND([.D982]=&quot;&quot;;[.D983]=1);1;[.D983]+[.E982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57" calcext:value-type="float">
            <text:p>57</text:p>
          </table:table-cell>
          <table:table-cell table:formula="of:=IF([.A984]=[.A983];[.C983]+[.B984];[.B984])" office:value-type="float" office:value="138" calcext:value-type="float">
            <text:p>138</text:p>
          </table:table-cell>
          <table:table-cell table:formula="of:=IF(AND([.A984]=[.A983];[.C984]&gt;500);1;&quot;&quot;)">
            <text:p/>
          </table:table-cell>
          <table:table-cell table:formula="of:=IF(AND([.D983]=&quot;&quot;;[.D984]=1);1;[.D984]+[.E983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65" calcext:value-type="float">
            <text:p>65</text:p>
          </table:table-cell>
          <table:table-cell table:formula="of:=IF([.A985]=[.A984];[.C984]+[.B985];[.B985])" office:value-type="float" office:value="203" calcext:value-type="float">
            <text:p>203</text:p>
          </table:table-cell>
          <table:table-cell table:formula="of:=IF(AND([.A985]=[.A984];[.C985]&gt;500);1;&quot;&quot;)">
            <text:p/>
          </table:table-cell>
          <table:table-cell table:formula="of:=IF(AND([.D984]=&quot;&quot;;[.D985]=1);1;[.D985]+[.E984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70" calcext:value-type="float">
            <text:p>70</text:p>
          </table:table-cell>
          <table:table-cell table:formula="of:=IF([.A986]=[.A985];[.C985]+[.B986];[.B986])" office:value-type="float" office:value="273" calcext:value-type="float">
            <text:p>273</text:p>
          </table:table-cell>
          <table:table-cell table:formula="of:=IF(AND([.A986]=[.A985];[.C986]&gt;500);1;&quot;&quot;)">
            <text:p/>
          </table:table-cell>
          <table:table-cell table:formula="of:=IF(AND([.D985]=&quot;&quot;;[.D986]=1);1;[.D986]+[.E985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80" calcext:value-type="float">
            <text:p>80</text:p>
          </table:table-cell>
          <table:table-cell table:formula="of:=IF([.A987]=[.A986];[.C986]+[.B987];[.B987])" office:value-type="float" office:value="353" calcext:value-type="float">
            <text:p>353</text:p>
          </table:table-cell>
          <table:table-cell table:formula="of:=IF(AND([.A987]=[.A986];[.C987]&gt;500);1;&quot;&quot;)">
            <text:p/>
          </table:table-cell>
          <table:table-cell table:formula="of:=IF(AND([.D986]=&quot;&quot;;[.D987]=1);1;[.D987]+[.E986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92" calcext:value-type="float">
            <text:p>92</text:p>
          </table:table-cell>
          <table:table-cell table:formula="of:=IF([.A988]=[.A987];[.C987]+[.B988];[.B988])" office:value-type="float" office:value="445" calcext:value-type="float">
            <text:p>445</text:p>
          </table:table-cell>
          <table:table-cell table:formula="of:=IF(AND([.A988]=[.A987];[.C988]&gt;500);1;&quot;&quot;)">
            <text:p/>
          </table:table-cell>
          <table:table-cell table:formula="of:=IF(AND([.D987]=&quot;&quot;;[.D988]=1);1;[.D988]+[.E987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99" calcext:value-type="float">
            <text:p>99</text:p>
          </table:table-cell>
          <table:table-cell table:formula="of:=IF([.A989]=[.A988];[.C988]+[.B989];[.B989])" office:value-type="float" office:value="544" calcext:value-type="float">
            <text:p>544</text:p>
          </table:table-cell>
          <table:table-cell table:formula="of:=IF(AND([.A989]=[.A988];[.C989]&gt;500);1;&quot;&quot;)" office:value-type="float" office:value="1" calcext:value-type="float">
            <text:p>1</text:p>
          </table:table-cell>
          <table:table-cell table:formula="of:=IF(AND([.D988]=&quot;&quot;;[.D989]=1);1;[.D989]+[.E98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04" calcext:value-type="float">
            <text:p>104</text:p>
          </table:table-cell>
          <table:table-cell table:formula="of:=IF([.A990]=[.A989];[.C989]+[.B990];[.B990])" office:value-type="float" office:value="648" calcext:value-type="float">
            <text:p>648</text:p>
          </table:table-cell>
          <table:table-cell table:formula="of:=IF(AND([.A990]=[.A989];[.C990]&gt;500);1;&quot;&quot;)" office:value-type="float" office:value="1" calcext:value-type="float">
            <text:p>1</text:p>
          </table:table-cell>
          <table:table-cell table:formula="of:=IF(AND([.D989]=&quot;&quot;;[.D990]=1);1;[.D990]+[.E989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15" calcext:value-type="float">
            <text:p>115</text:p>
          </table:table-cell>
          <table:table-cell table:formula="of:=IF([.A991]=[.A990];[.C990]+[.B991];[.B991])" office:value-type="float" office:value="763" calcext:value-type="float">
            <text:p>763</text:p>
          </table:table-cell>
          <table:table-cell table:formula="of:=IF(AND([.A991]=[.A990];[.C991]&gt;500);1;&quot;&quot;)" office:value-type="float" office:value="1" calcext:value-type="float">
            <text:p>1</text:p>
          </table:table-cell>
          <table:table-cell table:formula="of:=IF(AND([.D990]=&quot;&quot;;[.D991]=1);1;[.D991]+[.E99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23" calcext:value-type="float">
            <text:p>123</text:p>
          </table:table-cell>
          <table:table-cell table:formula="of:=IF([.A992]=[.A991];[.C991]+[.B992];[.B992])" office:value-type="float" office:value="886" calcext:value-type="float">
            <text:p>886</text:p>
          </table:table-cell>
          <table:table-cell table:formula="of:=IF(AND([.A992]=[.A991];[.C992]&gt;500);1;&quot;&quot;)" office:value-type="float" office:value="1" calcext:value-type="float">
            <text:p>1</text:p>
          </table:table-cell>
          <table:table-cell table:formula="of:=IF(AND([.D991]=&quot;&quot;;[.D992]=1);1;[.D992]+[.E99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32" calcext:value-type="float">
            <text:p>132</text:p>
          </table:table-cell>
          <table:table-cell table:formula="of:=IF([.A993]=[.A992];[.C992]+[.B993];[.B993])" office:value-type="float" office:value="1018" calcext:value-type="float">
            <text:p>1018</text:p>
          </table:table-cell>
          <table:table-cell table:formula="of:=IF(AND([.A993]=[.A992];[.C993]&gt;500);1;&quot;&quot;)" office:value-type="float" office:value="1" calcext:value-type="float">
            <text:p>1</text:p>
          </table:table-cell>
          <table:table-cell table:formula="of:=IF(AND([.D992]=&quot;&quot;;[.D993]=1);1;[.D993]+[.E992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35" calcext:value-type="float">
            <text:p>135</text:p>
          </table:table-cell>
          <table:table-cell table:formula="of:=IF([.A994]=[.A993];[.C993]+[.B994];[.B994])" office:value-type="float" office:value="1153" calcext:value-type="float">
            <text:p>1153</text:p>
          </table:table-cell>
          <table:table-cell table:formula="of:=IF(AND([.A994]=[.A993];[.C994]&gt;500);1;&quot;&quot;)" office:value-type="float" office:value="1" calcext:value-type="float">
            <text:p>1</text:p>
          </table:table-cell>
          <table:table-cell table:formula="of:=IF(AND([.D993]=&quot;&quot;;[.D994]=1);1;[.D994]+[.E99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47" calcext:value-type="float">
            <text:p>147</text:p>
          </table:table-cell>
          <table:table-cell table:formula="of:=IF([.A995]=[.A994];[.C994]+[.B995];[.B995])" office:value-type="float" office:value="1300" calcext:value-type="float">
            <text:p>1300</text:p>
          </table:table-cell>
          <table:table-cell table:formula="of:=IF(AND([.A995]=[.A994];[.C995]&gt;500);1;&quot;&quot;)" office:value-type="float" office:value="1" calcext:value-type="float">
            <text:p>1</text:p>
          </table:table-cell>
          <table:table-cell table:formula="of:=IF(AND([.D994]=&quot;&quot;;[.D995]=1);1;[.D995]+[.E99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52" calcext:value-type="float">
            <text:p>152</text:p>
          </table:table-cell>
          <table:table-cell table:formula="of:=IF([.A996]=[.A995];[.C995]+[.B996];[.B996])" office:value-type="float" office:value="1452" calcext:value-type="float">
            <text:p>1452</text:p>
          </table:table-cell>
          <table:table-cell table:formula="of:=IF(AND([.A996]=[.A995];[.C996]&gt;500);1;&quot;&quot;)" office:value-type="float" office:value="1" calcext:value-type="float">
            <text:p>1</text:p>
          </table:table-cell>
          <table:table-cell table:formula="of:=IF(AND([.D995]=&quot;&quot;;[.D996]=1);1;[.D996]+[.E99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63" calcext:value-type="float">
            <text:p>163</text:p>
          </table:table-cell>
          <table:table-cell table:formula="of:=IF([.A997]=[.A996];[.C996]+[.B997];[.B997])" office:value-type="float" office:value="1615" calcext:value-type="float">
            <text:p>1615</text:p>
          </table:table-cell>
          <table:table-cell table:formula="of:=IF(AND([.A997]=[.A996];[.C997]&gt;500);1;&quot;&quot;)" office:value-type="float" office:value="1" calcext:value-type="float">
            <text:p>1</text:p>
          </table:table-cell>
          <table:table-cell table:formula="of:=IF(AND([.D996]=&quot;&quot;;[.D997]=1);1;[.D997]+[.E99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6605874" calcext:value-type="float">
            <text:p>96605874</text:p>
          </table:table-cell>
          <table:table-cell office:value-type="float" office:value="172" calcext:value-type="float">
            <text:p>172</text:p>
          </table:table-cell>
          <table:table-cell table:formula="of:=IF([.A998]=[.A997];[.C997]+[.B998];[.B998])" office:value-type="float" office:value="1787" calcext:value-type="float">
            <text:p>1787</text:p>
          </table:table-cell>
          <table:table-cell table:formula="of:=IF(AND([.A998]=[.A997];[.C998]&gt;500);1;&quot;&quot;)" office:value-type="float" office:value="1" calcext:value-type="float">
            <text:p>1</text:p>
          </table:table-cell>
          <table:table-cell table:formula="of:=IF(AND([.D997]=&quot;&quot;;[.D998]=1);1;[.D998]+[.E99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7815725" calcext:value-type="float">
            <text:p>97815725</text:p>
          </table:table-cell>
          <table:table-cell office:value-type="float" office:value="36" calcext:value-type="float">
            <text:p>36</text:p>
          </table:table-cell>
          <table:table-cell table:formula="of:=IF([.A999]=[.A998];[.C998]+[.B999];[.B999])" office:value-type="float" office:value="36" calcext:value-type="float">
            <text:p>36</text:p>
          </table:table-cell>
          <table:table-cell table:formula="of:=IF(AND([.A999]=[.A998];[.C999]&gt;500);1;&quot;&quot;)">
            <text:p/>
          </table:table-cell>
          <table:table-cell table:formula="of:=IF(AND([.D998]=&quot;&quot;;[.D999]=1);1;[.D999]+[.E998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7815725" calcext:value-type="float">
            <text:p>97815725</text:p>
          </table:table-cell>
          <table:table-cell office:value-type="float" office:value="43" calcext:value-type="float">
            <text:p>43</text:p>
          </table:table-cell>
          <table:table-cell table:formula="of:=IF([.A1000]=[.A999];[.C999]+[.B1000];[.B1000])" office:value-type="float" office:value="79" calcext:value-type="float">
            <text:p>79</text:p>
          </table:table-cell>
          <table:table-cell table:formula="of:=IF(AND([.A1000]=[.A999];[.C1000]&gt;500);1;&quot;&quot;)">
            <text:p/>
          </table:table-cell>
          <table:table-cell table:formula="of:=IF(AND([.D999]=&quot;&quot;;[.D1000]=1);1;[.D1000]+[.E999])" office:value-type="string" office:string-value="" calcext:value-type="error">
            <text:p>#ЗНАЧ!</text:p>
          </table:table-cell>
          <table:table-cell table:number-columns-repeated="5"/>
        </table:table-row>
        <table:table-row table:style-name="ro1">
          <table:table-cell office:value-type="float" office:value="97815725" calcext:value-type="float">
            <text:p>97815725</text:p>
          </table:table-cell>
          <table:table-cell office:value-type="float" office:value="49" calcext:value-type="float">
            <text:p>49</text:p>
          </table:table-cell>
          <table:table-cell table:formula="of:=IF([.A1001]=[.A1000];[.C1000]+[.B1001];[.B1001])" office:value-type="float" office:value="128" calcext:value-type="float">
            <text:p>128</text:p>
          </table:table-cell>
          <table:table-cell table:formula="of:=IF(AND([.A1001]=[.A1000];[.C1001]&gt;500);1;&quot;&quot;)">
            <text:p/>
          </table:table-cell>
          <table:table-cell table:formula="of:=IF(AND([.D1000]=&quot;&quot;;[.D1001]=1);1;[.D1001]+[.E1000])" office:value-type="string" office:string-value="" calcext:value-type="error">
            <text:p>#ЗНАЧ!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13_26_2616.A1:13_26_2616.E10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30T00:12:25.977991400</dc:date>
    <meta:editing-duration>PT5M17S</meta:editing-duration>
    <meta:editing-cycles>1</meta:editing-cycles>
    <meta:document-statistic meta:table-count="1" meta:cell-count="5003" meta:object-count="0"/>
    <meta:generator>LibreOffice/25.8.2.2$Windows_X86_64 LibreOffice_project/d401f2107ccab8f924a8e2df40f573aab7605b6f</meta:generator>
  </office:meta>
</office:document-meta>
</file>